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25.689cm" fo:margin-left="0.051cm" table:align="left"/>
    </style:style>
    <style:style style:name="Table1.A" style:family="table-column">
      <style:table-column-properties style:column-width="1.905cm"/>
    </style:style>
    <style:style style:name="Table1.B" style:family="table-column">
      <style:table-column-properties style:column-width="6.341cm"/>
    </style:style>
    <style:style style:name="Table1.C" style:family="table-column">
      <style:table-column-properties style:column-width="17.443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88" style:family="table-row">
      <style:table-row-properties style:min-row-height="1.053cm"/>
    </style:style>
    <style:style style:name="Table1.C101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110" style:family="table-row">
      <style:table-row-properties style:min-row-height="0.554cm"/>
    </style:style>
    <style:style style:name="Table1.112" style:family="table-row">
      <style:table-row-properties style:min-row-height="0.787cm"/>
    </style:style>
    <style:style style:name="Table1.113" style:family="table-row">
      <style:table-row-properties style:min-row-height="0.794cm"/>
    </style:style>
    <style:style style:name="Table1.114" style:family="table-row">
      <style:table-row-properties style:min-row-height="0.783cm"/>
    </style:style>
    <style:style style:name="Table1.115" style:family="table-row">
      <style:table-row-properties style:min-row-height="0.709cm"/>
    </style:style>
    <style:style style:name="Table1.252" style:family="table-row">
      <style:table-row-properties style:min-row-height="0.792cm"/>
    </style:style>
    <style:style style:name="Table1.311" style:family="table-row">
      <style:table-row-properties style:min-row-height="0.836cm"/>
    </style:style>
    <style:style style:name="P1" style:family="paragraph" style:parent-style-name="Table_20_Contents">
      <style:text-properties fo:font-weight="bold" officeooo:rsid="00dba3a2" officeooo:paragraph-rsid="00dba3a2" style:font-weight-asian="bold" style:font-weight-complex="bold"/>
    </style:style>
    <style:style style:name="P2" style:family="paragraph" style:parent-style-name="Table_20_Contents">
      <style:text-properties fo:font-weight="bold" officeooo:rsid="010230f4" officeooo:paragraph-rsid="010230f4" style:font-weight-asian="bold" style:font-weight-complex="bold"/>
    </style:style>
    <style:style style:name="P3" style:family="paragraph" style:parent-style-name="Table_20_Contents">
      <style:text-properties fo:font-weight="bold" officeooo:rsid="01166d74" officeooo:paragraph-rsid="01166d74" style:font-weight-asian="bold" style:font-weight-complex="bold"/>
    </style:style>
    <style:style style:name="P4" style:family="paragraph" style:parent-style-name="Table_20_Contents">
      <style:text-properties fo:font-weight="bold" officeooo:rsid="01354a27" officeooo:paragraph-rsid="01354a27" style:font-weight-asian="bold" style:font-weight-complex="bold"/>
    </style:style>
    <style:style style:name="P5" style:family="paragraph" style:parent-style-name="Table_20_Contents">
      <style:text-properties fo:font-weight="bold" officeooo:rsid="0118041f" officeooo:paragraph-rsid="0118041f" style:font-weight-asian="bold" style:font-weight-complex="bold"/>
    </style:style>
    <style:style style:name="P6" style:family="paragraph" style:parent-style-name="Table_20_Contents">
      <style:text-properties fo:font-weight="bold" officeooo:rsid="0119fca7" officeooo:paragraph-rsid="0119fca7" style:font-weight-asian="bold" style:font-weight-complex="bold"/>
    </style:style>
    <style:style style:name="P7" style:family="paragraph" style:parent-style-name="Table_20_Contents">
      <style:text-properties fo:font-weight="bold" officeooo:rsid="011bf405" officeooo:paragraph-rsid="011bf405" style:font-weight-asian="bold" style:font-weight-complex="bold"/>
    </style:style>
    <style:style style:name="P8" style:family="paragraph" style:parent-style-name="Table_20_Contents">
      <style:text-properties fo:font-weight="bold" officeooo:rsid="0138f200" officeooo:paragraph-rsid="0138f200" style:font-weight-asian="bold" style:font-weight-complex="bold"/>
    </style:style>
    <style:style style:name="P9" style:family="paragraph" style:parent-style-name="Table_20_Contents">
      <style:text-properties fo:font-weight="bold" officeooo:rsid="0119cd09" officeooo:paragraph-rsid="0119cd09" style:font-weight-asian="bold" style:font-weight-complex="bold"/>
    </style:style>
    <style:style style:name="P10" style:family="paragraph" style:parent-style-name="Table_20_Contents">
      <style:text-properties fo:font-weight="bold" officeooo:rsid="013f479b" officeooo:paragraph-rsid="013f479b" style:font-weight-asian="bold" style:font-weight-complex="bold"/>
    </style:style>
    <style:style style:name="P11" style:family="paragraph" style:parent-style-name="Table_20_Contents">
      <style:text-properties fo:font-weight="bold" officeooo:rsid="014ac893" officeooo:paragraph-rsid="014ac893" style:font-weight-asian="bold" style:font-weight-complex="bold"/>
    </style:style>
    <style:style style:name="P12" style:family="paragraph" style:parent-style-name="Table_20_Contents">
      <style:text-properties fo:font-weight="bold" officeooo:rsid="016d5e6b" officeooo:paragraph-rsid="016d5e6b" style:font-weight-asian="bold" style:font-weight-complex="bold"/>
    </style:style>
    <style:style style:name="P13" style:family="paragraph" style:parent-style-name="Table_20_Contents">
      <style:text-properties fo:font-weight="bold" officeooo:rsid="018a48db" officeooo:paragraph-rsid="018a48db" style:font-weight-asian="bold" style:font-weight-complex="bold"/>
    </style:style>
    <style:style style:name="P14" style:family="paragraph" style:parent-style-name="Table_20_Contents">
      <style:text-properties fo:font-weight="normal" officeooo:rsid="004c9286" officeooo:paragraph-rsid="004c9286" style:font-weight-asian="normal" style:font-weight-complex="normal"/>
    </style:style>
    <style:style style:name="P15" style:family="paragraph" style:parent-style-name="Table_20_Contents">
      <style:text-properties fo:font-weight="normal" officeooo:rsid="00d45efc" officeooo:paragraph-rsid="00d45efc" style:font-weight-asian="normal" style:font-weight-complex="normal"/>
    </style:style>
    <style:style style:name="P16" style:family="paragraph" style:parent-style-name="Table_20_Contents">
      <style:text-properties fo:font-weight="normal" officeooo:rsid="00e30826" officeooo:paragraph-rsid="00e30826" style:font-weight-asian="normal" style:font-weight-complex="normal"/>
    </style:style>
    <style:style style:name="P17" style:family="paragraph" style:parent-style-name="Table_20_Contents">
      <style:text-properties fo:font-weight="normal" officeooo:rsid="00eafdd8" officeooo:paragraph-rsid="00eafdd8" style:font-weight-asian="normal" style:font-weight-complex="normal"/>
    </style:style>
    <style:style style:name="P18" style:family="paragraph" style:parent-style-name="Table_20_Contents">
      <style:text-properties fo:font-weight="normal" officeooo:rsid="00eef571" officeooo:paragraph-rsid="00eef571" style:font-weight-asian="normal" style:font-weight-complex="normal"/>
    </style:style>
    <style:style style:name="P19" style:family="paragraph" style:parent-style-name="Table_20_Contents">
      <style:text-properties fo:font-weight="normal" officeooo:rsid="00eef571" officeooo:paragraph-rsid="01058679" style:font-weight-asian="normal" style:font-weight-complex="normal"/>
    </style:style>
    <style:style style:name="P20" style:family="paragraph" style:parent-style-name="Table_20_Contents">
      <style:text-properties fo:font-weight="normal" officeooo:rsid="00f139c2" officeooo:paragraph-rsid="00f139c2" style:font-weight-asian="normal" style:font-weight-complex="normal"/>
    </style:style>
    <style:style style:name="P21" style:family="paragraph" style:parent-style-name="Table_20_Contents">
      <style:text-properties fo:font-weight="normal" officeooo:rsid="00f2868e" officeooo:paragraph-rsid="00f2868e" style:font-weight-asian="normal" style:font-weight-complex="normal"/>
    </style:style>
    <style:style style:name="P22" style:family="paragraph" style:parent-style-name="Table_20_Contents">
      <style:text-properties fo:font-weight="normal" officeooo:rsid="00f7878a" officeooo:paragraph-rsid="00f7878a" style:font-weight-asian="normal" style:font-weight-complex="normal"/>
    </style:style>
    <style:style style:name="P23" style:family="paragraph" style:parent-style-name="Table_20_Contents">
      <style:text-properties fo:font-weight="normal" officeooo:rsid="00f909cd" officeooo:paragraph-rsid="00f909cd" style:font-weight-asian="normal" style:font-weight-complex="normal"/>
    </style:style>
    <style:style style:name="P24" style:family="paragraph" style:parent-style-name="Table_20_Contents">
      <style:text-properties fo:font-weight="normal" officeooo:rsid="00f936d7" officeooo:paragraph-rsid="00f936d7" style:font-weight-asian="normal" style:font-weight-complex="normal"/>
    </style:style>
    <style:style style:name="P25" style:family="paragraph" style:parent-style-name="Table_20_Contents">
      <style:text-properties fo:font-weight="normal" officeooo:rsid="0118041f" officeooo:paragraph-rsid="0118041f" style:font-weight-asian="normal" style:font-weight-complex="normal"/>
    </style:style>
    <style:style style:name="P26" style:family="paragraph" style:parent-style-name="Table_20_Contents">
      <style:text-properties fo:font-weight="normal" officeooo:rsid="0118041f" officeooo:paragraph-rsid="01358881" style:font-weight-asian="normal" style:font-weight-complex="normal"/>
    </style:style>
    <style:style style:name="P27" style:family="paragraph" style:parent-style-name="Table_20_Contents">
      <style:text-properties fo:font-weight="normal" officeooo:rsid="011930ff" officeooo:paragraph-rsid="011930ff" style:font-weight-asian="normal" style:font-weight-complex="normal"/>
    </style:style>
    <style:style style:name="P28" style:family="paragraph" style:parent-style-name="Table_20_Contents">
      <style:text-properties fo:font-weight="normal" officeooo:rsid="011930ff" officeooo:paragraph-rsid="0121d9c0" style:font-weight-asian="normal" style:font-weight-complex="normal"/>
    </style:style>
    <style:style style:name="P29" style:family="paragraph" style:parent-style-name="Table_20_Contents">
      <style:text-properties fo:font-weight="normal" officeooo:rsid="011930ff" officeooo:paragraph-rsid="0138f200" style:font-weight-asian="normal" style:font-weight-complex="normal"/>
    </style:style>
    <style:style style:name="P30" style:family="paragraph" style:parent-style-name="Table_20_Contents">
      <style:text-properties fo:font-weight="normal" officeooo:rsid="011930ff" officeooo:paragraph-rsid="013982a7" style:font-weight-asian="normal" style:font-weight-complex="normal"/>
    </style:style>
    <style:style style:name="P31" style:family="paragraph" style:parent-style-name="Table_20_Contents">
      <style:text-properties fo:font-weight="normal" officeooo:rsid="011930ff" officeooo:paragraph-rsid="013b8643" style:font-weight-asian="normal" style:font-weight-complex="normal"/>
    </style:style>
    <style:style style:name="P32" style:family="paragraph" style:parent-style-name="Table_20_Contents">
      <style:text-properties fo:font-weight="normal" officeooo:rsid="0119cd09" officeooo:paragraph-rsid="0119cd09" style:font-weight-asian="normal" style:font-weight-complex="normal"/>
    </style:style>
    <style:style style:name="P33" style:family="paragraph" style:parent-style-name="Table_20_Contents">
      <style:text-properties fo:font-weight="normal" officeooo:rsid="0119cd09" officeooo:paragraph-rsid="012c83db" style:font-weight-asian="normal" style:font-weight-complex="normal"/>
    </style:style>
    <style:style style:name="P34" style:family="paragraph" style:parent-style-name="Table_20_Contents">
      <style:text-properties fo:font-weight="normal" officeooo:rsid="0119cd09" officeooo:paragraph-rsid="013bb2d1" style:font-weight-asian="normal" style:font-weight-complex="normal"/>
    </style:style>
    <style:style style:name="P35" style:family="paragraph" style:parent-style-name="Table_20_Contents">
      <style:text-properties fo:font-weight="normal" officeooo:rsid="0119cd09" officeooo:paragraph-rsid="013cf01d" style:font-weight-asian="normal" style:font-weight-complex="normal"/>
    </style:style>
    <style:style style:name="P36" style:family="paragraph" style:parent-style-name="Table_20_Contents">
      <style:text-properties fo:font-weight="normal" officeooo:rsid="011dea21" officeooo:paragraph-rsid="011dea21" style:font-weight-asian="normal" style:font-weight-complex="normal"/>
    </style:style>
    <style:style style:name="P37" style:family="paragraph" style:parent-style-name="Table_20_Contents">
      <style:text-properties fo:font-weight="normal" officeooo:rsid="011dea21" officeooo:paragraph-rsid="01328d39" style:font-weight-asian="normal" style:font-weight-complex="normal"/>
    </style:style>
    <style:style style:name="P38" style:family="paragraph" style:parent-style-name="Table_20_Contents">
      <style:text-properties fo:font-weight="normal" officeooo:rsid="011dea21" officeooo:paragraph-rsid="01358881" style:font-weight-asian="normal" style:font-weight-complex="normal"/>
    </style:style>
    <style:style style:name="P39" style:family="paragraph" style:parent-style-name="Table_20_Contents">
      <style:text-properties fo:font-weight="normal" officeooo:rsid="011fc939" officeooo:paragraph-rsid="011fc939" style:font-weight-asian="normal" style:font-weight-complex="normal"/>
    </style:style>
    <style:style style:name="P40" style:family="paragraph" style:parent-style-name="Table_20_Contents">
      <style:text-properties fo:font-weight="normal" officeooo:rsid="011fc939" officeooo:paragraph-rsid="012c83db" style:font-weight-asian="normal" style:font-weight-complex="normal"/>
    </style:style>
    <style:style style:name="P41" style:family="paragraph" style:parent-style-name="Table_20_Contents">
      <style:text-properties fo:font-weight="normal" officeooo:rsid="011fc939" officeooo:paragraph-rsid="0119cd09" style:font-weight-asian="normal" style:font-weight-complex="normal"/>
    </style:style>
    <style:style style:name="P42" style:family="paragraph" style:parent-style-name="Table_20_Contents">
      <style:text-properties fo:font-weight="normal" officeooo:rsid="011fc939" officeooo:paragraph-rsid="013bb2d1" style:font-weight-asian="normal" style:font-weight-complex="normal"/>
    </style:style>
    <style:style style:name="P43" style:family="paragraph" style:parent-style-name="Table_20_Contents">
      <style:text-properties fo:font-weight="normal" officeooo:rsid="011fe5cc" officeooo:paragraph-rsid="011fe5cc" style:font-weight-asian="normal" style:font-weight-complex="normal"/>
    </style:style>
    <style:style style:name="P44" style:family="paragraph" style:parent-style-name="Table_20_Contents">
      <style:text-properties fo:font-weight="normal" officeooo:rsid="01216353" officeooo:paragraph-rsid="01216353" style:font-weight-asian="normal" style:font-weight-complex="normal"/>
    </style:style>
    <style:style style:name="P45" style:family="paragraph" style:parent-style-name="Table_20_Contents">
      <style:text-properties fo:font-weight="normal" officeooo:rsid="0121c995" officeooo:paragraph-rsid="0121c995" style:font-weight-asian="normal" style:font-weight-complex="normal"/>
    </style:style>
    <style:style style:name="P46" style:family="paragraph" style:parent-style-name="Table_20_Contents">
      <style:text-properties fo:font-weight="normal" officeooo:rsid="0121c995" officeooo:paragraph-rsid="014191e4" style:font-weight-asian="normal" style:font-weight-complex="normal"/>
    </style:style>
    <style:style style:name="P47" style:family="paragraph" style:parent-style-name="Table_20_Contents">
      <style:text-properties fo:font-weight="normal" officeooo:rsid="0121d9c0" officeooo:paragraph-rsid="0121d9c0" style:font-weight-asian="normal" style:font-weight-complex="normal"/>
    </style:style>
    <style:style style:name="P48" style:family="paragraph" style:parent-style-name="Table_20_Contents">
      <style:text-properties fo:font-weight="normal" officeooo:rsid="0121d9c0" officeooo:paragraph-rsid="012c83db" style:font-weight-asian="normal" style:font-weight-complex="normal"/>
    </style:style>
    <style:style style:name="P49" style:family="paragraph" style:parent-style-name="Table_20_Contents">
      <style:text-properties fo:font-weight="normal" officeooo:rsid="0121d9c0" officeooo:paragraph-rsid="013982a7" style:font-weight-asian="normal" style:font-weight-complex="normal"/>
    </style:style>
    <style:style style:name="P50" style:family="paragraph" style:parent-style-name="Table_20_Contents">
      <style:text-properties fo:font-weight="normal" officeooo:rsid="012298da" officeooo:paragraph-rsid="012298da" style:font-weight-asian="normal" style:font-weight-complex="normal"/>
    </style:style>
    <style:style style:name="P51" style:family="paragraph" style:parent-style-name="Table_20_Contents">
      <style:text-properties fo:font-weight="normal" officeooo:rsid="0123b8aa" officeooo:paragraph-rsid="0123b8aa" style:font-weight-asian="normal" style:font-weight-complex="normal"/>
    </style:style>
    <style:style style:name="P52" style:family="paragraph" style:parent-style-name="Table_20_Contents">
      <style:text-properties fo:font-weight="normal" officeooo:rsid="012526a9" officeooo:paragraph-rsid="012526a9" style:font-weight-asian="normal" style:font-weight-complex="normal"/>
    </style:style>
    <style:style style:name="P53" style:family="paragraph" style:parent-style-name="Table_20_Contents">
      <style:text-properties fo:font-weight="normal" officeooo:rsid="012526a9" officeooo:paragraph-rsid="012c83db" style:font-weight-asian="normal" style:font-weight-complex="normal"/>
    </style:style>
    <style:style style:name="P54" style:family="paragraph" style:parent-style-name="Table_20_Contents">
      <style:text-properties fo:font-weight="normal" officeooo:rsid="0126ae68" officeooo:paragraph-rsid="0126ae68" style:font-weight-asian="normal" style:font-weight-complex="normal"/>
    </style:style>
    <style:style style:name="P55" style:family="paragraph" style:parent-style-name="Table_20_Contents">
      <style:text-properties fo:font-weight="normal" officeooo:rsid="0128a235" officeooo:paragraph-rsid="0128a235" style:font-weight-asian="normal" style:font-weight-complex="normal"/>
    </style:style>
    <style:style style:name="P56" style:family="paragraph" style:parent-style-name="Table_20_Contents">
      <style:text-properties fo:font-weight="normal" officeooo:rsid="0129f57b" officeooo:paragraph-rsid="0129f57b" style:font-weight-asian="normal" style:font-weight-complex="normal"/>
    </style:style>
    <style:style style:name="P57" style:family="paragraph" style:parent-style-name="Table_20_Contents">
      <style:text-properties fo:font-weight="normal" officeooo:rsid="012a00e7" officeooo:paragraph-rsid="012a00e7" style:font-weight-asian="normal" style:font-weight-complex="normal"/>
    </style:style>
    <style:style style:name="P58" style:family="paragraph" style:parent-style-name="Table_20_Contents">
      <style:text-properties fo:font-weight="normal" officeooo:rsid="012a00e7" officeooo:paragraph-rsid="01381027" style:font-weight-asian="normal" style:font-weight-complex="normal"/>
    </style:style>
    <style:style style:name="P59" style:family="paragraph" style:parent-style-name="Table_20_Contents">
      <style:text-properties fo:font-weight="normal" officeooo:rsid="012b61db" officeooo:paragraph-rsid="012b61db" style:font-weight-asian="normal" style:font-weight-complex="normal"/>
    </style:style>
    <style:style style:name="P60" style:family="paragraph" style:parent-style-name="Table_20_Contents">
      <style:text-properties fo:font-weight="normal" officeooo:rsid="012b61db" officeooo:paragraph-rsid="013982a7" style:font-weight-asian="normal" style:font-weight-complex="normal"/>
    </style:style>
    <style:style style:name="P61" style:family="paragraph" style:parent-style-name="Table_20_Contents">
      <style:text-properties fo:font-weight="normal" officeooo:rsid="012b9299" officeooo:paragraph-rsid="012b9299" style:font-weight-asian="normal" style:font-weight-complex="normal"/>
    </style:style>
    <style:style style:name="P62" style:family="paragraph" style:parent-style-name="Table_20_Contents">
      <style:text-properties fo:font-weight="normal" officeooo:rsid="012bc239" officeooo:paragraph-rsid="012bc239" style:font-weight-asian="normal" style:font-weight-complex="normal"/>
    </style:style>
    <style:style style:name="P63" style:family="paragraph" style:parent-style-name="Table_20_Contents">
      <style:text-properties fo:font-weight="normal" officeooo:rsid="0131fc88" officeooo:paragraph-rsid="0131fc88" style:font-weight-asian="normal" style:font-weight-complex="normal"/>
    </style:style>
    <style:style style:name="P64" style:family="paragraph" style:parent-style-name="Table_20_Contents">
      <style:text-properties fo:font-weight="normal" officeooo:rsid="0131fc88" officeooo:paragraph-rsid="01339cce" style:font-weight-asian="normal" style:font-weight-complex="normal"/>
    </style:style>
    <style:style style:name="P65" style:family="paragraph" style:parent-style-name="Table_20_Contents">
      <style:text-properties fo:font-weight="normal" officeooo:rsid="01328d39" officeooo:paragraph-rsid="01328d39" style:font-weight-asian="normal" style:font-weight-complex="normal"/>
    </style:style>
    <style:style style:name="P66" style:family="paragraph" style:parent-style-name="Table_20_Contents">
      <style:text-properties fo:font-weight="normal" officeooo:rsid="01381027" officeooo:paragraph-rsid="01381027" style:font-weight-asian="normal" style:font-weight-complex="normal"/>
    </style:style>
    <style:style style:name="P67" style:family="paragraph" style:parent-style-name="Table_20_Contents">
      <style:text-properties fo:font-weight="normal" officeooo:rsid="0119f04e" officeooo:paragraph-rsid="013e6fbd" style:font-weight-asian="normal" style:font-weight-complex="normal"/>
    </style:style>
    <style:style style:name="P68" style:family="paragraph" style:parent-style-name="Table_20_Contents">
      <style:text-properties fo:font-weight="normal" officeooo:rsid="0119f04e" officeooo:paragraph-rsid="013f479b" style:font-weight-asian="normal" style:font-weight-complex="normal"/>
    </style:style>
    <style:style style:name="P69" style:family="paragraph" style:parent-style-name="Table_20_Contents">
      <style:text-properties fo:font-weight="normal" officeooo:rsid="0119f04e" officeooo:paragraph-rsid="0143b64d" style:font-weight-asian="normal" style:font-weight-complex="normal"/>
    </style:style>
    <style:style style:name="P70" style:family="paragraph" style:parent-style-name="Table_20_Contents">
      <style:text-properties fo:font-weight="normal" officeooo:rsid="01410831" officeooo:paragraph-rsid="0143b64d" style:font-weight-asian="normal" style:font-weight-complex="normal"/>
    </style:style>
    <style:style style:name="P71" style:family="paragraph" style:parent-style-name="Table_20_Contents">
      <style:text-properties fo:font-weight="normal" officeooo:rsid="014191e4" officeooo:paragraph-rsid="014191e4" style:font-weight-asian="normal" style:font-weight-complex="normal"/>
    </style:style>
    <style:style style:name="P72" style:family="paragraph" style:parent-style-name="Table_20_Contents">
      <style:text-properties fo:font-weight="normal" officeooo:rsid="014305a2" officeooo:paragraph-rsid="014305a2" style:font-weight-asian="normal" style:font-weight-complex="normal"/>
    </style:style>
    <style:style style:name="P73" style:family="paragraph" style:parent-style-name="Table_20_Contents">
      <style:text-properties fo:font-weight="normal" officeooo:rsid="014542ed" officeooo:paragraph-rsid="014542ed" style:font-weight-asian="normal" style:font-weight-complex="normal"/>
    </style:style>
    <style:style style:name="P74" style:family="paragraph" style:parent-style-name="Table_20_Contents">
      <style:text-properties fo:font-weight="normal" officeooo:rsid="012b576e" officeooo:paragraph-rsid="0136383f" style:font-weight-asian="normal" style:font-weight-complex="normal"/>
    </style:style>
    <style:style style:name="P75" style:family="paragraph" style:parent-style-name="Table_20_Contents">
      <style:text-properties fo:font-weight="normal" officeooo:rsid="013982a7" officeooo:paragraph-rsid="013982a7" style:font-weight-asian="normal" style:font-weight-complex="normal"/>
    </style:style>
    <style:style style:name="P76" style:family="paragraph" style:parent-style-name="Table_20_Contents">
      <style:text-properties fo:font-weight="normal" officeooo:rsid="014ac893" officeooo:paragraph-rsid="014ac893" style:font-weight-asian="normal" style:font-weight-complex="normal"/>
    </style:style>
    <style:style style:name="P77" style:family="paragraph" style:parent-style-name="Table_20_Contents">
      <style:text-properties fo:font-weight="normal" officeooo:rsid="014face7" officeooo:paragraph-rsid="014face7" style:font-weight-asian="normal" style:font-weight-complex="normal"/>
    </style:style>
    <style:style style:name="P78" style:family="paragraph" style:parent-style-name="Table_20_Contents">
      <style:text-properties fo:font-weight="normal" officeooo:rsid="014face7" officeooo:paragraph-rsid="0166879b" style:font-weight-asian="normal" style:font-weight-complex="normal"/>
    </style:style>
    <style:style style:name="P79" style:family="paragraph" style:parent-style-name="Table_20_Contents">
      <style:text-properties fo:font-weight="normal" officeooo:rsid="0150eff5" officeooo:paragraph-rsid="0150eff5" style:font-weight-asian="normal" style:font-weight-complex="normal"/>
    </style:style>
    <style:style style:name="P80" style:family="paragraph" style:parent-style-name="Table_20_Contents">
      <style:text-properties fo:font-weight="normal" officeooo:rsid="015210c0" officeooo:paragraph-rsid="015210c0" style:font-weight-asian="normal" style:font-weight-complex="normal"/>
    </style:style>
    <style:style style:name="P81" style:family="paragraph" style:parent-style-name="Table_20_Contents">
      <style:text-properties fo:font-weight="normal" officeooo:rsid="015210c0" officeooo:paragraph-rsid="018bb8b8" style:font-weight-asian="normal" style:font-weight-complex="normal"/>
    </style:style>
    <style:style style:name="P82" style:family="paragraph" style:parent-style-name="Table_20_Contents">
      <style:text-properties fo:font-weight="normal" officeooo:rsid="015716c6" officeooo:paragraph-rsid="015716c6" style:font-weight-asian="normal" style:font-weight-complex="normal"/>
    </style:style>
    <style:style style:name="P83" style:family="paragraph" style:parent-style-name="Table_20_Contents">
      <style:text-properties fo:font-weight="normal" officeooo:rsid="0158b0c6" officeooo:paragraph-rsid="0158b0c6" style:font-weight-asian="normal" style:font-weight-complex="normal"/>
    </style:style>
    <style:style style:name="P84" style:family="paragraph" style:parent-style-name="Table_20_Contents">
      <style:text-properties fo:font-weight="normal" officeooo:rsid="015b3207" officeooo:paragraph-rsid="015b3207" style:font-weight-asian="normal" style:font-weight-complex="normal"/>
    </style:style>
    <style:style style:name="P85" style:family="paragraph" style:parent-style-name="Table_20_Contents">
      <style:text-properties fo:font-weight="normal" officeooo:rsid="015fcc20" officeooo:paragraph-rsid="015fcc20" style:font-weight-asian="normal" style:font-weight-complex="normal"/>
    </style:style>
    <style:style style:name="P86" style:family="paragraph" style:parent-style-name="Table_20_Contents">
      <style:text-properties fo:font-weight="normal" officeooo:rsid="015fcc20" officeooo:paragraph-rsid="018e8159" style:font-weight-asian="normal" style:font-weight-complex="normal"/>
    </style:style>
    <style:style style:name="P87" style:family="paragraph" style:parent-style-name="Table_20_Contents">
      <style:text-properties fo:font-weight="normal" officeooo:rsid="0161813a" officeooo:paragraph-rsid="0161813a" style:font-weight-asian="normal" style:font-weight-complex="normal"/>
    </style:style>
    <style:style style:name="P88" style:family="paragraph" style:parent-style-name="Table_20_Contents">
      <style:text-properties fo:font-weight="normal" officeooo:rsid="0161813a" officeooo:paragraph-rsid="015fcc20" style:font-weight-asian="normal" style:font-weight-complex="normal"/>
    </style:style>
    <style:style style:name="P89" style:family="paragraph" style:parent-style-name="Table_20_Contents">
      <style:text-properties fo:font-weight="normal" officeooo:rsid="01636db6" officeooo:paragraph-rsid="01636db6" style:font-weight-asian="normal" style:font-weight-complex="normal"/>
    </style:style>
    <style:style style:name="P90" style:family="paragraph" style:parent-style-name="Table_20_Contents">
      <style:text-properties fo:font-weight="normal" officeooo:rsid="0163ac5b" officeooo:paragraph-rsid="0163ac5b" style:font-weight-asian="normal" style:font-weight-complex="normal"/>
    </style:style>
    <style:style style:name="P91" style:family="paragraph" style:parent-style-name="Table_20_Contents">
      <style:text-properties fo:font-weight="normal" officeooo:rsid="01687094" officeooo:paragraph-rsid="01687094" style:font-weight-asian="normal" style:font-weight-complex="normal"/>
    </style:style>
    <style:style style:name="P92" style:family="paragraph" style:parent-style-name="Table_20_Contents">
      <style:text-properties fo:font-weight="normal" officeooo:rsid="016da862" officeooo:paragraph-rsid="016da862" style:font-weight-asian="normal" style:font-weight-complex="normal"/>
    </style:style>
    <style:style style:name="P93" style:family="paragraph" style:parent-style-name="Table_20_Contents">
      <style:text-properties fo:font-weight="normal" officeooo:rsid="016da862" officeooo:paragraph-rsid="018a48db" style:font-weight-asian="normal" style:font-weight-complex="normal"/>
    </style:style>
    <style:style style:name="P94" style:family="paragraph" style:parent-style-name="Table_20_Contents">
      <style:text-properties fo:font-weight="normal" officeooo:rsid="016f406e" officeooo:paragraph-rsid="016f406e" style:font-weight-asian="normal" style:font-weight-complex="normal"/>
    </style:style>
    <style:style style:name="P95" style:family="paragraph" style:parent-style-name="Table_20_Contents">
      <style:text-properties fo:font-weight="normal" officeooo:rsid="016f406e" officeooo:paragraph-rsid="01955205" style:font-weight-asian="normal" style:font-weight-complex="normal"/>
    </style:style>
    <style:style style:name="P96" style:family="paragraph" style:parent-style-name="Table_20_Contents">
      <style:text-properties fo:font-weight="normal" officeooo:rsid="01701afc" officeooo:paragraph-rsid="01701afc" style:font-weight-asian="normal" style:font-weight-complex="normal"/>
    </style:style>
    <style:style style:name="P97" style:family="paragraph" style:parent-style-name="Table_20_Contents">
      <style:text-properties fo:font-weight="normal" officeooo:rsid="0171b260" officeooo:paragraph-rsid="0171b260" style:font-weight-asian="normal" style:font-weight-complex="normal"/>
    </style:style>
    <style:style style:name="P98" style:family="paragraph" style:parent-style-name="Table_20_Contents">
      <style:text-properties fo:font-weight="normal" officeooo:rsid="0172ccf3" officeooo:paragraph-rsid="0172ccf3" style:font-weight-asian="normal" style:font-weight-complex="normal"/>
    </style:style>
    <style:style style:name="P99" style:family="paragraph" style:parent-style-name="Table_20_Contents">
      <style:text-properties fo:font-weight="normal" officeooo:rsid="0172ccf3" officeooo:paragraph-rsid="01990c4b" style:font-weight-asian="normal" style:font-weight-complex="normal"/>
    </style:style>
    <style:style style:name="P100" style:family="paragraph" style:parent-style-name="Table_20_Contents">
      <style:text-properties fo:font-weight="normal" officeooo:rsid="0173e56e" officeooo:paragraph-rsid="0173e56e" style:font-weight-asian="normal" style:font-weight-complex="normal"/>
    </style:style>
    <style:style style:name="P101" style:family="paragraph" style:parent-style-name="Table_20_Contents">
      <style:text-properties fo:font-weight="normal" officeooo:rsid="0174bd04" officeooo:paragraph-rsid="0174bd04" style:font-weight-asian="normal" style:font-weight-complex="normal"/>
    </style:style>
    <style:style style:name="P102" style:family="paragraph" style:parent-style-name="Table_20_Contents">
      <style:text-properties fo:font-weight="normal" officeooo:rsid="0175fdbd" officeooo:paragraph-rsid="0175fdbd" style:font-weight-asian="normal" style:font-weight-complex="normal"/>
    </style:style>
    <style:style style:name="P103" style:family="paragraph" style:parent-style-name="Table_20_Contents">
      <style:text-properties fo:font-weight="normal" officeooo:rsid="01767d2b" officeooo:paragraph-rsid="01767d2b" style:font-weight-asian="normal" style:font-weight-complex="normal"/>
    </style:style>
    <style:style style:name="P104" style:family="paragraph" style:parent-style-name="Table_20_Contents">
      <style:text-properties fo:font-weight="normal" officeooo:rsid="0178cdf2" officeooo:paragraph-rsid="0178cdf2" style:font-weight-asian="normal" style:font-weight-complex="normal"/>
    </style:style>
    <style:style style:name="P105" style:family="paragraph" style:parent-style-name="Table_20_Contents">
      <style:text-properties fo:font-weight="normal" officeooo:rsid="0178cdf2" officeooo:paragraph-rsid="019aa1a2" style:font-weight-asian="normal" style:font-weight-complex="normal"/>
    </style:style>
    <style:style style:name="P106" style:family="paragraph" style:parent-style-name="Table_20_Contents">
      <style:text-properties fo:font-weight="normal" officeooo:rsid="0178cdf2" officeooo:paragraph-rsid="019c7aba" style:font-weight-asian="normal" style:font-weight-complex="normal"/>
    </style:style>
    <style:style style:name="P107" style:family="paragraph" style:parent-style-name="Table_20_Contents">
      <style:text-properties fo:font-weight="normal" officeooo:rsid="017a42f7" officeooo:paragraph-rsid="017a42f7" style:font-weight-asian="normal" style:font-weight-complex="normal"/>
    </style:style>
    <style:style style:name="P108" style:family="paragraph" style:parent-style-name="Table_20_Contents">
      <style:text-properties fo:font-weight="normal" officeooo:rsid="017b781d" officeooo:paragraph-rsid="017b781d" style:font-weight-asian="normal" style:font-weight-complex="normal"/>
    </style:style>
    <style:style style:name="P109" style:family="paragraph" style:parent-style-name="Table_20_Contents">
      <style:text-properties fo:font-weight="normal" officeooo:rsid="017e6a77" officeooo:paragraph-rsid="017e6a77" style:font-weight-asian="normal" style:font-weight-complex="normal"/>
    </style:style>
    <style:style style:name="P110" style:family="paragraph" style:parent-style-name="Table_20_Contents">
      <style:text-properties fo:font-weight="normal" officeooo:rsid="017ef2fa" officeooo:paragraph-rsid="017ef2fa" style:font-weight-asian="normal" style:font-weight-complex="normal"/>
    </style:style>
    <style:style style:name="P111" style:family="paragraph" style:parent-style-name="Table_20_Contents">
      <style:text-properties fo:font-weight="normal" officeooo:rsid="01801da6" officeooo:paragraph-rsid="01801da6" style:font-weight-asian="normal" style:font-weight-complex="normal"/>
    </style:style>
    <style:style style:name="P112" style:family="paragraph" style:parent-style-name="Table_20_Contents">
      <style:text-properties fo:font-weight="normal" officeooo:rsid="01872cf3" officeooo:paragraph-rsid="01872cf3" style:font-weight-asian="normal" style:font-weight-complex="normal"/>
    </style:style>
    <style:style style:name="P113" style:family="paragraph" style:parent-style-name="Table_20_Contents">
      <style:text-properties fo:font-weight="normal" officeooo:rsid="018866eb" officeooo:paragraph-rsid="018866eb" style:font-weight-asian="normal" style:font-weight-complex="normal"/>
    </style:style>
    <style:style style:name="P114" style:family="paragraph" style:parent-style-name="Table_20_Contents">
      <style:text-properties fo:font-weight="normal" officeooo:rsid="018a48db" officeooo:paragraph-rsid="018a48db" style:font-weight-asian="normal" style:font-weight-complex="normal"/>
    </style:style>
    <style:style style:name="P115" style:family="paragraph" style:parent-style-name="Table_20_Contents">
      <style:text-properties fo:font-weight="normal" officeooo:rsid="01759dcc" officeooo:paragraph-rsid="01990c4b" style:font-weight-asian="normal" style:font-weight-complex="normal"/>
    </style:style>
    <style:style style:name="P116" style:family="paragraph" style:parent-style-name="Table_20_Contents">
      <style:text-properties fo:font-weight="normal" officeooo:rsid="019aa1a2" officeooo:paragraph-rsid="019aa1a2" style:font-weight-asian="normal" style:font-weight-complex="normal"/>
    </style:style>
    <style:style style:name="P117" style:family="paragraph" style:parent-style-name="Table_20_Contents">
      <style:text-properties fo:font-weight="normal" officeooo:rsid="01990c4b" officeooo:paragraph-rsid="016da862" style:font-weight-asian="normal" style:font-weight-complex="normal"/>
    </style:style>
    <style:style style:name="P118" style:family="paragraph" style:parent-style-name="Table_20_Contents">
      <style:text-properties fo:font-weight="normal" officeooo:rsid="01bbbd51" officeooo:paragraph-rsid="01bbbd51" style:font-weight-asian="normal" style:font-weight-complex="normal"/>
    </style:style>
    <style:style style:name="P119" style:family="paragraph" style:parent-style-name="Table_20_Contents">
      <style:text-properties fo:font-weight="normal" officeooo:rsid="01bc171e" officeooo:paragraph-rsid="01bc171e" style:font-weight-asian="normal" style:font-weight-complex="normal"/>
    </style:style>
    <style:style style:name="P120" style:family="paragraph" style:parent-style-name="Table_20_Contents">
      <style:text-properties fo:font-style="normal" fo:font-weight="normal" officeooo:rsid="00f909cd" officeooo:paragraph-rsid="00f909cd" style:font-style-asian="normal" style:font-weight-asian="normal" style:font-style-complex="normal" style:font-weight-complex="normal"/>
    </style:style>
    <style:style style:name="P121" style:family="paragraph" style:parent-style-name="Table_20_Contents">
      <style:text-properties fo:font-style="normal" fo:font-weight="normal" officeooo:rsid="00f936d7" officeooo:paragraph-rsid="00f936d7" style:font-style-asian="normal" style:font-weight-asian="normal" style:font-style-complex="normal" style:font-weight-complex="normal"/>
    </style:style>
    <style:style style:name="P122" style:family="paragraph" style:parent-style-name="Table_20_Contents">
      <style:text-properties fo:font-style="normal" fo:font-weight="normal" officeooo:rsid="00eef571" officeooo:paragraph-rsid="01058679" style:font-style-asian="normal" style:font-weight-asian="normal" style:font-style-complex="normal" style:font-weight-complex="normal"/>
    </style:style>
    <style:style style:name="P123" style:family="paragraph" style:parent-style-name="Table_20_Contents">
      <style:text-properties fo:font-style="normal" fo:font-weight="normal" officeooo:rsid="00eef571" officeooo:paragraph-rsid="01062ebd" style:font-style-asian="normal" style:font-weight-asian="normal" style:font-style-complex="normal" style:font-weight-complex="normal"/>
    </style:style>
    <style:style style:name="P124" style:family="paragraph" style:parent-style-name="Table_20_Contents">
      <style:text-properties fo:font-style="normal" fo:font-weight="normal" officeooo:rsid="00eef571" officeooo:paragraph-rsid="0107ad37" style:font-style-asian="normal" style:font-weight-asian="normal" style:font-style-complex="normal" style:font-weight-complex="normal"/>
    </style:style>
    <style:style style:name="P125" style:family="paragraph" style:parent-style-name="Table_20_Contents">
      <style:text-properties fo:font-style="normal" fo:font-weight="normal" officeooo:rsid="00eff147" officeooo:paragraph-rsid="01062ebd" style:font-style-asian="normal" style:font-weight-asian="normal" style:font-style-complex="normal" style:font-weight-complex="normal"/>
    </style:style>
    <style:style style:name="P126" style:family="paragraph" style:parent-style-name="Table_20_Contents">
      <style:text-properties fo:font-style="normal" fo:font-weight="normal" officeooo:rsid="014face7" officeooo:paragraph-rsid="014face7" style:font-style-asian="normal" style:font-weight-asian="normal" style:font-style-complex="normal" style:font-weight-complex="normal"/>
    </style:style>
    <style:style style:name="P127" style:family="paragraph" style:parent-style-name="Table_20_Contents">
      <style:text-properties fo:font-style="normal" officeooo:rsid="00b3eb95" officeooo:paragraph-rsid="00b3eb95" style:font-style-asian="normal" style:font-style-complex="normal"/>
    </style:style>
    <style:style style:name="P128" style:family="paragraph" style:parent-style-name="Table_20_Contents">
      <style:text-properties fo:font-style="normal" officeooo:rsid="00dea3aa" officeooo:paragraph-rsid="00dea3aa" style:font-style-asian="normal" style:font-style-complex="normal"/>
    </style:style>
    <style:style style:name="P129" style:family="paragraph" style:parent-style-name="Table_20_Contents">
      <style:text-properties fo:font-style="normal" officeooo:rsid="00dea3aa" officeooo:paragraph-rsid="00fbb5a6" style:font-style-asian="normal" style:font-style-complex="normal"/>
    </style:style>
    <style:style style:name="P130" style:family="paragraph" style:parent-style-name="Table_20_Contents">
      <style:text-properties fo:font-style="normal" officeooo:rsid="00e76648" officeooo:paragraph-rsid="00e7abd1" style:font-style-asian="normal" style:font-style-complex="normal"/>
    </style:style>
    <style:style style:name="P131" style:family="paragraph" style:parent-style-name="Table_20_Contents">
      <style:text-properties fo:font-style="normal" officeooo:rsid="00e8e557" officeooo:paragraph-rsid="00e8e557" style:font-style-asian="normal" style:font-style-complex="normal"/>
    </style:style>
    <style:style style:name="P132" style:family="paragraph" style:parent-style-name="Table_20_Contents">
      <style:text-properties fo:font-style="normal" officeooo:rsid="00e8e557" officeooo:paragraph-rsid="0102bef6" style:font-style-asian="normal" style:font-style-complex="normal"/>
    </style:style>
    <style:style style:name="P133" style:family="paragraph" style:parent-style-name="Table_20_Contents">
      <style:text-properties fo:font-style="normal" officeooo:rsid="00ecda4f" officeooo:paragraph-rsid="00ecda4f" style:font-style-asian="normal" style:font-style-complex="normal"/>
    </style:style>
    <style:style style:name="P134" style:family="paragraph" style:parent-style-name="Table_20_Contents">
      <style:text-properties fo:font-style="normal" officeooo:rsid="00ed0729" officeooo:paragraph-rsid="00ed0729" style:font-style-asian="normal" style:font-style-complex="normal"/>
    </style:style>
    <style:style style:name="P135" style:family="paragraph" style:parent-style-name="Table_20_Contents">
      <style:text-properties fo:font-style="normal" officeooo:rsid="00ed0729" officeooo:paragraph-rsid="0107ad37" style:font-style-asian="normal" style:font-style-complex="normal"/>
    </style:style>
    <style:style style:name="P136" style:family="paragraph" style:parent-style-name="Table_20_Contents">
      <style:text-properties fo:font-style="normal" officeooo:rsid="00dd5022" officeooo:paragraph-rsid="01bf338c" style:font-style-asian="normal" style:font-style-complex="normal"/>
    </style:style>
    <style:style style:name="P137" style:family="paragraph" style:parent-style-name="Table_20_Contents">
      <style:text-properties officeooo:rsid="00a169bc" officeooo:paragraph-rsid="00a169bc"/>
    </style:style>
    <style:style style:name="P138" style:family="paragraph" style:parent-style-name="Table_20_Contents">
      <style:text-properties officeooo:rsid="00d00b10" officeooo:paragraph-rsid="00d00b10"/>
    </style:style>
    <style:style style:name="P139" style:family="paragraph" style:parent-style-name="Table_20_Contents">
      <style:text-properties officeooo:rsid="00dba3a2" officeooo:paragraph-rsid="00dba3a2"/>
    </style:style>
    <style:style style:name="P140" style:family="paragraph" style:parent-style-name="Table_20_Contents">
      <style:text-properties officeooo:rsid="00dcd0ec" officeooo:paragraph-rsid="00dcd0ec"/>
    </style:style>
    <style:style style:name="P141" style:family="paragraph" style:parent-style-name="Table_20_Contents">
      <style:text-properties style:text-underline-style="none" officeooo:rsid="00dcd0ec" officeooo:paragraph-rsid="00dcd0ec"/>
    </style:style>
    <style:style style:name="P142" style:family="paragraph" style:parent-style-name="Table_20_Contents">
      <style:text-properties officeooo:rsid="00df6856" officeooo:paragraph-rsid="00df6856"/>
    </style:style>
    <style:style style:name="P143" style:family="paragraph" style:parent-style-name="Table_20_Contents">
      <style:text-properties officeooo:rsid="00e0d440" officeooo:paragraph-rsid="00e0d440"/>
    </style:style>
    <style:style style:name="P144" style:family="paragraph" style:parent-style-name="Table_20_Contents">
      <style:text-properties officeooo:rsid="00e12e8f" officeooo:paragraph-rsid="00e12e8f"/>
    </style:style>
    <style:style style:name="P145" style:family="paragraph" style:parent-style-name="Table_20_Contents">
      <style:text-properties officeooo:rsid="00e12e8f" officeooo:paragraph-rsid="00fe790f"/>
    </style:style>
    <style:style style:name="P146" style:family="paragraph" style:parent-style-name="Table_20_Contents">
      <style:text-properties officeooo:rsid="00e30826" officeooo:paragraph-rsid="00e30826"/>
    </style:style>
    <style:style style:name="P147" style:family="paragraph" style:parent-style-name="Table_20_Contents">
      <style:text-properties officeooo:rsid="00e48738" officeooo:paragraph-rsid="00e48738"/>
    </style:style>
    <style:style style:name="P148" style:family="paragraph" style:parent-style-name="Table_20_Contents">
      <style:text-properties officeooo:rsid="00e621c5" officeooo:paragraph-rsid="00e621c5"/>
    </style:style>
    <style:style style:name="P149" style:family="paragraph" style:parent-style-name="Table_20_Contents">
      <style:text-properties officeooo:rsid="00e621c5" officeooo:paragraph-rsid="00ffb644"/>
    </style:style>
    <style:style style:name="P150" style:family="paragraph" style:parent-style-name="Table_20_Contents">
      <style:text-properties officeooo:rsid="00e63f69" officeooo:paragraph-rsid="00e63f69"/>
    </style:style>
    <style:style style:name="P151" style:family="paragraph" style:parent-style-name="Table_20_Contents">
      <style:text-properties officeooo:rsid="00e74862" officeooo:paragraph-rsid="00e7abd1"/>
    </style:style>
    <style:style style:name="P152" style:family="paragraph" style:parent-style-name="Table_20_Contents">
      <style:text-properties officeooo:rsid="00e74862" officeooo:paragraph-rsid="0100527f"/>
    </style:style>
    <style:style style:name="P153" style:family="paragraph" style:parent-style-name="Table_20_Contents">
      <style:text-properties officeooo:rsid="00e74862" officeooo:paragraph-rsid="01014835"/>
    </style:style>
    <style:style style:name="P154" style:family="paragraph" style:parent-style-name="Table_20_Contents">
      <style:text-properties officeooo:rsid="00e74862" officeooo:paragraph-rsid="01bfc6bc"/>
    </style:style>
    <style:style style:name="P155" style:family="paragraph" style:parent-style-name="Table_20_Contents">
      <style:text-properties officeooo:rsid="00e76648" officeooo:paragraph-rsid="00e76648"/>
    </style:style>
    <style:style style:name="P156" style:family="paragraph" style:parent-style-name="Table_20_Contents">
      <style:text-properties officeooo:rsid="00e7abd1" officeooo:paragraph-rsid="00e7abd1"/>
    </style:style>
    <style:style style:name="P157" style:family="paragraph" style:parent-style-name="Table_20_Contents">
      <style:text-properties officeooo:rsid="00e7abd1" officeooo:paragraph-rsid="01014835"/>
    </style:style>
    <style:style style:name="P158" style:family="paragraph" style:parent-style-name="Table_20_Contents">
      <style:text-properties officeooo:rsid="00e8e557" officeooo:paragraph-rsid="00e8e557"/>
    </style:style>
    <style:style style:name="P159" style:family="paragraph" style:parent-style-name="Table_20_Contents">
      <style:text-properties officeooo:rsid="00e8e557" officeooo:paragraph-rsid="01014835"/>
    </style:style>
    <style:style style:name="P160" style:family="paragraph" style:parent-style-name="Table_20_Contents">
      <style:text-properties officeooo:rsid="00eafdd8" officeooo:paragraph-rsid="00eafdd8"/>
    </style:style>
    <style:style style:name="P161" style:family="paragraph" style:parent-style-name="Table_20_Contents">
      <style:text-properties officeooo:rsid="00edd009" officeooo:paragraph-rsid="00edd009"/>
    </style:style>
    <style:style style:name="P162" style:family="paragraph" style:parent-style-name="Table_20_Contents">
      <style:text-properties officeooo:rsid="00eeb42b" officeooo:paragraph-rsid="00eeb42b"/>
    </style:style>
    <style:style style:name="P163" style:family="paragraph" style:parent-style-name="Table_20_Contents">
      <style:text-properties officeooo:rsid="00eeb42b" officeooo:paragraph-rsid="0103760a"/>
    </style:style>
    <style:style style:name="P164" style:family="paragraph" style:parent-style-name="Table_20_Contents">
      <style:text-properties fo:color="#000000" fo:font-weight="normal" officeooo:rsid="00dba3a2" officeooo:paragraph-rsid="00dba3a2" style:font-weight-asian="normal" style:font-weight-complex="normal"/>
    </style:style>
    <style:style style:name="P165" style:family="paragraph" style:parent-style-name="Table_20_Contents">
      <style:text-properties fo:color="#000000" fo:font-weight="normal" officeooo:rsid="00dcd0ec" officeooo:paragraph-rsid="00dcd0ec" style:font-weight-asian="normal" style:font-weight-complex="normal"/>
    </style:style>
    <style:style style:name="P166" style:family="paragraph" style:parent-style-name="Table_20_Contents">
      <style:text-properties fo:color="#000000" fo:font-weight="normal" officeooo:rsid="00dd5022" officeooo:paragraph-rsid="00dd5022" style:font-weight-asian="normal" style:font-weight-complex="normal"/>
    </style:style>
    <style:style style:name="P167" style:family="paragraph" style:parent-style-name="Table_20_Contents">
      <style:text-properties fo:color="#000000" fo:font-weight="normal" officeooo:rsid="011dea21" officeooo:paragraph-rsid="0136383f" style:font-weight-asian="normal" style:font-weight-complex="normal"/>
    </style:style>
    <style:style style:name="P168" style:family="paragraph" style:parent-style-name="Table_20_Contents">
      <style:text-properties fo:color="#000000" fo:font-weight="normal" officeooo:rsid="014191e4" officeooo:paragraph-rsid="014191e4" style:font-weight-asian="normal" style:font-weight-complex="normal"/>
    </style:style>
    <style:style style:name="P169" style:family="paragraph" style:parent-style-name="Table_20_Contents">
      <style:text-properties fo:color="#000000" fo:font-weight="normal" officeooo:rsid="0118041f" officeooo:paragraph-rsid="0118041f" style:font-weight-asian="normal" style:font-weight-complex="normal"/>
    </style:style>
    <style:style style:name="P170" style:family="paragraph" style:parent-style-name="Table_20_Contents">
      <style:text-properties fo:color="#000000" fo:font-weight="normal" officeooo:rsid="0143b64d" officeooo:paragraph-rsid="0143b64d" style:font-weight-asian="normal" style:font-weight-complex="normal"/>
    </style:style>
    <style:style style:name="P171" style:family="paragraph" style:parent-style-name="Table_20_Contents">
      <style:text-properties fo:color="#000000" fo:font-weight="normal" officeooo:rsid="012b576e" officeooo:paragraph-rsid="0136383f" style:font-weight-asian="normal" style:font-weight-complex="normal"/>
    </style:style>
    <style:style style:name="P172" style:family="paragraph" style:parent-style-name="Table_20_Contents">
      <style:text-properties officeooo:rsid="00f7878a" officeooo:paragraph-rsid="00f7878a"/>
    </style:style>
    <style:style style:name="P173" style:family="paragraph" style:parent-style-name="Table_20_Contents">
      <style:text-properties fo:color="#32cd32" fo:font-weight="normal" officeooo:rsid="00dba3a2" officeooo:paragraph-rsid="00dba3a2" style:font-weight-asian="normal" style:font-weight-complex="normal"/>
    </style:style>
    <style:style style:name="P174" style:family="paragraph" style:parent-style-name="Table_20_Contents">
      <style:text-properties fo:color="#32cd32" fo:font-weight="bold" officeooo:rsid="00e6d32a" officeooo:paragraph-rsid="0100527f" style:font-weight-asian="bold" style:font-weight-complex="bold"/>
    </style:style>
    <style:style style:name="P175" style:family="paragraph" style:parent-style-name="Table_20_Contents">
      <style:text-properties fo:color="#32cd32" fo:font-weight="bold" officeooo:rsid="00e74862" officeooo:paragraph-rsid="0100527f" style:font-weight-asian="bold" style:font-weight-complex="bold"/>
    </style:style>
    <style:style style:name="P176" style:family="paragraph" style:parent-style-name="Table_20_Contents">
      <style:text-properties fo:color="#32cd32" fo:font-weight="bold" officeooo:rsid="0121c995" officeooo:paragraph-rsid="0121c995" style:font-weight-asian="bold" style:font-weight-complex="bold"/>
    </style:style>
    <style:style style:name="P177" style:family="paragraph" style:parent-style-name="Table_20_Contents">
      <style:text-properties fo:color="#32cd32" fo:font-weight="bold" officeooo:rsid="01277c26" officeooo:paragraph-rsid="01277c26" style:font-weight-asian="bold" style:font-weight-complex="bold"/>
    </style:style>
    <style:style style:name="P178" style:family="paragraph" style:parent-style-name="Table_20_Contents">
      <style:text-properties fo:color="#32cd32" fo:font-weight="bold" officeooo:rsid="0119f04e" officeooo:paragraph-rsid="0119f04e" style:font-weight-asian="bold" style:font-weight-complex="bold"/>
    </style:style>
    <style:style style:name="P179" style:family="paragraph" style:parent-style-name="Table_20_Contents">
      <style:text-properties fo:color="#32cd32" fo:font-weight="bold" officeooo:rsid="014face7" officeooo:paragraph-rsid="0166879b" style:font-weight-asian="bold" style:font-weight-complex="bold"/>
    </style:style>
    <style:style style:name="P180" style:family="paragraph" style:parent-style-name="Table_20_Contents">
      <style:text-properties fo:color="#32cd32" fo:font-weight="bold" officeooo:rsid="0150eff5" officeooo:paragraph-rsid="0150eff5" style:font-weight-asian="bold" style:font-weight-complex="bold"/>
    </style:style>
    <style:style style:name="P181" style:family="paragraph" style:parent-style-name="Table_20_Contents">
      <style:text-properties fo:color="#32cd32" fo:font-weight="bold" officeooo:rsid="0161813a" officeooo:paragraph-rsid="0161813a" style:font-weight-asian="bold" style:font-weight-complex="bold"/>
    </style:style>
    <style:style style:name="P182" style:family="paragraph" style:parent-style-name="Table_20_Contents">
      <style:text-properties fo:color="#32cd32" fo:font-weight="bold" officeooo:rsid="016da862" officeooo:paragraph-rsid="016da862" style:font-weight-asian="bold" style:font-weight-complex="bold"/>
    </style:style>
    <style:style style:name="P183" style:family="paragraph" style:parent-style-name="Table_20_Contents">
      <style:text-properties fo:color="#32cd32" fo:font-weight="bold" officeooo:rsid="0172ccf3" officeooo:paragraph-rsid="0172ccf3" style:font-weight-asian="bold" style:font-weight-complex="bold"/>
    </style:style>
    <style:style style:name="P184" style:family="paragraph" style:parent-style-name="Table_20_Contents">
      <style:text-properties fo:color="#32cd32" fo:font-weight="bold" officeooo:rsid="01801da6" officeooo:paragraph-rsid="01801da6" style:font-weight-asian="bold" style:font-weight-complex="bold"/>
    </style:style>
    <style:style style:name="P185" style:family="paragraph" style:parent-style-name="Table_20_Contents">
      <style:text-properties fo:color="#32cd32" fo:font-weight="bold" officeooo:rsid="0171b260" officeooo:paragraph-rsid="0171b260" style:font-weight-asian="bold" style:font-weight-complex="bold"/>
    </style:style>
    <style:style style:name="P186" style:family="paragraph" style:parent-style-name="Table_20_Contents">
      <style:text-properties fo:color="#32cd32" officeooo:rsid="00eeb89f" officeooo:paragraph-rsid="01058679"/>
    </style:style>
    <style:style style:name="P187" style:family="paragraph" style:parent-style-name="Table_20_Contents">
      <style:text-properties fo:color="#32cd32" fo:font-style="normal" fo:font-weight="bold" officeooo:rsid="00eff147" officeooo:paragraph-rsid="0107ad37" style:font-style-asian="normal" style:font-weight-asian="bold" style:font-style-complex="normal" style:font-weight-complex="bold"/>
    </style:style>
    <style:style style:name="P188" style:family="paragraph" style:parent-style-name="Table_20_Contents">
      <style:text-properties fo:color="#32cd32" fo:font-style="normal" fo:font-weight="bold" officeooo:rsid="00eef571" officeooo:paragraph-rsid="01058679" style:font-style-asian="normal" style:font-weight-asian="bold" style:font-style-complex="normal" style:font-weight-complex="bold"/>
    </style:style>
    <style:style style:name="P189" style:family="paragraph" style:parent-style-name="Table_20_Contents">
      <style:text-properties officeooo:rsid="00dd5022" officeooo:paragraph-rsid="00fbb5a6"/>
    </style:style>
    <style:style style:name="P190" style:family="paragraph" style:parent-style-name="Table_20_Contents">
      <style:text-properties officeooo:rsid="00dd5022" officeooo:paragraph-rsid="01bf338c"/>
    </style:style>
    <style:style style:name="P191" style:family="paragraph" style:parent-style-name="Table_20_Contents">
      <style:text-properties officeooo:rsid="00e6253e" officeooo:paragraph-rsid="0100527f"/>
    </style:style>
    <style:style style:name="P192" style:family="paragraph" style:parent-style-name="Table_20_Contents">
      <style:text-properties fo:color="#f4a460" fo:font-weight="bold" officeooo:rsid="00e76648" officeooo:paragraph-rsid="00e76648" style:font-weight-asian="bold" style:font-weight-complex="bold"/>
    </style:style>
    <style:style style:name="P193" style:family="paragraph" style:parent-style-name="Table_20_Contents">
      <style:text-properties fo:color="#ce181e" fo:font-weight="bold" officeooo:rsid="00e8e557" officeooo:paragraph-rsid="01014835" style:font-weight-asian="bold" style:font-weight-complex="bold"/>
    </style:style>
    <style:style style:name="P194" style:family="paragraph" style:parent-style-name="Table_20_Contents">
      <style:text-properties fo:color="#ce181e" fo:font-weight="bold" officeooo:rsid="011930ff" officeooo:paragraph-rsid="011930ff" style:font-weight-asian="bold" style:font-weight-complex="bold"/>
    </style:style>
    <style:style style:name="P195" style:family="paragraph" style:parent-style-name="Table_20_Contents">
      <style:text-properties fo:color="#ce181e" fo:font-weight="bold" officeooo:rsid="0119f04e" officeooo:paragraph-rsid="0119f04e" style:font-weight-asian="bold" style:font-weight-complex="bold"/>
    </style:style>
    <style:style style:name="P196" style:family="paragraph" style:parent-style-name="Table_20_Contents">
      <style:text-properties fo:color="#ce181e" fo:font-weight="bold" officeooo:rsid="0123b8aa" officeooo:paragraph-rsid="0143b64d" style:font-weight-asian="bold" style:font-weight-complex="bold"/>
    </style:style>
    <style:style style:name="P197" style:family="paragraph" style:parent-style-name="Table_20_Contents">
      <style:text-properties fo:color="#ce181e" fo:font-weight="bold" officeooo:rsid="014ac893" officeooo:paragraph-rsid="014ac893" style:font-weight-asian="bold" style:font-weight-complex="bold"/>
    </style:style>
    <style:style style:name="P198" style:family="paragraph" style:parent-style-name="Table_20_Contents">
      <style:text-properties fo:color="#ce181e" fo:font-weight="bold" officeooo:rsid="017849ac" officeooo:paragraph-rsid="017849ac" style:font-weight-asian="bold" style:font-weight-complex="bold"/>
    </style:style>
    <style:style style:name="P199" style:family="paragraph" style:parent-style-name="Table_20_Contents">
      <style:text-properties fo:color="#ce181e" fo:font-weight="bold" officeooo:rsid="00eef571" officeooo:paragraph-rsid="00eef571" style:font-weight-asian="bold" style:font-weight-complex="bold"/>
    </style:style>
    <style:style style:name="P200" style:family="paragraph" style:parent-style-name="Table_20_Contents">
      <style:text-properties fo:color="#ce181e" fo:font-style="normal" fo:font-weight="bold" officeooo:rsid="00eeb42b" officeooo:paragraph-rsid="00eeb42b" style:font-style-asian="normal" style:font-weight-asian="bold" style:font-style-complex="normal" style:font-weight-complex="bold"/>
    </style:style>
    <style:style style:name="P201" style:family="paragraph" style:parent-style-name="Table_20_Contents">
      <style:text-properties fo:color="#ce181e" fo:font-style="normal" fo:font-weight="bold" officeooo:rsid="00eff147" officeooo:paragraph-rsid="0107ad37" style:font-style-asian="normal" style:font-weight-asian="bold" style:font-style-complex="normal" style:font-weight-complex="bold"/>
    </style:style>
    <style:style style:name="P202" style:family="paragraph" style:parent-style-name="Table_20_Contents">
      <style:text-properties officeooo:rsid="00eeb89f" officeooo:paragraph-rsid="01058679"/>
    </style:style>
    <style:style style:name="P203" style:family="paragraph" style:parent-style-name="Table_20_Contents">
      <style:text-properties officeooo:rsid="00ed0729" officeooo:paragraph-rsid="0107ad37"/>
    </style:style>
    <style:style style:name="P204" style:family="paragraph" style:parent-style-name="Table_20_Contents">
      <style:text-properties fo:color="#ffa07a" fo:font-weight="bold" officeooo:rsid="00f909cd" officeooo:paragraph-rsid="00f936d7" style:font-weight-asian="bold" style:font-weight-complex="bold"/>
    </style:style>
    <style:style style:name="P205" style:family="paragraph" style:parent-style-name="Table_20_Contents">
      <style:text-properties fo:color="#ffa07a" fo:font-weight="bold" officeooo:rsid="00f909cd" officeooo:paragraph-rsid="010ec5bc" style:font-weight-asian="bold" style:font-weight-complex="bold"/>
    </style:style>
    <style:style style:name="P206" style:family="paragraph" style:parent-style-name="Table_20_Contents">
      <style:text-properties fo:color="#ffa07a" fo:font-weight="bold" officeooo:rsid="0118041f" officeooo:paragraph-rsid="0118041f" style:font-weight-asian="bold" style:font-weight-complex="bold"/>
    </style:style>
    <style:style style:name="P207" style:family="paragraph" style:parent-style-name="Table_20_Contents">
      <style:text-properties officeooo:rsid="0118041f" officeooo:paragraph-rsid="0118041f"/>
    </style:style>
    <style:style style:name="P208" style:family="paragraph" style:parent-style-name="Table_20_Contents">
      <style:text-properties officeooo:rsid="011930ff" officeooo:paragraph-rsid="011930ff"/>
    </style:style>
    <style:style style:name="P209" style:family="paragraph" style:parent-style-name="Table_20_Contents">
      <style:text-properties officeooo:rsid="0119cd09" officeooo:paragraph-rsid="0119cd09"/>
    </style:style>
    <style:style style:name="P210" style:family="paragraph" style:parent-style-name="Table_20_Contents">
      <style:text-properties officeooo:rsid="0119f04e" officeooo:paragraph-rsid="0119f04e"/>
    </style:style>
    <style:style style:name="P211" style:family="paragraph" style:parent-style-name="Table_20_Contents">
      <style:text-properties officeooo:rsid="0119fca7" officeooo:paragraph-rsid="0119fca7"/>
    </style:style>
    <style:style style:name="P212" style:family="paragraph" style:parent-style-name="Table_20_Contents">
      <style:text-properties officeooo:rsid="011bf405" officeooo:paragraph-rsid="011bf405"/>
    </style:style>
    <style:style style:name="P213" style:family="paragraph" style:parent-style-name="Table_20_Contents">
      <style:text-properties officeooo:rsid="011dad73" officeooo:paragraph-rsid="011dad73"/>
    </style:style>
    <style:style style:name="P214" style:family="paragraph" style:parent-style-name="Table_20_Contents">
      <style:text-properties fo:color="#fa8072" fo:font-weight="bold" style:font-weight-asian="bold" style:font-weight-complex="bold"/>
    </style:style>
    <style:style style:name="P215" style:family="paragraph" style:parent-style-name="Table_20_Contents">
      <style:text-properties fo:color="#fa8072" fo:font-style="normal" fo:font-weight="bold" officeooo:rsid="014e222c" officeooo:paragraph-rsid="014e222c" style:font-style-asian="normal" style:font-weight-asian="bold" style:font-style-complex="normal" style:font-weight-complex="bold"/>
    </style:style>
    <style:style style:name="P216" style:family="paragraph" style:parent-style-name="Table_20_Contents">
      <style:text-properties officeooo:rsid="014ac893" officeooo:paragraph-rsid="014ac893"/>
    </style:style>
    <style:style style:name="P217" style:family="paragraph" style:parent-style-name="Table_20_Contents">
      <style:text-properties officeooo:rsid="014ac893" officeooo:paragraph-rsid="014bf5a3"/>
    </style:style>
    <style:style style:name="P218" style:family="paragraph" style:parent-style-name="Table_20_Contents">
      <style:text-properties officeooo:rsid="015f6ae4" officeooo:paragraph-rsid="015f6ae4"/>
    </style:style>
    <style:style style:name="P219" style:family="paragraph" style:parent-style-name="Table_20_Contents">
      <style:text-properties officeooo:rsid="015fcc20" officeooo:paragraph-rsid="015fcc20"/>
    </style:style>
    <style:style style:name="P220" style:family="paragraph" style:parent-style-name="Table_20_Contents">
      <style:text-properties fo:color="#ff8c00" fo:font-style="normal" fo:font-weight="bold" officeooo:rsid="014face7" officeooo:paragraph-rsid="014face7" style:font-style-asian="normal" style:font-weight-asian="bold" style:font-style-complex="normal" style:font-weight-complex="bold"/>
    </style:style>
    <style:style style:name="P221" style:family="paragraph" style:parent-style-name="Table_20_Contents">
      <style:text-properties fo:color="#ff8c00" fo:font-weight="bold" officeooo:rsid="016da862" officeooo:paragraph-rsid="016da862" style:font-weight-asian="bold" style:font-weight-complex="bold"/>
    </style:style>
    <style:style style:name="P222" style:family="paragraph" style:parent-style-name="Table_20_Contents">
      <style:text-properties fo:color="#ff8c00" fo:font-weight="bold" officeooo:rsid="016da862" officeooo:paragraph-rsid="01963b24" style:font-weight-asian="bold" style:font-weight-complex="bold"/>
    </style:style>
    <style:style style:name="P223" style:family="paragraph" style:parent-style-name="Table_20_Contents">
      <style:text-properties officeooo:rsid="01687094" officeooo:paragraph-rsid="01687094"/>
    </style:style>
    <style:style style:name="P224" style:family="paragraph" style:parent-style-name="Table_20_Contents">
      <style:text-properties officeooo:rsid="016a99ff" officeooo:paragraph-rsid="016a99ff"/>
    </style:style>
    <style:style style:name="P225" style:family="paragraph" style:parent-style-name="Table_20_Contents">
      <style:text-properties officeooo:rsid="016c2b4a" officeooo:paragraph-rsid="016c2b4a"/>
    </style:style>
    <style:style style:name="P226" style:family="paragraph" style:parent-style-name="Table_20_Contents">
      <style:text-properties officeooo:rsid="016d5e6b" officeooo:paragraph-rsid="016d5e6b"/>
    </style:style>
    <style:style style:name="P227" style:family="paragraph" style:parent-style-name="Table_20_Contents">
      <style:text-properties officeooo:rsid="016da862" officeooo:paragraph-rsid="016da862"/>
    </style:style>
    <style:style style:name="P228" style:family="paragraph" style:parent-style-name="Table_20_Contents">
      <style:text-properties officeooo:rsid="0175fdbd" officeooo:paragraph-rsid="0175fdbd"/>
    </style:style>
    <style:style style:name="P229" style:family="paragraph" style:parent-style-name="Table_20_Contents">
      <style:text-properties officeooo:rsid="01767d2b" officeooo:paragraph-rsid="01767d2b"/>
    </style:style>
    <style:style style:name="P230" style:family="paragraph" style:parent-style-name="Table_20_Contents">
      <style:text-properties officeooo:rsid="017849ac" officeooo:paragraph-rsid="017849ac"/>
    </style:style>
    <style:style style:name="P231" style:family="paragraph" style:parent-style-name="Table_20_Contents">
      <style:text-properties officeooo:rsid="0178cdf2" officeooo:paragraph-rsid="0178cdf2"/>
    </style:style>
    <style:style style:name="P232" style:family="paragraph" style:parent-style-name="Table_20_Contents">
      <style:text-properties officeooo:rsid="017a42f7" officeooo:paragraph-rsid="017a42f7"/>
    </style:style>
    <style:style style:name="P233" style:family="paragraph" style:parent-style-name="Table_20_Contents">
      <style:text-properties officeooo:rsid="01801da6" officeooo:paragraph-rsid="01801da6"/>
    </style:style>
    <style:style style:name="P234" style:family="paragraph" style:parent-style-name="Table_20_Contents">
      <style:text-properties fo:color="#ff0000" fo:font-weight="bold" officeooo:rsid="014face7" officeooo:paragraph-rsid="014face7" style:font-weight-asian="bold" style:font-weight-complex="bold"/>
    </style:style>
    <style:style style:name="P235" style:family="paragraph" style:parent-style-name="Table_20_Contents">
      <style:text-properties fo:color="#ff0000" fo:font-weight="bold" officeooo:rsid="015fcc20" officeooo:paragraph-rsid="015fcc20" style:font-weight-asian="bold" style:font-weight-complex="bold"/>
    </style:style>
    <style:style style:name="P236" style:family="paragraph" style:parent-style-name="Table_20_Contents">
      <style:text-properties officeooo:rsid="01a52281" officeooo:paragraph-rsid="01a52281"/>
    </style:style>
    <style:style style:name="P237" style:family="paragraph" style:parent-style-name="Table_20_Contents">
      <style:text-properties officeooo:rsid="01b7570b" officeooo:paragraph-rsid="01b7570b"/>
    </style:style>
    <style:style style:name="P238" style:family="paragraph" style:parent-style-name="Table_20_Contents">
      <style:text-properties officeooo:rsid="01b7570b" officeooo:paragraph-rsid="01b90521"/>
    </style:style>
    <style:style style:name="P239" style:family="paragraph" style:parent-style-name="Table_20_Contents">
      <style:text-properties officeooo:rsid="01b90521" officeooo:paragraph-rsid="01b90521"/>
    </style:style>
    <style:style style:name="P240" style:family="paragraph" style:parent-style-name="Table_20_Contents">
      <style:text-properties officeooo:rsid="01ba0360" officeooo:paragraph-rsid="01ba0360"/>
    </style:style>
    <style:style style:name="P241" style:family="paragraph" style:parent-style-name="Table_20_Contents">
      <style:text-properties officeooo:paragraph-rsid="00dd5022"/>
    </style:style>
    <style:style style:name="P242" style:family="paragraph" style:parent-style-name="Table_20_Contents">
      <style:text-properties officeooo:paragraph-rsid="00fbb5a6"/>
    </style:style>
    <style:style style:name="P243" style:family="paragraph" style:parent-style-name="Table_20_Contents">
      <style:text-properties fo:color="#c9211e" officeooo:rsid="00dba3a2" officeooo:paragraph-rsid="00dba3a2"/>
    </style:style>
    <style:style style:name="P244" style:family="paragraph" style:parent-style-name="Table_20_Contents">
      <style:text-properties fo:color="#c9211e" fo:font-weight="bold" officeooo:rsid="00e0d440" officeooo:paragraph-rsid="00e0d440" style:font-weight-asian="bold" style:font-weight-complex="bold"/>
    </style:style>
    <style:style style:name="P245" style:family="paragraph" style:parent-style-name="Table_20_Contents">
      <style:text-properties fo:color="#c9211e" fo:font-weight="bold" officeooo:rsid="00dba3a2" officeooo:paragraph-rsid="00dba3a2" style:font-weight-asian="bold" style:font-weight-complex="bold"/>
    </style:style>
    <style:style style:name="P246" style:family="paragraph" style:parent-style-name="Table_20_Contents">
      <style:text-properties fo:color="#c9211e" fo:font-weight="bold" officeooo:rsid="00dcd0ec" officeooo:paragraph-rsid="00dcd0ec" style:font-weight-asian="bold" style:font-weight-complex="bold"/>
    </style:style>
    <style:style style:name="P247" style:family="paragraph" style:parent-style-name="Table_20_Contents">
      <style:text-properties fo:color="#c9211e" fo:font-weight="bold" officeooo:rsid="00e48738" officeooo:paragraph-rsid="00e48738" style:font-weight-asian="bold" style:font-weight-complex="bold"/>
    </style:style>
    <style:style style:name="P248" style:family="paragraph" style:parent-style-name="Table_20_Contents">
      <style:text-properties fo:color="#c9211e" fo:font-weight="bold" officeooo:rsid="00e63f69" officeooo:paragraph-rsid="00e63f69" fo:background-color="transparent" style:font-weight-asian="bold" style:font-weight-complex="bold"/>
    </style:style>
    <style:style style:name="P249" style:family="paragraph" style:parent-style-name="Table_20_Contents">
      <style:text-properties fo:color="#1c1c1c" fo:font-weight="normal" officeooo:rsid="00e74862" officeooo:paragraph-rsid="0100527f" style:font-weight-asian="normal" style:font-weight-complex="normal"/>
    </style:style>
    <style:style style:name="P250" style:family="paragraph" style:parent-style-name="Table_20_Contents">
      <style:text-properties officeooo:paragraph-rsid="00e7abd1"/>
    </style:style>
    <style:style style:name="P251" style:family="paragraph" style:parent-style-name="Table_20_Contents">
      <style:text-properties officeooo:rsid="00e6d32a" officeooo:paragraph-rsid="00e63f69"/>
    </style:style>
    <style:style style:name="P252" style:family="paragraph" style:parent-style-name="Text_20_body">
      <style:text-properties officeooo:rsid="00dd5022" officeooo:paragraph-rsid="00dd5022"/>
    </style:style>
    <style:style style:name="P253" style:family="paragraph" style:parent-style-name="Standard">
      <style:text-properties officeooo:paragraph-rsid="01b7570b"/>
    </style:style>
    <style:style style:name="P254" style:family="paragraph" style:parent-style-name="Table_20_Contents">
      <style:text-properties fo:font-weight="normal" officeooo:rsid="01759dcc" officeooo:paragraph-rsid="0173e56e" style:font-weight-asian="normal" style:font-weight-complex="normal"/>
    </style:style>
    <style:style style:name="P255" style:family="paragraph" style:parent-style-name="Table_20_Contents">
      <style:text-properties fo:color="#ce181e" fo:font-weight="bold" officeooo:rsid="0178cdf2" officeooo:paragraph-rsid="0178cdf2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dea3aa" style:font-style-asian="normal" style:font-style-complex="normal"/>
    </style:style>
    <style:style style:name="T3" style:family="text">
      <style:text-properties fo:font-style="normal" officeooo:rsid="00e0d440" style:font-style-asian="normal" style:font-style-complex="normal"/>
    </style:style>
    <style:style style:name="T4" style:family="text">
      <style:text-properties fo:font-style="normal" officeooo:rsid="00e7abd1" style:font-style-asian="normal" style:font-style-complex="normal"/>
    </style:style>
    <style:style style:name="T5" style:family="text">
      <style:text-properties fo:font-style="normal" officeooo:rsid="00fbb5a6" style:font-style-asian="normal" style:font-style-complex="normal"/>
    </style:style>
    <style:style style:name="T6" style:family="text">
      <style:text-properties fo:font-style="normal" officeooo:rsid="011dea21" style:font-style-asian="normal" style:font-style-complex="normal"/>
    </style:style>
    <style:style style:name="T7" style:family="text">
      <style:text-properties fo:font-style="normal" officeooo:rsid="011fc939" style:font-style-asian="normal" style:font-style-complex="normal"/>
    </style:style>
    <style:style style:name="T8" style:family="text">
      <style:text-properties fo:font-style="normal" officeooo:rsid="0121c995" style:font-style-asian="normal" style:font-style-complex="normal"/>
    </style:style>
    <style:style style:name="T9" style:family="text">
      <style:text-properties fo:font-style="normal" officeooo:rsid="0121d9c0" style:font-style-asian="normal" style:font-style-complex="normal"/>
    </style:style>
    <style:style style:name="T10" style:family="text">
      <style:text-properties fo:font-style="normal" officeooo:rsid="0123b8aa" style:font-style-asian="normal" style:font-style-complex="normal"/>
    </style:style>
    <style:style style:name="T11" style:family="text">
      <style:text-properties fo:font-style="normal" officeooo:rsid="012526a9" style:font-style-asian="normal" style:font-style-complex="normal"/>
    </style:style>
    <style:style style:name="T12" style:family="text">
      <style:text-properties fo:font-style="normal" officeooo:rsid="01277c26" style:font-style-asian="normal" style:font-style-complex="normal"/>
    </style:style>
    <style:style style:name="T13" style:family="text">
      <style:text-properties fo:font-style="normal" officeooo:rsid="0129f57b" style:font-style-asian="normal" style:font-style-complex="normal"/>
    </style:style>
    <style:style style:name="T14" style:family="text">
      <style:text-properties fo:font-style="normal" officeooo:rsid="012a00e7" style:font-style-asian="normal" style:font-style-complex="normal"/>
    </style:style>
    <style:style style:name="T15" style:family="text">
      <style:text-properties fo:font-style="normal" officeooo:rsid="012a1aa0" style:font-style-asian="normal" style:font-style-complex="normal"/>
    </style:style>
    <style:style style:name="T16" style:family="text">
      <style:text-properties fo:font-style="normal" officeooo:rsid="012b576e" style:font-style-asian="normal" style:font-style-complex="normal"/>
    </style:style>
    <style:style style:name="T17" style:family="text">
      <style:text-properties fo:font-style="normal" officeooo:rsid="012b61db" style:font-style-asian="normal" style:font-style-complex="normal"/>
    </style:style>
    <style:style style:name="T18" style:family="text">
      <style:text-properties fo:font-style="normal" officeooo:rsid="012c83db" style:font-style-asian="normal" style:font-style-complex="normal"/>
    </style:style>
    <style:style style:name="T19" style:family="text">
      <style:text-properties fo:font-style="normal" officeooo:rsid="012dcce1" style:font-style-asian="normal" style:font-style-complex="normal"/>
    </style:style>
    <style:style style:name="T20" style:family="text">
      <style:text-properties fo:font-style="normal" officeooo:rsid="0131fc88" style:font-style-asian="normal" style:font-style-complex="normal"/>
    </style:style>
    <style:style style:name="T21" style:family="text">
      <style:text-properties fo:font-style="normal" officeooo:rsid="01320843" style:font-style-asian="normal" style:font-style-complex="normal"/>
    </style:style>
    <style:style style:name="T22" style:family="text">
      <style:text-properties fo:font-style="normal" officeooo:rsid="01328d39" style:font-style-asian="normal" style:font-style-complex="normal"/>
    </style:style>
    <style:style style:name="T23" style:family="text">
      <style:text-properties fo:font-style="normal" officeooo:rsid="01339cce" style:font-style-asian="normal" style:font-style-complex="normal"/>
    </style:style>
    <style:style style:name="T24" style:family="text">
      <style:text-properties fo:font-style="normal" officeooo:rsid="013cf01d" style:font-style-asian="normal" style:font-style-complex="normal"/>
    </style:style>
    <style:style style:name="T25" style:family="text">
      <style:text-properties fo:font-style="normal" officeooo:rsid="013e6fbd" style:font-style-asian="normal" style:font-style-complex="normal"/>
    </style:style>
    <style:style style:name="T26" style:family="text">
      <style:text-properties fo:font-style="normal" officeooo:rsid="014305a2" style:font-style-asian="normal" style:font-style-complex="normal"/>
    </style:style>
    <style:style style:name="T27" style:family="text">
      <style:text-properties fo:font-style="normal" officeooo:rsid="014542ed" style:font-style-asian="normal" style:font-style-complex="normal"/>
    </style:style>
    <style:style style:name="T28" style:family="text">
      <style:text-properties fo:font-style="normal" officeooo:rsid="0145f668" style:font-style-asian="normal" style:font-style-complex="normal"/>
    </style:style>
    <style:style style:name="T29" style:family="text">
      <style:text-properties fo:font-style="normal" officeooo:rsid="015716c6" style:font-style-asian="normal" style:font-style-complex="normal"/>
    </style:style>
    <style:style style:name="T30" style:family="text">
      <style:text-properties fo:font-style="normal" officeooo:rsid="01652a92" style:font-style-asian="normal" style:font-style-complex="normal"/>
    </style:style>
    <style:style style:name="T31" style:family="text">
      <style:text-properties fo:font-style="normal" officeooo:rsid="017b781d" style:font-style-asian="normal" style:font-style-complex="normal"/>
    </style:style>
    <style:style style:name="T32" style:family="text">
      <style:text-properties fo:font-style="normal" officeooo:rsid="017c9603" style:font-style-asian="normal" style:font-style-complex="normal"/>
    </style:style>
    <style:style style:name="T33" style:family="text">
      <style:text-properties fo:font-style="normal" officeooo:rsid="017ef2fa" style:font-style-asian="normal" style:font-style-complex="normal"/>
    </style:style>
    <style:style style:name="T34" style:family="text">
      <style:text-properties fo:font-style="normal" officeooo:rsid="01801da6" style:font-style-asian="normal" style:font-style-complex="normal"/>
    </style:style>
    <style:style style:name="T35" style:family="text">
      <style:text-properties fo:font-style="normal" officeooo:rsid="0181c637" style:font-style-asian="normal" style:font-style-complex="normal"/>
    </style:style>
    <style:style style:name="T36" style:family="text">
      <style:text-properties fo:font-style="normal" officeooo:rsid="01856ff0" style:font-style-asian="normal" style:font-style-complex="normal"/>
    </style:style>
    <style:style style:name="T37" style:family="text">
      <style:text-properties fo:font-style="normal" officeooo:rsid="018866eb" style:font-style-asian="normal" style:font-style-complex="normal"/>
    </style:style>
    <style:style style:name="T38" style:family="text">
      <style:text-properties fo:font-style="normal" officeooo:rsid="019d3718" style:font-style-asian="normal" style:font-style-complex="normal"/>
    </style:style>
    <style:style style:name="T39" style:family="text">
      <style:text-properties fo:font-style="normal" officeooo:rsid="01bf338c" style:font-style-asian="normal" style:font-style-complex="normal"/>
    </style:style>
    <style:style style:name="T40" style:family="text">
      <style:text-properties fo:font-style="normal" officeooo:rsid="01c0219e" style:font-style-asian="normal" style:font-style-complex="normal"/>
    </style:style>
    <style:style style:name="T41" style:family="text">
      <style:text-properties fo:font-style="normal" officeooo:rsid="01c09b6a" style:font-style-asian="normal" style:font-style-complex="normal"/>
    </style:style>
    <style:style style:name="T42" style:family="text">
      <style:text-properties fo:font-style="normal" fo:font-weight="bold" style:font-style-asian="normal" style:font-weight-asian="bold" style:font-style-complex="normal" style:font-weight-complex="bold"/>
    </style:style>
    <style:style style:name="T43" style:family="text">
      <style:text-properties fo:font-style="normal" fo:font-weight="bold" officeooo:rsid="01328d39" style:font-style-asian="normal" style:font-weight-asian="bold" style:font-style-complex="normal" style:font-weight-complex="bold"/>
    </style:style>
    <style:style style:name="T44" style:family="text">
      <style:text-properties fo:font-style="normal" fo:font-weight="bold" officeooo:rsid="013e6fbd" style:font-style-asian="normal" style:font-weight-asian="bold" style:font-style-complex="normal" style:font-weight-complex="bold"/>
    </style:style>
    <style:style style:name="T45" style:family="text">
      <style:text-properties fo:font-style="normal" fo:font-weight="bold" officeooo:rsid="018a3ce1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17ef2fa" style:font-style-asian="normal" style:font-weight-asian="bold" style:font-style-complex="normal" style:font-weight-complex="bold"/>
    </style:style>
    <style:style style:name="T47" style:family="text">
      <style:text-properties fo:font-style="normal" fo:font-weight="normal" officeooo:rsid="00e0d440" style:font-style-asian="normal" style:font-weight-asian="normal" style:font-style-complex="normal" style:font-weight-complex="normal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0e406e8" style:font-weight-asian="bold" style:font-weight-complex="bold"/>
    </style:style>
    <style:style style:name="T50" style:family="text">
      <style:text-properties fo:font-weight="bold" officeooo:rsid="00e7abd1" style:font-weight-asian="bold" style:font-weight-complex="bold"/>
    </style:style>
    <style:style style:name="T51" style:family="text">
      <style:text-properties fo:font-weight="bold" officeooo:rsid="00ea4e7e" style:font-weight-asian="bold" style:font-weight-complex="bold"/>
    </style:style>
    <style:style style:name="T52" style:family="text">
      <style:text-properties fo:font-weight="bold" officeooo:rsid="00eafdd8" style:font-weight-asian="bold" style:font-weight-complex="bold"/>
    </style:style>
    <style:style style:name="T53" style:family="text">
      <style:text-properties fo:font-weight="bold" officeooo:rsid="00f39267" style:font-weight-asian="bold" style:font-weight-complex="bold"/>
    </style:style>
    <style:style style:name="T54" style:family="text">
      <style:text-properties fo:font-weight="bold" officeooo:rsid="00f909cd" style:font-weight-asian="bold" style:font-weight-complex="bold"/>
    </style:style>
    <style:style style:name="T55" style:family="text">
      <style:text-properties fo:font-weight="bold" officeooo:rsid="00f9c017" style:font-weight-asian="bold" style:font-weight-complex="bold"/>
    </style:style>
    <style:style style:name="T56" style:family="text">
      <style:text-properties fo:font-weight="bold" officeooo:rsid="00fe790f" style:font-weight-asian="bold" style:font-weight-complex="bold"/>
    </style:style>
    <style:style style:name="T57" style:family="text">
      <style:text-properties fo:font-weight="bold" officeooo:rsid="00ffb644" style:font-weight-asian="bold" style:font-weight-complex="bold"/>
    </style:style>
    <style:style style:name="T58" style:family="text">
      <style:text-properties fo:font-weight="bold" officeooo:rsid="01058679" style:font-weight-asian="bold" style:font-weight-complex="bold"/>
    </style:style>
    <style:style style:name="T59" style:family="text">
      <style:text-properties fo:font-weight="bold" officeooo:rsid="00ebf0b9" style:font-weight-asian="bold" style:font-weight-complex="bold"/>
    </style:style>
    <style:style style:name="T60" style:family="text">
      <style:text-properties fo:font-weight="bold" officeooo:rsid="011dea21" style:font-weight-asian="bold" style:font-weight-complex="bold"/>
    </style:style>
    <style:style style:name="T61" style:family="text">
      <style:text-properties fo:font-weight="bold" officeooo:rsid="013982a7" style:font-weight-asian="bold" style:font-weight-complex="bold"/>
    </style:style>
    <style:style style:name="T62" style:family="text">
      <style:text-properties fo:font-weight="bold" officeooo:rsid="013cf904" style:font-weight-asian="bold" style:font-weight-complex="bold"/>
    </style:style>
    <style:style style:name="T63" style:family="text">
      <style:text-properties fo:font-weight="bold" officeooo:rsid="011fe5cc" style:font-weight-asian="bold" style:font-weight-complex="bold"/>
    </style:style>
    <style:style style:name="T64" style:family="text">
      <style:text-properties fo:font-weight="bold" officeooo:rsid="011dad73" style:font-weight-asian="bold" style:font-weight-complex="bold"/>
    </style:style>
    <style:style style:name="T65" style:family="text">
      <style:text-properties fo:font-weight="bold" officeooo:rsid="0143b64d" style:font-weight-asian="bold" style:font-weight-complex="bold"/>
    </style:style>
    <style:style style:name="T66" style:family="text">
      <style:text-properties fo:font-weight="bold" officeooo:rsid="014542ed" style:font-weight-asian="bold" style:font-weight-complex="bold"/>
    </style:style>
    <style:style style:name="T67" style:family="text">
      <style:text-properties fo:font-weight="bold" officeooo:rsid="014bf5a3" style:font-weight-asian="bold" style:font-weight-complex="bold"/>
    </style:style>
    <style:style style:name="T68" style:family="text">
      <style:text-properties fo:font-weight="bold" officeooo:rsid="0172ccf3" style:font-weight-asian="bold" style:font-weight-complex="bold"/>
    </style:style>
    <style:style style:name="T69" style:family="text">
      <style:text-properties fo:font-weight="bold" officeooo:rsid="0174bd04" style:font-weight-asian="bold" style:font-weight-complex="bold"/>
    </style:style>
    <style:style style:name="T70" style:family="text">
      <style:text-properties fo:font-weight="bold" officeooo:rsid="015b3207" style:font-weight-asian="bold" style:font-weight-complex="bold"/>
    </style:style>
    <style:style style:name="T71" style:family="text">
      <style:text-properties fo:font-weight="bold" officeooo:rsid="0161813a" style:font-weight-asian="bold" style:font-weight-complex="bold"/>
    </style:style>
    <style:style style:name="T72" style:family="text">
      <style:text-properties fo:font-weight="bold" officeooo:rsid="015fcc20" style:font-weight-asian="bold" style:font-weight-complex="bold"/>
    </style:style>
    <style:style style:name="T73" style:family="text">
      <style:text-properties fo:font-weight="bold" officeooo:rsid="016d5e6b" style:font-weight-asian="bold" style:font-weight-complex="bold"/>
    </style:style>
    <style:style style:name="T74" style:family="text">
      <style:text-properties fo:font-weight="bold" officeooo:rsid="017e6a77" style:font-weight-asian="bold" style:font-weight-complex="bold"/>
    </style:style>
    <style:style style:name="T75" style:family="text">
      <style:text-properties fo:font-weight="bold" officeooo:rsid="018866eb" style:font-weight-asian="bold" style:font-weight-complex="bold"/>
    </style:style>
    <style:style style:name="T76" style:family="text">
      <style:text-properties fo:font-weight="bold" officeooo:rsid="01151a17" style:font-weight-asian="bold" style:font-weight-complex="bold"/>
    </style:style>
    <style:style style:name="T77" style:family="text">
      <style:text-properties fo:font-weight="bold" officeooo:rsid="01b13bbd" style:font-weight-asian="bold" style:font-weight-complex="bold"/>
    </style:style>
    <style:style style:name="T78" style:family="text">
      <style:text-properties fo:font-weight="bold" officeooo:rsid="01c09b6a" style:font-weight-asian="bold" style:font-weight-complex="bold"/>
    </style:style>
    <style:style style:name="T79" style:family="text">
      <style:text-properties fo:font-style="italic" style:font-style-asian="italic" style:font-style-complex="italic"/>
    </style:style>
    <style:style style:name="T80" style:family="text">
      <style:text-properties fo:font-style="italic" officeooo:rsid="011fc939" style:font-style-asian="italic" style:font-style-complex="italic"/>
    </style:style>
    <style:style style:name="T81" style:family="text">
      <style:text-properties fo:font-style="italic" officeooo:rsid="0121d9c0" style:font-style-asian="italic" style:font-style-complex="italic"/>
    </style:style>
    <style:style style:name="T82" style:family="text">
      <style:text-properties fo:font-style="italic" officeooo:rsid="012298da" style:font-style-asian="italic" style:font-style-complex="italic"/>
    </style:style>
    <style:style style:name="T83" style:family="text">
      <style:text-properties fo:font-style="italic" officeooo:rsid="01277c26" style:font-style-asian="italic" style:font-style-complex="italic"/>
    </style:style>
    <style:style style:name="T84" style:family="text">
      <style:text-properties fo:font-style="italic" officeooo:rsid="012a00e7" style:font-style-asian="italic" style:font-style-complex="italic"/>
    </style:style>
    <style:style style:name="T85" style:family="text">
      <style:text-properties fo:font-style="italic" officeooo:rsid="012b7727" style:font-style-asian="italic" style:font-style-complex="italic"/>
    </style:style>
    <style:style style:name="T86" style:family="text">
      <style:text-properties fo:font-style="italic" officeooo:rsid="01339cce" style:font-style-asian="italic" style:font-style-complex="italic"/>
    </style:style>
    <style:style style:name="T87" style:family="text">
      <style:text-properties fo:font-style="italic" officeooo:rsid="017b781d" style:font-style-asian="italic" style:font-style-complex="italic"/>
    </style:style>
    <style:style style:name="T88" style:family="text">
      <style:text-properties fo:font-style="italic" officeooo:rsid="01801da6" style:font-style-asian="italic" style:font-style-complex="italic"/>
    </style:style>
    <style:style style:name="T89" style:family="text">
      <style:text-properties fo:font-weight="normal" style:font-weight-asian="normal" style:font-weight-complex="normal"/>
    </style:style>
    <style:style style:name="T90" style:family="text">
      <style:text-properties fo:font-weight="normal" officeooo:rsid="00ea4e7e" style:font-weight-asian="normal" style:font-weight-complex="normal"/>
    </style:style>
    <style:style style:name="T91" style:family="text">
      <style:text-properties fo:font-weight="normal" officeooo:rsid="00e7abd1" style:font-weight-asian="normal" style:font-weight-complex="normal"/>
    </style:style>
    <style:style style:name="T92" style:family="text">
      <style:text-properties fo:font-weight="normal" officeooo:rsid="016d5e6b" style:font-weight-asian="normal" style:font-weight-complex="normal"/>
    </style:style>
    <style:style style:name="T93" style:family="text">
      <style:text-properties fo:font-weight="normal" officeooo:rsid="00ffb644" style:font-weight-asian="normal" style:font-weight-complex="normal"/>
    </style:style>
    <style:style style:name="T94" style:family="text">
      <style:text-properties fo:font-weight="normal" officeooo:rsid="01c0219e" style:font-weight-asian="normal" style:font-weight-complex="normal"/>
    </style:style>
    <style:style style:name="T95" style:family="text">
      <style:text-properties fo:font-weight="normal" officeooo:rsid="00fe790f" style:font-weight-asian="normal" style:font-weight-complex="normal"/>
    </style:style>
    <style:style style:name="T96" style:family="text">
      <style:text-properties officeooo:rsid="00e74862"/>
    </style:style>
    <style:style style:name="T97" style:family="text">
      <style:text-properties officeooo:rsid="00e7abd1"/>
    </style:style>
    <style:style style:name="T98" style:family="text">
      <style:text-properties officeooo:rsid="00ea4e7e"/>
    </style:style>
    <style:style style:name="T99" style:family="text">
      <style:text-properties officeooo:rsid="00ebf0b9"/>
    </style:style>
    <style:style style:name="T100" style:family="text">
      <style:text-properties officeooo:rsid="00eff147"/>
    </style:style>
    <style:style style:name="T101" style:family="text">
      <style:text-properties officeooo:rsid="00f2868e"/>
    </style:style>
    <style:style style:name="T102" style:family="text">
      <style:text-properties officeooo:rsid="00f39267"/>
    </style:style>
    <style:style style:name="T103" style:family="text">
      <style:text-properties officeooo:rsid="00f3d889"/>
    </style:style>
    <style:style style:name="T104" style:family="text">
      <style:text-properties officeooo:rsid="00f503f2"/>
    </style:style>
    <style:style style:name="T105" style:family="text">
      <style:text-properties fo:color="#ce181e"/>
    </style:style>
    <style:style style:name="T106" style:family="text">
      <style:text-properties fo:color="#ce181e" fo:font-weight="bold" style:font-weight-asian="bold" style:font-weight-complex="bold"/>
    </style:style>
    <style:style style:name="T107" style:family="text">
      <style:text-properties fo:color="#ce181e" fo:font-weight="bold" officeooo:rsid="00fb3143" style:font-weight-asian="bold" style:font-weight-complex="bold"/>
    </style:style>
    <style:style style:name="T108" style:family="text">
      <style:text-properties fo:color="#ce181e" fo:font-weight="bold" officeooo:rsid="00e7abd1" style:font-weight-asian="bold" style:font-weight-complex="bold"/>
    </style:style>
    <style:style style:name="T109" style:family="text">
      <style:text-properties fo:color="#ce181e" fo:font-weight="bold" officeooo:rsid="00f3d889" style:font-weight-asian="bold" style:font-weight-complex="bold"/>
    </style:style>
    <style:style style:name="T110" style:family="text">
      <style:text-properties fo:color="#ce181e" fo:font-weight="bold" officeooo:rsid="00f39267" style:font-weight-asian="bold" style:font-weight-complex="bold"/>
    </style:style>
    <style:style style:name="T111" style:family="text">
      <style:text-properties fo:color="#ce181e" fo:font-weight="bold" officeooo:rsid="00f503f2" style:font-weight-asian="bold" style:font-weight-complex="bold"/>
    </style:style>
    <style:style style:name="T112" style:family="text">
      <style:text-properties fo:color="#ce181e" fo:font-weight="bold" officeooo:rsid="0109ac6a" style:font-weight-asian="bold" style:font-weight-complex="bold"/>
    </style:style>
    <style:style style:name="T113" style:family="text">
      <style:text-properties fo:color="#ce181e" fo:font-weight="bold" officeooo:rsid="00f9c017" style:font-weight-asian="bold" style:font-weight-complex="bold"/>
    </style:style>
    <style:style style:name="T114" style:family="text">
      <style:text-properties fo:color="#ce181e" fo:font-weight="bold" officeooo:rsid="011dea21" style:font-weight-asian="bold" style:font-weight-complex="bold"/>
    </style:style>
    <style:style style:name="T115" style:family="text">
      <style:text-properties fo:color="#ce181e" fo:font-weight="bold" officeooo:rsid="012b576e" style:font-weight-asian="bold" style:font-weight-complex="bold"/>
    </style:style>
    <style:style style:name="T116" style:family="text">
      <style:text-properties fo:color="#ce181e" fo:font-weight="bold" officeooo:rsid="0123b8aa" style:font-weight-asian="bold" style:font-weight-complex="bold"/>
    </style:style>
    <style:style style:name="T117" style:family="text">
      <style:text-properties fo:color="#ce181e" fo:font-weight="bold" officeooo:rsid="012dcce1" style:font-weight-asian="bold" style:font-weight-complex="bold"/>
    </style:style>
    <style:style style:name="T118" style:family="text">
      <style:text-properties fo:color="#ce181e" fo:font-weight="bold" officeooo:rsid="0121c995" style:font-weight-asian="bold" style:font-weight-complex="bold"/>
    </style:style>
    <style:style style:name="T119" style:family="text">
      <style:text-properties fo:color="#ce181e" fo:font-weight="bold" officeooo:rsid="01277c26" style:font-weight-asian="bold" style:font-weight-complex="bold"/>
    </style:style>
    <style:style style:name="T120" style:family="text">
      <style:text-properties fo:color="#ce181e" fo:font-weight="bold" officeooo:rsid="011fc939" style:font-weight-asian="bold" style:font-weight-complex="bold"/>
    </style:style>
    <style:style style:name="T121" style:family="text">
      <style:text-properties fo:color="#ce181e" fo:font-weight="bold" officeooo:rsid="01339cce" style:font-weight-asian="bold" style:font-weight-complex="bold"/>
    </style:style>
    <style:style style:name="T122" style:family="text">
      <style:text-properties fo:color="#ce181e" fo:font-weight="bold" officeooo:rsid="0128a235" style:font-weight-asian="bold" style:font-weight-complex="bold"/>
    </style:style>
    <style:style style:name="T123" style:family="text">
      <style:text-properties fo:color="#ce181e" fo:font-weight="bold" officeooo:rsid="012c83db" style:font-weight-asian="bold" style:font-weight-complex="bold"/>
    </style:style>
    <style:style style:name="T124" style:family="text">
      <style:text-properties fo:color="#ce181e" fo:font-weight="bold" officeooo:rsid="01267d4f" style:font-weight-asian="bold" style:font-weight-complex="bold"/>
    </style:style>
    <style:style style:name="T125" style:family="text">
      <style:text-properties fo:color="#ce181e" fo:font-weight="bold" officeooo:rsid="014191e4" style:font-weight-asian="bold" style:font-weight-complex="bold"/>
    </style:style>
    <style:style style:name="T126" style:family="text">
      <style:text-properties fo:color="#ce181e" fo:font-weight="bold" officeooo:rsid="012a00e7" style:font-weight-asian="bold" style:font-weight-complex="bold"/>
    </style:style>
    <style:style style:name="T127" style:family="text">
      <style:text-properties fo:color="#ce181e" fo:font-weight="bold" officeooo:rsid="0143b64d" style:font-weight-asian="bold" style:font-weight-complex="bold"/>
    </style:style>
    <style:style style:name="T128" style:family="text">
      <style:text-properties fo:color="#ce181e" fo:font-weight="bold" officeooo:rsid="014542ed" style:font-weight-asian="bold" style:font-weight-complex="bold"/>
    </style:style>
    <style:style style:name="T129" style:family="text">
      <style:text-properties fo:color="#ce181e" fo:font-weight="bold" officeooo:rsid="01652a92" style:font-weight-asian="bold" style:font-weight-complex="bold"/>
    </style:style>
    <style:style style:name="T130" style:family="text">
      <style:text-properties fo:color="#ce181e" fo:font-weight="bold" officeooo:rsid="0150eff5" style:font-weight-asian="bold" style:font-weight-complex="bold"/>
    </style:style>
    <style:style style:name="T131" style:family="text">
      <style:text-properties fo:color="#ce181e" fo:font-weight="bold" officeooo:rsid="015716c6" style:font-weight-asian="bold" style:font-weight-complex="bold"/>
    </style:style>
    <style:style style:name="T132" style:family="text">
      <style:text-properties fo:color="#ce181e" fo:font-weight="bold" officeooo:rsid="0161813a" style:font-weight-asian="bold" style:font-weight-complex="bold"/>
    </style:style>
    <style:style style:name="T133" style:family="text">
      <style:text-properties fo:color="#ce181e" fo:font-weight="bold" officeooo:rsid="0197caa3" style:font-weight-asian="bold" style:font-weight-complex="bold"/>
    </style:style>
    <style:style style:name="T134" style:family="text">
      <style:text-properties fo:color="#ce181e" fo:font-weight="bold" officeooo:rsid="018866eb" style:font-weight-asian="bold" style:font-weight-complex="bold"/>
    </style:style>
    <style:style style:name="T135" style:family="text">
      <style:text-properties fo:color="#ce181e" fo:font-weight="bold" officeooo:rsid="01801da6" style:font-weight-asian="bold" style:font-weight-complex="bold"/>
    </style:style>
    <style:style style:name="T136" style:family="text">
      <style:text-properties fo:color="#ce181e" fo:font-weight="bold" officeooo:rsid="019a9e84" style:font-weight-asian="bold" style:font-weight-complex="bold"/>
    </style:style>
    <style:style style:name="T137" style:family="text">
      <style:text-properties fo:color="#ce181e" fo:font-weight="bold" officeooo:rsid="017e6a77" style:font-weight-asian="bold" style:font-weight-complex="bold"/>
    </style:style>
    <style:style style:name="T138" style:family="text">
      <style:text-properties fo:color="#ce181e" fo:font-weight="bold" officeooo:rsid="017b781d" style:font-weight-asian="bold" style:font-weight-complex="bold"/>
    </style:style>
    <style:style style:name="T139" style:family="text">
      <style:text-properties fo:color="#ce181e" fo:font-weight="bold" officeooo:rsid="0181c637" style:font-weight-asian="bold" style:font-weight-complex="bold"/>
    </style:style>
    <style:style style:name="T140" style:family="text">
      <style:text-properties fo:color="#ce181e" fo:font-weight="bold" officeooo:rsid="017ef2fa" style:font-weight-asian="bold" style:font-weight-complex="bold"/>
    </style:style>
    <style:style style:name="T141" style:family="text">
      <style:text-properties fo:color="#ce181e" fo:font-weight="bold" officeooo:rsid="01b13bbd" style:font-weight-asian="bold" style:font-weight-complex="bold"/>
    </style:style>
    <style:style style:name="T142" style:family="text">
      <style:text-properties fo:color="#ce181e" fo:font-weight="bold" officeooo:rsid="01b61985" style:font-weight-asian="bold" style:font-weight-complex="bold"/>
    </style:style>
    <style:style style:name="T143" style:family="text">
      <style:text-properties fo:color="#ce181e" officeooo:rsid="00e74862"/>
    </style:style>
    <style:style style:name="T144" style:family="text">
      <style:text-properties fo:color="#ce181e" fo:font-style="italic" fo:font-weight="bold" officeooo:rsid="00e7abd1" style:font-style-asian="italic" style:font-weight-asian="bold" style:font-style-complex="italic" style:font-weight-complex="bold"/>
    </style:style>
    <style:style style:name="T145" style:family="text">
      <style:text-properties fo:color="#ce181e" fo:font-style="italic" fo:font-weight="bold" officeooo:rsid="00eafdd8" style:font-style-asian="italic" style:font-weight-asian="bold" style:font-style-complex="italic" style:font-weight-complex="bold"/>
    </style:style>
    <style:style style:name="T146" style:family="text">
      <style:text-properties fo:color="#ce181e" fo:font-style="italic" fo:font-weight="bold" officeooo:rsid="01328d39" style:font-style-asian="italic" style:font-weight-asian="bold" style:font-style-complex="italic" style:font-weight-complex="bold"/>
    </style:style>
    <style:style style:name="T147" style:family="text">
      <style:text-properties fo:color="#ce181e" fo:font-style="italic" fo:font-weight="bold" officeooo:rsid="012b576e" style:font-style-asian="italic" style:font-weight-asian="bold" style:font-style-complex="italic" style:font-weight-complex="bold"/>
    </style:style>
    <style:style style:name="T148" style:family="text">
      <style:text-properties fo:color="#ce181e" fo:font-style="italic" fo:font-weight="bold" officeooo:rsid="01b13bbd" style:font-style-asian="italic" style:font-weight-asian="bold" style:font-style-complex="italic" style:font-weight-complex="bold"/>
    </style:style>
    <style:style style:name="T149" style:family="text">
      <style:text-properties fo:color="#ce181e" fo:font-style="normal" fo:font-weight="bold" officeooo:rsid="00e7abd1" style:font-style-asian="normal" style:font-weight-asian="bold" style:font-style-complex="normal" style:font-weight-complex="bold"/>
    </style:style>
    <style:style style:name="T150" style:family="text">
      <style:text-properties fo:color="#ce181e" fo:font-style="normal" fo:font-weight="bold" officeooo:rsid="01320843" style:font-style-asian="normal" style:font-weight-asian="bold" style:font-style-complex="normal" style:font-weight-complex="bold"/>
    </style:style>
    <style:style style:name="T151" style:family="text">
      <style:text-properties fo:color="#ce181e" fo:font-style="normal" fo:font-weight="bold" officeooo:rsid="01328d39" style:font-style-asian="normal" style:font-weight-asian="bold" style:font-style-complex="normal" style:font-weight-complex="bold"/>
    </style:style>
    <style:style style:name="T152" style:family="text">
      <style:text-properties fo:color="#ce181e" fo:font-style="normal" fo:font-weight="bold" officeooo:rsid="012b576e" style:font-style-asian="normal" style:font-weight-asian="bold" style:font-style-complex="normal" style:font-weight-complex="bold"/>
    </style:style>
    <style:style style:name="T153" style:family="text">
      <style:text-properties fo:color="#ce181e" fo:font-style="normal" fo:font-weight="bold" officeooo:rsid="01339cce" style:font-style-asian="normal" style:font-weight-asian="bold" style:font-style-complex="normal" style:font-weight-complex="bold"/>
    </style:style>
    <style:style style:name="T154" style:family="text">
      <style:text-properties fo:color="#ce181e" fo:font-style="normal" fo:font-weight="bold" officeooo:rsid="0159b99b" style:font-style-asian="normal" style:font-weight-asian="bold" style:font-style-complex="normal" style:font-weight-complex="bold"/>
    </style:style>
    <style:style style:name="T155" style:family="text">
      <style:text-properties fo:color="#ce181e" fo:font-style="normal" fo:font-weight="bold" officeooo:rsid="017ef2fa" style:font-style-asian="normal" style:font-weight-asian="bold" style:font-style-complex="normal" style:font-weight-complex="bold"/>
    </style:style>
    <style:style style:name="T156" style:family="text">
      <style:text-properties fo:color="#ce181e" fo:font-style="normal" fo:font-weight="bold" officeooo:rsid="01b13bbd" style:font-style-asian="normal" style:font-weight-asian="bold" style:font-style-complex="normal" style:font-weight-complex="bold"/>
    </style:style>
    <style:style style:name="T157" style:family="text">
      <style:text-properties fo:color="#ce181e" fo:font-style="normal" fo:font-weight="bold" officeooo:rsid="017e6a77" style:font-style-asian="normal" style:font-weight-asian="bold" style:font-style-complex="normal" style:font-weight-complex="bold"/>
    </style:style>
    <style:style style:name="T158" style:family="text">
      <style:text-properties fo:color="#ce181e" fo:font-style="normal" officeooo:rsid="012b576e" style:font-style-asian="normal" style:font-style-complex="normal"/>
    </style:style>
    <style:style style:name="T159" style:family="text">
      <style:text-properties fo:color="#ce181e" style:text-position="super 58%" fo:font-weight="bold" style:font-weight-asian="bold" style:font-weight-complex="bold"/>
    </style:style>
    <style:style style:name="T160" style:family="text">
      <style:text-properties fo:color="#ce181e" style:text-position="super 58%" fo:font-weight="bold" officeooo:rsid="011dea21" style:font-weight-asian="bold" style:font-weight-complex="bold"/>
    </style:style>
    <style:style style:name="T161" style:family="text">
      <style:text-properties fo:color="#ce181e" style:text-position="super 58%" fo:font-weight="bold" officeooo:rsid="01277c26" style:font-weight-asian="bold" style:font-weight-complex="bold"/>
    </style:style>
    <style:style style:name="T162" style:family="text">
      <style:text-properties fo:color="#ce181e" style:text-position="super 58%" fo:font-weight="bold" officeooo:rsid="0128a235" style:font-weight-asian="bold" style:font-weight-complex="bold"/>
    </style:style>
    <style:style style:name="T163" style:family="text">
      <style:text-properties fo:color="#ce181e" style:text-position="super 58%" fo:font-weight="bold" officeooo:rsid="017b781d" style:font-weight-asian="bold" style:font-weight-complex="bold"/>
    </style:style>
    <style:style style:name="T164" style:family="text">
      <style:text-properties fo:color="#ce181e" style:text-position="super 58%" fo:font-weight="bold" officeooo:rsid="0181c637" style:font-weight-asian="bold" style:font-weight-complex="bold"/>
    </style:style>
    <style:style style:name="T165" style:family="text">
      <style:text-properties fo:color="#ce181e" style:text-position="super 58%" fo:font-weight="bold" officeooo:rsid="017ef2fa" style:font-weight-asian="bold" style:font-weight-complex="bold"/>
    </style:style>
    <style:style style:name="T166" style:family="text">
      <style:text-properties fo:color="#ce181e" officeooo:rsid="0143b64d"/>
    </style:style>
    <style:style style:name="T167" style:family="text">
      <style:text-properties fo:color="#ce181e" officeooo:rsid="0163ac5b"/>
    </style:style>
    <style:style style:name="T168" style:family="text">
      <style:text-properties fo:color="#ce181e" officeooo:rsid="01b5cf1e"/>
    </style:style>
    <style:style style:name="T169" style:family="text">
      <style:text-properties officeooo:rsid="00f6361e"/>
    </style:style>
    <style:style style:name="T170" style:family="text">
      <style:text-properties officeooo:rsid="00f909cd"/>
    </style:style>
    <style:style style:name="T171" style:family="text">
      <style:text-properties officeooo:rsid="00f9c017"/>
    </style:style>
    <style:style style:name="T172" style:family="text">
      <style:text-properties officeooo:rsid="00fb3143"/>
    </style:style>
    <style:style style:name="T173" style:family="text">
      <style:text-properties fo:color="#32cd32"/>
    </style:style>
    <style:style style:name="T174" style:family="text">
      <style:text-properties fo:color="#32cd32" fo:font-weight="bold" style:font-weight-asian="bold" style:font-weight-complex="bold"/>
    </style:style>
    <style:style style:name="T175" style:family="text">
      <style:text-properties fo:color="#32cd32" fo:font-weight="bold" officeooo:rsid="00fb3143" style:font-weight-asian="bold" style:font-weight-complex="bold"/>
    </style:style>
    <style:style style:name="T176" style:family="text">
      <style:text-properties fo:color="#32cd32" fo:font-weight="bold" officeooo:rsid="00e0d440" style:font-weight-asian="bold" style:font-weight-complex="bold"/>
    </style:style>
    <style:style style:name="T177" style:family="text">
      <style:text-properties fo:color="#32cd32" fo:font-weight="bold" officeooo:rsid="00fccd12" style:font-weight-asian="bold" style:font-weight-complex="bold"/>
    </style:style>
    <style:style style:name="T178" style:family="text">
      <style:text-properties fo:color="#32cd32" fo:font-weight="bold" officeooo:rsid="00e63f69" style:font-weight-asian="bold" style:font-weight-complex="bold"/>
    </style:style>
    <style:style style:name="T179" style:family="text">
      <style:text-properties fo:color="#32cd32" fo:font-weight="bold" officeooo:rsid="00ea4e7e" style:font-weight-asian="bold" style:font-weight-complex="bold"/>
    </style:style>
    <style:style style:name="T180" style:family="text">
      <style:text-properties fo:color="#32cd32" fo:font-weight="bold" officeooo:rsid="00e7abd1" style:font-weight-asian="bold" style:font-weight-complex="bold"/>
    </style:style>
    <style:style style:name="T181" style:family="text">
      <style:text-properties fo:color="#32cd32" fo:font-weight="bold" officeooo:rsid="0103760a" style:font-weight-asian="bold" style:font-weight-complex="bold"/>
    </style:style>
    <style:style style:name="T182" style:family="text">
      <style:text-properties fo:color="#32cd32" fo:font-weight="bold" officeooo:rsid="00ed6b09" style:font-weight-asian="bold" style:font-weight-complex="bold"/>
    </style:style>
    <style:style style:name="T183" style:family="text">
      <style:text-properties fo:color="#32cd32" fo:font-weight="bold" officeooo:rsid="00f39267" style:font-weight-asian="bold" style:font-weight-complex="bold"/>
    </style:style>
    <style:style style:name="T184" style:family="text">
      <style:text-properties fo:color="#32cd32" fo:font-weight="bold" officeooo:rsid="01058679" style:font-weight-asian="bold" style:font-weight-complex="bold"/>
    </style:style>
    <style:style style:name="T185" style:family="text">
      <style:text-properties fo:color="#32cd32" fo:font-weight="bold" officeooo:rsid="00eff147" style:font-weight-asian="bold" style:font-weight-complex="bold"/>
    </style:style>
    <style:style style:name="T186" style:family="text">
      <style:text-properties fo:color="#32cd32" fo:font-weight="bold" officeooo:rsid="00f2868e" style:font-weight-asian="bold" style:font-weight-complex="bold"/>
    </style:style>
    <style:style style:name="T187" style:family="text">
      <style:text-properties fo:color="#32cd32" fo:font-weight="bold" officeooo:rsid="010b65db" style:font-weight-asian="bold" style:font-weight-complex="bold"/>
    </style:style>
    <style:style style:name="T188" style:family="text">
      <style:text-properties fo:color="#32cd32" fo:font-weight="bold" officeooo:rsid="011dea21" style:font-weight-asian="bold" style:font-weight-complex="bold"/>
    </style:style>
    <style:style style:name="T189" style:family="text">
      <style:text-properties fo:color="#32cd32" fo:font-weight="bold" officeooo:rsid="01267d4f" style:font-weight-asian="bold" style:font-weight-complex="bold"/>
    </style:style>
    <style:style style:name="T190" style:family="text">
      <style:text-properties fo:color="#32cd32" fo:font-weight="bold" officeooo:rsid="0121c995" style:font-weight-asian="bold" style:font-weight-complex="bold"/>
    </style:style>
    <style:style style:name="T191" style:family="text">
      <style:text-properties fo:color="#32cd32" fo:font-weight="bold" officeooo:rsid="01302bb5" style:font-weight-asian="bold" style:font-weight-complex="bold"/>
    </style:style>
    <style:style style:name="T192" style:family="text">
      <style:text-properties fo:color="#32cd32" fo:font-weight="bold" officeooo:rsid="01328d39" style:font-weight-asian="bold" style:font-weight-complex="bold"/>
    </style:style>
    <style:style style:name="T193" style:family="text">
      <style:text-properties fo:color="#32cd32" fo:font-weight="bold" officeooo:rsid="012a00e7" style:font-weight-asian="bold" style:font-weight-complex="bold"/>
    </style:style>
    <style:style style:name="T194" style:family="text">
      <style:text-properties fo:color="#32cd32" fo:font-weight="bold" officeooo:rsid="012b61db" style:font-weight-asian="bold" style:font-weight-complex="bold"/>
    </style:style>
    <style:style style:name="T195" style:family="text">
      <style:text-properties fo:color="#32cd32" fo:font-weight="bold" officeooo:rsid="0123b8aa" style:font-weight-asian="bold" style:font-weight-complex="bold"/>
    </style:style>
    <style:style style:name="T196" style:family="text">
      <style:text-properties fo:color="#32cd32" fo:font-weight="bold" officeooo:rsid="0121d9c0" style:font-weight-asian="bold" style:font-weight-complex="bold"/>
    </style:style>
    <style:style style:name="T197" style:family="text">
      <style:text-properties fo:color="#32cd32" fo:font-weight="bold" officeooo:rsid="011fc939" style:font-weight-asian="bold" style:font-weight-complex="bold"/>
    </style:style>
    <style:style style:name="T198" style:family="text">
      <style:text-properties fo:color="#32cd32" fo:font-weight="bold" officeooo:rsid="01277c26" style:font-weight-asian="bold" style:font-weight-complex="bold"/>
    </style:style>
    <style:style style:name="T199" style:family="text">
      <style:text-properties fo:color="#32cd32" fo:font-weight="bold" officeooo:rsid="012c83db" style:font-weight-asian="bold" style:font-weight-complex="bold"/>
    </style:style>
    <style:style style:name="T200" style:family="text">
      <style:text-properties fo:color="#32cd32" fo:font-weight="bold" officeooo:rsid="0128a235" style:font-weight-asian="bold" style:font-weight-complex="bold"/>
    </style:style>
    <style:style style:name="T201" style:family="text">
      <style:text-properties fo:color="#32cd32" fo:font-weight="bold" officeooo:rsid="013cf904" style:font-weight-asian="bold" style:font-weight-complex="bold"/>
    </style:style>
    <style:style style:name="T202" style:family="text">
      <style:text-properties fo:color="#32cd32" fo:font-weight="bold" officeooo:rsid="012298da" style:font-weight-asian="bold" style:font-weight-complex="bold"/>
    </style:style>
    <style:style style:name="T203" style:family="text">
      <style:text-properties fo:color="#32cd32" fo:font-weight="bold" officeooo:rsid="012b7727" style:font-weight-asian="bold" style:font-weight-complex="bold"/>
    </style:style>
    <style:style style:name="T204" style:family="text">
      <style:text-properties fo:color="#32cd32" fo:font-weight="bold" officeooo:rsid="011fe5cc" style:font-weight-asian="bold" style:font-weight-complex="bold"/>
    </style:style>
    <style:style style:name="T205" style:family="text">
      <style:text-properties fo:color="#32cd32" fo:font-weight="bold" officeooo:rsid="011930ff" style:font-weight-asian="bold" style:font-weight-complex="bold"/>
    </style:style>
    <style:style style:name="T206" style:family="text">
      <style:text-properties fo:color="#32cd32" fo:font-weight="bold" officeooo:rsid="014305a2" style:font-weight-asian="bold" style:font-weight-complex="bold"/>
    </style:style>
    <style:style style:name="T207" style:family="text">
      <style:text-properties fo:color="#32cd32" fo:font-weight="bold" officeooo:rsid="0143b64d" style:font-weight-asian="bold" style:font-weight-complex="bold"/>
    </style:style>
    <style:style style:name="T208" style:family="text">
      <style:text-properties fo:color="#32cd32" fo:font-weight="bold" officeooo:rsid="01410831" style:font-weight-asian="bold" style:font-weight-complex="bold"/>
    </style:style>
    <style:style style:name="T209" style:family="text">
      <style:text-properties fo:color="#32cd32" fo:font-weight="bold" officeooo:rsid="014542ed" style:font-weight-asian="bold" style:font-weight-complex="bold"/>
    </style:style>
    <style:style style:name="T210" style:family="text">
      <style:text-properties fo:color="#32cd32" fo:font-weight="bold" officeooo:rsid="0145f668" style:font-weight-asian="bold" style:font-weight-complex="bold"/>
    </style:style>
    <style:style style:name="T211" style:family="text">
      <style:text-properties fo:color="#32cd32" fo:font-weight="bold" officeooo:rsid="01493395" style:font-weight-asian="bold" style:font-weight-complex="bold"/>
    </style:style>
    <style:style style:name="T212" style:family="text">
      <style:text-properties fo:color="#32cd32" fo:font-weight="bold" officeooo:rsid="0163e460" style:font-weight-asian="bold" style:font-weight-complex="bold"/>
    </style:style>
    <style:style style:name="T213" style:family="text">
      <style:text-properties fo:color="#32cd32" fo:font-weight="bold" officeooo:rsid="01652a92" style:font-weight-asian="bold" style:font-weight-complex="bold"/>
    </style:style>
    <style:style style:name="T214" style:family="text">
      <style:text-properties fo:color="#32cd32" fo:font-weight="bold" officeooo:rsid="015716c6" style:font-weight-asian="bold" style:font-weight-complex="bold"/>
    </style:style>
    <style:style style:name="T215" style:family="text">
      <style:text-properties fo:color="#32cd32" fo:font-weight="bold" officeooo:rsid="015dc432" style:font-weight-asian="bold" style:font-weight-complex="bold"/>
    </style:style>
    <style:style style:name="T216" style:family="text">
      <style:text-properties fo:color="#32cd32" fo:font-weight="bold" officeooo:rsid="0150eff5" style:font-weight-asian="bold" style:font-weight-complex="bold"/>
    </style:style>
    <style:style style:name="T217" style:family="text">
      <style:text-properties fo:color="#32cd32" fo:font-weight="bold" officeooo:rsid="0159b99b" style:font-weight-asian="bold" style:font-weight-complex="bold"/>
    </style:style>
    <style:style style:name="T218" style:family="text">
      <style:text-properties fo:color="#32cd32" fo:font-weight="bold" officeooo:rsid="018bb8b8" style:font-weight-asian="bold" style:font-weight-complex="bold"/>
    </style:style>
    <style:style style:name="T219" style:family="text">
      <style:text-properties fo:color="#32cd32" fo:font-weight="bold" officeooo:rsid="0158b0c6" style:font-weight-asian="bold" style:font-weight-complex="bold"/>
    </style:style>
    <style:style style:name="T220" style:family="text">
      <style:text-properties fo:color="#32cd32" fo:font-weight="bold" officeooo:rsid="015c96bf" style:font-weight-asian="bold" style:font-weight-complex="bold"/>
    </style:style>
    <style:style style:name="T221" style:family="text">
      <style:text-properties fo:color="#32cd32" fo:font-weight="bold" officeooo:rsid="015210c0" style:font-weight-asian="bold" style:font-weight-complex="bold"/>
    </style:style>
    <style:style style:name="T222" style:family="text">
      <style:text-properties fo:color="#32cd32" fo:font-weight="bold" officeooo:rsid="015b3207" style:font-weight-asian="bold" style:font-weight-complex="bold"/>
    </style:style>
    <style:style style:name="T223" style:family="text">
      <style:text-properties fo:color="#32cd32" fo:font-weight="bold" officeooo:rsid="01636db6" style:font-weight-asian="bold" style:font-weight-complex="bold"/>
    </style:style>
    <style:style style:name="T224" style:family="text">
      <style:text-properties fo:color="#32cd32" fo:font-weight="bold" officeooo:rsid="0161813a" style:font-weight-asian="bold" style:font-weight-complex="bold"/>
    </style:style>
    <style:style style:name="T225" style:family="text">
      <style:text-properties fo:color="#32cd32" fo:font-weight="bold" officeooo:rsid="018e8159" style:font-weight-asian="bold" style:font-weight-complex="bold"/>
    </style:style>
    <style:style style:name="T226" style:family="text">
      <style:text-properties fo:color="#32cd32" fo:font-weight="bold" officeooo:rsid="0163ac5b" style:font-weight-asian="bold" style:font-weight-complex="bold"/>
    </style:style>
    <style:style style:name="T227" style:family="text">
      <style:text-properties fo:color="#32cd32" fo:font-weight="bold" officeooo:rsid="01926c09" style:font-weight-asian="bold" style:font-weight-complex="bold"/>
    </style:style>
    <style:style style:name="T228" style:family="text">
      <style:text-properties fo:color="#32cd32" fo:font-weight="bold" officeooo:rsid="016f406e" style:font-weight-asian="bold" style:font-weight-complex="bold"/>
    </style:style>
    <style:style style:name="T229" style:family="text">
      <style:text-properties fo:color="#32cd32" fo:font-weight="bold" officeooo:rsid="01701afc" style:font-weight-asian="bold" style:font-weight-complex="bold"/>
    </style:style>
    <style:style style:name="T230" style:family="text">
      <style:text-properties fo:color="#32cd32" fo:font-weight="bold" officeooo:rsid="01759dcc" style:font-weight-asian="bold" style:font-weight-complex="bold"/>
    </style:style>
    <style:style style:name="T231" style:family="text">
      <style:text-properties fo:color="#32cd32" fo:font-weight="bold" officeooo:rsid="0173e56e" style:font-weight-asian="bold" style:font-weight-complex="bold"/>
    </style:style>
    <style:style style:name="T232" style:family="text">
      <style:text-properties fo:color="#32cd32" fo:font-weight="bold" officeooo:rsid="0175fdbd" style:font-weight-asian="bold" style:font-weight-complex="bold"/>
    </style:style>
    <style:style style:name="T233" style:family="text">
      <style:text-properties fo:color="#32cd32" fo:font-weight="bold" officeooo:rsid="0172ccf3" style:font-weight-asian="bold" style:font-weight-complex="bold"/>
    </style:style>
    <style:style style:name="T234" style:family="text">
      <style:text-properties fo:color="#32cd32" fo:font-weight="bold" officeooo:rsid="017b781d" style:font-weight-asian="bold" style:font-weight-complex="bold"/>
    </style:style>
    <style:style style:name="T235" style:family="text">
      <style:text-properties fo:color="#32cd32" fo:font-weight="bold" officeooo:rsid="0199fb73" style:font-weight-asian="bold" style:font-weight-complex="bold"/>
    </style:style>
    <style:style style:name="T236" style:family="text">
      <style:text-properties fo:color="#32cd32" fo:font-weight="bold" officeooo:rsid="0181c637" style:font-weight-asian="bold" style:font-weight-complex="bold"/>
    </style:style>
    <style:style style:name="T237" style:family="text">
      <style:text-properties fo:color="#32cd32" fo:font-weight="bold" officeooo:rsid="019a9e84" style:font-weight-asian="bold" style:font-weight-complex="bold"/>
    </style:style>
    <style:style style:name="T238" style:family="text">
      <style:text-properties fo:color="#32cd32" fo:font-weight="bold" officeooo:rsid="01872cf3" style:font-weight-asian="bold" style:font-weight-complex="bold"/>
    </style:style>
    <style:style style:name="T239" style:family="text">
      <style:text-properties fo:color="#32cd32" fo:font-weight="bold" officeooo:rsid="017e6a77" style:font-weight-asian="bold" style:font-weight-complex="bold"/>
    </style:style>
    <style:style style:name="T240" style:family="text">
      <style:text-properties fo:color="#32cd32" fo:font-weight="bold" officeooo:rsid="018866eb" style:font-weight-asian="bold" style:font-weight-complex="bold"/>
    </style:style>
    <style:style style:name="T241" style:family="text">
      <style:text-properties fo:color="#32cd32" fo:font-weight="bold" officeooo:rsid="017ef2fa" style:font-weight-asian="bold" style:font-weight-complex="bold"/>
    </style:style>
    <style:style style:name="T242" style:family="text">
      <style:text-properties fo:color="#32cd32" fo:font-weight="bold" officeooo:rsid="01801da6" style:font-weight-asian="bold" style:font-weight-complex="bold"/>
    </style:style>
    <style:style style:name="T243" style:family="text">
      <style:text-properties fo:color="#32cd32" fo:font-weight="bold" officeooo:rsid="017a42f7" style:font-weight-asian="bold" style:font-weight-complex="bold"/>
    </style:style>
    <style:style style:name="T244" style:family="text">
      <style:text-properties fo:color="#32cd32" fo:font-weight="bold" officeooo:rsid="01b13bbd" style:font-weight-asian="bold" style:font-weight-complex="bold"/>
    </style:style>
    <style:style style:name="T245" style:family="text">
      <style:text-properties fo:color="#32cd32" fo:font-weight="bold" officeooo:rsid="01b61985" style:font-weight-asian="bold" style:font-weight-complex="bold"/>
    </style:style>
    <style:style style:name="T246" style:family="text">
      <style:text-properties fo:color="#32cd32" fo:font-weight="bold" officeooo:rsid="00dd5022" style:font-weight-asian="bold" style:font-weight-complex="bold"/>
    </style:style>
    <style:style style:name="T247" style:family="text">
      <style:text-properties fo:color="#32cd32" fo:font-weight="bold" officeooo:rsid="01bfc6bc" style:font-weight-asian="bold" style:font-weight-complex="bold"/>
    </style:style>
    <style:style style:name="T248" style:family="text">
      <style:text-properties fo:color="#32cd32" fo:font-weight="bold" officeooo:rsid="01c09b6a" style:font-weight-asian="bold" style:font-weight-complex="bold"/>
    </style:style>
    <style:style style:name="T249" style:family="text">
      <style:text-properties fo:color="#32cd32" fo:font-weight="bold" officeooo:rsid="01c28b65" style:font-weight-asian="bold" style:font-weight-complex="bold"/>
    </style:style>
    <style:style style:name="T250" style:family="text">
      <style:text-properties fo:color="#32cd32" style:text-underline-style="none" fo:font-weight="bold" officeooo:rsid="01354a27" style:font-weight-asian="bold" style:font-weight-complex="bold"/>
    </style:style>
    <style:style style:name="T251" style:family="text">
      <style:text-properties fo:color="#32cd32" fo:font-style="italic" fo:font-weight="bold" style:font-style-asian="italic" style:font-weight-asian="bold" style:font-style-complex="italic" style:font-weight-complex="bold"/>
    </style:style>
    <style:style style:name="T252" style:family="text">
      <style:text-properties fo:color="#32cd32" fo:font-style="italic" fo:font-weight="bold" officeooo:rsid="0121d9c0" style:font-style-asian="italic" style:font-weight-asian="bold" style:font-style-complex="italic" style:font-weight-complex="bold"/>
    </style:style>
    <style:style style:name="T253" style:family="text">
      <style:text-properties fo:color="#32cd32" fo:font-style="italic" fo:font-weight="bold" officeooo:rsid="013bb2d1" style:font-style-asian="italic" style:font-weight-asian="bold" style:font-style-complex="italic" style:font-weight-complex="bold"/>
    </style:style>
    <style:style style:name="T254" style:family="text">
      <style:text-properties fo:color="#32cd32" fo:font-style="italic" fo:font-weight="bold" officeooo:rsid="012b7727" style:font-style-asian="italic" style:font-weight-asian="bold" style:font-style-complex="italic" style:font-weight-complex="bold"/>
    </style:style>
    <style:style style:name="T255" style:family="text">
      <style:text-properties fo:color="#32cd32" fo:font-style="italic" fo:font-weight="bold" officeooo:rsid="017b781d" style:font-style-asian="italic" style:font-weight-asian="bold" style:font-style-complex="italic" style:font-weight-complex="bold"/>
    </style:style>
    <style:style style:name="T256" style:family="text">
      <style:text-properties fo:color="#32cd32" fo:font-style="normal" fo:font-weight="bold" style:font-style-asian="normal" style:font-weight-asian="bold" style:font-style-complex="normal" style:font-weight-complex="bold"/>
    </style:style>
    <style:style style:name="T257" style:family="text">
      <style:text-properties fo:color="#32cd32" fo:font-style="normal" fo:font-weight="bold" officeooo:rsid="011fc939" style:font-style-asian="normal" style:font-weight-asian="bold" style:font-style-complex="normal" style:font-weight-complex="bold"/>
    </style:style>
    <style:style style:name="T258" style:family="text">
      <style:text-properties fo:color="#32cd32" fo:font-style="normal" fo:font-weight="bold" officeooo:rsid="013b8643" style:font-style-asian="normal" style:font-weight-asian="bold" style:font-style-complex="normal" style:font-weight-complex="bold"/>
    </style:style>
    <style:style style:name="T259" style:family="text">
      <style:text-properties fo:color="#32cd32" fo:font-style="normal" fo:font-weight="bold" officeooo:rsid="0121d9c0" style:font-style-asian="normal" style:font-weight-asian="bold" style:font-style-complex="normal" style:font-weight-complex="bold"/>
    </style:style>
    <style:style style:name="T260" style:family="text">
      <style:text-properties fo:color="#32cd32" fo:font-style="normal" fo:font-weight="bold" officeooo:rsid="0128a235" style:font-style-asian="normal" style:font-weight-asian="bold" style:font-style-complex="normal" style:font-weight-complex="bold"/>
    </style:style>
    <style:style style:name="T261" style:family="text">
      <style:text-properties fo:color="#32cd32" fo:font-style="normal" fo:font-weight="bold" officeooo:rsid="012b7727" style:font-style-asian="normal" style:font-weight-asian="bold" style:font-style-complex="normal" style:font-weight-complex="bold"/>
    </style:style>
    <style:style style:name="T262" style:family="text">
      <style:text-properties fo:color="#32cd32" fo:font-style="normal" fo:font-weight="bold" officeooo:rsid="01652a92" style:font-style-asian="normal" style:font-weight-asian="bold" style:font-style-complex="normal" style:font-weight-complex="bold"/>
    </style:style>
    <style:style style:name="T263" style:family="text">
      <style:text-properties fo:color="#32cd32" fo:font-style="normal" fo:font-weight="bold" officeooo:rsid="015716c6" style:font-style-asian="normal" style:font-weight-asian="bold" style:font-style-complex="normal" style:font-weight-complex="bold"/>
    </style:style>
    <style:style style:name="T264" style:family="text">
      <style:text-properties fo:color="#32cd32" fo:font-style="normal" fo:font-weight="bold" officeooo:rsid="0161813a" style:font-style-asian="normal" style:font-weight-asian="bold" style:font-style-complex="normal" style:font-weight-complex="bold"/>
    </style:style>
    <style:style style:name="T265" style:family="text">
      <style:text-properties fo:color="#32cd32" fo:font-style="normal" fo:font-weight="bold" officeooo:rsid="017b781d" style:font-style-asian="normal" style:font-weight-asian="bold" style:font-style-complex="normal" style:font-weight-complex="bold"/>
    </style:style>
    <style:style style:name="T266" style:family="text">
      <style:text-properties fo:color="#32cd32" style:text-position="super 58%" fo:font-weight="bold" style:font-weight-asian="bold" style:font-weight-complex="bold"/>
    </style:style>
    <style:style style:name="T267" style:family="text">
      <style:text-properties fo:color="#32cd32" style:text-position="super 58%" fo:font-weight="bold" officeooo:rsid="0121c995" style:font-weight-asian="bold" style:font-weight-complex="bold"/>
    </style:style>
    <style:style style:name="T268" style:family="text">
      <style:text-properties fo:color="#32cd32" style:text-position="super 58%" fo:font-weight="bold" officeooo:rsid="0123b8aa" style:font-weight-asian="bold" style:font-weight-complex="bold"/>
    </style:style>
    <style:style style:name="T269" style:family="text">
      <style:text-properties fo:color="#32cd32" style:text-position="super 58%" fo:font-weight="bold" officeooo:rsid="011fc939" style:font-weight-asian="bold" style:font-weight-complex="bold"/>
    </style:style>
    <style:style style:name="T270" style:family="text">
      <style:text-properties fo:color="#32cd32" style:text-position="super 58%" fo:font-weight="bold" officeooo:rsid="01277c26" style:font-weight-asian="bold" style:font-weight-complex="bold"/>
    </style:style>
    <style:style style:name="T271" style:family="text">
      <style:text-properties fo:color="#32cd32" style:text-position="super 58%" fo:font-weight="bold" officeooo:rsid="0121d9c0" style:font-weight-asian="bold" style:font-weight-complex="bold"/>
    </style:style>
    <style:style style:name="T272" style:family="text">
      <style:text-properties fo:color="#32cd32" style:text-position="super 58%" fo:font-weight="bold" officeooo:rsid="0128a235" style:font-weight-asian="bold" style:font-weight-complex="bold"/>
    </style:style>
    <style:style style:name="T273" style:family="text">
      <style:text-properties fo:color="#32cd32" style:text-position="super 58%" fo:font-weight="bold" officeooo:rsid="011fe5cc" style:font-weight-asian="bold" style:font-weight-complex="bold"/>
    </style:style>
    <style:style style:name="T274" style:family="text">
      <style:text-properties fo:color="#32cd32" style:text-position="super 58%" fo:font-weight="bold" officeooo:rsid="012298da" style:font-weight-asian="bold" style:font-weight-complex="bold"/>
    </style:style>
    <style:style style:name="T275" style:family="text">
      <style:text-properties fo:color="#32cd32" style:text-position="super 58%" fo:font-weight="bold" officeooo:rsid="011dea21" style:font-weight-asian="bold" style:font-weight-complex="bold"/>
    </style:style>
    <style:style style:name="T276" style:family="text">
      <style:text-properties fo:color="#32cd32" style:text-position="super 58%" fo:font-weight="bold" officeooo:rsid="0150eff5" style:font-weight-asian="bold" style:font-weight-complex="bold"/>
    </style:style>
    <style:style style:name="T277" style:family="text">
      <style:text-properties fo:color="#32cd32" style:text-position="super 58%" fo:font-weight="bold" officeooo:rsid="0158b0c6" style:font-weight-asian="bold" style:font-weight-complex="bold"/>
    </style:style>
    <style:style style:name="T278" style:family="text">
      <style:text-properties fo:color="#32cd32" style:text-position="super 58%" fo:font-weight="bold" officeooo:rsid="015c96bf" style:font-weight-asian="bold" style:font-weight-complex="bold"/>
    </style:style>
    <style:style style:name="T279" style:family="text">
      <style:text-properties fo:color="#32cd32" style:text-position="super 58%" fo:font-weight="bold" officeooo:rsid="0161813a" style:font-weight-asian="bold" style:font-weight-complex="bold"/>
    </style:style>
    <style:style style:name="T280" style:family="text">
      <style:text-properties fo:color="#32cd32" style:text-position="super 58%" fo:font-weight="bold" officeooo:rsid="016f406e" style:font-weight-asian="bold" style:font-weight-complex="bold"/>
    </style:style>
    <style:style style:name="T281" style:family="text">
      <style:text-properties fo:color="#32cd32" style:text-position="super 58%" fo:font-weight="bold" officeooo:rsid="01701afc" style:font-weight-asian="bold" style:font-weight-complex="bold"/>
    </style:style>
    <style:style style:name="T282" style:family="text">
      <style:text-properties fo:color="#32cd32" style:text-position="super 58%" fo:font-weight="bold" officeooo:rsid="0173e56e" style:font-weight-asian="bold" style:font-weight-complex="bold"/>
    </style:style>
    <style:style style:name="T283" style:family="text">
      <style:text-properties fo:color="#32cd32" style:text-position="super 58%" fo:font-weight="bold" officeooo:rsid="017b781d" style:font-weight-asian="bold" style:font-weight-complex="bold"/>
    </style:style>
    <style:style style:name="T284" style:family="text">
      <style:text-properties fo:color="#32cd32" style:text-position="super 58%" fo:font-weight="bold" officeooo:rsid="0199fb73" style:font-weight-asian="bold" style:font-weight-complex="bold"/>
    </style:style>
    <style:style style:name="T285" style:family="text">
      <style:text-properties fo:color="#32cd32" style:text-position="super 58%" fo:font-weight="bold" officeooo:rsid="0181c637" style:font-weight-asian="bold" style:font-weight-complex="bold"/>
    </style:style>
    <style:style style:name="T286" style:family="text">
      <style:text-properties fo:color="#32cd32" style:text-position="super 58%" fo:font-weight="bold" officeooo:rsid="018866eb" style:font-weight-asian="bold" style:font-weight-complex="bold"/>
    </style:style>
    <style:style style:name="T287" style:family="text">
      <style:text-properties fo:color="#32cd32" style:text-position="super 58%" fo:font-weight="bold" officeooo:rsid="0103760a" style:font-weight-asian="bold" style:font-weight-complex="bold"/>
    </style:style>
    <style:style style:name="T288" style:family="text">
      <style:text-properties fo:color="#32cd32" style:text-position="super 58%" fo:font-weight="bold" officeooo:rsid="00e63f69" style:font-weight-asian="bold" style:font-weight-complex="bold"/>
    </style:style>
    <style:style style:name="T289" style:family="text">
      <style:text-properties fo:color="#32cd32" style:text-position="super 58%" fo:font-weight="bold" officeooo:rsid="00fb3143" style:font-weight-asian="bold" style:font-weight-complex="bold"/>
    </style:style>
    <style:style style:name="T290" style:family="text">
      <style:text-properties fo:color="#32cd32" style:text-position="super 58%" fo:font-style="normal" fo:font-weight="bold" officeooo:rsid="0128a235" style:font-style-asian="normal" style:font-weight-asian="bold" style:font-style-complex="normal" style:font-weight-complex="bold"/>
    </style:style>
    <style:style style:name="T291" style:family="text">
      <style:text-properties fo:color="#32cd32" style:text-position="super 58%" fo:font-style="normal" fo:font-weight="bold" officeooo:rsid="01652a92" style:font-style-asian="normal" style:font-weight-asian="bold" style:font-style-complex="normal" style:font-weight-complex="bold"/>
    </style:style>
    <style:style style:name="T292" style:family="text">
      <style:text-properties officeooo:rsid="00fccd12"/>
    </style:style>
    <style:style style:name="T293" style:family="text">
      <style:text-properties officeooo:rsid="00fe790f"/>
    </style:style>
    <style:style style:name="T294" style:family="text">
      <style:text-properties fo:color="#ffa07a" fo:font-weight="bold" style:font-weight-asian="bold" style:font-weight-complex="bold"/>
    </style:style>
    <style:style style:name="T295" style:family="text">
      <style:text-properties fo:color="#ffa07a" fo:font-weight="bold" officeooo:rsid="00fe790f" style:font-weight-asian="bold" style:font-weight-complex="bold"/>
    </style:style>
    <style:style style:name="T296" style:family="text">
      <style:text-properties fo:color="#ffa07a" fo:font-weight="bold" officeooo:rsid="00e406e8" style:font-weight-asian="bold" style:font-weight-complex="bold"/>
    </style:style>
    <style:style style:name="T297" style:family="text">
      <style:text-properties fo:color="#ffa07a" fo:font-weight="bold" officeooo:rsid="00f9c017" style:font-weight-asian="bold" style:font-weight-complex="bold"/>
    </style:style>
    <style:style style:name="T298" style:family="text">
      <style:text-properties fo:color="#ffa07a" fo:font-weight="bold" officeooo:rsid="011fc939" style:font-weight-asian="bold" style:font-weight-complex="bold"/>
    </style:style>
    <style:style style:name="T299" style:family="text">
      <style:text-properties fo:color="#ffa07a" fo:font-weight="bold" officeooo:rsid="012c83db" style:font-weight-asian="bold" style:font-weight-complex="bold"/>
    </style:style>
    <style:style style:name="T300" style:family="text">
      <style:text-properties fo:color="#ffa07a" fo:font-weight="bold" officeooo:rsid="014305a2" style:font-weight-asian="bold" style:font-weight-complex="bold"/>
    </style:style>
    <style:style style:name="T301" style:family="text">
      <style:text-properties fo:color="#ffa07a" fo:font-weight="bold" officeooo:rsid="0145f668" style:font-weight-asian="bold" style:font-weight-complex="bold"/>
    </style:style>
    <style:style style:name="T302" style:family="text">
      <style:text-properties fo:color="#ffa07a" fo:font-weight="bold" officeooo:rsid="01bfc6bc" style:font-weight-asian="bold" style:font-weight-complex="bold"/>
    </style:style>
    <style:style style:name="T303" style:family="text">
      <style:text-properties fo:color="#ffa07a" style:text-position="super 58%" fo:font-weight="bold" style:font-weight-asian="bold" style:font-weight-complex="bold"/>
    </style:style>
    <style:style style:name="T304" style:family="text">
      <style:text-properties fo:color="#ffa07a" style:text-position="super 58%" fo:font-weight="bold" officeooo:rsid="011fc939" style:font-weight-asian="bold" style:font-weight-complex="bold"/>
    </style:style>
    <style:style style:name="T305" style:family="text">
      <style:text-properties officeooo:rsid="00ffb644"/>
    </style:style>
    <style:style style:name="T306" style:family="text">
      <style:text-properties officeooo:rsid="0100527f"/>
    </style:style>
    <style:style style:name="T307" style:family="text">
      <style:text-properties fo:color="#000000"/>
    </style:style>
    <style:style style:name="T308" style:family="text">
      <style:text-properties fo:color="#000000" officeooo:rsid="01014835"/>
    </style:style>
    <style:style style:name="T309" style:family="text">
      <style:text-properties fo:color="#000000" fo:font-weight="normal" style:font-weight-asian="normal" style:font-weight-complex="normal"/>
    </style:style>
    <style:style style:name="T310" style:family="text">
      <style:text-properties fo:color="#000000" fo:font-weight="normal" officeooo:rsid="01058679" style:font-weight-asian="normal" style:font-weight-complex="normal"/>
    </style:style>
    <style:style style:name="T311" style:family="text">
      <style:text-properties fo:color="#000000" fo:font-weight="normal" officeooo:rsid="0143b64d" style:font-weight-asian="normal" style:font-weight-complex="normal"/>
    </style:style>
    <style:style style:name="T312" style:family="text">
      <style:text-properties fo:color="#000000" fo:font-weight="normal" officeooo:rsid="01af2508" style:font-weight-asian="normal" style:font-weight-complex="normal"/>
    </style:style>
    <style:style style:name="T313" style:family="text">
      <style:text-properties fo:color="#000000" fo:font-weight="normal" officeooo:rsid="00dd5022" style:font-weight-asian="normal" style:font-weight-complex="normal"/>
    </style:style>
    <style:style style:name="T314" style:family="text">
      <style:text-properties fo:color="#000000" fo:font-weight="normal" officeooo:rsid="01be1adb" style:font-weight-asian="normal" style:font-weight-complex="normal"/>
    </style:style>
    <style:style style:name="T315" style:family="text">
      <style:text-properties fo:color="#000000" officeooo:rsid="0143b64d"/>
    </style:style>
    <style:style style:name="T316" style:family="text">
      <style:text-properties fo:color="#000000" officeooo:rsid="0121d9c0"/>
    </style:style>
    <style:style style:name="T317" style:family="text">
      <style:text-properties fo:color="#000000" officeooo:rsid="0150eff5"/>
    </style:style>
    <style:style style:name="T318" style:family="text">
      <style:text-properties fo:color="#000000" style:text-position="super 58%"/>
    </style:style>
    <style:style style:name="T319" style:family="text">
      <style:text-properties officeooo:rsid="0102bef6"/>
    </style:style>
    <style:style style:name="T320" style:family="text">
      <style:text-properties fo:color="#f4a460" fo:font-weight="bold" style:font-weight-asian="bold" style:font-weight-complex="bold"/>
    </style:style>
    <style:style style:name="T321" style:family="text">
      <style:text-properties fo:color="#f4a460" fo:font-weight="bold" officeooo:rsid="01014835" style:font-weight-asian="bold" style:font-weight-complex="bold"/>
    </style:style>
    <style:style style:name="T322" style:family="text">
      <style:text-properties fo:color="#f4a460" style:text-position="super 58%" fo:font-weight="bold" officeooo:rsid="01014835" style:font-weight-asian="bold" style:font-weight-complex="bold"/>
    </style:style>
    <style:style style:name="T323" style:family="text">
      <style:text-properties officeooo:rsid="0103760a"/>
    </style:style>
    <style:style style:name="T324" style:family="text">
      <style:text-properties fo:color="#ff7f50" fo:font-weight="bold" style:font-weight-asian="bold" style:font-weight-complex="bold"/>
    </style:style>
    <style:style style:name="T325" style:family="text">
      <style:text-properties fo:color="#ff7f50" fo:font-weight="bold" officeooo:rsid="00f39267" style:font-weight-asian="bold" style:font-weight-complex="bold"/>
    </style:style>
    <style:style style:name="T326" style:family="text">
      <style:text-properties fo:color="#ff7f50" fo:font-weight="bold" officeooo:rsid="01058679" style:font-weight-asian="bold" style:font-weight-complex="bold"/>
    </style:style>
    <style:style style:name="T327" style:family="text">
      <style:text-properties officeooo:rsid="0107ad37"/>
    </style:style>
    <style:style style:name="T328" style:family="text">
      <style:text-properties officeooo:rsid="010cec5c"/>
    </style:style>
    <style:style style:name="T329" style:family="text">
      <style:text-properties officeooo:rsid="0110f9a2"/>
    </style:style>
    <style:style style:name="T330" style:family="text">
      <style:text-properties officeooo:rsid="01151a17"/>
    </style:style>
    <style:style style:name="T331" style:family="text">
      <style:text-properties officeooo:rsid="011dad73"/>
    </style:style>
    <style:style style:name="T332" style:family="text">
      <style:text-properties officeooo:rsid="011dea21"/>
    </style:style>
    <style:style style:name="T333" style:family="text">
      <style:text-properties officeooo:rsid="011fc939"/>
    </style:style>
    <style:style style:name="T334" style:family="text">
      <style:text-properties officeooo:rsid="011fe5cc"/>
    </style:style>
    <style:style style:name="T335" style:family="text">
      <style:text-properties officeooo:rsid="0121c995"/>
    </style:style>
    <style:style style:name="T336" style:family="text">
      <style:text-properties officeooo:rsid="0121d9c0"/>
    </style:style>
    <style:style style:name="T337" style:family="text">
      <style:text-properties officeooo:rsid="012298da"/>
    </style:style>
    <style:style style:name="T338" style:family="text">
      <style:text-properties officeooo:rsid="0123b8aa"/>
    </style:style>
    <style:style style:name="T339" style:family="text">
      <style:text-properties officeooo:rsid="012526a9"/>
    </style:style>
    <style:style style:name="T340" style:family="text">
      <style:text-properties officeooo:rsid="01267d4f"/>
    </style:style>
    <style:style style:name="T341" style:family="text">
      <style:text-properties officeooo:rsid="0126ae68"/>
    </style:style>
    <style:style style:name="T342" style:family="text">
      <style:text-properties officeooo:rsid="01277c26"/>
    </style:style>
    <style:style style:name="T343" style:family="text">
      <style:text-properties officeooo:rsid="0128a235"/>
    </style:style>
    <style:style style:name="T344" style:family="text">
      <style:text-properties officeooo:rsid="0129f57b"/>
    </style:style>
    <style:style style:name="T345" style:family="text">
      <style:text-properties officeooo:rsid="012a00e7"/>
    </style:style>
    <style:style style:name="T346" style:family="text">
      <style:text-properties officeooo:rsid="012a1aa0"/>
    </style:style>
    <style:style style:name="T347" style:family="text">
      <style:text-properties officeooo:rsid="012b576e"/>
    </style:style>
    <style:style style:name="T348" style:family="text">
      <style:text-properties officeooo:rsid="012b61db"/>
    </style:style>
    <style:style style:name="T349" style:family="text">
      <style:text-properties officeooo:rsid="012b7727"/>
    </style:style>
    <style:style style:name="T350" style:family="text">
      <style:text-properties officeooo:rsid="012bc239"/>
    </style:style>
    <style:style style:name="T351" style:family="text">
      <style:text-properties officeooo:rsid="012c83db"/>
    </style:style>
    <style:style style:name="T352" style:family="text">
      <style:text-properties officeooo:rsid="01302bb5"/>
    </style:style>
    <style:style style:name="T353" style:family="text">
      <style:text-properties officeooo:rsid="0131fc88"/>
    </style:style>
    <style:style style:name="T354" style:family="text">
      <style:text-properties officeooo:rsid="01320843"/>
    </style:style>
    <style:style style:name="T355" style:family="text">
      <style:text-properties officeooo:rsid="01328d39"/>
    </style:style>
    <style:style style:name="T356" style:family="text">
      <style:text-properties officeooo:rsid="01339cce"/>
    </style:style>
    <style:style style:name="T357" style:family="text">
      <style:text-properties style:text-position="super 58%"/>
    </style:style>
    <style:style style:name="T358" style:family="text">
      <style:text-properties style:text-position="super 58%" officeooo:rsid="011dea21"/>
    </style:style>
    <style:style style:name="T359" style:family="text">
      <style:text-properties style:text-position="super 58%" officeooo:rsid="012b576e"/>
    </style:style>
    <style:style style:name="T360" style:family="text">
      <style:text-properties style:text-position="super 58%" officeooo:rsid="01267d4f"/>
    </style:style>
    <style:style style:name="T361" style:family="text">
      <style:text-properties style:text-position="super 58%" officeooo:rsid="0121c995"/>
    </style:style>
    <style:style style:name="T362" style:family="text">
      <style:text-properties style:text-position="super 58%" officeooo:rsid="0123b8aa"/>
    </style:style>
    <style:style style:name="T363" style:family="text">
      <style:text-properties style:text-position="super 58%" officeooo:rsid="0126ae68"/>
    </style:style>
    <style:style style:name="T364" style:family="text">
      <style:text-properties style:text-position="super 58%" officeooo:rsid="01277c26"/>
    </style:style>
    <style:style style:name="T365" style:family="text">
      <style:text-properties style:text-position="super 58%" officeooo:rsid="011fc939"/>
    </style:style>
    <style:style style:name="T366" style:family="text">
      <style:text-properties style:text-position="super 58%" fo:font-style="normal" style:font-style-asian="normal" style:font-style-complex="normal"/>
    </style:style>
    <style:style style:name="T367" style:family="text">
      <style:text-properties style:text-position="super 58%" fo:font-style="normal" officeooo:rsid="01277c26" style:font-style-asian="normal" style:font-style-complex="normal"/>
    </style:style>
    <style:style style:name="T368" style:family="text">
      <style:text-properties style:text-position="super 58%" fo:font-style="normal" officeooo:rsid="0181c637" style:font-style-asian="normal" style:font-style-complex="normal"/>
    </style:style>
    <style:style style:name="T369" style:family="text">
      <style:text-properties style:text-position="super 58%" officeooo:rsid="0121d9c0"/>
    </style:style>
    <style:style style:name="T370" style:family="text">
      <style:text-properties style:text-position="super 58%" officeooo:rsid="0128a235"/>
    </style:style>
    <style:style style:name="T371" style:family="text">
      <style:text-properties style:text-position="super 58%" officeooo:rsid="012526a9"/>
    </style:style>
    <style:style style:name="T372" style:family="text">
      <style:text-properties style:text-position="super 58%" officeooo:rsid="011fe5cc"/>
    </style:style>
    <style:style style:name="T373" style:family="text">
      <style:text-properties style:text-position="super 58%" officeooo:rsid="012298da"/>
    </style:style>
    <style:style style:name="T374" style:family="text">
      <style:text-properties style:text-position="super 58%" officeooo:rsid="0163ac5b"/>
    </style:style>
    <style:style style:name="T375" style:family="text">
      <style:text-properties style:text-position="super 58%" officeooo:rsid="0163e460"/>
    </style:style>
    <style:style style:name="T376" style:family="text">
      <style:text-properties style:text-position="super 58%" officeooo:rsid="015b3207"/>
    </style:style>
    <style:style style:name="T377" style:family="text">
      <style:text-properties style:text-position="super 58%" officeooo:rsid="0150eff5"/>
    </style:style>
    <style:style style:name="T378" style:family="text">
      <style:text-properties style:text-position="super 58%" fo:font-weight="bold" officeooo:rsid="01058679" style:font-weight-asian="bold" style:font-weight-complex="bold"/>
    </style:style>
    <style:style style:name="T379" style:family="text">
      <style:text-properties style:text-position="super 58%" officeooo:rsid="01636db6"/>
    </style:style>
    <style:style style:name="T380" style:family="text">
      <style:text-properties style:text-position="super 58%" officeooo:rsid="0161813a"/>
    </style:style>
    <style:style style:name="T381" style:family="text">
      <style:text-properties style:text-position="super 58%" officeooo:rsid="0173e56e"/>
    </style:style>
    <style:style style:name="T382" style:family="text">
      <style:text-properties style:text-position="super 58%" officeooo:rsid="0172ccf3"/>
    </style:style>
    <style:style style:name="T383" style:family="text">
      <style:text-properties style:text-position="super 58%" officeooo:rsid="01963b24"/>
    </style:style>
    <style:style style:name="T384" style:family="text">
      <style:text-properties style:text-position="super 58%" officeooo:rsid="01701afc"/>
    </style:style>
    <style:style style:name="T385" style:family="text">
      <style:text-properties style:text-position="super 58%" officeooo:rsid="0174bd04"/>
    </style:style>
    <style:style style:name="T386" style:family="text">
      <style:text-properties style:text-position="super 58%" officeooo:rsid="01990c4b"/>
    </style:style>
    <style:style style:name="T387" style:family="text">
      <style:text-properties style:text-position="super 58%" officeooo:rsid="01759dcc"/>
    </style:style>
    <style:style style:name="T388" style:family="text">
      <style:text-properties style:text-position="super 58%" officeooo:rsid="0199fb73"/>
    </style:style>
    <style:style style:name="T389" style:family="text">
      <style:text-properties style:text-position="super 58%" officeooo:rsid="017b781d"/>
    </style:style>
    <style:style style:name="T390" style:family="text">
      <style:text-properties style:text-position="super 58%" officeooo:rsid="01801da6"/>
    </style:style>
    <style:style style:name="T391" style:family="text">
      <style:text-properties style:text-position="super 58%" officeooo:rsid="0181c637"/>
    </style:style>
    <style:style style:name="T392" style:family="text">
      <style:text-properties style:text-position="super 58%" officeooo:rsid="017c9603"/>
    </style:style>
    <style:style style:name="T393" style:family="text">
      <style:text-properties style:text-position="super 58%" officeooo:rsid="017ef2fa"/>
    </style:style>
    <style:style style:name="T394" style:family="text">
      <style:text-properties style:text-position="super 58%" officeooo:rsid="00fb3143"/>
    </style:style>
    <style:style style:name="T395" style:family="text">
      <style:text-properties style:text-position="super 58%" officeooo:rsid="00fccd12"/>
    </style:style>
    <style:style style:name="T396" style:family="text">
      <style:text-properties officeooo:rsid="0136383f"/>
    </style:style>
    <style:style style:name="T397" style:family="text">
      <style:text-properties officeooo:rsid="01381027"/>
    </style:style>
    <style:style style:name="T398" style:family="text">
      <style:text-properties officeooo:rsid="013982a7"/>
    </style:style>
    <style:style style:name="T399" style:family="text">
      <style:text-properties officeooo:rsid="013cf01d"/>
    </style:style>
    <style:style style:name="T400" style:family="text">
      <style:text-properties fo:color="#fa8072" fo:font-weight="bold" style:font-weight-asian="bold" style:font-weight-complex="bold"/>
    </style:style>
    <style:style style:name="T401" style:family="text">
      <style:text-properties fo:color="#fa8072" fo:font-weight="bold" officeooo:rsid="011fc939" style:font-weight-asian="bold" style:font-weight-complex="bold"/>
    </style:style>
    <style:style style:name="T402" style:family="text">
      <style:text-properties fo:color="#fa8072" fo:font-weight="bold" officeooo:rsid="0131fc88" style:font-weight-asian="bold" style:font-weight-complex="bold"/>
    </style:style>
    <style:style style:name="T403" style:family="text">
      <style:text-properties fo:color="#fa8072" fo:font-weight="bold" officeooo:rsid="01302bb5" style:font-weight-asian="bold" style:font-weight-complex="bold"/>
    </style:style>
    <style:style style:name="T404" style:family="text">
      <style:text-properties fo:color="#fa8072" fo:font-weight="bold" officeooo:rsid="014191e4" style:font-weight-asian="bold" style:font-weight-complex="bold"/>
    </style:style>
    <style:style style:name="T405" style:family="text">
      <style:text-properties fo:color="#fa8072" fo:font-weight="bold" officeooo:rsid="011dea21" style:font-weight-asian="bold" style:font-weight-complex="bold"/>
    </style:style>
    <style:style style:name="T406" style:family="text">
      <style:text-properties fo:color="#fa8072" fo:font-weight="bold" officeooo:rsid="014305a2" style:font-weight-asian="bold" style:font-weight-complex="bold"/>
    </style:style>
    <style:style style:name="T407" style:family="text">
      <style:text-properties fo:color="#fa8072" fo:font-weight="bold" officeooo:rsid="014542ed" style:font-weight-asian="bold" style:font-weight-complex="bold"/>
    </style:style>
    <style:style style:name="T408" style:family="text">
      <style:text-properties fo:color="#fa8072" fo:font-weight="bold" officeooo:rsid="0145f668" style:font-weight-asian="bold" style:font-weight-complex="bold"/>
    </style:style>
    <style:style style:name="T409" style:family="text">
      <style:text-properties fo:color="#fa8072" style:text-position="super 58%" fo:font-weight="bold" style:font-weight-asian="bold" style:font-weight-complex="bold"/>
    </style:style>
    <style:style style:name="T410" style:family="text">
      <style:text-properties fo:color="#fa8072" style:text-position="super 58%" fo:font-weight="bold" officeooo:rsid="011fc939" style:font-weight-asian="bold" style:font-weight-complex="bold"/>
    </style:style>
    <style:style style:name="T411" style:family="text">
      <style:text-properties fo:color="#fa8072" style:text-position="super 58%" fo:font-weight="bold" officeooo:rsid="011dea21" style:font-weight-asian="bold" style:font-weight-complex="bold"/>
    </style:style>
    <style:style style:name="T412" style:family="text">
      <style:text-properties fo:color="#fa8072" fo:font-style="normal" fo:font-weight="bold" style:font-style-asian="normal" style:font-weight-asian="bold" style:font-style-complex="normal" style:font-weight-complex="bold"/>
    </style:style>
    <style:style style:name="T413" style:family="text">
      <style:text-properties officeooo:rsid="013cf904"/>
    </style:style>
    <style:style style:name="T414" style:family="text">
      <style:text-properties officeooo:rsid="013e6fbd"/>
    </style:style>
    <style:style style:name="T415" style:family="text">
      <style:text-properties officeooo:rsid="01410831"/>
    </style:style>
    <style:style style:name="T416" style:family="text">
      <style:text-properties officeooo:rsid="014191e4"/>
    </style:style>
    <style:style style:name="T417" style:family="text">
      <style:text-properties officeooo:rsid="014305a2"/>
    </style:style>
    <style:style style:name="T418" style:family="text">
      <style:text-properties officeooo:rsid="0143b64d"/>
    </style:style>
    <style:style style:name="T419" style:family="text">
      <style:text-properties officeooo:rsid="014542ed"/>
    </style:style>
    <style:style style:name="T420" style:family="text">
      <style:text-properties officeooo:rsid="0145f668"/>
    </style:style>
    <style:style style:name="T421" style:family="text">
      <style:text-properties officeooo:rsid="014bf5a3"/>
    </style:style>
    <style:style style:name="T422" style:family="text">
      <style:text-properties officeooo:rsid="014face7"/>
    </style:style>
    <style:style style:name="T423" style:family="text">
      <style:text-properties officeooo:rsid="0150eff5"/>
    </style:style>
    <style:style style:name="T424" style:family="text">
      <style:text-properties officeooo:rsid="015210c0"/>
    </style:style>
    <style:style style:name="T425" style:family="text">
      <style:text-properties officeooo:rsid="015716c6"/>
    </style:style>
    <style:style style:name="T426" style:family="text">
      <style:text-properties officeooo:rsid="0158b0c6"/>
    </style:style>
    <style:style style:name="T427" style:family="text">
      <style:text-properties officeooo:rsid="0159b99b"/>
    </style:style>
    <style:style style:name="T428" style:family="text">
      <style:text-properties officeooo:rsid="015b3207"/>
    </style:style>
    <style:style style:name="T429" style:family="text">
      <style:text-properties officeooo:rsid="015c96bf"/>
    </style:style>
    <style:style style:name="T430" style:family="text">
      <style:text-properties officeooo:rsid="015f6ae4"/>
    </style:style>
    <style:style style:name="T431" style:family="text">
      <style:text-properties officeooo:rsid="015fcc20"/>
    </style:style>
    <style:style style:name="T432" style:family="text">
      <style:text-properties officeooo:rsid="0161813a"/>
    </style:style>
    <style:style style:name="T433" style:family="text">
      <style:text-properties officeooo:rsid="01636db6"/>
    </style:style>
    <style:style style:name="T434" style:family="text">
      <style:text-properties officeooo:rsid="0163ac5b"/>
    </style:style>
    <style:style style:name="T435" style:family="text">
      <style:text-properties officeooo:rsid="0163e460"/>
    </style:style>
    <style:style style:name="T436" style:family="text">
      <style:text-properties officeooo:rsid="01652a92"/>
    </style:style>
    <style:style style:name="T437" style:family="text">
      <style:text-properties officeooo:rsid="016c2b4a"/>
    </style:style>
    <style:style style:name="T438" style:family="text">
      <style:text-properties officeooo:rsid="016d5e6b"/>
    </style:style>
    <style:style style:name="T439" style:family="text">
      <style:text-properties officeooo:rsid="016f406e"/>
    </style:style>
    <style:style style:name="T440" style:family="text">
      <style:text-properties officeooo:rsid="01701afc"/>
    </style:style>
    <style:style style:name="T441" style:family="text">
      <style:text-properties officeooo:rsid="0171b260"/>
    </style:style>
    <style:style style:name="T442" style:family="text">
      <style:text-properties officeooo:rsid="0172ccf3"/>
    </style:style>
    <style:style style:name="T443" style:family="text">
      <style:text-properties officeooo:rsid="0173e56e"/>
    </style:style>
    <style:style style:name="T444" style:family="text">
      <style:text-properties officeooo:rsid="0174bd04"/>
    </style:style>
    <style:style style:name="T445" style:family="text">
      <style:text-properties officeooo:rsid="01759dcc"/>
    </style:style>
    <style:style style:name="T446" style:family="text">
      <style:text-properties officeooo:rsid="0175fdbd"/>
    </style:style>
    <style:style style:name="T447" style:family="text">
      <style:text-properties officeooo:rsid="017a42f7"/>
    </style:style>
    <style:style style:name="T448" style:family="text">
      <style:text-properties officeooo:rsid="017b781d"/>
    </style:style>
    <style:style style:name="T449" style:family="text">
      <style:text-properties officeooo:rsid="017c9603"/>
    </style:style>
    <style:style style:name="T450" style:family="text">
      <style:text-properties officeooo:rsid="017e6a77"/>
    </style:style>
    <style:style style:name="T451" style:family="text">
      <style:text-properties officeooo:rsid="017ef2fa"/>
    </style:style>
    <style:style style:name="T452" style:family="text">
      <style:text-properties officeooo:rsid="01801da6"/>
    </style:style>
    <style:style style:name="T453" style:family="text">
      <style:text-properties officeooo:rsid="0181c637"/>
    </style:style>
    <style:style style:name="T454" style:family="text">
      <style:text-properties officeooo:rsid="01843572"/>
    </style:style>
    <style:style style:name="T455" style:family="text">
      <style:text-properties officeooo:rsid="01856ff0"/>
    </style:style>
    <style:style style:name="T456" style:family="text">
      <style:text-properties officeooo:rsid="01872cf3"/>
    </style:style>
    <style:style style:name="T457" style:family="text">
      <style:text-properties officeooo:rsid="018866eb"/>
    </style:style>
    <style:style style:name="T458" style:family="text">
      <style:text-properties fo:color="#ff0000"/>
    </style:style>
    <style:style style:name="T459" style:family="text">
      <style:text-properties fo:color="#ff0000" fo:font-weight="bold" style:font-weight-asian="bold" style:font-weight-complex="bold"/>
    </style:style>
    <style:style style:name="T460" style:family="text">
      <style:text-properties fo:color="#ff0000" fo:font-weight="bold" officeooo:rsid="015716c6" style:font-weight-asian="bold" style:font-weight-complex="bold"/>
    </style:style>
    <style:style style:name="T461" style:family="text">
      <style:text-properties fo:color="#ff0000" fo:font-weight="bold" officeooo:rsid="0158b0c6" style:font-weight-asian="bold" style:font-weight-complex="bold"/>
    </style:style>
    <style:style style:name="T462" style:family="text">
      <style:text-properties fo:color="#ff0000" fo:font-weight="bold" officeooo:rsid="0159b99b" style:font-weight-asian="bold" style:font-weight-complex="bold"/>
    </style:style>
    <style:style style:name="T463" style:family="text">
      <style:text-properties fo:color="#ff0000" fo:font-weight="bold" officeooo:rsid="0161813a" style:font-weight-asian="bold" style:font-weight-complex="bold"/>
    </style:style>
    <style:style style:name="T464" style:family="text">
      <style:text-properties fo:color="#ff0000" fo:font-weight="bold" officeooo:rsid="0173e56e" style:font-weight-asian="bold" style:font-weight-complex="bold"/>
    </style:style>
    <style:style style:name="T465" style:family="text">
      <style:text-properties fo:color="#ff0000" fo:font-weight="bold" officeooo:rsid="016f406e" style:font-weight-asian="bold" style:font-weight-complex="bold"/>
    </style:style>
    <style:style style:name="T466" style:family="text">
      <style:text-properties fo:color="#ff0000" fo:font-weight="bold" officeooo:rsid="01701afc" style:font-weight-asian="bold" style:font-weight-complex="bold"/>
    </style:style>
    <style:style style:name="T467" style:family="text">
      <style:text-properties fo:color="#ff0000" fo:font-weight="bold" officeooo:rsid="0175fdbd" style:font-weight-asian="bold" style:font-weight-complex="bold"/>
    </style:style>
    <style:style style:name="T468" style:family="text">
      <style:text-properties fo:color="#ff0000" fo:font-weight="bold" officeooo:rsid="01801da6" style:font-weight-asian="bold" style:font-weight-complex="bold"/>
    </style:style>
    <style:style style:name="T469" style:family="text">
      <style:text-properties fo:color="#ff0000" fo:font-weight="bold" officeooo:rsid="017b781d" style:font-weight-asian="bold" style:font-weight-complex="bold"/>
    </style:style>
    <style:style style:name="T470" style:family="text">
      <style:text-properties fo:color="#ff0000" officeooo:rsid="016f406e"/>
    </style:style>
    <style:style style:name="T471" style:family="text">
      <style:text-properties fo:color="#ff0000" style:text-position="super 58%" fo:font-weight="bold" officeooo:rsid="0173e56e" style:font-weight-asian="bold" style:font-weight-complex="bold"/>
    </style:style>
    <style:style style:name="T472" style:family="text">
      <style:text-properties fo:color="#ff0000" style:text-position="super 58%" fo:font-weight="bold" officeooo:rsid="0175fdbd" style:font-weight-asian="bold" style:font-weight-complex="bold"/>
    </style:style>
    <style:style style:name="T473" style:family="text">
      <style:text-properties fo:color="#ff0000" style:text-position="super 58%" fo:font-weight="bold" officeooo:rsid="01801da6" style:font-weight-asian="bold" style:font-weight-complex="bold"/>
    </style:style>
    <style:style style:name="T474" style:family="text">
      <style:text-properties fo:color="#ff0000" officeooo:rsid="01963b24"/>
    </style:style>
    <style:style style:name="T475" style:family="text">
      <style:text-properties officeooo:rsid="018c8c66"/>
    </style:style>
    <style:style style:name="T476" style:family="text">
      <style:text-properties officeooo:rsid="018e8159"/>
    </style:style>
    <style:style style:name="T477" style:family="text">
      <style:text-properties officeooo:rsid="019072a3"/>
    </style:style>
    <style:style style:name="T478" style:family="text">
      <style:text-properties fo:color="#ff8c00"/>
    </style:style>
    <style:style style:name="T479" style:family="text">
      <style:text-properties fo:color="#ff8c00" officeooo:rsid="01926c09"/>
    </style:style>
    <style:style style:name="T480" style:family="text">
      <style:text-properties fo:color="#ff8c00" officeooo:rsid="019072a3"/>
    </style:style>
    <style:style style:name="T481" style:family="text">
      <style:text-properties fo:color="#ff8c00" fo:font-weight="bold" fo:background-color="transparent" loext:char-shading-value="0" style:font-weight-asian="bold" style:font-weight-complex="bold"/>
    </style:style>
    <style:style style:name="T482" style:family="text">
      <style:text-properties fo:color="#ff8c00" fo:font-weight="bold" officeooo:rsid="017b781d" fo:background-color="transparent" loext:char-shading-value="0" style:font-weight-asian="bold" style:font-weight-complex="bold"/>
    </style:style>
    <style:style style:name="T483" style:family="text">
      <style:text-properties fo:color="#ff8c00" fo:font-weight="bold" officeooo:rsid="01801da6" fo:background-color="transparent" loext:char-shading-value="0" style:font-weight-asian="bold" style:font-weight-complex="bold"/>
    </style:style>
    <style:style style:name="T484" style:family="text">
      <style:text-properties fo:color="#ff8c00" fo:font-weight="bold" style:font-weight-asian="bold" style:font-weight-complex="bold"/>
    </style:style>
    <style:style style:name="T485" style:family="text">
      <style:text-properties fo:color="#ff8c00" fo:font-weight="bold" officeooo:rsid="01801da6" style:font-weight-asian="bold" style:font-weight-complex="bold"/>
    </style:style>
    <style:style style:name="T486" style:family="text">
      <style:text-properties fo:color="#ff8c00" fo:font-weight="bold" officeooo:rsid="019a9e84" style:font-weight-asian="bold" style:font-weight-complex="bold"/>
    </style:style>
    <style:style style:name="T487" style:family="text">
      <style:text-properties fo:color="#ff8c00" style:text-position="super 58%" fo:font-weight="bold" officeooo:rsid="017b781d" fo:background-color="transparent" loext:char-shading-value="0" style:font-weight-asian="bold" style:font-weight-complex="bold"/>
    </style:style>
    <style:style style:name="T488" style:family="text">
      <style:text-properties fo:color="#ff8c00" style:text-position="super 58%" fo:font-weight="bold" officeooo:rsid="019a9e84" style:font-weight-asian="bold" style:font-weight-complex="bold"/>
    </style:style>
    <style:style style:name="T489" style:family="text">
      <style:text-properties fo:color="#ff8c00" style:text-position="super 58%" officeooo:rsid="01926c09"/>
    </style:style>
    <style:style style:name="T490" style:family="text">
      <style:text-properties officeooo:rsid="01963b24"/>
    </style:style>
    <style:style style:name="T491" style:family="text">
      <style:text-properties officeooo:rsid="0197caa3"/>
    </style:style>
    <style:style style:name="T492" style:family="text">
      <style:text-properties officeooo:rsid="01990c4b"/>
    </style:style>
    <style:style style:name="T493" style:family="text">
      <style:text-properties officeooo:rsid="0199fb73"/>
    </style:style>
    <style:style style:name="T494" style:family="text">
      <style:text-properties officeooo:rsid="019aa1a2"/>
    </style:style>
    <style:style style:name="T495" style:family="text">
      <style:text-properties officeooo:rsid="019c7aba"/>
    </style:style>
    <style:style style:name="T496" style:family="text">
      <style:text-properties officeooo:rsid="019f135b"/>
    </style:style>
    <style:style style:name="T497" style:family="text">
      <style:text-properties officeooo:rsid="01b005a5"/>
    </style:style>
    <style:style style:name="T498" style:family="text">
      <style:text-properties officeooo:rsid="01b13bbd"/>
    </style:style>
    <style:style style:name="T499" style:family="text">
      <style:text-properties officeooo:rsid="01b61985"/>
    </style:style>
    <style:style style:name="T500" style:family="text">
      <style:text-properties officeooo:rsid="01b90521"/>
    </style:style>
    <style:style style:name="T501" style:family="text">
      <style:text-properties officeooo:rsid="01ba0360"/>
    </style:style>
    <style:style style:name="T502" style:family="text">
      <style:text-properties officeooo:rsid="01bbbd51"/>
    </style:style>
    <style:style style:name="T503" style:family="text">
      <style:text-properties officeooo:rsid="01bc171e"/>
    </style:style>
    <style:style style:name="T504" style:family="text">
      <style:text-properties officeooo:rsid="01be1adb"/>
    </style:style>
    <style:style style:name="T505" style:family="text">
      <style:text-properties officeooo:rsid="00dd5022"/>
    </style:style>
    <style:style style:name="T506" style:family="text">
      <style:text-properties officeooo:rsid="01bf338c"/>
    </style:style>
    <style:style style:name="T507" style:family="text">
      <style:text-properties fo:color="#00a933"/>
    </style:style>
    <style:style style:name="T508" style:family="text">
      <style:text-properties fo:color="#00a933" fo:font-weight="bold" style:font-weight-asian="bold" style:font-weight-complex="bold"/>
    </style:style>
    <style:style style:name="T509" style:family="text">
      <style:text-properties officeooo:rsid="01bfc6bc"/>
    </style:style>
    <style:style style:name="T510" style:family="text">
      <style:text-properties fo:color="#1c1c1c"/>
    </style:style>
    <style:style style:name="T511" style:family="text">
      <style:text-properties fo:color="#1c1c1c" fo:font-weight="bold" style:font-weight-asian="bold" style:font-weight-complex="bold"/>
    </style:style>
    <style:style style:name="T512" style:family="text">
      <style:text-properties fo:color="#1c1c1c" officeooo:rsid="01bfc6bc"/>
    </style:style>
    <style:style style:name="T513" style:family="text">
      <style:text-properties officeooo:rsid="01c0219e"/>
    </style:style>
    <style:style style:name="T514" style:family="text">
      <style:text-properties officeooo:rsid="01c09b6a"/>
    </style:style>
    <style:style style:name="T515" style:family="text">
      <style:text-properties officeooo:rsid="01c28b65"/>
    </style:style>
    <style:style style:name="T516" style:family="text">
      <style:text-properties officeooo:rsid="01c43314"/>
    </style:style>
    <style:style style:name="T517" style:family="text">
      <style:text-properties officeooo:rsid="01c9064c"/>
    </style:style>
    <style:style style:name="T518" style:family="text">
      <style:text-properties officeooo:rsid="01d13886"/>
    </style:style>
    <style:style style:name="T519" style:family="text">
      <style:text-properties officeooo:rsid="01d13948"/>
    </style:style>
    <style:style style:name="T520" style:family="text">
      <style:text-properties officeooo:rsid="01d22569"/>
    </style:style>
    <style:style style:name="T521" style:family="text">
      <style:text-properties officeooo:rsid="01d3a8b0"/>
    </style:style>
    <style:style style:name="T522" style:family="text">
      <style:text-properties officeooo:rsid="01d3ddb9"/>
    </style:style>
    <style:style style:name="T523" style:family="text">
      <style:text-properties officeooo:rsid="01d5235d"/>
    </style:style>
    <style:style style:name="T524" style:family="text">
      <style:text-properties officeooo:rsid="01d661c5"/>
    </style:style>
    <style:style style:name="T525" style:family="text">
      <style:text-properties officeooo:rsid="01d6b151"/>
    </style:style>
    <style:style style:name="T526" style:family="text">
      <style:text-properties officeooo:rsid="01da91e4"/>
    </style:style>
    <style:style style:name="T527" style:family="text">
      <style:text-properties officeooo:rsid="01dc3c91"/>
    </style:style>
    <style:style style:name="T528" style:family="text">
      <style:text-properties officeooo:rsid="01ddc445"/>
    </style:style>
    <style:style style:name="T529" style:family="text">
      <style:text-properties officeooo:rsid="01deec99"/>
    </style:style>
    <style:style style:name="T530" style:family="text">
      <style:text-properties officeooo:rsid="01dfcfa8"/>
    </style:style>
    <style:style style:name="T531" style:family="text">
      <style:text-properties officeooo:rsid="01e3271a"/>
    </style:style>
    <style:style style:name="T532" style:family="text">
      <style:text-properties officeooo:rsid="01e44703"/>
    </style:style>
    <style:style style:name="T533" style:family="text">
      <style:text-properties officeooo:rsid="01e6707d"/>
    </style:style>
    <style:style style:name="T534" style:family="text">
      <style:text-properties officeooo:rsid="01e755b3"/>
    </style:style>
    <style:style style:name="T535" style:family="text">
      <style:text-properties officeooo:rsid="01e91036"/>
    </style:style>
    <style:style style:name="T536" style:family="text">
      <style:text-properties officeooo:rsid="01eb0845"/>
    </style:style>
    <style:style style:name="T537" style:family="text">
      <style:text-properties officeooo:rsid="01ec1842"/>
    </style:style>
    <style:style style:name="T538" style:family="text">
      <style:text-properties officeooo:rsid="01ee2d8b"/>
    </style:style>
    <style:style style:name="T539" style:family="text">
      <style:text-properties officeooo:rsid="01f01b6e"/>
    </style:style>
    <style:style style:name="T540" style:family="text">
      <style:text-properties officeooo:rsid="01f1b59c"/>
    </style:style>
    <style:style style:name="T541" style:family="text">
      <style:text-properties officeooo:rsid="01f308e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2"><text:span text:style-name="T172">FH / ABCDEGH</text:span><text:span text:style-name="T394">2</text:span><text:span text:style-name="T172">ILT manca M, K è recuperato dalle note di Hilka </text:span><text:span text:style-name="T175">Varianti</text:span><text:span text:style-name="T172"> </text:span><text:span text:style-name="T107">Errori </text:span><text:span text:style-name="T295">Varianti Beta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94125372273472">
          <table:table-cell table:style-name="Table1.A1" office:value-type="string">
            <text:p text:style-name="P139">1</text:p>
          </table:table-cell>
          <table:table-cell table:style-name="Table1.A1" office:value-type="string">
            <text:p text:style-name="P139">Cil qui ait cuer de vaselaige</text:p>
          </table:table-cell>
          <table:table-cell table:style-name="Table1.C1" office:value-type="string">
            <text:p text:style-name="P139">BD] ...cuer et...</text:p>
          </table:table-cell>
        </table:table-row>
        <table:table-row table:style-name="TableLine94125368983808">
          <table:table-cell table:style-name="Table1.A2" office:value-type="string">
            <text:p text:style-name="P139">2</text:p>
          </table:table-cell>
          <table:table-cell table:style-name="Table1.A2" office:value-type="string">
            <text:p text:style-name="P139">Et veult ameir de fin coraige</text:p>
          </table:table-cell>
          <table:table-cell table:style-name="Table1.C2" office:value-type="string">
            <text:p text:style-name="P173"><text:span text:style-name="T48">BI] ...de bon..</text:span>.</text:p>
          </table:table-cell>
        </table:table-row>
        <table:table-row table:style-name="TableLine94125380068992">
          <table:table-cell table:style-name="Table1.A2" office:value-type="string">
            <text:p text:style-name="P139">3</text:p>
          </table:table-cell>
          <table:table-cell table:style-name="Table1.A2" office:value-type="string">
            <text:p text:style-name="P139">Cil doit oir et escouteir</text:p>
          </table:table-cell>
          <table:table-cell table:style-name="Table1.C2" office:value-type="string">
            <text:p text:style-name="P164">B] Il… C<text:span text:style-name="T169">L</text:span>] Se <text:span text:style-name="T169">(L Ce)</text:span>… ; DEGH<text:span text:style-name="T357">2</text:span>TW] Si… <text:span text:style-name="T106">I] Sil uuelt…</text:span></text:p>
          </table:table-cell>
        </table:table-row>
        <table:table-row table:style-name="TableLine94125363964192">
          <table:table-cell table:style-name="Table1.A2" office:value-type="string">
            <text:p text:style-name="P139">4</text:p>
          </table:table-cell>
          <table:table-cell table:style-name="Table1.A2" office:value-type="string">
            <text:p text:style-name="P139">Ceu que Aymes veult raconteir</text:p>
          </table:table-cell>
          <table:table-cell table:style-name="Table1.C2" office:value-type="string">
            <text:p text:style-name="P164"/>
          </table:table-cell>
        </table:table-row>
        <table:table-row table:style-name="TableLine94125383428864">
          <table:table-cell table:style-name="Table1.A2" office:value-type="string">
            <text:p text:style-name="P139">5</text:p>
          </table:table-cell>
          <table:table-cell table:style-name="Table1.A2" office:value-type="string">
            <text:p text:style-name="P140">Asseiz i puet de bien aprandre</text:p>
          </table:table-cell>
          <table:table-cell table:style-name="Table1.C2" office:value-type="string">
            <text:p text:style-name="P165"><text:span text:style-name="T106">G] ...entendre</text:span><text:span text:style-name="T330"> </text:span><text:span text:style-name="T76">[dato dal successivo entendre] </text:span>; I] Assez puet...</text:p>
          </table:table-cell>
        </table:table-row>
        <table:table-row table:style-name="TableLine94125355656880">
          <table:table-cell table:style-name="Table1.A2" office:value-type="string">
            <text:p text:style-name="P139">6</text:p>
          </table:table-cell>
          <table:table-cell table:style-name="Table1.A2" office:value-type="string">
            <text:p text:style-name="P140">Qui de boin cuer i veult antandre</text:p>
          </table:table-cell>
          <table:table-cell table:style-name="Table1.C2" office:value-type="string">
            <text:p text:style-name="P241"><text:span text:style-name="T246">W</text:span><text:span text:style-name="T176">E</text:span><text:span text:style-name="T246">] </text:span><text:span text:style-name="T176">(E Se) </text:span><text:span text:style-name="T246">de fin cueur…</text:span><text:span text:style-name="T313"> ; G</text:span><text:span text:style-name="T314">IT</text:span><text:span text:style-name="T313">] Si...</text:span><text:span text:style-name="T314">(G cuer </text:span><text:span text:style-name="T313">vealt</text:span><text:span text:style-name="T314">, I </text:span><text:span text:style-name="T313">il uuelt</text:span><text:span text:style-name="T314">)</text:span></text:p>
          </table:table-cell>
        </table:table-row>
        <table:table-row table:style-name="TableLine94125385037248">
          <table:table-cell table:style-name="Table1.A2" office:value-type="string">
            <text:p text:style-name="P139">7</text:p>
          </table:table-cell>
          <table:table-cell table:style-name="Table1.A2" office:value-type="string">
            <text:p text:style-name="P140">Or oiés seignours que je di</text:p>
          </table:table-cell>
          <table:table-cell table:style-name="Table1.C2" office:value-type="string">
            <text:p text:style-name="P166"><text:span text:style-name="T174">D</text:span><text:span text:style-name="T175">H</text:span><text:span text:style-name="T289">2</text:span><text:span text:style-name="T175">T</text:span><text:span text:style-name="T174">] Seignor or oez</text:span><text:span text:style-name="T175">...</text:span></text:p>
          </table:table-cell>
        </table:table-row>
        <table:table-row table:style-name="TableLine94125361683760">
          <table:table-cell table:style-name="Table1.A2" office:value-type="string">
            <text:p text:style-name="P245">8!!!!</text:p>
          </table:table-cell>
          <table:table-cell table:style-name="Table1.A2" office:value-type="string">
            <text:p text:style-name="P246">Aymes por amour anulli</text:p>
          </table:table-cell>
          <table:table-cell table:style-name="Table1.C2" office:value-type="string">
            <text:p text:style-name="P190">A] ...amer <text:span text:style-name="T89">aualui</text:span> o fi <text:span text:style-name="T39">G</text:span><text:span text:style-name="T2">I</text:span><text:span text:style-name="T47">K</text:span><text:span text:style-name="T2">] ...por </text:span><text:span text:style-name="T39">anali (IK </text:span><text:span text:style-name="T2">analui</text:span><text:span text:style-name="T39">)</text:span></text:p>
            <text:p text:style-name="P136">B] ...aualis </text:p>
            <text:p text:style-name="P242"><text:span text:style-name="T505">C</text:span><text:span text:style-name="T506">L</text:span><text:span text:style-name="T505">] ...por aliane vi </text:span><text:span text:style-name="T506">(</text:span><text:span text:style-name="T2">L ici</text:span><text:span text:style-name="T39">)</text:span><text:span text:style-name="T2"> </text:span></text:p>
            <text:p text:style-name="P189">D] De haime qui <text:span text:style-name="T79">per</text:span><text:span text:style-name="T1"> amours fit ; </text:span></text:p>
            <text:p text:style-name="P189"><text:span text:style-name="T1">H</text:span><text:span text:style-name="T366">2</text:span><text:span text:style-name="T5">W</text:span><text:span text:style-name="T1">] ...lamour de n</text:span><text:span text:style-name="T5">a</text:span><text:span text:style-name="T1">illi </text:span><text:span text:style-name="T5">(W naly)</text:span><text:span text:style-name="T1"> ; E] ...de [</text:span><text:span text:style-name="T3">...</text:span><text:span text:style-name="T1">]ailli ; </text:span></text:p>
            <text:p text:style-name="P129">T] ...que ot en li</text:p>
          </table:table-cell>
        </table:table-row>
        <table:table-row table:style-name="TableLine94125380440224">
          <table:table-cell table:style-name="Table1.A2" office:value-type="string">
            <text:p text:style-name="P139">9</text:p>
          </table:table-cell>
          <table:table-cell table:style-name="Table1.A2" office:value-type="string">
            <text:p text:style-name="P140">Fist le romant si saigemant</text:p>
          </table:table-cell>
          <table:table-cell table:style-name="Table1.C2" office:value-type="string">
            <text:p text:style-name="P128"><text:span text:style-name="T174">AC</text:span><text:span text:style-name="T177">D</text:span><text:span text:style-name="T174">GILTW] ...tant (</text:span><text:span text:style-name="T177">D Le romanz itant</text:span><text:span text:style-name="T174">)…</text:span> ; <text:span text:style-name="T292">H</text:span><text:span text:style-name="T395">2</text:span>] <text:span text:style-name="T292">Si fist...</text:span></text:p>
          </table:table-cell>
        </table:table-row>
        <table:table-row table:style-name="TableLine94125376435072">
          <table:table-cell table:style-name="Table1.A2" office:value-type="string">
            <text:p text:style-name="P139">10</text:p>
          </table:table-cell>
          <table:table-cell table:style-name="Table1.A2" office:value-type="string">
            <text:p text:style-name="P141">Que tei l’orait<text:span text:style-name="T89"> (H orra)</text:span> que ne l’antant</text:p>
          </table:table-cell>
          <table:table-cell table:style-name="Table1.C2" office:value-type="string">
            <text:p text:style-name="P142">E] ...lorra qui pas nentent</text:p>
          </table:table-cell>
        </table:table-row>
        <table:table-row table:style-name="TableLine94125379953632">
          <table:table-cell table:style-name="Table1.A2" office:value-type="string">
            <text:p text:style-name="P139">11</text:p>
          </table:table-cell>
          <table:table-cell table:style-name="Table1.A2" office:value-type="string">
            <text:p text:style-name="P143">Por coy il fut et faitz et dis</text:p>
          </table:table-cell>
          <table:table-cell table:style-name="Table1.C2" office:value-type="string">
            <text:p text:style-name="P144"/>
          </table:table-cell>
        </table:table-row>
        <table:table-row table:style-name="TableLine94125379560080">
          <table:table-cell table:style-name="Table1.A2" office:value-type="string">
            <text:p text:style-name="P245">12!!!!</text:p>
          </table:table-cell>
          <table:table-cell table:style-name="Table1.A2" office:value-type="string">
            <text:p text:style-name="P244">Par cortoisie fut escris</text:p>
          </table:table-cell>
          <table:table-cell table:style-name="Table1.C2" office:value-type="string">
            <text:p text:style-name="P145">A<text:span text:style-name="T504">I</text:span>] Pour aualina <text:span text:style-name="T504">(I anal\u/ina)</text:span> fu... ; <text:s/>G<text:span text:style-name="T95">K</text:span>] Por analin <text:span text:style-name="T293">(K analui)</text:span> fu en escriz</text:p>
            <text:p text:style-name="P145">B] Por malina li dis fu dis</text:p>
            <text:p text:style-name="P145">DH<text:span text:style-name="T357">2</text:span>] Ne fu pour uilenie escriz </text:p>
            <text:p text:style-name="P145"><text:span text:style-name="T102">C</text:span>ELT<text:span text:style-name="T506">W</text:span>] Por <text:span text:style-name="T506">iuliane</text:span>… </text:p>
            <text:p text:style-name="P3">ERRORE DELL’ARCHETIPO DELLA FAMIGLIA Beta (se poi esiste…) DATO DAL V. 8?</text:p>
          </table:table-cell>
        </table:table-row>
        <table:table-row table:style-name="TableLine94125383219392">
          <table:table-cell table:style-name="Table1.A2" office:value-type="string">
            <text:p text:style-name="P139">13</text:p>
          </table:table-cell>
          <table:table-cell table:style-name="Table1.A2" office:value-type="string">
            <text:p text:style-name="P143">Toz jors maix en iert remanbrance</text:p>
          </table:table-cell>
          <table:table-cell table:style-name="Table1.C2" office:value-type="string">
            <text:p text:style-name="P16"><text:span text:style-name="T174">DH</text:span><text:span text:style-name="T266">2</text:span><text:span text:style-name="T174">] Ainz iert touz iors en…</text:span> <text:span text:style-name="T507"><text:s/></text:span><text:span text:style-name="T508">E] Tous </text:span><text:span text:style-name="T511">dis…</text:span></text:p>
          </table:table-cell>
        </table:table-row>
        <table:table-row table:style-name="TableLine94125366714944">
          <table:table-cell table:style-name="Table1.A2" office:value-type="string">
            <text:p text:style-name="P139">14</text:p>
          </table:table-cell>
          <table:table-cell table:style-name="Table1.A2" office:value-type="string">
            <text:p text:style-name="P147">Il ne fu mie fait en France</text:p>
          </table:table-cell>
          <table:table-cell table:style-name="Table1.C2" office:value-type="string">
            <text:p text:style-name="P137"/>
          </table:table-cell>
        </table:table-row>
        <table:table-row table:style-name="TableLine94125364016784">
          <table:table-cell table:style-name="Table1.A2" office:value-type="string">
            <text:p text:style-name="P139">15</text:p>
          </table:table-cell>
          <table:table-cell table:style-name="Table1.A2" office:value-type="string">
            <text:p text:style-name="P143">Maix en la langue de fransois</text:p>
          </table:table-cell>
          <table:table-cell table:style-name="Table1.C2" office:value-type="string">
            <text:p text:style-name="P146"/>
          </table:table-cell>
        </table:table-row>
        <table:table-row table:style-name="TableLine94125363939008">
          <table:table-cell table:style-name="Table1.A2" office:value-type="string">
            <text:p text:style-name="P139">16</text:p>
          </table:table-cell>
          <table:table-cell table:style-name="Table1.A2" office:value-type="string">
            <text:p text:style-name="P143">Le prist Aymes en <text:span text:style-name="T48">Loenois</text:span></text:p>
          </table:table-cell>
          <table:table-cell table:style-name="Table1.C2" office:value-type="string">
            <text:p text:style-name="P146"><text:span text:style-name="T294">ABCDEGH</text:span><text:span text:style-name="T303">2</text:span><text:span text:style-name="T294">I</text:span><text:span text:style-name="T296">K</text:span><text:span text:style-name="T294">LTW] ...fist...</text:span><text:span text:style-name="T302">ACGK </text:span><text:span text:style-name="T294">lionois B lionnois DH2L loenois E leonnois T leonois W </text:span><text:soft-page-break/><text:span text:style-name="T294">leones I lionors)</text:span> <text:span text:style-name="T56">(non segnalato da </text:span><text:span text:style-name="T49">Hilka</text:span><text:span text:style-name="T56">)</text:span></text:p>
          </table:table-cell>
        </table:table-row>
        <table:table-row table:style-name="TableLine94125359916416">
          <table:table-cell table:style-name="Table1.A2" office:value-type="string">
            <text:p text:style-name="P139">17</text:p>
          </table:table-cell>
          <table:table-cell table:style-name="Table1.A2" office:value-type="string">
            <text:p text:style-name="P143">Aymes i mist s’entension</text:p>
          </table:table-cell>
          <table:table-cell table:style-name="Table1.C2" office:value-type="string">
            <text:p text:style-name="P146">G] Aimes mist… ; <text:span text:style-name="T174">H</text:span><text:span text:style-name="T266">2</text:span><text:span text:style-name="T174">] ...moult i mist...</text:span></text:p>
          </table:table-cell>
        </table:table-row>
        <table:table-row table:style-name="TableLine94125368020784">
          <table:table-cell table:style-name="Table1.A2" office:value-type="string">
            <text:p text:style-name="P139">18</text:p>
          </table:table-cell>
          <table:table-cell table:style-name="Table1.A2" office:value-type="string">
            <text:p text:style-name="P143">Le roman fit a <text:span text:style-name="T48">Chastillon</text:span></text:p>
          </table:table-cell>
          <table:table-cell table:style-name="Table1.C2" office:value-type="string">
            <text:p text:style-name="P146">C<text:span text:style-name="T509">T </text:span><text:span text:style-name="T293">c</text:span>hastellon D <text:span text:style-name="T293">c</text:span>hastoillon WE chasteillon L chastelluz </text:p>
          </table:table-cell>
        </table:table-row>
        <table:table-row table:style-name="TableLine94125388691696">
          <table:table-cell table:style-name="Table1.A2" office:value-type="string">
            <text:p text:style-name="P139">19</text:p>
          </table:table-cell>
          <table:table-cell table:style-name="Table1.A2" office:value-type="string">
            <text:p text:style-name="P147">De Phelipon de <text:span text:style-name="T48">Masidone</text:span> (H Masidoine)</text:p>
          </table:table-cell>
          <table:table-cell table:style-name="Table1.C2" office:value-type="string">
            <text:p text:style-name="P148">ABCEGI<text:span text:style-name="T93">K</text:span>L macedoine D macedoinne H2 macidonie T <text:span text:style-name="T48">macedoini</text:span> <text:s/><text:span text:style-name="T106">W] ...phillippon de babilonne</text:span></text:p>
          </table:table-cell>
        </table:table-row>
        <table:table-row table:style-name="TableLine94125365858784">
          <table:table-cell table:style-name="Table1.A2" office:value-type="string">
            <text:p text:style-name="P139">20</text:p>
          </table:table-cell>
          <table:table-cell table:style-name="Table1.A2" office:value-type="string">
            <text:p text:style-name="P147">Qui fut noris en <text:span text:style-name="T48">Babilone</text:span> (H Babyloine)</text:p>
          </table:table-cell>
          <table:table-cell table:style-name="Table1.C2" office:value-type="string">
            <text:p text:style-name="P149">ABCEGI<text:span text:style-name="T93">K</text:span>L babiloine D babiloinne,H2 babilonie, T <text:span text:style-name="T48">babiloini</text:span> <text:s/><text:span text:style-name="T106">W] ...en machidonne </text:span></text:p>
          </table:table-cell>
        </table:table-row>
        <table:table-row table:style-name="TableLine94125365071456">
          <table:table-cell table:style-name="Table1.A2" office:value-type="string">
            <text:p text:style-name="P139">21</text:p>
          </table:table-cell>
          <table:table-cell table:style-name="Table1.A2" office:value-type="string">
            <text:p text:style-name="P147">Et del fil a roi <text:span text:style-name="T48">Maracas</text:span></text:p>
          </table:table-cell>
          <table:table-cell table:style-name="Table1.C2" office:value-type="string">
            <text:p text:style-name="P191"><text:span text:style-name="T174">ABCDE</text:span><text:span text:style-name="T178">GH</text:span><text:span text:style-name="T288">2</text:span><text:span text:style-name="T178">IKLT</text:span><text:span text:style-name="T174">] ...au (B le, </text:span><text:span text:style-name="T178">T al</text:span><text:span text:style-name="T174">) duc </text:span><text:span text:style-name="T247">(ACGH2K </text:span><text:span text:style-name="T174">mataquaz B</text:span><text:span text:style-name="T178">I</text:span><text:span text:style-name="T174"> mataquas D matacart E matascas </text:span><text:span text:style-name="T178">T matequaz </text:span><text:span text:style-name="T179">K matachaz</text:span><text:span text:style-name="T174">)</text:span> <text:s/></text:p>
            <text:p text:style-name="P191">W] ...<text:span text:style-name="T305">roi </text:span>mathaquas<text:span text:style-name="T48"> <text:s/></text:span><text:span text:style-name="T57">(Per Hilka era beta ma W rimette in questione)</text:span> </text:p>
          </table:table-cell>
        </table:table-row>
        <table:table-row table:style-name="TableLine94125374882464">
          <table:table-cell table:style-name="Table1.A2" office:value-type="string">
            <text:p text:style-name="P139">22</text:p>
          </table:table-cell>
          <table:table-cell table:style-name="Table1.A2" office:value-type="string">
            <text:p text:style-name="P147">Qui estoit sire de Duras</text:p>
          </table:table-cell>
          <table:table-cell table:style-name="Table1.C2" office:value-type="string">
            <text:p text:style-name="P248">D] ...durart ; H<text:span text:style-name="T357">2</text:span>] ...(dourai ge)? </text:p>
          </table:table-cell>
        </table:table-row>
        <table:table-row table:style-name="TableLine94125360864912">
          <table:table-cell table:style-name="Table1.A2" office:value-type="string">
            <text:p text:style-name="P139">23</text:p>
          </table:table-cell>
          <table:table-cell table:style-name="Table1.A2" office:value-type="string">
            <text:p text:style-name="P147">Florimont ot non en fransois</text:p>
          </table:table-cell>
          <table:table-cell table:style-name="Table1.C2" office:value-type="string">
            <text:p text:style-name="P150"/>
          </table:table-cell>
        </table:table-row>
        <table:table-row table:style-name="TableLine94125363796592">
          <table:table-cell table:style-name="Table1.A2" office:value-type="string">
            <text:p text:style-name="P139">24</text:p>
          </table:table-cell>
          <table:table-cell table:style-name="Table1.A2" office:value-type="string">
            <text:p text:style-name="P147">Eleneos dis en grejois</text:p>
          </table:table-cell>
          <table:table-cell table:style-name="Table1.C2" office:value-type="string">
            <text:p text:style-name="P150"><text:span text:style-name="T106">E] Et oulineos en grijois</text:span><text:span text:style-name="T105"> </text:span>; <text:span text:style-name="T106">I] Elecheos…</text:span> <text:span text:style-name="T174">W] ...fust en gregois</text:span> </text:p>
          </table:table-cell>
        </table:table-row>
        <table:table-row table:style-name="TableLine94125217150160">
          <table:table-cell table:style-name="Table1.A2" office:value-type="string">
            <text:p text:style-name="P139">25</text:p>
          </table:table-cell>
          <table:table-cell table:style-name="Table1.A2" office:value-type="string">
            <text:p text:style-name="P147">Rois fut et si conquist asseiz</text:p>
          </table:table-cell>
          <table:table-cell table:style-name="Table1.C2" office:value-type="string">
            <text:p text:style-name="P251">I] ...ce si… </text:p>
          </table:table-cell>
        </table:table-row>
        <table:table-row table:style-name="TableLine94125363596528">
          <table:table-cell table:style-name="Table1.A2" office:value-type="string">
            <text:p text:style-name="P139">26</text:p>
          </table:table-cell>
          <table:table-cell table:style-name="Table1.A2" office:value-type="string">
            <text:p text:style-name="P147">Dirai vos en (H Dirai en vos) se vos volez</text:p>
          </table:table-cell>
          <table:table-cell table:style-name="Table1.C2" office:value-type="string">
            <text:p text:style-name="P174"><text:span text:style-name="T96">A</text:span>B<text:span text:style-name="T96">DGIKTW</text:span>] ...se mescoutez <text:span text:style-name="T96">(A si mes coltez, I si mascoutez, W si mescoutes, G si mescotez, T si me scutez) </text:span>; <text:span text:style-name="T105">C</text:span><text:span text:style-name="T143">L</text:span><text:span text:style-name="T105">] ...vous et semescoutez ; </text:span></text:p>
            <text:p text:style-name="P175">E] ...vous et si mentendez <text:s/><text:span text:style-name="T510"><text:s/></text:span><text:span text:style-name="T512">CONTROLLA H2, a&gt;b????</text:span></text:p>
          </table:table-cell>
        </table:table-row>
        <table:table-row table:style-name="TableLine94125359579808">
          <table:table-cell table:style-name="Table1.A2" office:value-type="string">
            <text:p text:style-name="P245">27!!!!</text:p>
          </table:table-cell>
          <table:table-cell table:style-name="Table1.A2" office:value-type="string">
            <text:p text:style-name="P247">Lortz a sejour (H siege) a Chastillon</text:p>
          </table:table-cell>
          <table:table-cell table:style-name="Table1.C2" office:value-type="string">
            <text:p text:style-name="P152">ACLT] Sor aselgue (C asegle, L aselge)… </text:p>
            <text:p text:style-name="P249">BW] De sor saine (W Desseure saine)… ; </text:p>
            <text:p text:style-name="P154">D] Hors au siege <text:s/></text:p>
            <text:p text:style-name="P154">G<text:span text:style-name="T51">K</text:span>] Por assiege <text:span text:style-name="T98">(</text:span><text:span text:style-name="T51">asage</text:span><text:span text:style-name="T90">)</text:span>… ;</text:p>
            <text:p text:style-name="P152">I] Coit alsegor a castelluz ; </text:p>
            <text:p text:style-name="P152">E] ...chasteillon </text:p>
            <text:p text:style-name="P152">H2] SCOLORITO</text:p>
          </table:table-cell>
        </table:table-row>
        <table:table-row table:style-name="TableLine94125383694608">
          <table:table-cell table:style-name="Table1.A2" office:value-type="string">
            <text:p text:style-name="P139">28</text:p>
          </table:table-cell>
          <table:table-cell table:style-name="Table1.A2" office:value-type="string">
            <text:p text:style-name="P147">Estoit Aimes une saison</text:p>
          </table:table-cell>
          <table:table-cell table:style-name="Table1.C2" office:value-type="string">
            <text:p text:style-name="P130"><text:span text:style-name="T174">E] Ert aimes en une maison</text:span> ; <text:span text:style-name="T96">H2] SCOLORITO</text:span></text:p>
          </table:table-cell>
        </table:table-row>
        <table:table-row table:style-name="TableLine94125382540272"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5">a</text:p>
          </table:table-cell>
          <table:table-cell table:style-name="Table1.C2" office:value-type="string">
            <text:p text:style-name="P155">W] florimont ot nom en francois</text:p>
          </table:table-cell>
        </table:table-row>
        <table:table-row table:style-name="TableLine94125360678240"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5">b</text:p>
          </table:table-cell>
          <table:table-cell table:style-name="Table1.C2" office:value-type="string">
            <text:p text:style-name="P155">W] eleneos carce fust drois</text:p>
          </table:table-cell>
        </table:table-row>
        <table:table-row table:style-name="TableLine94125357313984"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5">c</text:p>
          </table:table-cell>
          <table:table-cell table:style-name="Table1.C2" office:value-type="string">
            <text:p text:style-name="P155">W] <text:span text:style-name="T454">e</text:span>t pource dire vous voulons</text:p>
          </table:table-cell>
        </table:table-row>
        <text:soft-page-break/>
        <table:table-row table:style-name="TableLine94125358087088"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5">d</text:p>
          </table:table-cell>
          <table:table-cell table:style-name="Table1.C2" office:value-type="string">
            <text:p text:style-name="P155">W] le roumant que molt bien savons</text:p>
          </table:table-cell>
        </table:table-row>
        <table:table-row table:style-name="TableLine94125381058144"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5">e</text:p>
          </table:table-cell>
          <table:table-cell table:style-name="Table1.C2" office:value-type="string">
            <text:p text:style-name="P155">W] aimes vng jour se porpensa</text:p>
          </table:table-cell>
        </table:table-row>
        <table:table-row table:style-name="TableLine94125362090576">
          <table:table-cell table:style-name="Table1.A2" office:value-type="string">
            <text:p text:style-name="P139"/>
          </table:table-cell>
          <table:table-cell table:style-name="Table1.A2" office:value-type="string">
            <text:p text:style-name="P155">f</text:p>
          </table:table-cell>
          <table:table-cell table:style-name="Table1.C2" office:value-type="string">
            <text:p text:style-name="P155">W] de seure saine ou il esta</text:p>
          </table:table-cell>
        </table:table-row>
        <table:table-row table:style-name="TableLine94125375338544">
          <table:table-cell table:style-name="Table1.A2" office:value-type="string">
            <text:p text:style-name="P139">29</text:p>
          </table:table-cell>
          <table:table-cell table:style-name="Table1.A2" office:value-type="string">
            <text:p text:style-name="P147">Et porpansait soi de l’istoire</text:p>
          </table:table-cell>
          <table:table-cell table:style-name="Table1.C2" office:value-type="string">
            <text:p text:style-name="P155"><text:span text:style-name="T328">B Sise, E </text:span><text:span text:style-name="T509">E</text:span><text:span text:style-name="T328">t se, W La se <text:s text:c="6"/>D se porpesa dune</text:span>… </text:p>
          </table:table-cell>
        </table:table-row>
        <table:table-row table:style-name="TableLine94125369225248">
          <table:table-cell table:style-name="Table1.A2" office:value-type="string">
            <text:p text:style-name="P139">30</text:p>
          </table:table-cell>
          <table:table-cell table:style-name="Table1.A2" office:value-type="string">
            <text:p text:style-name="P147">Qu’il avoit eu en memoire</text:p>
          </table:table-cell>
          <table:table-cell table:style-name="Table1.C2" office:value-type="string">
            <text:p text:style-name="P192">ABCDEGH<text:span text:style-name="T357">2</text:span>I<text:span text:style-name="T306">LTW</text:span>] auoit en sa… <text:span text:style-name="T308">(NO Hilka)</text:span></text:p>
          </table:table-cell>
        </table:table-row>
        <table:table-row table:style-name="TableLine94125364210160">
          <table:table-cell table:style-name="Table1.A2" office:value-type="string">
            <text:p text:style-name="P139">31</text:p>
          </table:table-cell>
          <table:table-cell table:style-name="Table1.A2" office:value-type="string">
            <text:p text:style-name="P147">Il l’avoit en Gresse veue</text:p>
          </table:table-cell>
          <table:table-cell table:style-name="Table1.C2" office:value-type="string">
            <text:p text:style-name="P156">E] Quil auoit...</text:p>
          </table:table-cell>
        </table:table-row>
        <table:table-row table:style-name="TableLine94125367509328">
          <table:table-cell table:style-name="Table1.A2" office:value-type="string">
            <text:p text:style-name="P139">32</text:p>
          </table:table-cell>
          <table:table-cell table:style-name="Table1.A2" office:value-type="string">
            <text:p text:style-name="P147">Mais n’estoit pas par tot seue</text:p>
          </table:table-cell>
          <table:table-cell table:style-name="Table1.C2" office:value-type="string">
            <text:p text:style-name="P156">G] ...nest pas…</text:p>
          </table:table-cell>
        </table:table-row>
        <table:table-row table:style-name="TableLine94125356422848">
          <table:table-cell table:style-name="Table1.A2" office:value-type="string">
            <text:p text:style-name="P139">33</text:p>
          </table:table-cell>
          <table:table-cell table:style-name="Table1.A2" office:value-type="string">
            <text:p text:style-name="P147">A <text:span text:style-name="T48">Felipople</text:span> (H Phelippople) la trova</text:p>
          </table:table-cell>
          <table:table-cell table:style-name="Table1.C2" office:value-type="string">
            <text:p text:style-name="P151"><text:span text:style-name="T97">W phellipople <text:s/>E phelipope <text:s/>G filipoble I filippople <text:s/></text:span><text:span text:style-name="T91">K</text:span><text:span text:style-name="T50"> </text:span><text:span text:style-name="T91">filipop</text:span><text:span text:style-name="T94">e</text:span></text:p>
          </table:table-cell>
        </table:table-row>
        <table:table-row table:style-name="TableLine94125356604016">
          <table:table-cell table:style-name="Table1.A2" office:value-type="string">
            <text:p text:style-name="P139">34</text:p>
          </table:table-cell>
          <table:table-cell table:style-name="Table1.A2" office:value-type="string">
            <text:p text:style-name="P147">A <text:span text:style-name="T48">Chastillon</text:span> l’en aporta</text:p>
          </table:table-cell>
          <table:table-cell table:style-name="Table1.C2" office:value-type="string">
            <text:p text:style-name="P250"><text:span text:style-name="T513">D </text:span><text:span text:style-name="T97">chastoillon <text:s/>E chasteillon <text:s/>I castelon <text:s/>T chastellon</text:span></text:p>
          </table:table-cell>
        </table:table-row>
        <table:table-row table:style-name="TableLine94125355893008">
          <table:table-cell table:style-name="Table1.A2" office:value-type="string">
            <text:p text:style-name="P139">35</text:p>
          </table:table-cell>
          <table:table-cell table:style-name="Table1.A2" office:value-type="string">
            <text:p text:style-name="P147">Ensi com il l’avoit empris</text:p>
          </table:table-cell>
          <table:table-cell table:style-name="Table1.C2" office:value-type="string">
            <text:p text:style-name="P151"><text:span text:style-name="T180">ABDEGILW] ...(CW il auoit) aprise</text:span><text:span text:style-name="T97"> </text:span>H2] SCOLORITO ; <text:span text:style-name="T97">T] ...enprise</text:span></text:p>
          </table:table-cell>
        </table:table-row>
        <table:table-row table:style-name="TableLine94125389309856">
          <table:table-cell table:style-name="Table1.A2" office:value-type="string">
            <text:p text:style-name="P139">36</text:p>
          </table:table-cell>
          <table:table-cell table:style-name="Table1.A2" office:value-type="string">
            <text:p text:style-name="P147">L’ait de latin en romans mis</text:p>
          </table:table-cell>
          <table:table-cell table:style-name="Table1.C2" office:value-type="string">
            <text:p text:style-name="P153"><text:span text:style-name="T108">A] La de letra...mise</text:span><text:span text:style-name="T97"> ; </text:span></text:p>
            <text:p text:style-name="P157"><text:span text:style-name="T106">C] La...prise ; </text:span><text:span text:style-name="T312">[errore dato dal verso precedente]</text:span> </text:p>
            <text:p text:style-name="P153"><text:span text:style-name="T108">B] La dou roumans fait </text:span><text:span text:style-name="T144">p</text:span><text:span text:style-name="T145">a</text:span><text:span text:style-name="T144">r</text:span><text:span text:style-name="T149"> deuise</text:span><text:span text:style-name="T4"> [una mano moderna accanto corregge in L’a de letra en roumans mise] ; </text:span><text:span text:style-name="T40">!!!!!!!!!!!!!!!!!!!!!!!!</text:span></text:p>
            <text:p text:style-name="P153"><text:span text:style-name="T1">H2</text:span>] SCOLORITO</text:p>
          </table:table-cell>
        </table:table-row>
        <table:table-row table:style-name="TableLine94125213242000">
          <table:table-cell table:style-name="Table1.A2" office:value-type="string">
            <text:p text:style-name="P243">37</text:p>
          </table:table-cell>
          <table:table-cell table:style-name="Table1.A2" office:value-type="string">
            <text:p text:style-name="P247">Aymes de Varanes (F de naratin, <text:span text:style-name="T98">H </text:span>del latin a) retrait</text:p>
          </table:table-cell>
          <table:table-cell table:style-name="Table1.C2" office:value-type="string">
            <text:p text:style-name="P193">A uarentines D uarantine H<text:span text:style-name="T357">2</text:span> <text:span text:style-name="T169">uar</text:span>anti<text:span text:style-name="T169">nes</text:span> </text:p>
            <text:p text:style-name="P159"><text:span text:style-name="T513">B </text:span>Varennes <text:s/>W Vharenne <text:s/>E uarines <text:s/>G<text:span text:style-name="T52">K</text:span> uarienes <text:s/><text:span text:style-name="T103">C</text:span>ILT uarene<text:span text:style-name="T513">s</text:span></text:p>
            <text:p text:style-name="P2">E<text:span text:style-name="T329">RRORE DI ARCHETIPO??? de naratin, de latin a, uarentines A UN CERTO PUNTO CORREZIONE in Varenes</text:span></text:p>
          </table:table-cell>
        </table:table-row>
        <table:table-row table:style-name="TableLine94125368535344">
          <table:table-cell table:style-name="Table1.A2" office:value-type="string">
            <text:p text:style-name="P139">38</text:p>
          </table:table-cell>
          <table:table-cell table:style-name="Table1.A2" office:value-type="string">
            <text:p text:style-name="P147">Ceu que li ancyens ont fait</text:p>
          </table:table-cell>
          <table:table-cell table:style-name="Table1.C2" office:value-type="string">
            <text:p text:style-name="P132"><text:span text:style-name="T320">BCDEG</text:span><text:span text:style-name="T321">H</text:span><text:span text:style-name="T322">2</text:span><text:span text:style-name="T320">IKLTW] Des anciens ce quil…</text:span> ; <text:span text:style-name="T106">A] Des auoier ce qui…</text:span> ; </text:p>
          </table:table-cell>
        </table:table-row>
        <table:table-row table:style-name="TableLine94125362024640">
          <table:table-cell table:style-name="Table1.A2" office:value-type="string">
            <text:p text:style-name="P1">39</text:p>
          </table:table-cell>
          <table:table-cell table:style-name="Table1.A2" office:value-type="string">
            <text:p text:style-name="P147">Les fais conte des anciens (F Que ont cil qui ont lor cuers mis, H Que tuit cil qui ont lor cuer mis)</text:p>
          </table:table-cell>
          <table:table-cell table:style-name="Table1.C2" office:value-type="string">
            <text:p text:style-name="P158">W] Les bons contes… </text:p>
          </table:table-cell>
        </table:table-row>
        <table:table-row table:style-name="TableLine94125378406480">
          <table:table-cell table:style-name="Table1.A2" office:value-type="string">
            <text:p text:style-name="P1">40</text:p>
          </table:table-cell>
          <table:table-cell table:style-name="Table1.A2" office:value-type="string">
            <text:p text:style-name="P147">Que tuit cil qui ont les cuers vains (F<text:span text:style-name="T319">H</text:span> Aient de lor proesce apris)</text:p>
          </table:table-cell>
          <table:table-cell table:style-name="Table1.C2" office:value-type="string">
            <text:p text:style-name="P131"><text:span text:style-name="T106">A] ...sai</text:span><text:span text:style-name="T109">n</text:span><text:span text:style-name="T106">s </text:span>; <text:span text:style-name="T106">B] ...lens</text:span> ; <text:span text:style-name="T174">D</text:span><text:span text:style-name="T181">H</text:span><text:span text:style-name="T287">2</text:span><text:span text:style-name="T174">] Pour ce que cil quont…</text:span></text:p>
          </table:table-cell>
        </table:table-row>
        <table:table-row table:style-name="TableLine94125373287760">
          <table:table-cell table:style-name="Table1.A2" office:value-type="string">
            <text:p text:style-name="P160">41</text:p>
          </table:table-cell>
          <table:table-cell table:style-name="Table1.A2" office:value-type="string">
            <text:p text:style-name="P160">Aient de lor proesce envie</text:p>
          </table:table-cell>
          <table:table-cell table:style-name="Table1.C2" office:value-type="string">
            <text:p text:style-name="P133"/>
          </table:table-cell>
        </table:table-row>
        <table:table-row table:style-name="TableLine94125388499088">
          <table:table-cell table:style-name="Table1.A2" office:value-type="string">
            <text:p text:style-name="P160">42</text:p>
          </table:table-cell>
          <table:table-cell table:style-name="Table1.A2" office:value-type="string">
            <text:p text:style-name="P160">Por amandeir lor fauce vie</text:p>
          </table:table-cell>
          <table:table-cell table:style-name="Table1.C2" office:value-type="string">
            <text:p text:style-name="P133"><text:span text:style-name="T174">W] ...male vie</text:span><text:span text:style-name="T173"> </text:span>;<text:span text:style-name="T53"> </text:span><text:span text:style-name="T109">E]</text:span><text:span text:style-name="T110"> ...fainte </text:span><text:span text:style-name="T109">vie</text:span></text:p>
          </table:table-cell>
        </table:table-row>
        <text:soft-page-break/>
        <table:table-row table:style-name="TableLine94125355716688">
          <table:table-cell table:style-name="Table1.A2" office:value-type="string">
            <text:p text:style-name="P160">43</text:p>
          </table:table-cell>
          <table:table-cell table:style-name="Table1.A2" office:value-type="string">
            <text:p text:style-name="P160">Por lez anciens remanbreir</text:p>
          </table:table-cell>
          <table:table-cell table:style-name="Table1.C2" office:value-type="string">
            <text:p text:style-name="P127"/>
          </table:table-cell>
        </table:table-row>
        <table:table-row table:style-name="TableLine94125365676288">
          <table:table-cell table:style-name="Table1.A2" office:value-type="string">
            <text:p text:style-name="P160">44</text:p>
          </table:table-cell>
          <table:table-cell table:style-name="Table1.A2" office:value-type="string">
            <text:p text:style-name="P160">Vos veul issi dire et conteir</text:p>
          </table:table-cell>
          <table:table-cell table:style-name="Table1.C2" office:value-type="string">
            <text:p text:style-name="P203">ABC<text:span text:style-name="T514">GI</text:span>L<text:span text:style-name="T323">T</text:span>W] ...uoil <text:span text:style-name="T514">(</text:span>W veulx je) dire <text:span text:style-name="T1">et</text:span><text:span text:style-name="T79"> </text:span><text:span text:style-name="T1">reconter (B ricconter, C</text:span><text:span text:style-name="T41">G</text:span><text:span text:style-name="T1">L raconter, </text:span><text:span text:style-name="T41">I conter, </text:span><text:span text:style-name="T1">T reconter, W raconpter) ; </text:span></text:p>
            <text:p text:style-name="P135">DE] Dire uos vuil et reconter </text:p>
            <text:p text:style-name="P135">H<text:span text:style-name="T357">2</text:span>] ...raconter <text:span text:style-name="T78">RIV</text:span> <text:s/></text:p>
          </table:table-cell>
        </table:table-row>
        <table:table-row table:style-name="TableLine94125365677248">
          <table:table-cell table:style-name="Table1.A2" office:value-type="string">
            <text:p text:style-name="P160">45</text:p>
          </table:table-cell>
          <table:table-cell table:style-name="Table1.A2" office:value-type="string">
            <text:p text:style-name="P160">Ensi com j’ai escris troveis</text:p>
          </table:table-cell>
          <table:table-cell table:style-name="Table1.C2" office:value-type="string">
            <text:p text:style-name="P134">ACIL] ...com ai escrit... ; DH2] ...lai escrit… ; <text:span text:style-name="T174">B] Si comme en escript ai... ; W] ...jay en escript… ; G] ...ai en</text:span><text:span text:style-name="T182">e</text:span><text:span text:style-name="T174">scriz… ; E] Si...lai en escrit… ; <text:s/>T] Si...en escrit...</text:span> </text:p>
          </table:table-cell>
        </table:table-row>
        <table:table-row table:style-name="TableLine94125370784384">
          <table:table-cell table:style-name="Table1.A2" office:value-type="string">
            <text:p text:style-name="P160">46</text:p>
          </table:table-cell>
          <table:table-cell table:style-name="Table1.A2" office:value-type="string">
            <text:p text:style-name="P160">D’une ystoire la veriteis</text:p>
          </table:table-cell>
          <table:table-cell table:style-name="Table1.C2" office:value-type="string">
            <text:p text:style-name="P161"/>
          </table:table-cell>
        </table:table-row>
        <table:table-row table:style-name="TableLine94125370785344">
          <table:table-cell table:style-name="Table1.A2" office:value-type="string">
            <text:p text:style-name="P160">47</text:p>
          </table:table-cell>
          <table:table-cell table:style-name="Table1.A2" office:value-type="string">
            <text:p text:style-name="P160">A cels que firent le bienfait</text:p>
          </table:table-cell>
          <table:table-cell table:style-name="Table1.C2" office:value-type="string">
            <text:p text:style-name="P161">B] De ciaus qui firent le bons fais</text:p>
          </table:table-cell>
        </table:table-row>
        <table:table-row table:style-name="TableLine94125380875552">
          <table:table-cell table:style-name="Table1.A2" office:value-type="string">
            <text:p text:style-name="P17">48</text:p>
          </table:table-cell>
          <table:table-cell table:style-name="Table1.A2" office:value-type="string">
            <text:p text:style-name="P17">Per (H Por) coy li conte sont retrait</text:p>
          </table:table-cell>
          <table:table-cell table:style-name="Table1.C2" office:value-type="string">
            <text:p text:style-name="P162">A] ...<text:span text:style-name="T48">conpe</text:span>… ; <text:span text:style-name="T174">B] De quoi cis roumans est ci fais </text:span>; CL] ...contes est… <text:s text:c="2"/>I] ...li <text:span text:style-name="T48">cumpe</text:span>...</text:p>
          </table:table-cell>
        </table:table-row>
        <table:table-row table:style-name="TableLine94125380876512">
          <table:table-cell table:style-name="Table1.A2" office:value-type="string">
            <text:p text:style-name="P160">49</text:p>
          </table:table-cell>
          <table:table-cell table:style-name="Table1.A2" office:value-type="string">
            <text:p text:style-name="P160">Devommes nos tous jors antandre</text:p>
          </table:table-cell>
          <table:table-cell table:style-name="Table1.C2" office:value-type="string">
            <text:p text:style-name="P200">B] Deuons me nous ades… ; E] Deueriemes tous dis… ; L] Deuonsmes nos...</text:p>
          </table:table-cell>
        </table:table-row>
        <table:table-row table:style-name="TableLine94125385062160">
          <table:table-cell table:style-name="Table1.A2" office:value-type="string">
            <text:p text:style-name="P160">50</text:p>
          </table:table-cell>
          <table:table-cell table:style-name="Table1.A2" office:value-type="string">
            <text:p text:style-name="P160">Car ades i puet on aprandre</text:p>
          </table:table-cell>
          <table:table-cell table:style-name="Table1.C2" office:value-type="string">
            <text:p text:style-name="P163">A] ---</text:p>
            <text:p text:style-name="P163"><text:span text:style-name="T106">B] Car tous dis… <text:s text:c="2"/>L] …enprandre</text:span> ; <text:span text:style-name="T183">K] ...ades veut hom...</text:span></text:p>
          </table:table-cell>
        </table:table-row>
        <table:table-row table:style-name="TableLine94125385063120">
          <table:table-cell table:style-name="Table1.A2" office:value-type="string">
            <text:p text:style-name="P160">51</text:p>
          </table:table-cell>
          <table:table-cell table:style-name="Table1.A2" office:value-type="string">
            <text:p text:style-name="P160">Que cil maintenoient honour</text:p>
          </table:table-cell>
          <table:table-cell table:style-name="Table1.C2" office:value-type="string">
            <text:p text:style-name="P162">B] MACCHIA ; D] Cil qui… ; <text:span text:style-name="T174">H2W] Cil qui...amour</text:span> ; <text:s/><text:span text:style-name="T102">E</text:span>] J cil… </text:p>
          </table:table-cell>
        </table:table-row>
        <table:table-row table:style-name="TableLine94125356364720">
          <table:table-cell table:style-name="Table1.A2" office:value-type="string">
            <text:p text:style-name="P160">52</text:p>
          </table:table-cell>
          <table:table-cell table:style-name="Table1.A2" office:value-type="string">
            <text:p text:style-name="P160">Et proesce <text:span text:style-name="T99">(</text:span><text:span text:style-name="T59">H Proece</text:span><text:span text:style-name="T99">)</text:span> et foi et valour</text:p>
          </table:table-cell>
          <table:table-cell table:style-name="Table1.C2" office:value-type="string">
            <text:p text:style-name="P202"><text:span text:style-name="T174">A] Proece force et amor</text:span> ; </text:p>
            <text:p text:style-name="P202"><text:span text:style-name="T174">B] [...]ns prouesces fois et amours</text:span> ; <text:span text:style-name="T174">CI</text:span><text:span text:style-name="T184">G</text:span><text:span text:style-name="T174">LT] Proece </text:span><text:span text:style-name="T184">(G Proeche</text:span><text:span text:style-name="T248">)</text:span><text:span text:style-name="T174">...amor</text:span> ; <text:span text:style-name="T183">K] Proece e foi e grant amor</text:span><text:span text:style-name="T102"> ; </text:span><text:span text:style-name="T174">DE] ...amor</text:span></text:p>
            <text:p text:style-name="P186"><text:span text:style-name="T58">H</text:span><text:span text:style-name="T378">2</text:span><text:span text:style-name="T48">W]</text:span><text:span text:style-name="T309"> Et foy et prouesse </text:span><text:span text:style-name="T310">(H2 proece et foi)</text:span><text:span text:style-name="T309"> et</text:span><text:span text:style-name="T48"> honnour</text:span></text:p>
          </table:table-cell>
        </table:table-row>
        <table:table-row table:style-name="TableLine94125356365680">
          <table:table-cell table:style-name="Table1.A2" office:value-type="string">
            <text:p text:style-name="P160">53</text:p>
          </table:table-cell>
          <table:table-cell table:style-name="Table1.A2" office:value-type="string">
            <text:p text:style-name="P160">A cel tans estoit amour <text:span text:style-name="T99">(H amors)</text:span> vive</text:p>
          </table:table-cell>
          <table:table-cell table:style-name="Table1.C2" office:value-type="string">
            <text:p text:style-name="P18">G] ...uiuer <text:s/>I] ...amars...</text:p>
          </table:table-cell>
        </table:table-row>
        <table:table-row table:style-name="TableLine94125368900320">
          <table:table-cell table:style-name="Table1.A2" office:value-type="string">
            <text:p text:style-name="P160">54</text:p>
          </table:table-cell>
          <table:table-cell table:style-name="Table1.A2" office:value-type="string">
            <text:p text:style-name="P160">Qui ores est povre et chaitive</text:p>
          </table:table-cell>
          <table:table-cell table:style-name="Table1.C2" office:value-type="string">
            <text:p text:style-name="P18"><text:span text:style-name="T324">ABCDEGI</text:span><text:span text:style-name="T325">K</text:span><text:span text:style-name="T324">LT</text:span><text:span text:style-name="T326">W</text:span><text:span text:style-name="T324">] ...morte (G et chaitiuer)… </text:span>; H<text:span text:style-name="T357">2</text:span>] SCOL </text:p>
          </table:table-cell>
        </table:table-row>
        <table:table-row table:style-name="TableLine94125368901280">
          <table:table-cell table:style-name="Table1.A2" office:value-type="string">
            <text:p text:style-name="P160">55</text:p>
          </table:table-cell>
          <table:table-cell table:style-name="Table1.A2" office:value-type="string">
            <text:p text:style-name="P160">De joie fut dame et royne</text:p>
          </table:table-cell>
          <table:table-cell table:style-name="Table1.C2" office:value-type="string">
            <text:p text:style-name="P199">L] Deice…</text:p>
          </table:table-cell>
        </table:table-row>
        <table:table-row table:style-name="TableLine94125364683600">
          <table:table-cell table:style-name="Table1.A2" office:value-type="string">
            <text:p text:style-name="P17">56</text:p>
          </table:table-cell>
          <table:table-cell table:style-name="Table1.A2" office:value-type="string">
            <text:p text:style-name="P17">Or est <text:span text:style-name="T99">(H Et or est) </text:span>et povres et frairi<text:span text:style-name="T99">n</text:span>e</text:p>
          </table:table-cell>
          <table:table-cell table:style-name="Table1.C2" office:value-type="string">
            <text:p text:style-name="P19"><text:span text:style-name="T173">A</text:span><text:span text:style-name="T184">CD</text:span><text:span text:style-name="T174">GH2ILT] </text:span><text:span text:style-name="T184">(D Qui or)</text:span><text:span text:style-name="T174">...est auare (G auaire, H2 auer, </text:span><text:span text:style-name="T249">C</text:span><text:span text:style-name="T184">D</text:span><text:span text:style-name="T174">IL auere)…</text:span> ; </text:p>
            <text:p text:style-name="P19"><text:span text:style-name="T106">W] ...est auersse et cest frarine</text:span> ; </text:p>
            <text:p text:style-name="P19"><text:span text:style-name="T106">E] </text:span><text:span text:style-name="T111">Or </text:span><text:span text:style-name="T106">est audesous </text:span><text:span text:style-name="T111">et frarine</text:span><text:span text:style-name="T104"> </text:span>;</text:p>
            <text:p text:style-name="P19"><text:span text:style-name="T106">B] Et or est morte et chaitive</text:span> ; <text:s/><text:span text:style-name="T497">[ripete il v. 5</text:span><text:span text:style-name="T517">4</text:span><text:span text:style-name="T497">]</text:span></text:p>
          </table:table-cell>
        </table:table-row>
        <table:table-row table:style-name="TableLine94125364684560">
          <table:table-cell table:style-name="Table1.A2" office:value-type="string">
            <text:p text:style-name="P160">57</text:p>
          </table:table-cell>
          <table:table-cell table:style-name="Table1.A2" office:value-type="string">
            <text:p text:style-name="P160">Lors estoit d’onour coronnee</text:p>
          </table:table-cell>
          <table:table-cell table:style-name="Table1.C2" office:value-type="string">
            <text:p text:style-name="P122">CET] --- ; </text:p>
            <text:p text:style-name="P188">D] ...estoit amours...</text:p>
          </table:table-cell>
        </table:table-row>
        <text:soft-page-break/>
        <table:table-row table:style-name="TableLine94125378813808">
          <table:table-cell table:style-name="Table1.A2" office:value-type="string">
            <text:p text:style-name="P160">58</text:p>
          </table:table-cell>
          <table:table-cell table:style-name="Table1.A2" office:value-type="string">
            <text:p text:style-name="P160">Por covoitise est or tornee</text:p>
          </table:table-cell>
          <table:table-cell table:style-name="Table1.C2" office:value-type="string">
            <text:p text:style-name="P123">C<text:span text:style-name="T327">E</text:span>T] --- ; </text:p>
            <text:p text:style-name="P124"><text:span text:style-name="T100">ADGL] Or est pour (GL por) couoyse (D couoise, G conuoitise, L couoitise) </text:span><text:span text:style-name="T185">tuee</text:span><text:span text:style-name="T100"> ; </text:span></text:p>
            <text:p text:style-name="P124"><text:span text:style-name="T100">I] ...</text:span><text:span text:style-name="T185">tuee</text:span></text:p>
            <text:p text:style-name="P125"><text:span text:style-name="T174">B] Or est dauarice tuee</text:span> ; </text:p>
            <text:p text:style-name="P125"><text:span text:style-name="T174">W] Par...finee</text:span> ; </text:p>
            <text:p text:style-name="P125">H2] Or SCOL </text:p>
          </table:table-cell>
        </table:table-row>
        <table:table-row table:style-name="TableLine94125378814768">
          <table:table-cell table:style-name="Table1.A2" office:value-type="string">
            <text:p text:style-name="P160">59</text:p>
          </table:table-cell>
          <table:table-cell table:style-name="Table1.A2" office:value-type="string">
            <text:p text:style-name="P160">Adonc n’avoit ele nulz vice</text:p>
          </table:table-cell>
          <table:table-cell table:style-name="Table1.C2" office:value-type="string">
            <text:p text:style-name="P187">A<text:span text:style-name="T516">B</text:span>CDGKLTW] Non <text:span text:style-name="T516">(B Lors n)</text:span> auoit pas enian (W enging, <text:span text:style-name="T516">B</text:span>D engien, L eniant, T enjan) ne (A ne nulz) uice ; </text:p>
            <text:p text:style-name="P187">I] Non auoit pas en li nul uice ; </text:p>
            <text:p text:style-name="P201">E] Ele nauoit pas le iaunisce</text:p>
          </table:table-cell>
        </table:table-row>
        <table:table-row table:style-name="TableLine94125378028336">
          <table:table-cell table:style-name="Table1.A2" office:value-type="string">
            <text:p text:style-name="P160">60</text:p>
          </table:table-cell>
          <table:table-cell table:style-name="Table1.A2" office:value-type="string">
            <text:p text:style-name="P160">Mai or se muert por<text:span text:style-name="T99"> </text:span>avarice</text:p>
          </table:table-cell>
          <table:table-cell table:style-name="Table1.C2" office:value-type="string">
            <text:p text:style-name="P20">C<text:span text:style-name="T515">L</text:span>] Or se muert<text:span text:style-name="T48"> </text:span><text:span text:style-name="T174">ca por </text:span><text:span text:style-name="T249">(L car)</text:span>… </text:p>
          </table:table-cell>
        </table:table-row>
        <table:table-row table:style-name="TableLine94125378029296">
          <table:table-cell table:style-name="Table1.A2" office:value-type="string">
            <text:p text:style-name="P160">61</text:p>
          </table:table-cell>
          <table:table-cell table:style-name="Table1.A2" office:value-type="string">
            <text:p text:style-name="P160">Or ne veult pas amor noblece</text:p>
          </table:table-cell>
          <table:table-cell table:style-name="Table1.C2" office:value-type="string">
            <text:p text:style-name="P20"><text:span text:style-name="T106">A] ...</text:span><text:span text:style-name="T112">ne </text:span><text:span text:style-name="T106">mant </text:span><text:span text:style-name="T112">pas</text:span><text:span text:style-name="T106">…</text:span><text:span text:style-name="T48"> </text:span>; <text:span text:style-name="T174">CILW] ...quiert.</text:span>.</text:p>
          </table:table-cell>
        </table:table-row>
        <table:table-row table:style-name="TableLine94125385650032">
          <table:table-cell table:style-name="Table1.A2" office:value-type="string">
            <text:p text:style-name="P160">62</text:p>
          </table:table-cell>
          <table:table-cell table:style-name="Table1.A2" office:value-type="string">
            <text:p text:style-name="P160">Mai celuy veult qui ait <text:span text:style-name="T99">(H at)</text:span> richece</text:p>
          </table:table-cell>
          <table:table-cell table:style-name="Table1.C2" office:value-type="string">
            <text:p text:style-name="P20">L] Des...a...</text:p>
          </table:table-cell>
        </table:table-row>
        <table:table-row table:style-name="TableLine94125385650992">
          <table:table-cell table:style-name="Table1.A2" office:value-type="string">
            <text:p text:style-name="P160">63</text:p>
          </table:table-cell>
          <table:table-cell table:style-name="Table1.A2" office:value-type="string">
            <text:p text:style-name="P160">Ou soit gentis ou soit vilains</text:p>
          </table:table-cell>
          <table:table-cell table:style-name="Table1.C2" office:value-type="string">
            <text:p text:style-name="P21"><text:span text:style-name="T174">E] ...courtois…</text:span> ; <text:span text:style-name="T174">L] ...ualains</text:span></text:p>
          </table:table-cell>
        </table:table-row>
        <table:table-row table:style-name="TableLine94125379865888">
          <table:table-cell table:style-name="Table1.A2" office:value-type="string">
            <text:p text:style-name="P160">64</text:p>
          </table:table-cell>
          <table:table-cell table:style-name="Table1.A2" office:value-type="string">
            <text:p text:style-name="P160">Amortz tent (F tens) par touz leus sez mains</text:p>
          </table:table-cell>
          <table:table-cell table:style-name="Table1.C2" office:value-type="string">
            <text:p text:style-name="P20">A] ...soi… ; <text:span text:style-name="T106">B] ...tout lui…</text:span> ; <text:span text:style-name="T186">C</text:span><text:span text:style-name="T187">L</text:span><text:span text:style-name="T186">] ...par trestot la main </text:span><text:span text:style-name="T187">(L les mains)</text:span><text:span text:style-name="T101"> ; W] Amour tend mais… ; </text:span><text:span text:style-name="T186">E] ...tint toutes pars… </text:span></text:p>
          </table:table-cell>
        </table:table-row>
        <table:table-row table:style-name="TableLine94125379866848">
          <table:table-cell table:style-name="Table1.A2" office:value-type="string">
            <text:p text:style-name="P172">65</text:p>
          </table:table-cell>
          <table:table-cell table:style-name="Table1.A2" office:value-type="string">
            <text:p text:style-name="P172">C’il est vilains cuvertz proveis</text:p>
          </table:table-cell>
          <table:table-cell table:style-name="Table1.C2" office:value-type="string">
            <text:p text:style-name="P22">B] Sil ert cuuers vilains… ; W] Cilz… ; <text:span text:style-name="T106">E] Il nest </text:span><text:span text:style-name="T113">nu</text:span><text:span text:style-name="T106">s si vilains prouuez</text:span></text:p>
          </table:table-cell>
        </table:table-row>
        <table:table-row table:style-name="TableLine94125386219856">
          <table:table-cell table:style-name="Table1.A2" office:value-type="string">
            <text:p text:style-name="P172">66</text:p>
          </table:table-cell>
          <table:table-cell table:style-name="Table1.A2" office:value-type="string">
            <text:p text:style-name="P172">Sol que il ait avoir asseis</text:p>
          </table:table-cell>
          <table:table-cell table:style-name="Table1.C2" office:value-type="string">
            <text:p text:style-name="P22">BDE] Mais… ; <text:span text:style-name="T187">IL</text:span><text:span text:style-name="T174">C] </text:span><text:span text:style-name="T187">(W Mais)</text:span><text:span text:style-name="T174"> …</text:span><text:span text:style-name="T187">des deniers (C </text:span><text:span text:style-name="T174">deuers, </text:span><text:span text:style-name="T187">W deniers)</text:span><text:span text:style-name="T174">…</text:span> ; <text:s/><text:span text:style-name="T170">G</text:span><text:span text:style-name="T54">K</text:span><text:span text:style-name="T170">T] ...dauoir (G douoirs)… ; H2] SCOL</text:span></text:p>
          </table:table-cell>
        </table:table-row>
        <table:table-row table:style-name="TableLine94125386220816">
          <table:table-cell table:style-name="Table1.A2" office:value-type="string">
            <text:p text:style-name="P172">67</text:p>
          </table:table-cell>
          <table:table-cell table:style-name="Table1.A2" office:value-type="string">
            <text:p text:style-name="P172">Bien iert servitz et reseus</text:p>
          </table:table-cell>
          <table:table-cell table:style-name="Table1.C2" office:value-type="string">
            <text:p text:style-name="P23"><text:span text:style-name="T174">B] ...retenus</text:span> ; W] Or est… ; <text:span text:style-name="T174">E] Que par tout ne soit…</text:span> ; H2] SCOL</text:p>
          </table:table-cell>
        </table:table-row>
        <table:table-row table:style-name="TableLine94125357988784">
          <table:table-cell table:style-name="Table1.A2" office:value-type="string">
            <text:p text:style-name="P172">68</text:p>
          </table:table-cell>
          <table:table-cell table:style-name="Table1.A2" office:value-type="string">
            <text:p text:style-name="P172">Mai il iert mout tost deseus</text:p>
          </table:table-cell>
          <table:table-cell table:style-name="Table1.C2" office:value-type="string">
            <text:p text:style-name="P120"><text:span text:style-name="T171">A</text:span>W] ---</text:p>
            <text:p text:style-name="P120"><text:span text:style-name="T106">B] ...tos de cheuz</text:span> ; C] ...nert.. ; <text:span text:style-name="T328">D</text:span>G<text:span text:style-name="T499">I</text:span><text:span text:style-name="T55">K</text:span>L] ...il nest <text:span text:style-name="T328">(DI est)</text:span>… ; <text:span text:style-name="T106">T] ...nest mout de deceuz </text:span>; H2] SCOL </text:p>
          </table:table-cell>
        </table:table-row>
        <table:table-row table:style-name="TableLine94125357989744">
          <table:table-cell table:style-name="Table1.A2" office:value-type="string">
            <text:p text:style-name="P172">69</text:p>
          </table:table-cell>
          <table:table-cell table:style-name="Table1.A2" office:value-type="string">
            <text:p text:style-name="P172">Car il ne seit ne n’aparsoit</text:p>
          </table:table-cell>
          <table:table-cell table:style-name="Table1.C2" office:value-type="string">
            <text:p text:style-name="P23"><text:span text:style-name="T294">ABCDEGI</text:span><text:span text:style-name="T297">K</text:span><text:span text:style-name="T294">LTW] ...ne il ne (W me) voit</text:span><text:span text:style-name="T307"> ; H</text:span><text:span text:style-name="T318">2</text:span><text:span text:style-name="T307">] SCOL</text:span></text:p>
          </table:table-cell>
        </table:table-row>
        <table:table-row table:style-name="TableLine94125365355152">
          <table:table-cell table:style-name="Table1.A2" office:value-type="string">
            <text:p text:style-name="P172">70</text:p>
          </table:table-cell>
          <table:table-cell table:style-name="Table1.A2" office:value-type="string">
            <text:p text:style-name="P172">Comment li avoir le desoit</text:p>
          </table:table-cell>
          <table:table-cell table:style-name="Table1.C2" office:value-type="string">
            <text:p text:style-name="P23"><text:span text:style-name="T106">B] ...li amours… </text:span>; E] ...ses auoirs...</text:p>
          </table:table-cell>
        </table:table-row>
        <table:table-row table:style-name="TableLine94125365356112">
          <table:table-cell table:style-name="Table1.A2" office:value-type="string">
            <text:p text:style-name="P172">71</text:p>
          </table:table-cell>
          <table:table-cell table:style-name="Table1.A2" office:value-type="string">
            <text:p text:style-name="P172">Quant le conquiert s’ait joie vainne</text:p>
          </table:table-cell>
          <table:table-cell table:style-name="Table1.C2" office:value-type="string">
            <text:p text:style-name="P23">AC<text:span text:style-name="T328">G</text:span>I<text:span text:style-name="T55">K</text:span>L<text:span text:style-name="T328">T]</text:span> ...<text:span text:style-name="T328">(G il, T lo)</text:span>...<text:span text:style-name="T174">na ioie</text:span>… ; <text:span text:style-name="T106">B] ...la...sa ioi</text:span><text:span text:style-name="T113">e</text:span><text:span text:style-name="T106"> plainne</text:span> ; DW] ...sa.. ; <text:span text:style-name="T106">E] ….conquiert ioie </text:span><text:span text:style-name="T113">de</text:span><text:span text:style-name="T106">maine </text:span>; <text:s/>H2] SCOL</text:p>
          </table:table-cell>
        </table:table-row>
        <table:table-row table:style-name="TableLine94125388314000">
          <table:table-cell table:style-name="Table1.A2" office:value-type="string">
            <text:p text:style-name="P172">72</text:p>
          </table:table-cell>
          <table:table-cell table:style-name="Table1.A2" office:value-type="string">
            <text:p text:style-name="P172">Et quant le pert dolor sertainne</text:p>
          </table:table-cell>
          <table:table-cell table:style-name="Table1.C2" office:value-type="string">
            <text:p text:style-name="P24"><text:span text:style-name="T174">B] ...la…trauail et paine</text:span> ; E] Quant...a certaine ; T] ...lo...</text:p>
          </table:table-cell>
        </table:table-row>
        <text:soft-page-break/>
        <table:table-row table:style-name="TableLine94125388314960">
          <table:table-cell table:style-name="Table1.A2" office:value-type="string">
            <text:p text:style-name="P172">73</text:p>
          </table:table-cell>
          <table:table-cell table:style-name="Table1.A2" office:value-type="string">
            <text:p text:style-name="P172">Ne (<text:span text:style-name="T48">H Nel</text:span>) puet pas gardeir longuement</text:p>
          </table:table-cell>
          <table:table-cell table:style-name="Table1.C2" office:value-type="string">
            <text:p text:style-name="P24">ACEGIT] Nel… ; B] Ne <text:span text:style-name="T106">la</text:span> puet garder… ; <text:span text:style-name="T170">H2] SCOL</text:span></text:p>
          </table:table-cell>
        </table:table-row>
        <table:table-row table:style-name="TableLine94125387955776">
          <table:table-cell table:style-name="Table1.A2" office:value-type="string">
            <text:p text:style-name="P172">74</text:p>
          </table:table-cell>
          <table:table-cell table:style-name="Table1.A2" office:value-type="string">
            <text:p text:style-name="P172">Qu’il nel perde qu’il nel despent</text:p>
          </table:table-cell>
          <table:table-cell table:style-name="Table1.C2" office:value-type="string">
            <text:p text:style-name="P24">AL] Qui nul (L nol)…qui nul (L nol)… ; BCDIT] Que nel (D nou)...que (CI qui, T sil) nel (D nou)… ; W] ...ou qui ne le… ; G] ...et quil… ; <text:s/>E] Que ne le perde ou le despent ; <text:s/><text:span text:style-name="T170">H2] SCOL</text:span></text:p>
          </table:table-cell>
        </table:table-row>
        <table:table-row table:style-name="TableLine94125387956736">
          <table:table-cell table:style-name="Table1.A2" office:value-type="string">
            <text:p text:style-name="P172">75</text:p>
          </table:table-cell>
          <table:table-cell table:style-name="Table1.A2" office:value-type="string">
            <text:p text:style-name="P172">Avoirs est perdus mainte part</text:p>
          </table:table-cell>
          <table:table-cell table:style-name="Table1.C2" office:value-type="string">
            <text:p text:style-name="P24"><text:span text:style-name="T174">B] ...se pert emainte</text:span>… ; <text:span text:style-name="T106">E] Auoec...dautre part</text:span></text:p>
          </table:table-cell>
        </table:table-row>
        <table:table-row table:style-name="TableLine94125378555728">
          <table:table-cell table:style-name="Table1.A2" office:value-type="string">
            <text:p text:style-name="P172">76</text:p>
          </table:table-cell>
          <table:table-cell table:style-name="Table1.A2" office:value-type="string">
            <text:p text:style-name="P172">Avertz hontz n’iert ja senz regart</text:p>
          </table:table-cell>
          <table:table-cell table:style-name="Table1.C2" office:value-type="string">
            <text:p text:style-name="P24">AC] Auers (C Auars) hom… ; <text:span text:style-name="T106">B] ...ia fors renart</text:span> ; D] Ja auers hons niert sanz… ; <text:span text:style-name="T106">G] Auoirs nest ia</text:span>… ; <text:span text:style-name="T106">L] ...sengart</text:span> ; <text:span text:style-name="T170">H2] SCOL</text:span></text:p>
          </table:table-cell>
        </table:table-row>
        <table:table-row table:style-name="TableLine94125378556688">
          <table:table-cell table:style-name="Table1.A2" office:value-type="string">
            <text:p text:style-name="P172">77</text:p>
          </table:table-cell>
          <table:table-cell table:style-name="Table1.A2" office:value-type="string">
            <text:p text:style-name="P172">Qu’i (<text:span text:style-name="T48">H Qu’il</text:span>) pert en terre et pert en meir</text:p>
          </table:table-cell>
          <table:table-cell table:style-name="Table1.C2" office:value-type="string">
            <text:p text:style-name="P24">ACIT] Quil… ; B] Quil...terre il… ; W] ...ou pert… ; E] ...et en terre et en mer ; <text:span text:style-name="T170">H2] SCOL</text:span> </text:p>
            <text:p text:style-name="P204">INV G] Por robeor et por enbler</text:p>
          </table:table-cell>
        </table:table-row>
        <table:table-row table:style-name="TableLine94125383921520">
          <table:table-cell table:style-name="Table1.A2" office:value-type="string">
            <text:p text:style-name="P172">78</text:p>
          </table:table-cell>
          <table:table-cell table:style-name="Table1.A2" office:value-type="string">
            <text:p text:style-name="P172">Por recueillir et por embleir</text:p>
          </table:table-cell>
          <table:table-cell table:style-name="Table1.C2" office:value-type="string">
            <text:p text:style-name="P205">ABCDEKILT] (B Par) robeors (D robeours)…(B par)… ; </text:p>
            <text:p text:style-name="P205">W] Par robeur ou par robber ; </text:p>
            <text:p text:style-name="P205">H2] Par anble […] et par [...]ber</text:p>
            <text:p text:style-name="P24">INV G] Quil pert enterre et pert enmer</text:p>
          </table:table-cell>
        </table:table-row>
        <table:table-row table:style-name="TableLine94125383922480">
          <table:table-cell table:style-name="Table1.A2" office:value-type="string">
            <text:p text:style-name="P172">79</text:p>
          </table:table-cell>
          <table:table-cell table:style-name="Table1.A2" office:value-type="string">
            <text:p text:style-name="P172">Per (<text:span text:style-name="T48">H Par</text:span>) malz signor pert et per (H par) guerre</text:p>
          </table:table-cell>
          <table:table-cell table:style-name="Table1.C2" office:value-type="string">
            <text:p text:style-name="P24">B] Par… ; W] Tout par mal...ou par… ; GI] Por...por...</text:p>
          </table:table-cell>
        </table:table-row>
        <table:table-row table:style-name="TableLine94125364617184">
          <table:table-cell table:style-name="Table1.A2" office:value-type="string">
            <text:p text:style-name="P22">80</text:p>
          </table:table-cell>
          <table:table-cell table:style-name="Table1.A2" office:value-type="string">
            <text:p text:style-name="P22">Quant muert pert l’avoir (<text:span text:style-name="T48">H l’avoir pert</text:span>) et la terre</text:p>
          </table:table-cell>
          <table:table-cell table:style-name="Table1.C2" office:value-type="string">
            <text:p text:style-name="P121">B] ...lauoir pert… ; C] ...pert il… ; <text:span text:style-name="T106">D</text:span><text:span text:style-name="T113">H2</text:span><text:span text:style-name="T106">] ...muert lonor lait </text:span><text:span text:style-name="T113">(H2 lait lonour)</text:span>... </text:p>
          </table:table-cell>
        </table:table-row>
        <table:table-row table:style-name="TableLine94125364617952">
          <table:table-cell table:style-name="Table1.A2" office:value-type="string">
            <text:p text:style-name="P91">a</text:p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215">A<text:span text:style-name="T434">BCDEGH</text:span><text:span text:style-name="T374">2</text:span><text:span text:style-name="T434">IKLTW</text:span>] Lors <text:span text:style-name="T434">(</text:span><text:span text:style-name="T167">H2 Dont</text:span><text:span text:style-name="T434">, I Lor)</text:span> laise <text:span text:style-name="T434">(B le lait, CLW laisse, G lasse DH</text:span><text:span text:style-name="T374">2</text:span><text:span text:style-name="T434">T lait, E laist)</text:span> il tout <text:span text:style-name="T434">(</text:span><text:span text:style-name="T167">CL tost</text:span><text:span text:style-name="T434">, DG tot, T treitot)</text:span> et <text:span text:style-name="T434">(I il et)</text:span> guerpist <text:span text:style-name="T434">(DEH</text:span><text:span text:style-name="T374">2</text:span><text:span text:style-name="T434">W deguerpist, G le gerpist) </text:span></text:p>
          </table:table-cell>
        </table:table-row>
        <table:table-row table:style-name="Table1.88">
          <table:table-cell table:style-name="Table1.A2" office:value-type="string">
            <text:p text:style-name="P91">b</text:p>
          </table:table-cell>
          <table:table-cell table:style-name="Table1.A2" office:value-type="string">
            <text:p text:style-name="P76"/>
          </table:table-cell>
          <table:table-cell table:style-name="Table1.C2" office:value-type="string">
            <text:p text:style-name="P215">A<text:span text:style-name="T435">BCDEGH</text:span><text:span text:style-name="T375">2</text:span><text:span text:style-name="T435">IKLTW</text:span>] Tels <text:span text:style-name="T435">(B Teiz, D Telx, L Telz, W Tel, GT Teuz, I Teus, C Celz)</text:span> le <text:span text:style-name="T435">(G li)</text:span> despent <text:span text:style-name="T435">(CL despant, W despend)</text:span> q<text:span text:style-name="T422">ui (I que)</text:span> nel <text:span text:style-name="T435">(C nol, D non, L no, H</text:span><text:span text:style-name="T375">2</text:span><text:span text:style-name="T435"> quil ne)</text:span> conquist</text:p>
          </table:table-cell>
        </table:table-row>
        <table:table-row table:style-name="TableLine94125356806256">
          <table:table-cell table:style-name="Table1.A2" office:value-type="string">
            <text:p text:style-name="P76">81/<text:span text:style-name="T518">83</text:span></text:p>
          </table:table-cell>
          <table:table-cell table:style-name="Table1.A2" office:value-type="string">
            <text:p text:style-name="P76">Ne (<text:span text:style-name="T48">H Nel</text:span>) di pas por ce que doneir</text:p>
          </table:table-cell>
          <table:table-cell table:style-name="Table1.C2" office:value-type="string">
            <text:p text:style-name="P126"><text:span text:style-name="T106">A] Ne ua pas…</text:span> ; B] Nel...dener ; <text:s/><text:span text:style-name="T428">GH</text:span><text:span text:style-name="T376">2</text:span><text:span text:style-name="T428">TW] Nel (W Nel dis)...</text:span></text:p>
          </table:table-cell>
        </table:table-row>
        <table:table-row table:style-name="TableLine94125360547744">
          <table:table-cell table:style-name="Table1.A2" office:value-type="string">
            <text:p text:style-name="P216">82/<text:span text:style-name="T518">84</text:span></text:p>
          </table:table-cell>
          <table:table-cell table:style-name="Table1.A2" office:value-type="string">
            <text:p text:style-name="P216">Nen puet nulz hons sens conquesteir</text:p>
          </table:table-cell>
          <table:table-cell table:style-name="Table1.C2" office:value-type="string">
            <text:p text:style-name="P77"><text:span text:style-name="T174">A</text:span><text:span text:style-name="T212">CGILW</text:span><text:span text:style-name="T174">] </text:span><text:span text:style-name="T213">Ne (A </text:span><text:span text:style-name="T174">Non</text:span><text:span text:style-name="T213">)</text:span><text:span text:style-name="T174"> puet </text:span><text:span text:style-name="T213">(W peust)</text:span><text:span text:style-name="T174"> hom </text:span><text:span text:style-name="T213">(CW on, L om, G len, I en)</text:span><text:span text:style-name="T174"> </text:span><text:span text:style-name="T251">mlt</text:span><text:span text:style-name="T256"> </text:span><text:span text:style-name="T30">(C mout, I mont, W moult) </text:span><text:span text:style-name="T1">sanz </text:span><text:span text:style-name="T30">(CL senz, W sans)</text:span><text:span text:style-name="T1">… ; </text:span><text:span text:style-name="T256">B</text:span><text:span text:style-name="T262">T</text:span><text:span text:style-name="T256">] Ne puet </text:span><text:span text:style-name="T262">(T peut)</text:span><text:span text:style-name="T256"> on pas</text:span><text:span text:style-name="T1">… ; </text:span><text:span text:style-name="T29"><text:s/></text:span><text:span text:style-name="T263">D</text:span><text:span text:style-name="T262">H</text:span><text:span text:style-name="T291">2</text:span><text:span text:style-name="T263">] Ne porroit </text:span><text:span text:style-name="T262">(H</text:span><text:span text:style-name="T291">2</text:span><text:span text:style-name="T262"> pourroit)</text:span><text:span text:style-name="T263"> nuns </text:span><text:span text:style-name="T262">(H2 nuls)</text:span><text:span text:style-name="T29">… ; </text:span><text:span text:style-name="T154">E] ...on rien… </text:span></text:p>
          </table:table-cell>
        </table:table-row>
        <table:table-row table:style-name="TableLine94125360548656">
          <table:table-cell table:style-name="Table1.A2" office:value-type="string">
            <text:p text:style-name="P216">83/<text:span text:style-name="T518">85</text:span></text:p>
          </table:table-cell>
          <table:table-cell table:style-name="Table1.A2" office:value-type="string">
            <text:p text:style-name="P216">Qui mout despant et poc <text:span text:style-name="T422">(H poi)</text:span> amasce</text:p>
          </table:table-cell>
          <table:table-cell table:style-name="Table1.C2" office:value-type="string">
            <text:p text:style-name="P77">A] ...poi emasse ; <text:span text:style-name="T214">D] Qui trop...</text:span></text:p>
          </table:table-cell>
        </table:table-row>
        <table:table-row table:style-name="TableLine94125355312992">
          <table:table-cell table:style-name="Table1.A2" office:value-type="string">
            <text:p text:style-name="P216">84/<text:span text:style-name="T518">86</text:span></text:p>
          </table:table-cell>
          <table:table-cell table:style-name="Table1.A2" office:value-type="string">
            <text:p text:style-name="P216">Tout son pris adonques i laisse</text:p>
          </table:table-cell>
          <table:table-cell table:style-name="Table1.C2" office:value-type="string">
            <text:p text:style-name="P78"><text:span text:style-name="T174">A</text:span><text:span text:style-name="T213">BCIG</text:span><text:span text:style-name="T218">K</text:span><text:span text:style-name="T213">LT</text:span><text:span text:style-name="T174">]</text:span> <text:s/><text:span text:style-name="T436">Tot (A </text:span>Tout, <text:span text:style-name="T213">BG Tost)</text:span> pert son pris<text:span text:style-name="T174"> lai unt</text:span> <text:span text:style-name="T436">(C ou il, I la oil, L la ou il, B la ou, T ont il, </text:span><text:span text:style-name="T129">G la honte</text:span><text:span text:style-name="T436">)</text:span>… ;<text:span text:style-name="T423"> </text:span><text:span text:style-name="T130">W] </text:span><text:span text:style-name="T423">Tost pert son pris</text:span><text:span text:style-name="T130"> aussi sa grasse </text:span><text:span text:style-name="T317">;</text:span></text:p>
            <text:p text:style-name="P179"><text:soft-page-break/><text:span text:style-name="T423">DH</text:span><text:span text:style-name="T377">2</text:span><text:span text:style-name="T423">E] Tout pert son tens (E tans, H</text:span><text:span text:style-name="T377">2</text:span><text:span text:style-name="T423"> temps) la ou il…(EH</text:span><text:span text:style-name="T377">2</text:span><text:span text:style-name="T423"> passe) </text:span></text:p>
          </table:table-cell>
        </table:table-row>
        <table:table-row table:style-name="TableLine94125355313904">
          <table:table-cell table:style-name="Table1.A2" office:value-type="string">
            <text:p text:style-name="P216">85/<text:span text:style-name="T519">87</text:span></text:p>
          </table:table-cell>
          <table:table-cell table:style-name="Table1.A2" office:value-type="string">
            <text:p text:style-name="P216">Et qui conquiert et ne despant</text:p>
          </table:table-cell>
          <table:table-cell table:style-name="Table1.C2" office:value-type="string">
            <text:p text:style-name="P77">A] ...non… ; <text:span text:style-name="T131">C] ...non depant…</text:span><text:span text:style-name="T425"> ; W] Cil...</text:span></text:p>
          </table:table-cell>
        </table:table-row>
        <table:table-row table:style-name="TableLine94125376168832">
          <table:table-cell table:style-name="Table1.A2" office:value-type="string">
            <text:p text:style-name="P216">86/<text:span text:style-name="T519">88</text:span></text:p>
          </table:table-cell>
          <table:table-cell table:style-name="Table1.A2" office:value-type="string">
            <text:p text:style-name="P216">Il est haitz de toute jant</text:p>
          </table:table-cell>
          <table:table-cell table:style-name="Table1.C2" office:value-type="string">
            <text:p text:style-name="P79"><text:span text:style-name="T174">B</text:span><text:span text:style-name="T215">T</text:span><text:span text:style-name="T174">] ...de mainte…</text:span> </text:p>
          </table:table-cell>
        </table:table-row>
        <table:table-row table:style-name="TableLine94125376169744">
          <table:table-cell table:style-name="Table1.A2" office:value-type="string">
            <text:p text:style-name="P216">87/<text:span text:style-name="T520">89</text:span></text:p>
          </table:table-cell>
          <table:table-cell table:style-name="Table1.A2" office:value-type="string">
            <text:p text:style-name="P216">Li uns sans l’autre n’ait mestier</text:p>
          </table:table-cell>
          <table:table-cell table:style-name="Table1.C2" office:value-type="string">
            <text:p text:style-name="P220"/>
          </table:table-cell>
        </table:table-row>
        <table:table-row table:style-name="TableLine94125376466400">
          <table:table-cell table:style-name="Table1.A2" office:value-type="string">
            <text:p text:style-name="P216">88/<text:span text:style-name="T520">90</text:span></text:p>
          </table:table-cell>
          <table:table-cell table:style-name="Table1.A2" office:value-type="string">
            <text:p text:style-name="P216">Car li uns doit et <text:span text:style-name="T421">(</text:span><text:span text:style-name="T67">H a</text:span><text:span text:style-name="T421">)</text:span> l’autre aidier</text:p>
          </table:table-cell>
          <table:table-cell table:style-name="Table1.C2" office:value-type="string">
            <text:p text:style-name="P84">INV G] Poi uaut conquerre sanz doners</text:p>
            <text:p text:style-name="P77"><text:span text:style-name="T174">A] Quant…</text:span> ; <text:span text:style-name="T216">BCEILTW] (B Mais)...alautre…</text:span><text:span text:style-name="T423"> ; D] ...doit lautre...</text:span></text:p>
          </table:table-cell>
        </table:table-row>
        <table:table-row table:style-name="TableLine94125376467312">
          <table:table-cell table:style-name="Table1.A2" office:value-type="string">
            <text:p text:style-name="P216">89/<text:span text:style-name="T520">91</text:span></text:p>
          </table:table-cell>
          <table:table-cell table:style-name="Table1.A2" office:value-type="string">
            <text:p text:style-name="P216">Poc valt conquerre sens doneir</text:p>
          </table:table-cell>
          <table:table-cell table:style-name="Table1.C2" office:value-type="string">
            <text:p text:style-name="P84">INV <text:span text:style-name="T174">G] </text:span>Quar li uns <text:span text:style-name="T174">alautre</text:span> aidier </text:p>
            <text:p text:style-name="P77">A] ...conquerres… ; <text:span text:style-name="T216">BH</text:span><text:span text:style-name="T276">2</text:span><text:span text:style-name="T216">] ...despendre…</text:span></text:p>
          </table:table-cell>
        </table:table-row>
        <table:table-row table:style-name="TableLine94125368860400">
          <table:table-cell table:style-name="Table1.A2" office:value-type="string">
            <text:p text:style-name="P216">90/<text:span text:style-name="T520">92</text:span></text:p>
          </table:table-cell>
          <table:table-cell table:style-name="Table1.A2" office:value-type="string">
            <text:p text:style-name="P216">Et que despent sens conquesteir</text:p>
          </table:table-cell>
          <table:table-cell table:style-name="Table1.C2" office:value-type="string">
            <text:p text:style-name="P180"/>
          </table:table-cell>
        </table:table-row>
        <table:table-row table:style-name="TableLine94125368861312">
          <table:table-cell table:style-name="Table1.A2" office:value-type="string">
            <text:p text:style-name="P197">91/<text:span text:style-name="T520">93</text:span></text:p>
          </table:table-cell>
          <table:table-cell table:style-name="Table1.A2" office:value-type="string">
            <text:p text:style-name="P11">On l’ait <text:span text:style-name="T421">(F jai, H On at)</text:span> veut de mainte jant</text:p>
          </table:table-cell>
          <table:table-cell table:style-name="Table1.C2" office:value-type="string">
            <text:p text:style-name="P79"><text:span text:style-name="T214">I] ...le ueit da…</text:span><text:span text:style-name="T425"> ; </text:span><text:span text:style-name="T214">W] Ce a on veu...</text:span></text:p>
          </table:table-cell>
        </table:table-row>
        <table:table-row table:style-name="TableLine94125365350928">
          <table:table-cell table:style-name="Table1.A2" office:value-type="string">
            <text:p text:style-name="P216">92/<text:span text:style-name="T520">94</text:span></text:p>
          </table:table-cell>
          <table:table-cell table:style-name="Table1.A2" office:value-type="string">
            <text:p text:style-name="P216">Que d’aiques vienent a noient</text:p>
          </table:table-cell>
          <table:table-cell table:style-name="Table1.C2" office:value-type="string">
            <text:p text:style-name="P82"><text:span text:style-name="T217">E] Porce venoient…</text:span><text:span text:style-name="T427"> ; </text:span><text:span text:style-name="T217">I] ...menent...</text:span></text:p>
          </table:table-cell>
        </table:table-row>
        <table:table-row table:style-name="TableLine94125365351840">
          <table:table-cell table:style-name="Table1.A2" office:value-type="string">
            <text:p text:style-name="P216">93/<text:span text:style-name="T520">95</text:span></text:p>
          </table:table-cell>
          <table:table-cell table:style-name="Table1.A2" office:value-type="string">
            <text:p text:style-name="P216">Boins princes doit toz jors despandre</text:p>
          </table:table-cell>
          <table:table-cell table:style-name="Table1.C101" office:value-type="string">
            <text:p text:style-name="P79">B] ...doit assez… ; <text:span text:style-name="T460">C] ...desprendre…</text:span><text:span text:style-name="T425"> ; E] ...tous dis...</text:span></text:p>
          </table:table-cell>
        </table:table-row>
        <table:table-row table:style-name="TableLine94125385322496">
          <table:table-cell table:style-name="Table1.A2" office:value-type="string">
            <text:p text:style-name="P216">94/<text:span text:style-name="T520">96</text:span></text:p>
          </table:table-cell>
          <table:table-cell table:style-name="Table1.A2" office:value-type="string">
            <text:p text:style-name="P216">Et conquester doner et prandre</text:p>
          </table:table-cell>
          <table:table-cell table:style-name="Table1.C101" office:value-type="string">
            <text:p text:style-name="P83"/>
          </table:table-cell>
        </table:table-row>
        <table:table-row table:style-name="TableLine94125375150416">
          <table:table-cell table:style-name="Table1.A2" office:value-type="string">
            <text:p text:style-name="P216">95/<text:span text:style-name="T521">97</text:span></text:p>
          </table:table-cell>
          <table:table-cell table:style-name="Table1.A2" office:value-type="string">
            <text:p text:style-name="P216">Car largesce est meire d’amour</text:p>
          </table:table-cell>
          <table:table-cell table:style-name="Table1.C101" office:value-type="string">
            <text:p text:style-name="P81"><text:span text:style-name="T174">B</text:span><text:span text:style-name="T219">DH</text:span><text:span text:style-name="T277">2</text:span><text:span text:style-name="T174">] ...dame dounour </text:span><text:span text:style-name="T220">(H</text:span><text:span text:style-name="T278">2</text:span><text:span text:style-name="T220"> donnour)</text:span><text:span text:style-name="T429"> ; </text:span><text:span text:style-name="T220">G] ...donor</text:span> ; <text:span text:style-name="T131">CL] ...si est (L nest) damor</text:span><text:span text:style-name="T425"> ; E] ...a amor ; </text:span><text:span text:style-name="T214">W] ...princesse damour</text:span></text:p>
          </table:table-cell>
        </table:table-row>
        <table:table-row table:style-name="TableLine94125375151376">
          <table:table-cell table:style-name="Table1.A2" office:value-type="string">
            <text:p text:style-name="P216">96/<text:span text:style-name="T521">98</text:span></text:p>
          </table:table-cell>
          <table:table-cell table:style-name="Table1.A2" office:value-type="string">
            <text:p text:style-name="P216">Et de proesce et de valour</text:p>
          </table:table-cell>
          <table:table-cell table:style-name="Table1.C101" office:value-type="string">
            <text:p text:style-name="P77"><text:span text:style-name="T174">A</text:span><text:span text:style-name="T214">CILT</text:span><text:span text:style-name="T174">] ...donor </text:span><text:span text:style-name="T430">(T de honor)</text:span> ; <text:span text:style-name="T219">DG] ...damour</text:span><text:span text:style-name="T426"> (G damor) ; </text:span><text:span text:style-name="T461">E] Delos de proesce et dounor</text:span><text:span text:style-name="T426"> ; </text:span><text:span text:style-name="T219">W] Riche est de...donnour</text:span></text:p>
          </table:table-cell>
        </table:table-row>
        <table:table-row table:style-name="TableLine94125366886352">
          <table:table-cell table:style-name="Table1.A2" office:value-type="string">
            <text:p text:style-name="P216">97/<text:span text:style-name="T521">99</text:span></text:p>
          </table:table-cell>
          <table:table-cell table:style-name="Table1.A2" office:value-type="string">
            <text:p text:style-name="P216">Ensi puet del siecle joir</text:p>
          </table:table-cell>
          <table:table-cell table:style-name="Table1.C101" office:value-type="string">
            <text:p text:style-name="P83">D<text:span text:style-name="T522">H2</text:span>] Si puet len<text:span text:style-name="T475">...</text:span> ; <text:span text:style-name="T462">E] ...puet on...issir</text:span></text:p>
          </table:table-cell>
        </table:table-row>
        <table:table-row table:style-name="TableLine94125366887312">
          <table:table-cell table:style-name="Table1.A2" office:value-type="string">
            <text:p text:style-name="P216">98/<text:span text:style-name="T521">100</text:span></text:p>
          </table:table-cell>
          <table:table-cell table:style-name="Table1.A2" office:value-type="string">
            <text:p text:style-name="P216">Amors et honors maintenir</text:p>
          </table:table-cell>
          <table:table-cell table:style-name="Table1.C101" office:value-type="string">
            <text:p text:style-name="P15"/>
          </table:table-cell>
        </table:table-row>
        <table:table-row table:style-name="TableLine94125379439200">
          <table:table-cell table:style-name="Table1.A2" office:value-type="string">
            <text:p text:style-name="P216">99/<text:span text:style-name="T522">101</text:span></text:p>
          </table:table-cell>
          <table:table-cell table:style-name="Table1.A2" office:value-type="string">
            <text:p text:style-name="P76">Dont il ert <text:span text:style-name="T421">(</text:span><text:span text:style-name="T67">H iert il</text:span><text:span text:style-name="T421">)</text:span> del siecle joir</text:p>
          </table:table-cell>
          <table:table-cell table:style-name="Table1.C101" office:value-type="string">
            <text:p text:style-name="P77">A] Ciel ert…</text:p>
          </table:table-cell>
        </table:table-row>
        <table:table-row table:style-name="TableLine94125379440160">
          <table:table-cell table:style-name="Table1.A2" office:value-type="string">
            <text:p text:style-name="P216">100/<text:span text:style-name="T522">10</text:span><text:span text:style-name="T523">2</text:span></text:p>
          </table:table-cell>
          <table:table-cell table:style-name="Table1.A2" office:value-type="string">
            <text:p text:style-name="P217">Et aprés sa mort remanbreiz</text:p>
          </table:table-cell>
          <table:table-cell table:style-name="Table1.C101" office:value-type="string">
            <text:p text:style-name="P234">A] ...aprop...</text:p>
          </table:table-cell>
        </table:table-row>
        <table:table-row table:style-name="TableLine94125367001216">
          <table:table-cell table:style-name="Table1.A2" office:value-type="string">
            <text:p text:style-name="P216">101/<text:span text:style-name="T523">103</text:span></text:p>
          </table:table-cell>
          <table:table-cell table:style-name="Table1.A2" office:value-type="string">
            <text:p text:style-name="P217">De ce vos veul a tant laisier</text:p>
          </table:table-cell>
          <table:table-cell table:style-name="Table1.C101" office:value-type="string">
            <text:p text:style-name="P77"><text:span text:style-name="T174">A</text:span><text:span text:style-name="T221">BCEGI</text:span><text:span text:style-name="T227">L</text:span><text:span text:style-name="T221">T</text:span><text:span text:style-name="T174">] ...me u</text:span><text:span text:style-name="T222">ue</text:span><text:span text:style-name="T174">il </text:span><text:span text:style-name="T424">(A uoil, B vel, I ueul, </text:span><text:span text:style-name="T221">T doi</text:span><text:span text:style-name="T424">)</text:span>...<text:span text:style-name="T428">(G laissir) <text:s/></text:span><text:span text:style-name="T70">RIV T</text:span></text:p>
          </table:table-cell>
        </table:table-row>
        <table:table-row table:style-name="Table1.110">
          <table:table-cell table:style-name="Table1.A2" office:value-type="string">
            <text:p text:style-name="P216">102/<text:span text:style-name="T523">104</text:span></text:p>
          </table:table-cell>
          <table:table-cell table:style-name="Table1.A2" office:value-type="string">
            <text:p text:style-name="P217">A mon conte veult repairier</text:p>
          </table:table-cell>
          <table:table-cell table:style-name="Table1.C101" office:value-type="string">
            <text:p text:style-name="P80">B] Et...conte repairier ; <text:span text:style-name="T222">G</text:span><text:span text:style-name="T245">I</text:span><text:span text:style-name="T222">TK] </text:span><text:span text:style-name="T245">(I compe)</text:span><text:span text:style-name="T222">...doi…</text:span><text:span text:style-name="T428"> </text:span></text:p>
          </table:table-cell>
        </table:table-row>
        <table:table-row table:style-name="TableLine94125377355024">
          <table:table-cell table:style-name="Table1.A2" office:value-type="string">
            <text:p text:style-name="P216">103/<text:span text:style-name="T523">105</text:span></text:p>
          </table:table-cell>
          <table:table-cell table:style-name="Table1.A2" office:value-type="string">
            <text:p text:style-name="P218">Seignors je sai asseiz de fi</text:p>
          </table:table-cell>
          <table:table-cell table:style-name="Table1.C101" office:value-type="string">
            <text:p text:style-name="P85"><text:span text:style-name="T459">B] ...defit</text:span> ; <text:span text:style-name="T223">I] ...ases sauuns</text:span></text:p>
          </table:table-cell>
        </table:table-row>
        <text:soft-page-break/>
        <table:table-row table:style-name="Table1.112">
          <table:table-cell table:style-name="Table1.A2" office:value-type="string">
            <text:p text:style-name="P216">104/<text:span text:style-name="T523">106</text:span></text:p>
          </table:table-cell>
          <table:table-cell table:style-name="Table1.A2" office:value-type="string">
            <text:p text:style-name="P218">Que d’Alixandre aveiz oi</text:p>
          </table:table-cell>
          <table:table-cell table:style-name="Table1.C101" office:value-type="string">
            <text:p text:style-name="P88">CL] Dalixandre...</text:p>
          </table:table-cell>
        </table:table-row>
        <table:table-row table:style-name="Table1.113">
          <table:table-cell table:style-name="Table1.A2" office:value-type="string">
            <text:p text:style-name="P216">105/<text:span text:style-name="T523">107</text:span></text:p>
          </table:table-cell>
          <table:table-cell table:style-name="Table1.A2" office:value-type="string">
            <text:p text:style-name="P218">Mais ne savez ancore pas</text:p>
          </table:table-cell>
          <table:table-cell table:style-name="Table1.C101" office:value-type="string">
            <text:p text:style-name="P235">A] ...ne lauez…</text:p>
          </table:table-cell>
        </table:table-row>
        <table:table-row table:style-name="Table1.114">
          <table:table-cell table:style-name="Table1.A2" office:value-type="string">
            <text:p text:style-name="P216">106/<text:span text:style-name="T523">108</text:span></text:p>
          </table:table-cell>
          <table:table-cell table:style-name="Table1.A2" office:value-type="string">
            <text:p text:style-name="P218">Dont fut sa meire Olimpias</text:p>
          </table:table-cell>
          <table:table-cell table:style-name="Table1.C101" office:value-type="string">
            <text:p text:style-name="P181">D<text:span text:style-name="T433">H</text:span><text:span text:style-name="T379">2</text:span>] Qui fu...</text:p>
          </table:table-cell>
        </table:table-row>
        <table:table-row table:style-name="Table1.115">
          <table:table-cell table:style-name="Table1.A2" office:value-type="string">
            <text:p text:style-name="P216">107/<text:span text:style-name="T523">109</text:span></text:p>
          </table:table-cell>
          <table:table-cell table:style-name="Table1.A2" office:value-type="string">
            <text:p text:style-name="P218">Del roi Phelipon ne savez</text:p>
          </table:table-cell>
          <table:table-cell table:style-name="Table1.C101" office:value-type="string">
            <text:p text:style-name="P90">T] --- ;</text:p>
            <text:p text:style-name="P85"><text:span text:style-name="T174">A] Del bon...</text:span>; <text:span text:style-name="T463">D] ...nou fu nez</text:span></text:p>
          </table:table-cell>
        </table:table-row>
        <table:table-row table:style-name="Table1.115">
          <table:table-cell table:style-name="Table1.A2" office:value-type="string">
            <text:p text:style-name="P216">108/<text:span text:style-name="T524">110</text:span></text:p>
          </table:table-cell>
          <table:table-cell table:style-name="Table1.A2" office:value-type="string">
            <text:p text:style-name="P218">Qui fut ses peire, dont fut nez</text:p>
          </table:table-cell>
          <table:table-cell table:style-name="Table1.C101" office:value-type="string">
            <text:p text:style-name="P90">T] --- ;</text:p>
            <text:p text:style-name="P85">B] Quest...ne dont… ; <text:span text:style-name="T132">D] ...nou sauez</text:span><text:span text:style-name="T432"> ; G] ...son pere et dont… ; </text:span><text:span text:style-name="T224">H</text:span><text:span text:style-name="T279">2</text:span><text:span text:style-name="T224">] ...ces peres ne ou fu nes</text:span><text:span text:style-name="T432"> </text:span><text:span text:style-name="T224">L] ...dou...</text:span></text:p>
          </table:table-cell>
        </table:table-row>
        <table:table-row table:style-name="Table1.115">
          <table:table-cell table:style-name="Table1.A2" office:value-type="string">
            <text:p text:style-name="P216">109/<text:span text:style-name="T524">111</text:span></text:p>
          </table:table-cell>
          <table:table-cell table:style-name="Table1.A2" office:value-type="string">
            <text:p text:style-name="P218">Jel dirai que <text:span text:style-name="T431">(H quant)</text:span> l’ai en memoire</text:p>
          </table:table-cell>
          <table:table-cell table:style-name="Table1.C101" office:value-type="string">
            <text:p text:style-name="P85"/>
          </table:table-cell>
        </table:table-row>
        <table:table-row table:style-name="Table1.115">
          <table:table-cell table:style-name="Table1.A2" office:value-type="string">
            <text:p text:style-name="P216">110/<text:span text:style-name="T524">112</text:span></text:p>
          </table:table-cell>
          <table:table-cell table:style-name="Table1.A2" office:value-type="string">
            <text:p text:style-name="P218">Or escouteiz mout riche istoire</text:p>
          </table:table-cell>
          <table:table-cell table:style-name="Table1.C101" office:value-type="string">
            <text:p text:style-name="P87">E] Escoutez une riche… ; <text:span text:style-name="T223">L] Or est contez...</text:span></text:p>
          </table:table-cell>
        </table:table-row>
        <table:table-row table:style-name="Table1.115">
          <table:table-cell table:style-name="Table1.A2" office:value-type="string">
            <text:p text:style-name="P216">111/<text:span text:style-name="T524">113</text:span></text:p>
          </table:table-cell>
          <table:table-cell table:style-name="Table1.A2" office:value-type="string">
            <text:p text:style-name="P218">Des rois <text:span text:style-name="T431">(</text:span><text:span text:style-name="T72">F del roi</text:span><text:span text:style-name="T431">)</text:span> des princes qui i <text:span text:style-name="T431">(</text:span><text:span text:style-name="T72">H il</text:span><text:span text:style-name="T431">)</text:span> sont</text:p>
          </table:table-cell>
          <table:table-cell table:style-name="Table1.C101" office:value-type="string">
            <text:p text:style-name="P85"><text:span text:style-name="T174">B] ...il sont</text:span> ; <text:span text:style-name="T224">D] Dou roi…</text:span></text:p>
          </table:table-cell>
        </table:table-row>
        <table:table-row table:style-name="Table1.115">
          <table:table-cell table:style-name="Table1.A2" office:value-type="string">
            <text:p text:style-name="P216">112/<text:span text:style-name="T524">114</text:span></text:p>
          </table:table-cell>
          <table:table-cell table:style-name="Table1.A2" office:value-type="string">
            <text:p text:style-name="P218">Li plus est del roi Florimont</text:p>
          </table:table-cell>
          <table:table-cell table:style-name="Table1.C101" office:value-type="string">
            <text:p text:style-name="P87">D] Et plus… ; <text:span text:style-name="T433">I] Le plus en est de flore mont</text:span></text:p>
          </table:table-cell>
        </table:table-row>
        <table:table-row table:style-name="Table1.115">
          <table:table-cell table:style-name="Table1.A2" office:value-type="string">
            <text:p text:style-name="P216">113/<text:span text:style-name="T524">115</text:span></text:p>
          </table:table-cell>
          <table:table-cell table:style-name="Table1.A2" office:value-type="string">
            <text:p text:style-name="P218">Se dit Aymes or escoutez</text:p>
          </table:table-cell>
          <table:table-cell table:style-name="Table1.C101" office:value-type="string">
            <text:p text:style-name="P235">A] Ce dist ami…</text:p>
          </table:table-cell>
        </table:table-row>
        <table:table-row table:style-name="Table1.115">
          <table:table-cell table:style-name="Table1.A2" office:value-type="string">
            <text:p text:style-name="P216">114/<text:span text:style-name="T524">116</text:span></text:p>
          </table:table-cell>
          <table:table-cell table:style-name="Table1.A2" office:value-type="string">
            <text:p text:style-name="P218">Vos qui les biaus mos entendez</text:p>
          </table:table-cell>
          <table:table-cell table:style-name="Table1.C101" office:value-type="string">
            <text:p text:style-name="P86"><text:span text:style-name="T459">A] Sons et me les biam diz</text:span>… ; <text:span text:style-name="T174">B</text:span><text:span text:style-name="T225">CILT</text:span><text:span text:style-name="T174">] ...les bons di</text:span><text:span text:style-name="T225">z</text:span> <text:span text:style-name="T476">(B dis, C bien diz, I boes dis)</text:span>… ; <text:span text:style-name="T224">G] ...li belz diz...</text:span><text:span text:style-name="T432"> ; </text:span><text:span text:style-name="T224">DEW] ...tres beax diz (E biaus ditiez, W biaus ditties) amez</text:span><text:span text:style-name="T432"> ; </text:span><text:span text:style-name="T224">H</text:span><text:span text:style-name="T279">2</text:span><text:span text:style-name="T224">] ...biaus contes ames</text:span><text:span text:style-name="T432"> <text:s/></text:span><text:span text:style-name="T71">RIV A</text:span></text:p>
          </table:table-cell>
        </table:table-row>
        <table:table-row table:style-name="Table1.115">
          <table:table-cell table:style-name="Table1.A2" office:value-type="string">
            <text:p text:style-name="P216">115/<text:span text:style-name="T525">117</text:span></text:p>
          </table:table-cell>
          <table:table-cell table:style-name="Table1.A2" office:value-type="string">
            <text:p text:style-name="P218">Car si poront troveir <text:span text:style-name="T431">la flour</text:span></text:p>
          </table:table-cell>
          <table:table-cell table:style-name="Table1.C101" office:value-type="string">
            <text:p text:style-name="P87">C] ...porent… ; <text:span text:style-name="T433">GW] ...porrons… ; H</text:span><text:span text:style-name="T379">2</text:span><text:span text:style-name="T433">] ...pourres</text:span></text:p>
          </table:table-cell>
        </table:table-row>
        <table:table-row table:style-name="Table1.115">
          <table:table-cell table:style-name="Table1.A2" office:value-type="string">
            <text:p text:style-name="P216">116/<text:span text:style-name="T525">118</text:span></text:p>
          </table:table-cell>
          <table:table-cell table:style-name="Table1.A2" office:value-type="string">
            <text:p text:style-name="P219">Des contes li boen conteour</text:p>
          </table:table-cell>
          <table:table-cell table:style-name="Table1.C101" office:value-type="string">
            <text:p text:style-name="P85"><text:span text:style-name="T224">E] Destoires li escouteor</text:span><text:span text:style-name="T432"> ; <text:s/></text:span><text:span text:style-name="T264">W] ...treuueur </text:span></text:p>
          </table:table-cell>
        </table:table-row>
        <table:table-row table:style-name="Table1.115">
          <table:table-cell table:style-name="Table1.A2" office:value-type="string">
            <text:p text:style-name="P216">117/<text:span text:style-name="T525">119</text:span></text:p>
          </table:table-cell>
          <table:table-cell table:style-name="Table1.A2" office:value-type="string">
            <text:p text:style-name="P219">D’amour et de chevellerie</text:p>
          </table:table-cell>
          <table:table-cell table:style-name="Table1.C101" office:value-type="string">
            <text:p text:style-name="P85">A<text:span text:style-name="T432">DEH</text:span><text:span text:style-name="T380">2</text:span><text:span text:style-name="T432">IT</text:span>] Damours <text:span text:style-name="T432">(E Damors)</text:span>...cheualeries ; B<text:span text:style-name="T432">W</text:span>] ...amours… ; <text:span text:style-name="T463">C] Damos...chiualier</text:span><text:span text:style-name="T432"> ; GL] ...chiualeries</text:span></text:p>
          </table:table-cell>
        </table:table-row>
        <table:table-row table:style-name="Table1.115">
          <table:table-cell table:style-name="Table1.A2" office:value-type="string">
            <text:p text:style-name="P216">118/<text:span text:style-name="T525">120</text:span></text:p>
          </table:table-cell>
          <table:table-cell table:style-name="Table1.A2" office:value-type="string">
            <text:p text:style-name="P219">D’aventure de (<text:span text:style-name="T48">H et de</text:span>) courtoisie</text:p>
          </table:table-cell>
          <table:table-cell table:style-name="Table1.C101" office:value-type="string">
            <text:p text:style-name="P85"><text:span text:style-name="T432">CDEGH</text:span><text:span text:style-name="T380">2</text:span><text:span text:style-name="T432">ILTW] Dauentures...(G et de) corteisies</text:span></text:p>
          </table:table-cell>
        </table:table-row>
        <table:table-row table:style-name="Table1.115">
          <table:table-cell table:style-name="Table1.A2" office:value-type="string">
            <text:p text:style-name="P216">119/<text:span text:style-name="T525">121</text:span></text:p>
          </table:table-cell>
          <table:table-cell table:style-name="Table1.A2" office:value-type="string">
            <text:p text:style-name="P219">Et de largesce et d’onour</text:p>
          </table:table-cell>
          <table:table-cell table:style-name="Table1.C101" office:value-type="string">
            <text:p text:style-name="P89">I] ---</text:p>
          </table:table-cell>
        </table:table-row>
        <table:table-row table:style-name="Table1.115">
          <table:table-cell table:style-name="Table1.A2" office:value-type="string">
            <text:p text:style-name="P216">120/<text:span text:style-name="T525">122</text:span></text:p>
          </table:table-cell>
          <table:table-cell table:style-name="Table1.A2" office:value-type="string">
            <text:p text:style-name="P219">Or escoutez oiez signour</text:p>
          </table:table-cell>
          <table:table-cell table:style-name="Table1.C101" office:value-type="string">
            <text:p text:style-name="P85"><text:span text:style-name="T174">AB</text:span><text:span text:style-name="T244">C</text:span><text:span text:style-name="T223">EGIKLTW</text:span><text:span text:style-name="T174">] Or faites </text:span><text:span text:style-name="T226">(T feites)</text:span><text:span text:style-name="T174"> paiz</text:span> (<text:span text:style-name="T498">C</text:span>B<text:span text:style-name="T433">EGIL</text:span> pais, <text:span text:style-name="T432">W paix)…</text:span></text:p>
          </table:table-cell>
        </table:table-row>
        <table:table-row table:style-name="Table1.115">
          <table:table-cell table:style-name="Table1.A2" office:value-type="string">
            <text:p text:style-name="P228">a</text:p>
          </table:table-cell>
          <table:table-cell table:style-name="Table1.A2" office:value-type="string">
            <text:p text:style-name="P224"/>
          </table:table-cell>
          <table:table-cell table:style-name="Table1.C101" office:value-type="string">
            <text:p text:style-name="P102">I] Que des uois doint ioie et honor</text:p>
          </table:table-cell>
        </table:table-row>
        <text:soft-page-break/>
        <table:table-row table:style-name="Table1.115">
          <table:table-cell table:style-name="Table1.A2" office:value-type="string">
            <text:p text:style-name="P224">121/<text:span text:style-name="T526">123</text:span></text:p>
          </table:table-cell>
          <table:table-cell table:style-name="Table1.A2" office:value-type="string">
            <text:p text:style-name="P224">Devant que Romulus fondist</text:p>
          </table:table-cell>
          <table:table-cell table:style-name="Table1.C101" office:value-type="string">
            <text:p text:style-name="P182"><text:span text:style-name="T478">A</text:span><text:span text:style-name="T479">BCDH</text:span><text:span text:style-name="T489">2</text:span><text:span text:style-name="T479">EGKLTW</text:span><text:span text:style-name="T478">] </text:span><text:span text:style-name="T480">(D Quauant, </text:span><text:span text:style-name="T477">B Comment</text:span><text:span text:style-name="T480">, H2 Qvant)</text:span><text:span text:style-name="T478">...feissist </text:span><text:span text:style-name="T309">;</text:span><text:span text:style-name="T439"> </text:span><text:span text:style-name="T470">I] ...fuist</text:span></text:p>
          </table:table-cell>
        </table:table-row>
        <table:table-row table:style-name="Table1.115">
          <table:table-cell table:style-name="Table1.A2" office:value-type="string">
            <text:p text:style-name="P224">122/<text:span text:style-name="T526">124</text:span></text:p>
          </table:table-cell>
          <table:table-cell table:style-name="Table1.A2" office:value-type="string">
            <text:p text:style-name="P224">Rome ne l’empire tenist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24">123/<text:span text:style-name="T526">125</text:span></text:p>
          </table:table-cell>
          <table:table-cell table:style-name="Table1.A2" office:value-type="string">
            <text:p text:style-name="P224">Devant a<text:span text:style-name="T439">u</text:span>oit non Palantee</text:p>
          </table:table-cell>
          <table:table-cell table:style-name="Table1.C101" office:value-type="string">
            <text:p text:style-name="P93"><text:span text:style-name="T459">A] ...plairee</text:span> ; <text:span text:style-name="T439">B] ...ot a non palentee ; CKDGILW] ...palentee (G pallentee, I pelantee, L palenree, W paulantee)</text:span></text:p>
          </table:table-cell>
        </table:table-row>
        <table:table-row table:style-name="Table1.115">
          <table:table-cell table:style-name="Table1.A2" office:value-type="string">
            <text:p text:style-name="P224">124</text:p>
          </table:table-cell>
          <table:table-cell table:style-name="Table1.A2" office:value-type="string">
            <text:p text:style-name="P224">De Romulo Rome est nomee</text:p>
            <text:p text:style-name="P12">(FH De Romulo avoit nommee)</text:p>
          </table:table-cell>
          <table:table-cell table:style-name="Table1.C101" office:value-type="string">
            <text:p text:style-name="P94">B<text:span text:style-name="T443">W</text:span>] ...Romulus Roume… ; <text:span text:style-name="T464">D] ...remest…</text:span></text:p>
          </table:table-cell>
        </table:table-row>
        <table:table-row table:style-name="Table1.115">
          <table:table-cell table:style-name="Table1.A2" office:value-type="string">
            <text:p text:style-name="P224">125</text:p>
          </table:table-cell>
          <table:table-cell table:style-name="Table1.A2" office:value-type="string">
            <text:p text:style-name="P224">Ses freire Remus i fut mors</text:p>
          </table:table-cell>
          <table:table-cell table:style-name="Table1.C101" office:value-type="string">
            <text:p text:style-name="P92"><text:span text:style-name="T459">A] ...et corz</text:span> ; <text:span text:style-name="T464">DH</text:span><text:span text:style-name="T471">2</text:span><text:span text:style-name="T464">] ...peres (D romus)…</text:span><text:span text:style-name="T443"> ; </text:span><text:span text:style-name="T464">L] ...remui...</text:span></text:p>
          </table:table-cell>
        </table:table-row>
        <table:table-row table:style-name="Table1.115">
          <table:table-cell table:style-name="Table1.A2" office:value-type="string">
            <text:p text:style-name="P224">126</text:p>
          </table:table-cell>
          <table:table-cell table:style-name="Table1.A2" office:value-type="string">
            <text:p text:style-name="P224">Dont i fut pechiez et grant tors</text:p>
            <text:p text:style-name="P226">(<text:span text:style-name="T48">H Dont ce fu et pechiez et tors</text:span>)</text:p>
          </table:table-cell>
          <table:table-cell table:style-name="Table1.C101" office:value-type="string">
            <text:p text:style-name="P92">A] --- ;</text:p>
            <text:p text:style-name="P95">B] De quoi ce fu pichies et tors ; <text:span text:style-name="T442">W] ...se fust et pechies et tort ; CDEH</text:span><text:span text:style-name="T382">2</text:span><text:span text:style-name="T442">GILT] ...il fu (C i fut, E ce fu) granz (GH</text:span><text:span text:style-name="T382">2</text:span><text:span text:style-name="T442"> grant, IE grans) pechiez (G pichie, H</text:span><text:span text:style-name="T382">2</text:span><text:span text:style-name="T442"> pechie, CIL pechies) et torz (EH</text:span><text:span text:style-name="T382">2</text:span><text:span text:style-name="T442"> tors, I tort) </text:span></text:p>
          </table:table-cell>
        </table:table-row>
        <table:table-row table:style-name="Table1.115">
          <table:table-cell table:style-name="Table1.A2" office:value-type="string">
            <text:p text:style-name="P224">127</text:p>
          </table:table-cell>
          <table:table-cell table:style-name="Table1.A2" office:value-type="string">
            <text:p text:style-name="P224">Ne vos puis <text:span text:style-name="T438">(F puet)</text:span> dire ne vos poist</text:p>
          </table:table-cell>
          <table:table-cell table:style-name="Table1.C101" office:value-type="string">
            <text:p text:style-name="P100"/>
          </table:table-cell>
        </table:table-row>
        <table:table-row table:style-name="Table1.115">
          <table:table-cell table:style-name="Table1.A2" office:value-type="string">
            <text:p text:style-name="P224">128</text:p>
          </table:table-cell>
          <table:table-cell table:style-name="Table1.A2" office:value-type="string">
            <text:p text:style-name="P224">Com il fut mors qu’il ne me loist</text:p>
          </table:table-cell>
          <table:table-cell table:style-name="Table1.C101" office:value-type="string">
            <text:p text:style-name="P92"><text:span text:style-name="T228">BH</text:span><text:span text:style-name="T280">2</text:span><text:span text:style-name="T228">T] Comment fu (T il fut)...car ne</text:span><text:span text:style-name="T439">... ; CDLW] Coment (W comment) fu...que no (D ne, W quon, </text:span><text:span text:style-name="T465">L que ne meleist</text:span><text:span text:style-name="T439">)… ; AGI] ...que ne (A que nonme)…</text:span></text:p>
          </table:table-cell>
        </table:table-row>
        <table:table-row table:style-name="Table1.115">
          <table:table-cell table:style-name="Table1.A2" office:value-type="string">
            <text:p text:style-name="P227">a/<text:span text:style-name="T527">131</text:span></text:p>
          </table:table-cell>
          <table:table-cell table:style-name="Table1.A2" office:value-type="string">
            <text:p text:style-name="P224"/>
          </table:table-cell>
          <table:table-cell table:style-name="Table1.C101" office:value-type="string">
            <text:p text:style-name="P221">A<text:span text:style-name="T490">BCDEGKH</text:span><text:span text:style-name="T383">2</text:span><text:span text:style-name="T490">ILW</text:span>] <text:span text:style-name="T490">Car (AGI </text:span>Quar, <text:span text:style-name="T490">T Qar, </text:span><text:span text:style-name="T474">C Cor</text:span><text:span text:style-name="T490">)</text:span> de lestoire <text:span text:style-name="T490">(I estorie, W istoire)</text:span> <text:span text:style-name="T490">vel (A </text:span>uel, <text:span text:style-name="T490">CIG uuel, D vuil, EL uueil, H2T ueil, W veult)</text:span> <text:span text:style-name="T490">traitier (</text:span><text:span text:style-name="T474">A </text:span><text:span text:style-name="T458">traicier</text:span>, <text:span text:style-name="T490">GI traiter)</text:span></text:p>
          </table:table-cell>
        </table:table-row>
        <table:table-row table:style-name="Table1.115">
          <table:table-cell table:style-name="Table1.A2" office:value-type="string">
            <text:p text:style-name="P227">b/<text:span text:style-name="T527">132</text:span></text:p>
          </table:table-cell>
          <table:table-cell table:style-name="Table1.A2" office:value-type="string">
            <text:p text:style-name="P224"/>
          </table:table-cell>
          <table:table-cell table:style-name="Table1.C101" office:value-type="string">
            <text:p text:style-name="P222">A<text:span text:style-name="T490">BCDEH</text:span><text:span text:style-name="T383">2</text:span><text:span text:style-name="T490">GKILTW</text:span>] Lon <text:span text:style-name="T490">(B Lons, CH2TW Loing, D Loinz, E Loins, GIL Long)</text:span> est la fins <text:span text:style-name="T490">(IW fin)</text:span> del <text:span text:style-name="T490">(BD dou, H</text:span><text:span text:style-name="T383">2</text:span><text:span text:style-name="T490">L de, W du)</text:span> commencier <text:span text:style-name="T490">(CLT comencier, G comencer, I começer, W comancier)</text:span> </text:p>
          </table:table-cell>
        </table:table-row>
        <table:table-row table:style-name="Table1.115">
          <table:table-cell table:style-name="Table1.A2" office:value-type="string">
            <text:p text:style-name="P224">129</text:p>
          </table:table-cell>
          <table:table-cell table:style-name="Table1.A2" office:value-type="string">
            <text:p text:style-name="P224">Devant le tens que je vos di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24">130</text:p>
          </table:table-cell>
          <table:table-cell table:style-name="Table1.A2" office:value-type="string">
            <text:p text:style-name="P224">Ensi con vos avez oi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24">131</text:p>
          </table:table-cell>
          <table:table-cell table:style-name="Table1.A2" office:value-type="string">
            <text:p text:style-name="P224">Ot en Gresse un gentis roi</text:p>
          </table:table-cell>
          <table:table-cell table:style-name="Table1.C101" office:value-type="string">
            <text:p text:style-name="P92"><text:span text:style-name="T459">A] Et...grecil…</text:span> ; <text:span text:style-name="T229">B] Auoit… </text:span><text:span text:style-name="T440">; W] Ot dedans grece… ; E] ...il en gresce… ; </text:span><text:span text:style-name="T466">I] ...engre...</text:span></text:p>
          </table:table-cell>
        </table:table-row>
        <table:table-row table:style-name="Table1.115">
          <table:table-cell table:style-name="Table1.A2" office:value-type="string">
            <text:p text:style-name="P224">132</text:p>
          </table:table-cell>
          <table:table-cell table:style-name="Table1.A2" office:value-type="string">
            <text:p text:style-name="P224">Qui mout fut saige de sa loi</text:p>
          </table:table-cell>
          <table:table-cell table:style-name="Table1.C101" office:value-type="string">
            <text:p text:style-name="P13">RIV A</text:p>
          </table:table-cell>
        </table:table-row>
        <table:table-row table:style-name="Table1.115">
          <table:table-cell table:style-name="Table1.A2" office:value-type="string">
            <text:p text:style-name="P224">133</text:p>
          </table:table-cell>
          <table:table-cell table:style-name="Table1.A2" office:value-type="string">
            <text:p text:style-name="P224">Saiges estoit et honrez</text:p>
          </table:table-cell>
          <table:table-cell table:style-name="Table1.C101" office:value-type="string">
            <text:p text:style-name="P100"><text:span text:style-name="T459">D] Larges…</text:span> ; <text:span text:style-name="T230">G] ...fu molt...</text:span></text:p>
          </table:table-cell>
        </table:table-row>
        <table:table-row table:style-name="Table1.115">
          <table:table-cell table:style-name="Table1.A2" office:value-type="string">
            <text:p text:style-name="P224">134</text:p>
          </table:table-cell>
          <table:table-cell table:style-name="Table1.A2" office:value-type="string">
            <text:p text:style-name="P224">Phelipes estoit apelez</text:p>
          </table:table-cell>
          <table:table-cell table:style-name="Table1.C101" office:value-type="string">
            <text:p text:style-name="P100">W] Roy phellipes…</text:p>
          </table:table-cell>
        </table:table-row>
        <table:table-row table:style-name="Table1.115">
          <table:table-cell table:style-name="Table1.A2" office:value-type="string">
            <text:p text:style-name="P224">135</text:p>
          </table:table-cell>
          <table:table-cell table:style-name="Table1.A2" office:value-type="string">
            <text:p text:style-name="P224">Se fut Phelipes Malcenus</text:p>
          </table:table-cell>
          <table:table-cell table:style-name="Table1.C101" office:value-type="string">
            <text:p text:style-name="P92">A<text:span text:style-name="T440">BCDEGH</text:span><text:span text:style-name="T384">2</text:span><text:span text:style-name="T440">KLTW</text:span>] ...macemuz <text:span text:style-name="T443">(W mathenus, E machemus, G macomuz, H</text:span><text:span text:style-name="T381">2</text:span><text:span text:style-name="T443"> macenus) ; </text:span><text:span text:style-name="T231">I] Cest felipes macedoneus</text:span></text:p>
          </table:table-cell>
        </table:table-row>
        <text:soft-page-break/>
        <table:table-row table:style-name="Table1.115">
          <table:table-cell table:style-name="Table1.A2" office:value-type="string">
            <text:p text:style-name="P224">136/<text:span text:style-name="T528">140</text:span></text:p>
          </table:table-cell>
          <table:table-cell table:style-name="Table1.A2" office:value-type="string">
            <text:p text:style-name="P224">Por lui fut li non coneus</text:p>
          </table:table-cell>
          <table:table-cell table:style-name="Table1.C101" office:value-type="string">
            <text:p text:style-name="P96"><text:span text:style-name="T528">E</text:span><text:span text:style-name="T443">W] P</text:span><text:span text:style-name="T528">o</text:span><text:span text:style-name="T443">r ce fust… </text:span></text:p>
          </table:table-cell>
        </table:table-row>
        <table:table-row table:style-name="Table1.115">
          <table:table-cell table:style-name="Table1.A2" office:value-type="string">
            <text:p text:style-name="P224">137/<text:span text:style-name="T528">141</text:span></text:p>
          </table:table-cell>
          <table:table-cell table:style-name="Table1.A2" office:value-type="string">
            <text:p text:style-name="P224">Que la terre ot nom Macidone</text:p>
          </table:table-cell>
          <table:table-cell table:style-name="Table1.C101" office:value-type="string">
            <text:p text:style-name="P92">A<text:span text:style-name="T491">BIWE</text:span>] ...<text:span text:style-name="T499">(I le)</text:span>…<text:span text:style-name="T491">(B a)...macedoine</text:span> <text:span text:style-name="T491">(</text:span><text:span text:style-name="T133">A </text:span><text:span text:style-name="T106">marcedoine</text:span>, <text:span text:style-name="T133">W melchidoine</text:span><text:span text:style-name="T491">, E machedoine)</text:span> <text:span text:style-name="T440">; CL] La terre...macedoine ; </text:span><text:span text:style-name="T229">DH</text:span><text:span text:style-name="T281">2</text:span><text:span text:style-name="T229">] (H</text:span><text:span text:style-name="T281">2</text:span><text:span text:style-name="T229"> Qui)...ot de macedoinne</text:span><text:span text:style-name="T440"> (H</text:span><text:span text:style-name="T384">2 </text:span><text:span text:style-name="T440">macidoine)</text:span></text:p>
          </table:table-cell>
        </table:table-row>
        <table:table-row table:style-name="Table1.115">
          <table:table-cell table:style-name="Table1.A2" office:value-type="string">
            <text:p text:style-name="P224">138/<text:span text:style-name="T528">142</text:span></text:p>
          </table:table-cell>
          <table:table-cell table:style-name="Table1.A2" office:value-type="string">
            <text:p text:style-name="P224">Mai il fut neiz de Babilone</text:p>
          </table:table-cell>
          <table:table-cell table:style-name="Table1.C101" office:value-type="string">
            <text:p text:style-name="P97"><text:span text:style-name="T174">B</text:span><text:span text:style-name="T231">DEGH</text:span><text:span text:style-name="T282">2</text:span><text:span text:style-name="T231">LTW</text:span><text:span text:style-name="T174">] ...en</text:span> babiloine <text:span text:style-name="T443">(D babiloinne, E babyloine, G babilloine, W babilone, H</text:span><text:span text:style-name="T381">2</text:span><text:span text:style-name="T443"> babilonie)</text:span></text:p>
          </table:table-cell>
        </table:table-row>
        <table:table-row table:style-name="Table1.115">
          <table:table-cell table:style-name="Table1.A2" office:value-type="string">
            <text:p text:style-name="P229">a</text:p>
          </table:table-cell>
          <table:table-cell table:style-name="Table1.A2" office:value-type="string">
            <text:p text:style-name="P224"/>
          </table:table-cell>
          <table:table-cell table:style-name="Table1.C101" office:value-type="string">
            <text:p text:style-name="P103">T] En babiloine fu il morz</text:p>
          </table:table-cell>
        </table:table-row>
        <table:table-row table:style-name="Table1.115">
          <table:table-cell table:style-name="Table1.A2" office:value-type="string">
            <text:p text:style-name="P229">b</text:p>
          </table:table-cell>
          <table:table-cell table:style-name="Table1.A2" office:value-type="string">
            <text:p text:style-name="P224"/>
          </table:table-cell>
          <table:table-cell table:style-name="Table1.C101" office:value-type="string">
            <text:p text:style-name="P103">T] Dont il fu granz pechiez et torz</text:p>
          </table:table-cell>
        </table:table-row>
        <table:table-row table:style-name="Table1.115">
          <table:table-cell table:style-name="Table1.A2" office:value-type="string">
            <text:p text:style-name="P224">139/<text:span text:style-name="T528">143</text:span></text:p>
          </table:table-cell>
          <table:table-cell table:style-name="Table1.A2" office:value-type="string">
            <text:p text:style-name="P224">Sa meire fut de Gresse nee</text:p>
          </table:table-cell>
          <table:table-cell table:style-name="Table1.C101" office:value-type="string">
            <text:p text:style-name="P97">B<text:span text:style-name="T444">W</text:span>] ...en grece...</text:p>
          </table:table-cell>
        </table:table-row>
        <table:table-row table:style-name="Table1.115">
          <table:table-cell table:style-name="Table1.A2" office:value-type="string">
            <text:p text:style-name="P224">140/<text:span text:style-name="T528">144</text:span></text:p>
          </table:table-cell>
          <table:table-cell table:style-name="Table1.A2" office:value-type="string">
            <text:p text:style-name="P224">En Egipte fut mariee</text:p>
          </table:table-cell>
          <table:table-cell table:style-name="Table1.C101" office:value-type="string">
            <text:p text:style-name="P183">C<text:span text:style-name="T446">L</text:span>] ...enfu menee</text:p>
          </table:table-cell>
        </table:table-row>
        <table:table-row table:style-name="Table1.115">
          <table:table-cell table:style-name="Table1.A2" office:value-type="string">
            <text:p text:style-name="P224">141/<text:span text:style-name="T529">145</text:span></text:p>
          </table:table-cell>
          <table:table-cell table:style-name="Table1.A2" office:value-type="string">
            <text:p text:style-name="P224">Elles estoient II serors</text:p>
          </table:table-cell>
          <table:table-cell table:style-name="Table1.C101" office:value-type="string">
            <text:p text:style-name="P98">INV <text:span text:style-name="T174">C</text:span><text:span text:style-name="T232">L</text:span><text:span text:style-name="T174">]</text:span> Andoes orent <text:span text:style-name="T174">bon seignor</text:span> <text:span text:style-name="T446">(C seignors)</text:span></text:p>
          </table:table-cell>
        </table:table-row>
        <table:table-row table:style-name="Table1.115">
          <table:table-cell table:style-name="Table1.A2" office:value-type="string">
            <text:p text:style-name="P224">142/<text:span text:style-name="T529">146</text:span></text:p>
          </table:table-cell>
          <table:table-cell table:style-name="Table1.A2" office:value-type="string">
            <text:p text:style-name="P224">Andous orent riches seignors</text:p>
          </table:table-cell>
          <table:table-cell table:style-name="Table1.C101" office:value-type="string">
            <text:p text:style-name="P115">G] ...auoient… ;</text:p>
            <text:p text:style-name="P99"><text:span text:style-name="T492">I</text:span>NV C<text:span text:style-name="T446">L</text:span>] Elles estoient .II. <text:span text:style-name="T446">s</text:span>erors </text:p>
          </table:table-cell>
        </table:table-row>
        <table:table-row table:style-name="Table1.115">
          <table:table-cell table:style-name="Table1.A2" office:value-type="string">
            <text:p text:style-name="P224">143</text:p>
          </table:table-cell>
          <table:table-cell table:style-name="Table1.A2" office:value-type="string">
            <text:p text:style-name="P224">Bructus prist a feme l’annee</text:p>
          </table:table-cell>
          <table:table-cell table:style-name="Table1.C101" office:value-type="string">
            <text:p text:style-name="P185">B] Brutus ot a mouiller…</text:p>
          </table:table-cell>
        </table:table-row>
        <table:table-row table:style-name="Table1.115">
          <table:table-cell table:style-name="Table1.A2" office:value-type="string">
            <text:p text:style-name="P224">144</text:p>
          </table:table-cell>
          <table:table-cell table:style-name="Table1.A2" office:value-type="string">
            <text:p text:style-name="P224">L’autre fut Madian donee</text:p>
          </table:table-cell>
          <table:table-cell table:style-name="Table1.C101" office:value-type="string">
            <text:p text:style-name="P97">B] Madien fu lautre… ; <text:span text:style-name="T498">CEH</text:span><text:span text:style-name="T385">2</text:span><text:span text:style-name="T444">ILTW] ...madiam (H</text:span><text:span text:style-name="T385">2 </text:span><text:span text:style-name="T444">madiant, I madianz, L mandian, T madiain, W madien) </text:span><text:span text:style-name="T69">RIV A</text:span></text:p>
          </table:table-cell>
        </table:table-row>
        <table:table-row table:style-name="Table1.115">
          <table:table-cell table:style-name="Table1.A2" office:value-type="string">
            <text:p text:style-name="P224">145</text:p>
          </table:table-cell>
          <table:table-cell table:style-name="Table1.A2" office:value-type="string">
            <text:p text:style-name="P224">Mai Bructus n’ot poent <text:span text:style-name="T438">(</text:span><text:span text:style-name="T73">H Maiz n’ot preu</text:span><text:span text:style-name="T438">)</text:span> de la terre</text:p>
          </table:table-cell>
          <table:table-cell table:style-name="Table1.C101" office:value-type="string">
            <text:p text:style-name="P101"/>
          </table:table-cell>
        </table:table-row>
        <table:table-row table:style-name="Table1.115">
          <table:table-cell table:style-name="Table1.A2" office:value-type="string">
            <text:p text:style-name="P224">146</text:p>
          </table:table-cell>
          <table:table-cell table:style-name="Table1.A2" office:value-type="string">
            <text:p text:style-name="P224">Le pais ot destrut per guerre</text:p>
          </table:table-cell>
          <table:table-cell table:style-name="Table1.C101" office:value-type="string">
            <text:p text:style-name="P117">G] ...fu destruit por…</text:p>
          </table:table-cell>
        </table:table-row>
        <table:table-row table:style-name="Table1.115">
          <table:table-cell table:style-name="Table1.A2" office:value-type="string">
            <text:p text:style-name="P224">147/<text:span text:style-name="T530">151</text:span></text:p>
          </table:table-cell>
          <table:table-cell table:style-name="Table1.A2" office:value-type="string">
            <text:p text:style-name="P224">Et pas <text:span text:style-name="T438">(F A pas)</text:span> n’i osait remenoir</text:p>
          </table:table-cell>
          <table:table-cell table:style-name="Table1.C101" office:value-type="string">
            <text:p text:style-name="P92">A<text:span text:style-name="T442">CGILDH</text:span><text:span text:style-name="T382">2</text:span>] Et non i <text:span text:style-name="T492">(DH</text:span><text:span text:style-name="T386">2</text:span><text:span text:style-name="T492"> ne si)</text:span> osa… ; <text:span text:style-name="T441">B] Pour ce ni osa… ; E] Si ni osa pas… ; W] Si quil ny osa… ; T] Que non i osa...</text:span></text:p>
          </table:table-cell>
        </table:table-row>
        <table:table-row table:style-name="Table1.115">
          <table:table-cell table:style-name="Table1.A2" office:value-type="string">
            <text:p text:style-name="P224">148/<text:span text:style-name="T530">152</text:span></text:p>
          </table:table-cell>
          <table:table-cell table:style-name="Table1.A2" office:value-type="string">
            <text:p text:style-name="P224">Mai assez <text:span text:style-name="T438">(F essez)</text:span> emporta d’avoir</text:p>
          </table:table-cell>
          <table:table-cell table:style-name="Table1.C101" office:value-type="string">
            <text:p text:style-name="P97"/>
          </table:table-cell>
        </table:table-row>
        <table:table-row table:style-name="Table1.115">
          <table:table-cell table:style-name="Table1.A2" office:value-type="string">
            <text:p text:style-name="P224">149/<text:span text:style-name="T530">153</text:span></text:p>
          </table:table-cell>
          <table:table-cell table:style-name="Table1.A2" office:value-type="string">
            <text:p text:style-name="P224">Il et Corineus ensemble</text:p>
          </table:table-cell>
          <table:table-cell table:style-name="Table1.C101" office:value-type="string">
            <text:p text:style-name="P97">B] Et il et corneus… ; <text:span text:style-name="T442">C] ...cornineus… ; </text:span><text:span text:style-name="T233">L] Il est corinineus...</text:span></text:p>
          </table:table-cell>
        </table:table-row>
        <table:table-row table:style-name="Table1.115">
          <table:table-cell table:style-name="Table1.A2" office:value-type="string">
            <text:p text:style-name="P224">150/<text:span text:style-name="T530">154</text:span></text:p>
          </table:table-cell>
          <table:table-cell table:style-name="Table1.A2" office:value-type="string">
            <text:p text:style-name="P224">L’en menerent si con moi semble</text:p>
          </table:table-cell>
          <table:table-cell table:style-name="Table1.C101" office:value-type="string">
            <text:p text:style-name="P114">K] --- ;</text:p>
            <text:p text:style-name="P92">A] ...si comme senble ; <text:span text:style-name="T441">B] Len menoient… ; W] ...quon me...</text:span></text:p>
          </table:table-cell>
        </table:table-row>
        <table:table-row table:style-name="Table1.115">
          <table:table-cell table:style-name="Table1.A2" office:value-type="string">
            <text:p text:style-name="P224">151</text:p>
          </table:table-cell>
          <table:table-cell table:style-name="Table1.A2" office:value-type="string">
            <text:p text:style-name="P224">En une ille que <text:span text:style-name="T438">(</text:span><text:span text:style-name="T73">H qui</text:span><text:span text:style-name="T438">)</text:span> <text:span text:style-name="T437">fut poplee</text:span></text:p>
          </table:table-cell>
          <table:table-cell table:style-name="Table1.C101" office:value-type="string">
            <text:p text:style-name="P92"><text:s/><text:span text:style-name="T230">E] ...qui fu nommee</text:span></text:p>
          </table:table-cell>
        </table:table-row>
        <table:table-row table:style-name="Table1.115">
          <table:table-cell table:style-name="Table1.A2" office:value-type="string">
            <text:p text:style-name="P224">152</text:p>
          </table:table-cell>
          <table:table-cell table:style-name="Table1.A2" office:value-type="string">
            <text:p text:style-name="P225">De Bruto Bretaigne nommee</text:p>
          </table:table-cell>
          <table:table-cell table:style-name="Table1.C101" office:value-type="string">
            <text:p text:style-name="P92">A] ...bretaigni… ; <text:span text:style-name="T442">BC] ...bretaingne est… ; D] ...bructo… ; </text:span><text:span text:style-name="T233">W] ...burtus...clamee</text:span><text:span text:style-name="T442"> ; </text:span><text:span text:style-name="T233">E] ...apelee</text:span><text:span text:style-name="T442"> ; H</text:span><text:span text:style-name="T382">2</text:span><text:span text:style-name="T442">] ...est nomee ; L] ...bruto est...</text:span></text:p>
          </table:table-cell>
        </table:table-row>
        <text:soft-page-break/>
        <table:table-row table:style-name="Table1.115">
          <table:table-cell table:style-name="Table1.A2" office:value-type="string">
            <text:p text:style-name="P224">153</text:p>
          </table:table-cell>
          <table:table-cell table:style-name="Table1.A2" office:value-type="string">
            <text:p text:style-name="P225">De Corineu Cornuaille</text:p>
          </table:table-cell>
          <table:table-cell table:style-name="Table1.C101" office:value-type="string">
            <text:p text:style-name="P92">A] ...cornoiaille… ; <text:span text:style-name="T442">B] Et de corneo… ; CEGILTW] ...corineo (C cornieno, L corinineo, W corineux) cornoaille (G cornouaile, I cornoagle, L cornouille, C coruaille, T cornualle, W corniaille) </text:span><text:span text:style-name="T68">RIV DH2</text:span></text:p>
          </table:table-cell>
        </table:table-row>
        <table:table-row table:style-name="Table1.115">
          <table:table-cell table:style-name="Table1.A2" office:value-type="string">
            <text:p text:style-name="P224">154</text:p>
          </table:table-cell>
          <table:table-cell table:style-name="Table1.A2" office:value-type="string">
            <text:p text:style-name="P225">Le voir aveiz oi sens faille</text:p>
          </table:table-cell>
          <table:table-cell table:style-name="Table1.C101" office:value-type="string">
            <text:p text:style-name="P92">A] ...auez sans...</text:p>
          </table:table-cell>
        </table:table-row>
        <table:table-row table:style-name="Table1.115">
          <table:table-cell table:style-name="Table1.A2" office:value-type="string">
            <text:p text:style-name="P224">155</text:p>
          </table:table-cell>
          <table:table-cell table:style-name="Table1.A2" office:value-type="string">
            <text:p text:style-name="P225">L’autre qui remest el pays</text:p>
          </table:table-cell>
          <table:table-cell table:style-name="Table1.C101" office:value-type="string">
            <text:p text:style-name="P254">T] Lautre remest...</text:p>
          </table:table-cell>
        </table:table-row>
        <table:table-row table:style-name="Table1.115">
          <table:table-cell table:style-name="Table1.A2" office:value-type="string">
            <text:p text:style-name="P224">156</text:p>
          </table:table-cell>
          <table:table-cell table:style-name="Table1.A2" office:value-type="string">
            <text:p text:style-name="P225">Per le consoil de ses amys</text:p>
          </table:table-cell>
          <table:table-cell table:style-name="Table1.C101" office:value-type="string">
            <text:p text:style-name="P98">B<text:span text:style-name="T445">H</text:span><text:span text:style-name="T387">2</text:span><text:span text:style-name="T445">ITW</text:span>] Par… ; <text:span text:style-name="T445">G] Por...</text:span></text:p>
          </table:table-cell>
        </table:table-row>
        <table:table-row table:style-name="Table1.115">
          <table:table-cell table:style-name="Table1.A2" office:value-type="string">
            <text:p text:style-name="P224">157</text:p>
          </table:table-cell>
          <table:table-cell table:style-name="Table1.A2" office:value-type="string">
            <text:p text:style-name="P225">La prist Madian li cortois</text:p>
          </table:table-cell>
          <table:table-cell table:style-name="Table1.C101" office:value-type="string">
            <text:p text:style-name="P98">C<text:span text:style-name="T493">H</text:span><text:span text:style-name="T388">2</text:span><text:span text:style-name="T493">TW</text:span>] <text:span text:style-name="T493">(W Le)</text:span>...mandiaus <text:span text:style-name="T493">(T madiains, W madien, H</text:span><text:span text:style-name="T388">2</text:span><text:span text:style-name="T493"> print mandians)</text:span>… ; <text:span text:style-name="T444">E] Le…</text:span></text:p>
          </table:table-cell>
        </table:table-row>
        <table:table-row table:style-name="Table1.115">
          <table:table-cell table:style-name="Table1.A2" office:value-type="string">
            <text:p text:style-name="P224">158</text:p>
          </table:table-cell>
          <table:table-cell table:style-name="Table1.A2" office:value-type="string">
            <text:p text:style-name="P225">Amiralz estoit puis <text:span text:style-name="T92">(</text:span><text:span text:style-name="T73">F puet</text:span><text:span text:style-name="T438">)</text:span> fut rois</text:p>
          </table:table-cell>
          <table:table-cell table:style-name="Table1.C101" office:value-type="string">
            <text:p text:style-name="P100">D] ...ert et puis...</text:p>
          </table:table-cell>
        </table:table-row>
        <table:table-row table:style-name="Table1.115">
          <table:table-cell table:style-name="Table1.A2" office:value-type="string">
            <text:p text:style-name="P224">159</text:p>
          </table:table-cell>
          <table:table-cell table:style-name="Table1.A2" office:value-type="string">
            <text:p text:style-name="P225">De Babilone ierent amirans</text:p>
          </table:table-cell>
          <table:table-cell table:style-name="Table1.C101" office:value-type="string">
            <text:p text:style-name="P98">B<text:span text:style-name="T445">EGH</text:span><text:span text:style-name="T387">2</text:span><text:span text:style-name="T445">ITW</text:span>] ...iert <text:span text:style-name="T444">(EGTW ert, H</text:span><text:span text:style-name="T385">2</text:span><text:span text:style-name="T444"> ers)</text:span>… ; C<text:span text:style-name="T446">L</text:span>] ...fu...</text:p>
          </table:table-cell>
        </table:table-row>
        <table:table-row table:style-name="Table1.115">
          <table:table-cell table:style-name="Table1.A2" office:value-type="string">
            <text:p text:style-name="P224">160</text:p>
          </table:table-cell>
          <table:table-cell table:style-name="Table1.A2" office:value-type="string">
            <text:p text:style-name="P225">Et de Gresse fut rois poissans</text:p>
          </table:table-cell>
          <table:table-cell table:style-name="Table1.C101" office:value-type="string">
            <text:p text:style-name="P101">W] Puis fust de grece… ; <text:span text:style-name="T467">H</text:span><text:span text:style-name="T472">2</text:span><text:span text:style-name="T467">] ...babilonie ere...</text:span></text:p>
          </table:table-cell>
        </table:table-row>
        <table:table-row table:style-name="Table1.115">
          <table:table-cell table:style-name="Table1.A2" office:value-type="string">
            <text:p text:style-name="P230">161/<text:span text:style-name="T531">165</text:span></text:p>
          </table:table-cell>
          <table:table-cell table:style-name="Table1.A2" office:value-type="string">
            <text:p text:style-name="P230">Toute (<text:span text:style-name="T48">H De tote</text:span>) la terre ot de (<text:span text:style-name="T48">H as</text:span>) Grejois</text:p>
          </table:table-cell>
          <table:table-cell table:style-name="Table1.C101" office:value-type="string">
            <text:p text:style-name="P104"><text:span text:style-name="T481">AB</text:span><text:span text:style-name="T482">DEGH</text:span><text:span text:style-name="T487">2</text:span><text:span text:style-name="T482">IKLTW</text:span><text:span text:style-name="T481">] De toute </text:span><text:span text:style-name="T483">(GIT tote, L tote terre)</text:span><text:span text:style-name="T481">...as </text:span><text:span text:style-name="T452">(EGI aus, T auz, </text:span><text:span text:style-name="T468">H</text:span><text:span text:style-name="T473">2</text:span><text:span text:style-name="T468"> en</text:span><text:span text:style-name="T452">, L de)</text:span> gresiois (B<text:span text:style-name="T453">H</text:span><text:span text:style-name="T391">2</text:span> greiois, <text:span text:style-name="T448">DL grezois, T grizois, E gri iois, G grecoiz, IW gregois</text:span>) ; <text:span text:style-name="T469">C] De tote terre deuez grezois</text:span></text:p>
          </table:table-cell>
        </table:table-row>
        <table:table-row table:style-name="Table1.115">
          <table:table-cell table:style-name="Table1.A2" office:value-type="string">
            <text:p text:style-name="P198">162</text:p>
          </table:table-cell>
          <table:table-cell table:style-name="Table1.A2" office:value-type="string">
            <text:p text:style-name="P230">De partz sa feme en estoit rois</text:p>
            <text:p text:style-name="P230">(<text:span text:style-name="T48">H Estoit de par sa fame rois</text:span>)</text:p>
          </table:table-cell>
          <table:table-cell table:style-name="Table1.C101" office:value-type="string">
            <text:p text:style-name="P104"><text:span text:style-name="T174">A</text:span><text:span text:style-name="T234">CEGIKLTW</text:span><text:span text:style-name="T174">] Estoit il pour </text:span><text:span text:style-name="T448">(CEL </text:span><text:span text:style-name="T87">p</text:span><text:span text:style-name="T88">a</text:span><text:span text:style-name="T87">r</text:span><text:span text:style-name="T31">, </text:span><text:span text:style-name="T32">W</text:span><text:span text:style-name="T37">T</text:span><text:span text:style-name="T32"> par, </text:span><text:span text:style-name="T34">G por</text:span><text:span text:style-name="T31">)</text:span> sa femme <text:span text:style-name="T448">(C fame, GL feme, I por feme)</text:span>… ; <text:span text:style-name="T174">B</text:span><text:span text:style-name="T235">DH</text:span><text:span text:style-name="T284">2</text:span><text:span text:style-name="T235">]</text:span><text:span text:style-name="T174"> Estoit </text:span><text:span text:style-name="T236">(H</text:span><text:span text:style-name="T285">2</text:span><text:span text:style-name="T236"> Ere il, D Iere il)</text:span><text:span text:style-name="T174"> de par</text:span> <text:span text:style-name="T493">(D part)</text:span> sa fame… </text:p>
          </table:table-cell>
        </table:table-row>
        <table:table-row table:style-name="Table1.115">
          <table:table-cell table:style-name="Table1.A2" office:value-type="string">
            <text:p text:style-name="P230">163/<text:span text:style-name="T532">167</text:span></text:p>
          </table:table-cell>
          <table:table-cell table:style-name="Table1.A2" office:value-type="string">
            <text:p text:style-name="P230">Mai il i (H il mist) mist mout grant essone</text:p>
          </table:table-cell>
          <table:table-cell table:style-name="Table1.C101" office:value-type="string">
            <text:p text:style-name="P104">A] ...ensoine ; <text:span text:style-name="T174">B] Ce estoit </text:span><text:span text:style-name="T251">mlt…</text:span><text:span text:style-name="T1"> ; </text:span><text:span text:style-name="T265">D] ...il i ot </text:span><text:span text:style-name="T255">mlt…</text:span><text:span text:style-name="T31"> ; </text:span><text:span text:style-name="T37">T] ...il li [...]</text:span></text:p>
          </table:table-cell>
        </table:table-row>
        <table:table-row table:style-name="Table1.115">
          <table:table-cell table:style-name="Table1.A2" office:value-type="string">
            <text:p text:style-name="P230">164</text:p>
          </table:table-cell>
          <table:table-cell table:style-name="Table1.A2" office:value-type="string">
            <text:p text:style-name="P230">Car il fut loing de Babilone</text:p>
          </table:table-cell>
          <table:table-cell table:style-name="Table1.C101" office:value-type="string">
            <text:p text:style-name="P104"><text:span text:style-name="T484">A</text:span><text:span text:style-name="T486">BCDEGH</text:span><text:span text:style-name="T488">2</text:span><text:span text:style-name="T485">KLTW</text:span><text:span text:style-name="T484">] </text:span><text:span text:style-name="T486">(BDH</text:span><text:span text:style-name="T488">2</text:span><text:span text:style-name="T486">E Que)</text:span><text:span text:style-name="T484">...grece est </text:span><text:span text:style-name="T486">(DE ert)</text:span><text:span text:style-name="T484"> loin</text:span> <text:span text:style-name="T449">(W loings, CGH</text:span><text:span text:style-name="T392">2</text:span><text:span text:style-name="T449">T loing, BEI loins, D loinz)</text:span>…</text:p>
          </table:table-cell>
        </table:table-row>
        <table:table-row table:style-name="Table1.115">
          <table:table-cell table:style-name="Table1.A2" office:value-type="string">
            <text:p text:style-name="P230">165</text:p>
          </table:table-cell>
          <table:table-cell table:style-name="Table1.A2" office:value-type="string">
            <text:p text:style-name="P230">Qui veult d’Egipte en Gresce aleir</text:p>
          </table:table-cell>
          <table:table-cell table:style-name="Table1.C101" office:value-type="string">
            <text:p text:style-name="P108">D] Quil… ; <text:span text:style-name="T134">T] ...de grece en egipte...</text:span></text:p>
          </table:table-cell>
        </table:table-row>
        <table:table-row table:style-name="Table1.115">
          <table:table-cell table:style-name="Table1.A2" office:value-type="string">
            <text:p text:style-name="P230">166</text:p>
          </table:table-cell>
          <table:table-cell table:style-name="Table1.A2" office:value-type="string">
            <text:p text:style-name="P230">La grant meir li covient passeir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30">167</text:p>
          </table:table-cell>
          <table:table-cell table:style-name="Table1.A2" office:value-type="string">
            <text:p text:style-name="P230">Mai s’il veut aleir per (H par) Surie</text:p>
          </table:table-cell>
          <table:table-cell table:style-name="Table1.C101" office:value-type="string">
            <text:p text:style-name="P104">A] ...si ueut passer surie ; <text:span text:style-name="T106">B] ...qui...par nubie</text:span> ; <text:span text:style-name="T135">E</text:span><text:span text:style-name="T141">C</text:span><text:span text:style-name="T136">L</text:span><text:span text:style-name="T135">] </text:span><text:span text:style-name="T141">(C Mes il)</text:span><text:span text:style-name="T135">...</text:span><text:span text:style-name="T136">(E </text:span><text:span text:style-name="T135">qui</text:span><text:span text:style-name="T136">)</text:span><text:span text:style-name="T135">...turquie…</text:span></text:p>
          </table:table-cell>
        </table:table-row>
        <table:table-row table:style-name="Table1.115">
          <table:table-cell table:style-name="Table1.A2" office:value-type="string">
            <text:p text:style-name="P230">168</text:p>
          </table:table-cell>
          <table:table-cell table:style-name="Table1.A2" office:value-type="string">
            <text:p text:style-name="P230">Per (H Par) Antioche et per (H par) Turquie</text:p>
          </table:table-cell>
          <table:table-cell table:style-name="Table1.C101" office:value-type="string">
            <text:p text:style-name="P104"><text:span text:style-name="T106">B] Par...par Roussie</text:span> ; <text:span text:style-name="T137">E</text:span><text:span text:style-name="T141">CL</text:span><text:span text:style-name="T137">] ...</text:span><text:span text:style-name="T141">(CL </text:span><text:span text:style-name="T148">par</text:span><text:span text:style-name="T156">) </text:span><text:span text:style-name="T157">surie</text:span><text:span text:style-name="T450"> </text:span><text:span text:style-name="T74">[</text:span><text:span text:style-name="T77">in E </text:span><text:span text:style-name="T74">seconda mano cancella e aggiunge Rousie]</text:span></text:p>
          </table:table-cell>
        </table:table-row>
        <table:table-row table:style-name="Table1.115">
          <table:table-cell table:style-name="Table1.A2" office:value-type="string">
            <text:p text:style-name="P230">169</text:p>
          </table:table-cell>
          <table:table-cell table:style-name="Table1.A2" office:value-type="string">
            <text:p text:style-name="P230">An longue voie a poc de meir (<text:span text:style-name="T48">H a port de mer</text:span>)</text:p>
          </table:table-cell>
          <table:table-cell table:style-name="Table1.C101" office:value-type="string">
            <text:p text:style-name="P108">D<text:span text:style-name="T453">H</text:span><text:span text:style-name="T391">2</text:span>] --- ;</text:p>
            <text:p text:style-name="P104"><text:span text:style-name="T106">B] A longue voie selonc mer</text:span> ; <text:span text:style-name="T138">W] Plus...et peu…</text:span><text:span text:style-name="T448"> ; </text:span><text:span text:style-name="T138">E] ...au port de mer</text:span><text:span text:style-name="T448"> ; G] A...et poi… ; </text:span><text:span text:style-name="T138">I] Ou longue...ou poi...</text:span></text:p>
          </table:table-cell>
        </table:table-row>
        <table:table-row table:style-name="Table1.115">
          <table:table-cell table:style-name="Table1.A2" office:value-type="string">
            <text:p text:style-name="P230">170/<text:span text:style-name="T533">174</text:span></text:p>
          </table:table-cell>
          <table:table-cell table:style-name="Table1.A2" office:value-type="string">
            <text:p text:style-name="P230">Porait (H Porroit) il bien en Gresce <text:soft-page-break/>aleir</text:p>
          </table:table-cell>
          <table:table-cell table:style-name="Table1.C101" office:value-type="string">
            <text:p text:style-name="P108">D<text:span text:style-name="T453">H</text:span><text:span text:style-name="T391">2</text:span>] --- ;</text:p>
            <text:p text:style-name="P104"><text:soft-page-break/><text:span text:style-name="T174">A</text:span><text:span text:style-name="T237">BCEI</text:span><text:span text:style-name="T234">KLT</text:span><text:span text:style-name="T174">] Porra </text:span><text:span text:style-name="T238">(LT Pora) (B en grece bien)</text:span><text:span text:style-name="T174">...entrer</text:span>; <text:span text:style-name="T239">W] Bien porra en la terre entrer</text:span></text:p>
          </table:table-cell>
        </table:table-row>
        <table:table-row table:style-name="Table1.115">
          <table:table-cell table:style-name="Table1.A2" office:value-type="string">
            <text:p text:style-name="P230">171</text:p>
          </table:table-cell>
          <table:table-cell table:style-name="Table1.A2" office:value-type="string">
            <text:p text:style-name="P230">Le Bras Saint Jorge passerait (H ---)</text:p>
          </table:table-cell>
          <table:table-cell table:style-name="Table1.C101" office:value-type="string">
            <text:p text:style-name="P104"><text:span text:style-name="T174">AB</text:span><text:span text:style-name="T234">CDGIKLTW</text:span><text:span text:style-name="T174">] </text:span>…(B ieorge, <text:span text:style-name="T452">G çorçe, W george</text:span>) <text:span text:style-name="T174">trouera </text:span>(B<text:span text:style-name="T450">W</text:span> trouuera, <text:span text:style-name="T452">G itrouera</text:span>) ; <text:span text:style-name="T494">(EH</text:span><text:span text:style-name="T390">2</text:span><text:span text:style-name="T452">] ...passera)</text:span> </text:p>
          </table:table-cell>
        </table:table-row>
        <table:table-row table:style-name="Table1.115">
          <table:table-cell table:style-name="Table1.A2" office:value-type="string">
            <text:p text:style-name="P230">172</text:p>
          </table:table-cell>
          <table:table-cell table:style-name="Table1.A2" office:value-type="string">
            <text:p text:style-name="P230">Jai plus de meir n’i troverait (H ---)</text:p>
          </table:table-cell>
          <table:table-cell table:style-name="Table1.C101" office:value-type="string">
            <text:p text:style-name="P105"><text:span text:style-name="T174">AB</text:span><text:span text:style-name="T234">CDGIKLTW</text:span><text:span text:style-name="T174">] ...ne </text:span><text:span text:style-name="T238">(LT ni)</text:span><text:span text:style-name="T174"> </text:span><text:span text:style-name="T234">(CDW passera)</text:span><text:span text:style-name="T174"> passera </text:span><text:span text:style-name="T452">(G pasara, T pasera)</text:span> ; </text:p>
            <text:p text:style-name="P116">(EH2] (H2 Que ia)...ne (H2 ni) trouuera)</text:p>
          </table:table-cell>
        </table:table-row>
        <table:table-row table:style-name="Table1.115">
          <table:table-cell table:style-name="Table1.A2" office:value-type="string">
            <text:p text:style-name="P230">173</text:p>
          </table:table-cell>
          <table:table-cell table:style-name="Table1.A2" office:value-type="string">
            <text:p text:style-name="P230">A Galipol une citeit</text:p>
          </table:table-cell>
          <table:table-cell table:style-name="Table1.C101" office:value-type="string">
            <text:p text:style-name="P109"/>
          </table:table-cell>
        </table:table-row>
        <table:table-row table:style-name="Table1.115">
          <table:table-cell table:style-name="Table1.A2" office:value-type="string">
            <text:p text:style-name="P230">174</text:p>
          </table:table-cell>
          <table:table-cell table:style-name="Table1.A2" office:value-type="string">
            <text:p text:style-name="P230">Ou Aymes ot jai maint jor esteit</text:p>
            <text:p text:style-name="P230">(<text:span text:style-name="T48">H Ayme ot la maint jor ostei</text:span>)</text:p>
          </table:table-cell>
          <table:table-cell table:style-name="Table1.C101" office:value-type="string">
            <text:p text:style-name="P104">A<text:span text:style-name="T494">CEGILT</text:span>] <text:span text:style-name="T494">(AIT </text:span>Ont, <text:span text:style-name="T494">E Ot) aymes </text:span>a <text:span text:style-name="T494">maint (T</text:span> <text:span text:style-name="T494">a </text:span>mainte, <text:span text:style-name="T494">L a main, E per maint, GI mant) (C iorz)</text:span>… ;<text:span text:style-name="T174"> B] Ot aymes </text:span><text:span text:style-name="T251">per</text:span><text:span text:style-name="T256">lonc tens este</text:span><text:span text:style-name="T1"> </text:span><text:span text:style-name="T31">; D</text:span><text:span text:style-name="T35">H</text:span><text:span text:style-name="T368">2</text:span><text:span text:style-name="T31">] Auoit aymes </text:span><text:span text:style-name="T35">(H</text:span><text:span text:style-name="T368">2</text:span><text:span text:style-name="T35"> aymmes)</text:span><text:span text:style-name="T31"> maint… ; </text:span><text:span text:style-name="T33">W] ...aimes ot maint… </text:span></text:p>
          </table:table-cell>
        </table:table-row>
        <table:table-row table:style-name="Table1.115">
          <table:table-cell table:style-name="Table1.A2" office:value-type="string">
            <text:p text:style-name="P230">175</text:p>
          </table:table-cell>
          <table:table-cell table:style-name="Table1.A2" office:value-type="string">
            <text:p text:style-name="P230">Illuec est li bras plus estrois (F estroit)</text:p>
          </table:table-cell>
          <table:table-cell table:style-name="Table1.C101" office:value-type="string">
            <text:p text:style-name="P108">D<text:span text:style-name="T453">H</text:span><text:span text:style-name="T391">2</text:span>] --- ;</text:p>
          </table:table-cell>
        </table:table-row>
        <table:table-row table:style-name="Table1.115">
          <table:table-cell table:style-name="Table1.A2" office:value-type="string">
            <text:p text:style-name="P230">176/<text:span text:style-name="T534">180</text:span></text:p>
          </table:table-cell>
          <table:table-cell table:style-name="Table1.A2" office:value-type="string">
            <text:p text:style-name="P230">Passeir le puet le jor III fois</text:p>
          </table:table-cell>
          <table:table-cell table:style-name="Table1.C101" office:value-type="string">
            <text:p text:style-name="P108">D<text:span text:style-name="T453">H</text:span><text:span text:style-name="T391">2</text:span>] --- ;</text:p>
            <text:p text:style-name="P104">AB<text:span text:style-name="T498">CEGLT</text:span>] ...i puet… ; <text:span text:style-name="T455">I] ...il poit… ; W] Passer peul on…</text:span></text:p>
          </table:table-cell>
        </table:table-row>
        <table:table-row table:style-name="Table1.115">
          <table:table-cell table:style-name="Table1.A2" office:value-type="string">
            <text:p text:style-name="P231">a</text:p>
          </table:table-cell>
          <table:table-cell table:style-name="Table1.A2" office:value-type="string">
            <text:p text:style-name="P230"/>
          </table:table-cell>
          <table:table-cell table:style-name="Table1.C101" office:value-type="string">
            <text:p text:style-name="P106">A<text:span text:style-name="T495">CEILTW</text:span>] Ou <text:span text:style-name="T495">(I O)</text:span> a laler ou <text:span text:style-name="T495">(I o)</text:span> a <text:span text:style-name="T495">(ELW au, T al)</text:span> retour <text:span text:style-name="T495">(CILT retor)</text:span></text:p>
          </table:table-cell>
        </table:table-row>
        <table:table-row table:style-name="Table1.115">
          <table:table-cell table:style-name="Table1.A2" office:value-type="string">
            <text:p text:style-name="P231">b</text:p>
          </table:table-cell>
          <table:table-cell table:style-name="Table1.A2" office:value-type="string">
            <text:p text:style-name="P230"/>
          </table:table-cell>
          <table:table-cell table:style-name="Table1.C101" office:value-type="string">
            <text:p text:style-name="P106">A<text:span text:style-name="T495">I</text:span>] Le puet passer <text:span text:style-name="T495">(I paser)</text:span> troiz foiz <text:span text:style-name="T495">(I trois fois)</text:span> le iour <text:span text:style-name="T495">(I ior)</text:span> ; <text:span text:style-name="T448">CLT] Passer (T Paser) ipuet (LT jpuet) III fois (L foiz, T trois foiz) leior ; E] .III. fois i puet passer le iour ;W] peust on passer trois fois le jour </text:span></text:p>
          </table:table-cell>
        </table:table-row>
        <table:table-row table:style-name="Table1.115">
          <table:table-cell table:style-name="Table1.A2" office:value-type="string">
            <text:p text:style-name="P230">177/<text:span text:style-name="T535">181</text:span></text:p>
          </table:table-cell>
          <table:table-cell table:style-name="Table1.A2" office:value-type="string">
            <text:p text:style-name="P230">Madianz ot lonc tens la terre</text:p>
          </table:table-cell>
          <table:table-cell table:style-name="Table1.C101" office:value-type="string">
            <text:p text:style-name="P104">B<text:span text:style-name="T495">T</text:span>] ...tint <text:span text:style-name="T495">(T tient)</text:span>...<text:span text:style-name="T495">(B </text:span>sa<text:span text:style-name="T495">)</text:span>… ; <text:span text:style-name="T457">W] Madiens… ;</text:span><text:span text:style-name="T75"> </text:span><text:span text:style-name="T240">H</text:span><text:span text:style-name="T286">2</text:span><text:span text:style-name="T240">] ...maint iour</text:span><text:span text:style-name="T75"> </text:span><text:span text:style-name="T457">la terre</text:span></text:p>
          </table:table-cell>
        </table:table-row>
        <table:table-row table:style-name="Table1.115">
          <table:table-cell table:style-name="Table1.A2" office:value-type="string">
            <text:p text:style-name="P230">178/<text:span text:style-name="T535">182</text:span></text:p>
          </table:table-cell>
          <table:table-cell table:style-name="Table1.A2" office:value-type="string">
            <text:p text:style-name="P230">Une hore en paix et atre en guerre</text:p>
          </table:table-cell>
          <table:table-cell table:style-name="Table1.C101" office:value-type="string">
            <text:p text:style-name="P104"><text:span text:style-name="T106">A] ...ou autre…</text:span> ; B<text:span text:style-name="T453">] ...et lautre… ; EH</text:span><text:span text:style-name="T391">2</text:span><text:span text:style-name="T453">L</text:span>] ...lautre… ; <text:span text:style-name="T138">C] Une enpais lautre</text:span><text:span text:style-name="T448">… ; I] ...un autre… ; W] Lune...et lautre...</text:span></text:p>
          </table:table-cell>
        </table:table-row>
        <table:table-row table:style-name="Table1.115">
          <table:table-cell table:style-name="Table1.A2" office:value-type="string">
            <text:p text:style-name="P230">179/<text:span text:style-name="T538">183</text:span></text:p>
          </table:table-cell>
          <table:table-cell table:style-name="Table1.A2" office:value-type="string">
            <text:p text:style-name="P230">Dous fis (H II fiez) avoit de sa moullier</text:p>
          </table:table-cell>
          <table:table-cell table:style-name="Table1.C101" office:value-type="string">
            <text:p text:style-name="P184">E] ..auoit preus et legiers</text:p>
          </table:table-cell>
        </table:table-row>
        <table:table-row table:style-name="Table1.115">
          <table:table-cell table:style-name="Table1.A2" office:value-type="string">
            <text:p text:style-name="P230">180/<text:span text:style-name="T538">184</text:span></text:p>
          </table:table-cell>
          <table:table-cell table:style-name="Table1.A2" office:value-type="string">
            <text:p text:style-name="P230">Que il amoit et tenoit chier</text:p>
          </table:table-cell>
          <table:table-cell table:style-name="Table1.C101" office:value-type="string">
            <text:p text:style-name="P104"><text:span text:style-name="T174">A</text:span><text:span text:style-name="T234">CDEGILTW</text:span><text:span text:style-name="T174">] Quil amoit </text:span><text:span text:style-name="T251">mlt</text:span><text:span text:style-name="T256"> </text:span><text:span text:style-name="T31">(C</text:span><text:span text:style-name="T37">T</text:span><text:span text:style-name="T31"> mout, </text:span><text:span text:style-name="T36">I mont, </text:span><text:span text:style-name="T33">W moult, </text:span><text:span text:style-name="T1">B Que </text:span><text:span text:style-name="T79">mlt</text:span><text:span text:style-name="T1"> amoit</text:span><text:span text:style-name="T38">)</text:span><text:span text:style-name="T1">… </text:span><text:span text:style-name="T45">RIV H2</text:span></text:p>
          </table:table-cell>
        </table:table-row>
        <table:table-row table:style-name="Table1.115">
          <table:table-cell table:style-name="Table1.A2" office:value-type="string">
            <text:p text:style-name="P230">181/<text:span text:style-name="T538">185</text:span></text:p>
          </table:table-cell>
          <table:table-cell table:style-name="Table1.A2" office:value-type="string">
            <text:p text:style-name="P230">Seloc avoit nom li anneiz</text:p>
          </table:table-cell>
          <table:table-cell table:style-name="Table1.C101" office:value-type="string">
            <text:p text:style-name="P111">E] --- ;</text:p>
            <text:p text:style-name="P255">A] ...li amez</text:p>
          </table:table-cell>
        </table:table-row>
        <table:table-row table:style-name="Table1.115">
          <table:table-cell table:style-name="Table1.A2" office:value-type="string">
            <text:p text:style-name="P198">182/<text:span text:style-name="T538">186</text:span></text:p>
          </table:table-cell>
          <table:table-cell table:style-name="Table1.A2" office:value-type="string">
            <text:p text:style-name="P230">Phelipes fut puis anjanreiz<text:line-break/>(<text:span text:style-name="T48">H Phelippez ensi sornommez</text:span>)</text:p>
          </table:table-cell>
          <table:table-cell table:style-name="Table1.C101" office:value-type="string">
            <text:p text:style-name="P111">E] --- ;</text:p>
            <text:p text:style-name="P104">AB<text:span text:style-name="T448">CGIW</text:span>] ...engendrez (B engenrez, <text:span text:style-name="T455">IW engendres</text:span>) ; <text:span text:style-name="T138">DT] ...ainsi sornommez (T sor nomez</text:span><text:span text:style-name="T142">)</text:span><text:span text:style-name="T448"> ; </text:span><text:span text:style-name="T138">H</text:span><text:span text:style-name="T163">2</text:span><text:span text:style-name="T138">] Phelippes out non li mainnes</text:span></text:p>
          </table:table-cell>
        </table:table-row>
        <table:table-row table:style-name="Table1.115">
          <table:table-cell table:style-name="Table1.A2" office:value-type="string">
            <text:p text:style-name="P230">183/<text:span text:style-name="T538">187</text:span></text:p>
          </table:table-cell>
          <table:table-cell table:style-name="Table1.A2" office:value-type="string">
            <text:p text:style-name="P230">Grant joie fut quant fut nascus</text:p>
          </table:table-cell>
          <table:table-cell table:style-name="Table1.C101" office:value-type="string">
            <text:p text:style-name="P104">B<text:span text:style-name="T457">T</text:span>] --- ;</text:p>
            <text:p text:style-name="P104"><text:soft-page-break/>A] Granz fu ioie… ; <text:span text:style-name="T448">DH</text:span><text:span text:style-name="T389">2</text:span><text:span text:style-name="T448">E] ...ioie i ot (H</text:span><text:span text:style-name="T389">2</text:span><text:span text:style-name="T448"> iout, E y ot con fu) ; W] ...quant il nascu ; G] ...firent...</text:span></text:p>
          </table:table-cell>
        </table:table-row>
        <table:table-row table:style-name="Table1.115">
          <table:table-cell table:style-name="Table1.A2" office:value-type="string">
            <text:p text:style-name="P198">184/<text:span text:style-name="T538">188</text:span></text:p>
          </table:table-cell>
          <table:table-cell table:style-name="Table1.A2" office:value-type="string">
            <text:p text:style-name="P230">Por Madianz fut Malcenus</text:p>
            <text:p text:style-name="P230">(H Mandian fu Macemus)</text:p>
          </table:table-cell>
          <table:table-cell table:style-name="Table1.C101" office:value-type="string">
            <text:p text:style-name="P104">B<text:span text:style-name="T457">T</text:span>] --- ;</text:p>
            <text:p text:style-name="P104">A<text:span text:style-name="T448">CDGIH</text:span><text:span text:style-name="T389">2</text:span><text:span text:style-name="T448">L</text:span>] ...<text:span text:style-name="T448">(CGIH2 Madian, D Madiant)...</text:span>macemuz <text:span text:style-name="T452">(E machemus, H2 macemis, I macemus)</text:span> ; <text:span text:style-name="T451">W] Par madien fut chier tenu</text:span></text:p>
          </table:table-cell>
        </table:table-row>
        <table:table-row table:style-name="Table1.115">
          <table:table-cell table:style-name="Table1.A2" office:value-type="string">
            <text:p text:style-name="P198">185/<text:span text:style-name="T536">18</text:span><text:span text:style-name="T537">9</text:span></text:p>
          </table:table-cell>
          <table:table-cell table:style-name="Table1.A2" office:value-type="string">
            <text:p text:style-name="P230">Phelipes ensi sornommeiz</text:p>
            <text:p text:style-name="P230">(<text:span text:style-name="T48">H Phelippez fu puis engendrei</text:span>z)</text:p>
          </table:table-cell>
          <table:table-cell table:style-name="Table1.C101" office:value-type="string">
            <text:p text:style-name="P111">E<text:span text:style-name="T457">T</text:span>] --- ;</text:p>
            <text:p text:style-name="P108">C<text:span text:style-name="T456">L</text:span>] ...fu nomez ; <text:span text:style-name="T106">D</text:span><text:span text:style-name="T139">H</text:span><text:span text:style-name="T164">2</text:span><text:span text:style-name="T106">] Phelippes fu puis enianrez</text:span> <text:span text:style-name="T453">(H</text:span><text:span text:style-name="T391">2 </text:span><text:span text:style-name="T453">engenres)</text:span> ; <text:span text:style-name="T451">W] Phelippes ainsi fut nommes</text:span></text:p>
            <text:p text:style-name="P104">INV B] Car jce ior que il fu nez</text:p>
          </table:table-cell>
        </table:table-row>
        <table:table-row table:style-name="Table1.115">
          <table:table-cell table:style-name="Table1.A2" office:value-type="string">
            <text:p text:style-name="P230">186/<text:span text:style-name="T538">190</text:span></text:p>
          </table:table-cell>
          <table:table-cell table:style-name="Table1.A2" office:value-type="string">
            <text:p text:style-name="P230">Car a cel jor (H Et celui jor) que il fut neiz</text:p>
          </table:table-cell>
          <table:table-cell table:style-name="Table1.C101" office:value-type="string">
            <text:p text:style-name="P113">T] --- ;</text:p>
            <text:p text:style-name="P108">C<text:span text:style-name="T456">L</text:span>] ...icel… ; D] Et icel… ; <text:span text:style-name="T452">E] Le ior qui phelippes...</text:span></text:p>
            <text:p text:style-name="P104">INV <text:span text:style-name="T106">B] Phellipes fu par non noumez</text:span></text:p>
          </table:table-cell>
        </table:table-row>
        <table:table-row table:style-name="Table1.115">
          <table:table-cell table:style-name="Table1.A2" office:value-type="string">
            <text:p text:style-name="P233">a</text:p>
          </table:table-cell>
          <table:table-cell table:style-name="Table1.A2" office:value-type="string">
            <text:p text:style-name="P230"/>
          </table:table-cell>
          <table:table-cell table:style-name="Table1.C101" office:value-type="string">
            <text:p text:style-name="P111">E] Fu li barnages assamblez</text:p>
          </table:table-cell>
        </table:table-row>
        <table:table-row table:style-name="Table1.115">
          <table:table-cell table:style-name="Table1.A2" office:value-type="string">
            <text:p text:style-name="P230">187/<text:span text:style-name="T538">191</text:span></text:p>
          </table:table-cell>
          <table:table-cell table:style-name="Table1.A2" office:value-type="string">
            <text:p text:style-name="P230">Li amiraux sa court tenoit</text:p>
          </table:table-cell>
          <table:table-cell table:style-name="Table1.C101" office:value-type="string">
            <text:p text:style-name="P112"/>
          </table:table-cell>
        </table:table-row>
        <table:table-row table:style-name="Table1.115">
          <table:table-cell table:style-name="Table1.A2" office:value-type="string">
            <text:p text:style-name="P230">188/<text:span text:style-name="T538">192</text:span></text:p>
          </table:table-cell>
          <table:table-cell table:style-name="Table1.A2" office:value-type="string">
            <text:p text:style-name="P230">Et une grant feste faxoit</text:p>
          </table:table-cell>
          <table:table-cell table:style-name="Table1.C101" office:value-type="string">
            <text:p text:style-name="P112"/>
          </table:table-cell>
        </table:table-row>
        <table:table-row table:style-name="Table1.115">
          <table:table-cell table:style-name="Table1.A2" office:value-type="string">
            <text:p text:style-name="P230">189/<text:span text:style-name="T538">193</text:span></text:p>
          </table:table-cell>
          <table:table-cell table:style-name="Table1.A2" office:value-type="string">
            <text:p text:style-name="P230">Del jor de sa nativiteit</text:p>
          </table:table-cell>
          <table:table-cell table:style-name="Table1.C101" office:value-type="string">
            <text:p text:style-name="P104"><text:span text:style-name="T106">B] .J. iour…</text:span> ; <text:span text:style-name="T448">CL] El ior...</text:span></text:p>
          </table:table-cell>
        </table:table-row>
        <table:table-row table:style-name="Table1.115">
          <table:table-cell table:style-name="Table1.A2" office:value-type="string">
            <text:p text:style-name="P230">190/<text:span text:style-name="T538">194</text:span></text:p>
          </table:table-cell>
          <table:table-cell table:style-name="Table1.A2" office:value-type="string">
            <text:p text:style-name="P230">Sez barons avoit asembleit</text:p>
          </table:table-cell>
          <table:table-cell table:style-name="Table1.C101" office:value-type="string">
            <text:p text:style-name="P104"><text:span text:style-name="T174">B] Des...iot aplenteit</text:span> ; <text:span text:style-name="T241">W] Ses hommes...</text:span></text:p>
          </table:table-cell>
        </table:table-row>
        <table:table-row table:style-name="Table1.115">
          <table:table-cell table:style-name="Table1.A2" office:value-type="string">
            <text:p text:style-name="P230">191/<text:span text:style-name="T539">195</text:span></text:p>
          </table:table-cell>
          <table:table-cell table:style-name="Table1.A2" office:value-type="string">
            <text:p text:style-name="P230">Li rois ot cel anfans mout chier</text:p>
          </table:table-cell>
          <table:table-cell table:style-name="Table1.C101" office:value-type="string">
            <text:p text:style-name="P104">B] ...auoit lenfant ; <text:span text:style-name="T448">D] ...auoit celui </text:span><text:span text:style-name="T87">mlt…</text:span><text:span text:style-name="T31"> </text:span><text:span text:style-name="T33">; </text:span><text:span text:style-name="T155">W] ...ot se lenffant</text:span><text:span text:style-name="T46"> </text:span><text:span text:style-name="T33">; </text:span><text:span text:style-name="T34">E] ...ses...</text:span></text:p>
          </table:table-cell>
        </table:table-row>
        <table:table-row table:style-name="Table1.115">
          <table:table-cell table:style-name="Table1.A2" office:value-type="string">
            <text:p text:style-name="P230">192/<text:span text:style-name="T539">196</text:span></text:p>
          </table:table-cell>
          <table:table-cell table:style-name="Table1.A2" office:value-type="string">
            <text:p text:style-name="P230">Norri<text:span text:style-name="T496">r</text:span> les fist et tenir chier</text:p>
          </table:table-cell>
          <table:table-cell table:style-name="Table1.C101" office:value-type="string">
            <text:p text:style-name="P104"><text:span text:style-name="T174">AB</text:span><text:span text:style-name="T234">CILW</text:span><text:span text:style-name="T174">] ...enseignier </text:span>(B ensengnier, <text:span text:style-name="T455">IW enseigner</text:span>) ; <text:span text:style-name="T242">G] ...et bien dotriner</text:span><text:span text:style-name="T452"> ;</text:span> <text:span text:style-name="T138">DH</text:span><text:span text:style-name="T163">2</text:span><text:span text:style-name="T138">] ...et a aisier</text:span></text:p>
          </table:table-cell>
        </table:table-row>
        <table:table-row table:style-name="Table1.115">
          <table:table-cell table:style-name="Table1.A2" office:value-type="string">
            <text:p text:style-name="P230">193</text:p>
          </table:table-cell>
          <table:table-cell table:style-name="Table1.A2" office:value-type="string">
            <text:p text:style-name="P230">Seloc fit norrir asiment (H ensement)</text:p>
          </table:table-cell>
          <table:table-cell table:style-name="Table1.C101" office:value-type="string">
            <text:p text:style-name="P108">C<text:span text:style-name="T496">GL</text:span>] Soloc <text:span text:style-name="T496">(G Selot, L Selonc)</text:span>… ; D] ...fait… ; <text:span text:style-name="T453">H</text:span><text:span text:style-name="T391">2</text:span><text:span text:style-name="T453">I] ...fist… ; </text:span><text:span text:style-name="T236">W] ...richement</text:span><text:span text:style-name="T453"> ; </text:span><text:span text:style-name="T236">E] Si les fist aprendre…</text:span></text:p>
          </table:table-cell>
        </table:table-row>
        <table:table-row table:style-name="Table1.115">
          <table:table-cell table:style-name="Table1.A2" office:value-type="string">
            <text:p text:style-name="P230">194</text:p>
          </table:table-cell>
          <table:table-cell table:style-name="Table1.A2" office:value-type="string">
            <text:p text:style-name="P230">Lez II anfant amoit forment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30">195</text:p>
          </table:table-cell>
          <table:table-cell table:style-name="Table1.A2" office:value-type="string">
            <text:p text:style-name="P230">Li dui enfant ierent mout bel</text:p>
          </table:table-cell>
          <table:table-cell table:style-name="Table1.C101" office:value-type="string">
            <text:p text:style-name="P104">AB<text:span text:style-name="T457">T</text:span>] ...furent… ; <text:span text:style-name="T448">CL] ...eront (L erunt)… ; W] ...estoient...</text:span></text:p>
          </table:table-cell>
        </table:table-row>
        <table:table-row table:style-name="Table1.115">
          <table:table-cell table:style-name="Table1.A2" office:value-type="string">
            <text:p text:style-name="P230">196</text:p>
          </table:table-cell>
          <table:table-cell table:style-name="Table1.A2" office:value-type="string">
            <text:p text:style-name="P230">De lor aage (F afaire) damoisel</text:p>
          </table:table-cell>
          <table:table-cell table:style-name="Table1.C101" office:value-type="string">
            <text:p text:style-name="P110">W] ...eage...</text:p>
          </table:table-cell>
        </table:table-row>
        <table:table-row table:style-name="Table1.115">
          <table:table-cell table:style-name="Table1.A2" office:value-type="string">
            <text:p text:style-name="P232">a</text:p>
          </table:table-cell>
          <table:table-cell table:style-name="Table1.A2" office:value-type="string">
            <text:p text:style-name="P230"/>
          </table:table-cell>
          <table:table-cell table:style-name="Table1.C101" office:value-type="string">
            <text:p text:style-name="P107">B] Jl furent andoi bien furni</text:p>
          </table:table-cell>
        </table:table-row>
        <table:table-row table:style-name="Table1.115">
          <table:table-cell table:style-name="Table1.A2" office:value-type="string">
            <text:p text:style-name="P232">b</text:p>
          </table:table-cell>
          <table:table-cell table:style-name="Table1.A2" office:value-type="string">
            <text:p text:style-name="P230"/>
          </table:table-cell>
          <table:table-cell table:style-name="Table1.C101" office:value-type="string">
            <text:p text:style-name="P107">B] Et quant li peres les choisi</text:p>
          </table:table-cell>
        </table:table-row>
        <table:table-row table:style-name="Table1.115">
          <table:table-cell table:style-name="Table1.A2" office:value-type="string">
            <text:p text:style-name="P230">197</text:p>
          </table:table-cell>
          <table:table-cell table:style-name="Table1.A2" office:value-type="string">
            <text:p text:style-name="P230">Li rois <text:span text:style-name="T540">les</text:span> vit fors et legiers</text:p>
          </table:table-cell>
          <table:table-cell table:style-name="Table1.C101" office:value-type="string">
            <text:p text:style-name="P107"><text:span text:style-name="T174">B] Que illesuit…</text:span></text:p>
          </table:table-cell>
        </table:table-row>
        <table:table-row table:style-name="Table1.115">
          <table:table-cell table:style-name="Table1.A2" office:value-type="string">
            <text:p text:style-name="P230">198</text:p>
          </table:table-cell>
          <table:table-cell table:style-name="Table1.A2" office:value-type="string">
            <text:p text:style-name="P230">Ambedous les fit cheveliers</text:p>
          </table:table-cell>
          <table:table-cell table:style-name="Table1.C101" office:value-type="string">
            <text:p text:style-name="P107"><text:span text:style-name="T174">B] Si les fist anII…</text:span></text:p>
          </table:table-cell>
        </table:table-row>
        <text:soft-page-break/>
        <table:table-row table:style-name="Table1.115">
          <table:table-cell table:style-name="Table1.A2" office:value-type="string">
            <text:p text:style-name="P230">199</text:p>
          </table:table-cell>
          <table:table-cell table:style-name="Table1.A2" office:value-type="string">
            <text:p text:style-name="P230">Iceles feste fut mout grant (H molt fu grans)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30">200</text:p>
          </table:table-cell>
          <table:table-cell table:style-name="Table1.A2" office:value-type="string">
            <text:p text:style-name="P230">Que il adobait cez anfant</text:p>
            <text:p text:style-name="P230">(<text:span text:style-name="T48">H Quant il adouba ses enfans</text:span>)</text:p>
          </table:table-cell>
          <table:table-cell table:style-name="Table1.C101" office:value-type="string">
            <text:p text:style-name="P104"><text:span text:style-name="T174">A</text:span><text:span text:style-name="T234">CH</text:span><text:span text:style-name="T283">2</text:span><text:span text:style-name="T234">GILTW</text:span><text:span text:style-name="T174">]</text:span> <text:s/><text:span text:style-name="T174">les</text:span>… ; <text:span text:style-name="T243">B] Quant il adoba ses</text:span><text:span text:style-name="T447">… ; DE] ...adoba ses (E ces)...</text:span></text:p>
          </table:table-cell>
        </table:table-row>
        <table:table-row table:style-name="Table1.115">
          <table:table-cell table:style-name="Table1.A2" office:value-type="string">
            <text:p text:style-name="P230">201/<text:span text:style-name="T541">205</text:span></text:p>
          </table:table-cell>
          <table:table-cell table:style-name="Table1.A2" office:value-type="string">
            <text:p text:style-name="P230">Tuit li baron escrit en geste</text:p>
          </table:table-cell>
          <table:table-cell table:style-name="Table1.C101" office:value-type="string">
            <text:p text:style-name="P108"><text:span text:style-name="T174">C</text:span><text:span text:style-name="T240">L</text:span><text:span text:style-name="T174">] ...baron de bone geste</text:span> ; <text:span text:style-name="T241">W] ...en lettre</text:span><text:span text:style-name="T451"> ; </text:span><text:span text:style-name="T140">H</text:span><text:span text:style-name="T165">2</text:span><text:span text:style-name="T140">] ...en grece</text:span></text:p>
          </table:table-cell>
        </table:table-row>
        <table:table-row table:style-name="Table1.115">
          <table:table-cell table:style-name="Table1.A2" office:value-type="string">
            <text:p text:style-name="P230">202</text:p>
          </table:table-cell>
          <table:table-cell table:style-name="Table1.A2" office:value-type="string">
            <text:p text:style-name="P230">Furent mandei a cele feste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30">203</text:p>
          </table:table-cell>
          <table:table-cell table:style-name="Table1.A2" office:value-type="string">
            <text:p text:style-name="P230">Li rois i donait a sa gent</text:p>
          </table:table-cell>
          <table:table-cell table:style-name="Table1.C101" office:value-type="string">
            <text:p text:style-name="P107">B] Et li rois donna… ; <text:span text:style-name="T448">DH</text:span><text:span text:style-name="T389">2</text:span><text:span text:style-name="T448">ILTW] ...idona (W y donna, H2 i donna)… ; </text:span><text:span text:style-name="T234">G] ...idona assez...</text:span></text:p>
          </table:table-cell>
        </table:table-row>
        <table:table-row table:style-name="Table1.115">
          <table:table-cell table:style-name="Table1.A2" office:value-type="string">
            <text:p text:style-name="P230">204</text:p>
          </table:table-cell>
          <table:table-cell table:style-name="Table1.A2" office:value-type="string">
            <text:p text:style-name="P230">De son or et de son argent</text:p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138"/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138"/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138"/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138"/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138"/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138"/>
          </table:table-cell>
          <table:table-cell table:style-name="Table1.C101" office:value-type="string">
            <text:p text:style-name="P14"/>
          </table:table-cell>
        </table:table-row>
        <table:table-row table:style-name="Table1.115">
          <table:table-cell table:style-name="Table1.A2" office:value-type="string">
            <text:p text:style-name="P216"/>
          </table:table-cell>
          <table:table-cell table:style-name="Table1.A2" office:value-type="string">
            <text:p text:style-name="P211"/>
          </table:table-cell>
          <table:table-cell table:style-name="Table1.C101" office:value-type="string">
            <text:p text:style-name="P4">MANCA C che si arresta prima</text:p>
          </table:table-cell>
        </table:table-row>
        <table:table-row table:style-name="Table1.115">
          <table:table-cell table:style-name="Table1.A2" office:value-type="string">
            <text:p text:style-name="P207">9195</text:p>
          </table:table-cell>
          <table:table-cell table:style-name="Table1.A2" office:value-type="string">
            <text:p text:style-name="P211">A cel tens ot en amor foi</text:p>
          </table:table-cell>
          <table:table-cell table:style-name="Table1.C101" office:value-type="string">
            <text:p text:style-name="P25">B] E… ; <text:span text:style-name="T250">D</text:span><text:span text:style-name="T188">GK] ...iert (K ert, D iere)…</text:span><text:span text:style-name="T332"> ; </text:span><text:span text:style-name="T114">H</text:span><text:span text:style-name="T160">2</text:span><text:span text:style-name="T114">] ...fu en more…</text:span><text:span text:style-name="T332"> ; (T] </text:span><text:span text:style-name="T188">estoit</text:span><text:span text:style-name="T332"> </text:span><text:span text:style-name="T60">CORR IN</text:span><text:span text:style-name="T332"> ot en) </text:span></text:p>
          </table:table-cell>
        </table:table-row>
        <table:table-row table:style-name="Table1.115">
          <table:table-cell table:style-name="Table1.A2" office:value-type="string">
            <text:p text:style-name="P210">9196</text:p>
          </table:table-cell>
          <table:table-cell table:style-name="Table1.A2" office:value-type="string">
            <text:p text:style-name="P211">Mai or ne sai ge ne ne voi</text:p>
          </table:table-cell>
          <table:table-cell table:style-name="Table1.C101" office:value-type="string">
            <text:p text:style-name="P44"><text:span text:style-name="T106">E] ...ce ne…</text:span> ; <text:span text:style-name="T340">H2] ...soi ne ie ne voi</text:span></text:p>
          </table:table-cell>
        </table:table-row>
        <table:table-row table:style-name="Table1.115">
          <table:table-cell table:style-name="Table1.A2" office:value-type="string">
            <text:p text:style-name="P210">9197</text:p>
          </table:table-cell>
          <table:table-cell table:style-name="Table1.A2" office:value-type="string">
            <text:p text:style-name="P211">Que fine amors est devenue</text:p>
          </table:table-cell>
          <table:table-cell table:style-name="Table1.C101" office:value-type="string">
            <text:p text:style-name="P56">T] ...deuenuz ; <text:span text:style-name="T115">M] ...fins amans...deuenuz</text:span></text:p>
          </table:table-cell>
        </table:table-row>
        <table:table-row table:style-name="Table1.115">
          <table:table-cell table:style-name="Table1.A2" office:value-type="string">
            <text:p text:style-name="P207">9198</text:p>
          </table:table-cell>
          <table:table-cell table:style-name="Table1.A2" office:value-type="string">
            <text:p text:style-name="P211">Mout ai lonc tens qu’ele est perdue</text:p>
          </table:table-cell>
          <table:table-cell table:style-name="Table1.C101" office:value-type="string">
            <text:p text:style-name="P169"><text:span text:style-name="T208">A</text:span><text:span text:style-name="T174">B</text:span><text:span text:style-name="T188">DEGH</text:span><text:span text:style-name="T275">2</text:span><text:span text:style-name="T188">KLMTW</text:span><text:span text:style-name="T174">] ...a este lonc tens</text:span> <text:span text:style-name="T337">(G loing tenz, KW long temps, AH</text:span><text:span text:style-name="T373">2</text:span><text:span text:style-name="T337">M temps)</text:span> perdue <text:span text:style-name="T344">(T perduz, M perdus)</text:span></text:p>
            <text:p text:style-name="P169"><text:span text:style-name="T48">!!!</text:span> <text:span text:style-name="T418">I] Molt a lonc tens est perdue !</text:span><text:span text:style-name="T65">!! I RIMETTE IN DISCUSSIONE IL BETA DI HILKA</text:span></text:p>
          </table:table-cell>
        </table:table-row>
        <table:table-row table:style-name="Table1.115">
          <table:table-cell table:style-name="Table1.A2" office:value-type="string">
            <text:p text:style-name="P207">9199</text:p>
          </table:table-cell>
          <table:table-cell table:style-name="Table1.A2" office:value-type="string">
            <text:p text:style-name="P211">Ay<text:span text:style-name="T332">m</text:span>e en ait trovei une branche</text:p>
          </table:table-cell>
          <table:table-cell table:style-name="Table1.C101" office:value-type="string">
            <text:p text:style-name="P25"><text:span text:style-name="T415">A]Aimes ne troue… ; </text:span>B] Aymes a trouuet… ; <text:span text:style-name="T115">M] Amis a trouuee</text:span><text:span text:style-name="T347">… ; DEH</text:span><text:span text:style-name="T359">2</text:span><text:span text:style-name="T347">] Aymes (E Haimes) en troua (EH</text:span><text:span text:style-name="T359">2</text:span><text:span text:style-name="T347"> trouua)… ; GIKLTW] Aymes (I Ajmes, W Aymez) na troue...</text:span></text:p>
          </table:table-cell>
        </table:table-row>
        <table:table-row table:style-name="Table1.115">
          <table:table-cell table:style-name="Table1.A2" office:value-type="string">
            <text:p text:style-name="P207">9200</text:p>
          </table:table-cell>
          <table:table-cell table:style-name="Table1.A2" office:value-type="string">
            <text:p text:style-name="P211">Ou ses fins cuers loiaus estainche</text:p>
          </table:table-cell>
          <table:table-cell table:style-name="Table1.C101" office:value-type="string">
            <text:p text:style-name="P70"><text:span text:style-name="T106">A] O ses cuers fins laiens estrange</text:span> ; <text:span text:style-name="T332">DH</text:span><text:span text:style-name="T360">2</text:span><text:span text:style-name="T340">T] Ainz ses (H</text:span><text:span text:style-name="T360">2</text:span><text:span text:style-name="T340"> Ains ces) fins cuers loiax (H</text:span><text:span text:style-name="T360">2</text:span><text:span text:style-name="T340"> loiaus) nestanche (H</text:span><text:span text:style-name="T360">2</text:span><text:span text:style-name="T340"> estanche, T sestanche) ; G] ...sestance ; W] ...son fin cuer leal sestanche ; </text:span></text:p>
            <text:p text:style-name="P170"><text:span text:style-name="T338">!!!! I</text:span>] Ou ses fins cuers leiaus stanche (ERA SCRITTO <text:span text:style-name="T419">sestanche, se è stato eraso) !!!</text:span></text:p>
            <text:p text:style-name="P196"><text:soft-page-break/>L] Ont...</text:p>
          </table:table-cell>
        </table:table-row>
        <table:table-row table:style-name="Table1.115">
          <table:table-cell table:style-name="Table1.A2" office:value-type="string">
            <text:p text:style-name="P207">9201</text:p>
          </table:table-cell>
          <table:table-cell table:style-name="Table1.A2" office:value-type="string">
            <text:p text:style-name="P211">Per (H par) quevoitisse n’est pas morte</text:p>
          </table:table-cell>
          <table:table-cell table:style-name="Table1.C101" office:value-type="string">
            <text:p text:style-name="P206"><text:span text:style-name="T415">A</text:span>B<text:span text:style-name="T335">DEGH</text:span><text:span text:style-name="T361">2</text:span><text:span text:style-name="T335">IKLTMW</text:span>] <text:span text:style-name="T332">Nest (G Jl est) pas (B </text:span>par, <text:span text:style-name="T415">ADLM mie, K ?)</text:span> par <text:span text:style-name="T338">(AGIT por, W pour, K ?)</text:span> <text:span text:style-name="T332">couuoitise (A couoise, B </text:span><text:span text:style-name="T79">con</text:span><text:span text:style-name="T1">uoitise, </text:span><text:span text:style-name="T13">D cuioise</text:span><text:span text:style-name="T8">, </text:span><text:span text:style-name="T27">I couoitixe, </text:span><text:span text:style-name="T8"><text:s/></text:span><text:span text:style-name="T21">L</text:span><text:span text:style-name="T13">T couoitise</text:span><text:span text:style-name="T16">, </text:span><text:span text:style-name="T158">M comtise</text:span><text:span text:style-name="T6">)</text:span><text:span text:style-name="T1"> morte</text:span></text:p>
          </table:table-cell>
        </table:table-row>
        <table:table-row table:style-name="Table1.115">
          <table:table-cell table:style-name="Table1.A2" office:value-type="string">
            <text:p text:style-name="P207">9202</text:p>
          </table:table-cell>
          <table:table-cell table:style-name="Table1.A2" office:value-type="string">
            <text:p text:style-name="P211">La joie de li le comforte</text:p>
          </table:table-cell>
          <table:table-cell table:style-name="Table1.C101" office:value-type="string">
            <text:p text:style-name="P61"><text:span text:style-name="T174">B] Ses fins cuers loiaus...</text:span><text:span text:style-name="T256"> </text:span><text:span text:style-name="T1">; </text:span><text:span text:style-name="T6">D</text:span><text:span text:style-name="T10">G</text:span><text:span text:style-name="T1">K</text:span><text:span text:style-name="T6">] ...li la… ; </text:span><text:span text:style-name="T8">E] ...lui… ; </text:span><text:span text:style-name="T19">W] ...delle… ; </text:span><text:span text:style-name="T150">L] ...delisle..</text:span><text:span text:style-name="T21">.</text:span></text:p>
          </table:table-cell>
        </table:table-row>
        <table:table-row table:style-name="Table1.115">
          <table:table-cell table:style-name="Table1.A2" office:value-type="string">
            <text:p text:style-name="P207">9203</text:p>
          </table:table-cell>
          <table:table-cell table:style-name="Table1.A2" office:value-type="string">
            <text:p text:style-name="P211">Et ses cuers i est toz enclos</text:p>
          </table:table-cell>
          <table:table-cell table:style-name="Table1.C101" office:value-type="string">
            <text:p text:style-name="P25"><text:span text:style-name="T174">B] En amor est ses cuers enclos</text:span> ; <text:span text:style-name="T340">H2] A sez...tout… ; </text:span><text:span text:style-name="T189">M] Et ses fins cuers y est enclos</text:span><text:span text:style-name="T340"> ; W] Et son cuer… ; </text:span><text:span text:style-name="T124">A] ...encles</text:span></text:p>
          </table:table-cell>
        </table:table-row>
        <table:table-row table:style-name="Table1.115">
          <table:table-cell table:style-name="Table1.A2" office:value-type="string">
            <text:p text:style-name="P210">9204</text:p>
          </table:table-cell>
          <table:table-cell table:style-name="Table1.A2" office:value-type="string">
            <text:p text:style-name="P211">Hui mais oreis d’Eleneos</text:p>
          </table:table-cell>
          <table:table-cell table:style-name="Table1.C101" office:value-type="string">
            <text:p text:style-name="P51"><text:span text:style-name="T106">G] ...de lionois ; </text:span><text:span text:style-name="T128">I] ...de leanois</text:span> ; <text:span text:style-name="T117">W] ...debeaux molz ; </text:span><text:span text:style-name="T125">A] Om mes orroiz deleanois</text:span></text:p>
          </table:table-cell>
        </table:table-row>
        <table:table-row table:style-name="Table1.115">
          <table:table-cell table:style-name="Table1.A2" office:value-type="string">
            <text:p text:style-name="P210">9205</text:p>
          </table:table-cell>
          <table:table-cell table:style-name="Table1.A2" office:value-type="string">
            <text:p text:style-name="P211">Qui mout fut saiges et cortois</text:p>
          </table:table-cell>
          <table:table-cell table:style-name="Table1.C101" office:value-type="string">
            <text:p text:style-name="P62">K<text:span text:style-name="T419">I</text:span>] ---</text:p>
            <text:p text:style-name="P176"><text:span text:style-name="T416">A</text:span>E<text:span text:style-name="T354">LTW</text:span>] Qui fu <text:span text:style-name="T79">mlt</text:span><text:span text:style-name="T1"> </text:span><text:span text:style-name="T13">(T mout, </text:span><text:span text:style-name="T19">W moult</text:span><text:span text:style-name="T13">)</text:span><text:span text:style-name="T1"> sages </text:span><text:span text:style-name="T19">(W sage)</text:span><text:span text:style-name="T1">...</text:span></text:p>
          </table:table-cell>
        </table:table-row>
        <table:table-row table:style-name="Table1.115">
          <table:table-cell table:style-name="Table1.A2" office:value-type="string">
            <text:p text:style-name="P210">9206</text:p>
          </table:table-cell>
          <table:table-cell table:style-name="Table1.A2" office:value-type="string">
            <text:p text:style-name="P211">Florimont ot nom em fransois</text:p>
          </table:table-cell>
          <table:table-cell table:style-name="Table1.C101" office:value-type="string">
            <text:p text:style-name="P25"/>
          </table:table-cell>
        </table:table-row>
        <table:table-row table:style-name="Table1.115">
          <table:table-cell table:style-name="Table1.A2" office:value-type="string">
            <text:p text:style-name="P210"/>
          </table:table-cell>
          <table:table-cell table:style-name="Table1.A2" office:value-type="string">
            <text:p text:style-name="P211"/>
          </table:table-cell>
          <table:table-cell table:style-name="Table1.C101" office:value-type="string">
            <text:p text:style-name="P62">K] Ele...ILLEGGIBILE</text:p>
          </table:table-cell>
        </table:table-row>
        <table:table-row table:style-name="Table1.115">
          <table:table-cell table:style-name="Table1.A2" office:value-type="string">
            <text:p text:style-name="P5">9207</text:p>
          </table:table-cell>
          <table:table-cell table:style-name="Table1.A2" office:value-type="string">
            <text:p text:style-name="P6">Aymes de Varanes vos (H noz) dist</text:p>
          </table:table-cell>
          <table:table-cell table:style-name="Table1.C101" office:value-type="string">
            <text:p text:style-name="P26"><text:span text:style-name="T416">A] ...uarenas le… ; </text:span>B] ...varennes nous… ; <text:span text:style-name="T332">G] ...uarienes uos… ; I] ...uarenes uos… ; T] ...uarenes ce dit ; W] ...devaranez… ; <text:s/></text:span><text:s/></text:p>
            <text:p text:style-name="P26"><text:span text:style-name="T332">D] ...uarantines dit ; H</text:span><text:span text:style-name="T358">2</text:span><text:span text:style-name="T332">] ...uarrantez nos… ; </text:span></text:p>
            <text:p text:style-name="P26"><text:span text:style-name="T332">M] ...</text:span><text:span text:style-name="T114">uaremer</text:span><text:span text:style-name="T332"> nous dit ; </text:span></text:p>
            <text:p text:style-name="P38">K] ?</text:p>
            <text:p text:style-name="P26"><text:span text:style-name="T114">E] Haimes deleneos nous...</text:span><text:span text:style-name="T332"> ; <text:s/></text:span></text:p>
          </table:table-cell>
        </table:table-row>
        <table:table-row table:style-name="Table1.115">
          <table:table-cell table:style-name="Table1.A2" office:value-type="string">
            <text:p text:style-name="P207">9208</text:p>
          </table:table-cell>
          <table:table-cell table:style-name="Table1.A2" office:value-type="string">
            <text:p text:style-name="P211">Que (<text:span text:style-name="T48">H qui)</text:span> l’istore mist en escrit</text:p>
          </table:table-cell>
          <table:table-cell table:style-name="Table1.C101" office:value-type="string">
            <text:p text:style-name="P25"><text:span text:style-name="T416">A</text:span>B<text:span text:style-name="T335">EH</text:span><text:span text:style-name="T361">2</text:span><text:span text:style-name="T335">MT</text:span>] Qui… ; <text:span text:style-name="T332">DK] ...met… ; ILW] Qui...met...</text:span></text:p>
          </table:table-cell>
        </table:table-row>
        <table:table-row table:style-name="Table1.115">
          <table:table-cell table:style-name="Table1.A2" office:value-type="string">
            <text:p text:style-name="P210">9209</text:p>
          </table:table-cell>
          <table:table-cell table:style-name="Table1.A2" office:value-type="string">
            <text:p text:style-name="P211">Si come fine amors li consoille</text:p>
          </table:table-cell>
          <table:table-cell table:style-name="Table1.C101" office:value-type="string">
            <text:p text:style-name="P45"><text:span text:style-name="T416">A] ...com amors… ; </text:span>E<text:span text:style-name="T338">GH</text:span><text:span text:style-name="T362">2</text:span><text:span text:style-name="T338">KMT</text:span>] ...le...</text:p>
          </table:table-cell>
        </table:table-row>
        <table:table-row table:style-name="Table1.115">
          <table:table-cell table:style-name="Table1.A2" office:value-type="string">
            <text:p text:style-name="P207">9210</text:p>
          </table:table-cell>
          <table:table-cell table:style-name="Table1.A2" office:value-type="string">
            <text:p text:style-name="P211">Et ses cuers les mos apparoille</text:p>
          </table:table-cell>
          <table:table-cell table:style-name="Table1.C101" office:value-type="string">
            <text:p text:style-name="P25"><text:span text:style-name="T174">B] Et aymes les…</text:span> ; <text:span text:style-name="T188">D] Quan son cuer… </text:span><text:span text:style-name="T332">; </text:span><text:span text:style-name="T188">E] Et les fins cuers li…</text:span><text:span text:style-name="T332"> ; </text:span><text:span text:style-name="T114">H</text:span><text:span text:style-name="T160">2</text:span><text:span text:style-name="T114">LW]</text:span><text:span text:style-name="T332"> (W Et son cuer)...</text:span><text:span text:style-name="T114">nons…</text:span><text:span text:style-name="T332"> ; </text:span><text:span text:style-name="T114">M] Qui son cuer...</text:span></text:p>
          </table:table-cell>
        </table:table-row>
        <table:table-row table:style-name="Table1.115">
          <table:table-cell table:style-name="Table1.A2" office:value-type="string">
            <text:p text:style-name="P210">9211</text:p>
          </table:table-cell>
          <table:table-cell table:style-name="Table1.A2" office:value-type="string">
            <text:p text:style-name="P211">A siaus qui sevent de clergie</text:p>
          </table:table-cell>
          <table:table-cell table:style-name="Table1.C101" office:value-type="string">
            <text:p text:style-name="P36">D<text:span text:style-name="T341">H</text:span><text:span text:style-name="T363">2</text:span><text:span text:style-name="T341">]</text:span> ---</text:p>
            <text:p text:style-name="P51">G] ...que sauoit de clercie ; <text:span text:style-name="T347">M] ...seueuent… ; K] ...oit ILLEG. </text:span></text:p>
          </table:table-cell>
        </table:table-row>
        <table:table-row table:style-name="Table1.115">
          <table:table-cell table:style-name="Table1.A2" office:value-type="string">
            <text:p text:style-name="P207">9212</text:p>
          </table:table-cell>
          <table:table-cell table:style-name="Table1.A2" office:value-type="string">
            <text:p text:style-name="P211">Contet per (<text:span text:style-name="T48">H par</text:span>) ethymelogie <text:span text:style-name="T335">(H ethimologie)</text:span></text:p>
          </table:table-cell>
          <table:table-cell table:style-name="Table1.C101" office:value-type="string">
            <text:p text:style-name="P36">D<text:span text:style-name="T341">H</text:span><text:span text:style-name="T363">2</text:span>] ---</text:p>
            <text:p text:style-name="P25"><text:span text:style-name="T416">A</text:span>B<text:span text:style-name="T335">DLTW</text:span>] Conte par <text:span text:style-name="T345">(ALT </text:span><text:span text:style-name="T84">per</text:span><text:span text:style-name="T14">) </text:span><text:span text:style-name="T335">ethimologie (A ethimolegie, T etymologie, W estimologie, L etimologie) ; </text:span><text:span text:style-name="T190">G</text:span><text:span text:style-name="T209">I</text:span><text:span text:style-name="T190">K] Retrait </text:span><text:span text:style-name="T335">por (I par) ethimolocie (I ethimologie) ; </text:span><text:span text:style-name="T118">M] Et tout</text:span><text:span text:style-name="T335"> par ethymologie</text:span></text:p>
          </table:table-cell>
        </table:table-row>
        <table:table-row table:style-name="Table1.115">
          <table:table-cell table:style-name="Table1.A2" office:value-type="string">
            <text:p text:style-name="P5">9213</text:p>
          </table:table-cell>
          <table:table-cell table:style-name="Table1.A2" office:value-type="string">
            <text:p text:style-name="P6">Que por s’amie Vialine</text:p>
          </table:table-cell>
          <table:table-cell table:style-name="Table1.C101" office:value-type="string">
            <text:p text:style-name="P54">H<text:span text:style-name="T357">2</text:span>] ----</text:p>
            <text:p text:style-name="P71"><text:span text:style-name="T106">A] Que samie por uilanie</text:span> ;</text:p>
            <text:p text:style-name="P167"><text:soft-page-break/>D<text:span text:style-name="T335">EMT</text:span>] ...<text:span text:style-name="T396">samie iuliane (T juliaine, M iulyenne, D </text:span>iuliainne samie<text:span text:style-name="T347">) ; </text:span></text:p>
            <text:p text:style-name="P171">G] ...aneline ; I] ...anailuine ;</text:p>
            <text:p text:style-name="P74">K] E...ILLEG. ;</text:p>
            <text:p text:style-name="P37"><text:span text:style-name="T48">!!!!</text:span> <text:span text:style-name="T115">W] Que samie pomaline ; L] Qe samie </text:span><text:span text:style-name="T146">per</text:span><text:span text:style-name="T151">uialine</text:span><text:span text:style-name="T22"> </text:span><text:span text:style-name="T43">!!!! ERRORE PALEOGRAFICO DA L A W, le tre aste di ui lette come m</text:span></text:p>
          </table:table-cell>
        </table:table-row>
        <table:table-row table:style-name="Table1.115">
          <table:table-cell table:style-name="Table1.A2" office:value-type="string">
            <text:p text:style-name="P210">9214</text:p>
          </table:table-cell>
          <table:table-cell table:style-name="Table1.A2" office:value-type="string">
            <text:p text:style-name="P211">Traist del greu l’istore latine</text:p>
          </table:table-cell>
          <table:table-cell table:style-name="Table1.C101" office:value-type="string">
            <text:p text:style-name="P54">H<text:span text:style-name="T357">2</text:span>] ---</text:p>
            <text:p text:style-name="P36"><text:span text:style-name="T106">D] ...de grey le</text:span><text:span text:style-name="T118">s</text:span><text:span text:style-name="T106">toire florie</text:span> ; <text:span text:style-name="T190">E] Fist dou…</text:span><text:span text:style-name="T335"> ; </text:span><text:span text:style-name="T190">G</text:span><text:span text:style-name="T209">I</text:span><text:span text:style-name="T190">] ...de grece </text:span><text:span text:style-name="T209">(I de grec)</text:span><text:span text:style-name="T190">…</text:span><text:span text:style-name="T335"> ; A] Treis dous greus… ; M] Tret du grec… ; L] ...dou grec… ; </text:span><text:span text:style-name="T190">W] Si mist en latin lystoire</text:span><text:span text:style-name="T335"> ; K] ?</text:span></text:p>
          </table:table-cell>
        </table:table-row>
        <table:table-row table:style-name="Table1.115">
          <table:table-cell table:style-name="Table1.A2" office:value-type="string">
            <text:p text:style-name="P5">9215</text:p>
          </table:table-cell>
          <table:table-cell table:style-name="Table1.A2" office:value-type="string">
            <text:p text:style-name="P7">Et del latin fist le romans</text:p>
            <text:p text:style-name="P7">!!!!!!!</text:p>
          </table:table-cell>
          <table:table-cell table:style-name="Table1.C101" office:value-type="string">
            <text:p text:style-name="P36">D<text:span text:style-name="T341">H</text:span><text:span text:style-name="T363">2</text:span>] ---</text:p>
            <text:p text:style-name="P57"><text:span text:style-name="T397">TM] </text:span>SPOST<text:span text:style-name="T397">ATI</text:span> <text:s/><text:span text:style-name="T397">DOPO 9216</text:span></text:p>
            <text:p text:style-name="P25"><text:span text:style-name="T174">B] ...trast…</text:span> ; <text:span text:style-name="T416">AEW] ...de...le (E li)… ; L] ...dou...</text:span></text:p>
          </table:table-cell>
        </table:table-row>
        <table:table-row table:style-name="Table1.252">
          <table:table-cell table:style-name="Table1.A2" office:value-type="string">
            <text:p text:style-name="P207">9216</text:p>
          </table:table-cell>
          <table:table-cell table:style-name="Table1.A2" office:value-type="string">
            <text:p text:style-name="P212">Aymes que (<text:span text:style-name="T48">H qui</text:span>) fut loials amans</text:p>
          </table:table-cell>
          <table:table-cell table:style-name="Table1.C101" office:value-type="string">
            <text:p text:style-name="P25"><text:span text:style-name="T404">A</text:span><text:span text:style-name="T400">B</text:span><text:span text:style-name="T405">DEGH</text:span><text:span text:style-name="T411">2</text:span><text:span text:style-name="T407">IK</text:span><text:span text:style-name="T405">LMT]</text:span><text:span text:style-name="T400"> ...qui… ; </text:span><text:span text:style-name="T403">W] ...qui</text:span><text:span text:style-name="T191">…beau...</text:span></text:p>
          </table:table-cell>
        </table:table-row>
        <table:table-row table:style-name="Table1.115">
          <table:table-cell table:style-name="Table1.A2" office:value-type="string">
            <text:p text:style-name="P236">a</text:p>
          </table:table-cell>
          <table:table-cell table:style-name="Table1.A2" office:value-type="string">
            <text:p text:style-name="P212"/>
          </table:table-cell>
          <table:table-cell table:style-name="Table1.C101" office:value-type="string">
            <text:p text:style-name="P36">D<text:span text:style-name="T341">H</text:span><text:span text:style-name="T363">2</text:span>] Mist sentendue <text:span text:style-name="T341">a (H</text:span><text:span text:style-name="T363">2</text:span><text:span text:style-name="T341"> entendue en)</text:span> cest romanz <text:span text:style-name="T341">(H</text:span><text:span text:style-name="T363">2</text:span><text:span text:style-name="T341"> rommans)</text:span> </text:p>
            <text:p text:style-name="P66">SPOSTAMENTO </text:p>
            <text:p text:style-name="P58">T] A trait del latin le romanz ; <text:span text:style-name="T347">M] La mist de griiois en rommans</text:span></text:p>
            <text:p text:style-name="P58"/>
            <text:p text:style-name="P66"><text:span text:style-name="T174">D]</text:span> Traist de grey lestoire florie / Aymes qui fut loials amans / Mist sentendue a cest romanz</text:p>
            <text:p text:style-name="P66"><text:span text:style-name="T174">H</text:span><text:span text:style-name="T266">2</text:span><text:span text:style-name="T174">]</text:span> Aymes qui fut loials amans / Mist entendue en cest rommans</text:p>
            <text:p text:style-name="P66"><text:span text:style-name="T174">M]</text:span> Tret du grec l’istore latine / Aymes qui fut loials amans / La mist de griiois en rommans</text:p>
            <text:p text:style-name="P66"><text:span text:style-name="T174">T] </text:span>Traist del greu l’istore latine / Aymes qui fut loials amans / A trait del latin le romanz</text:p>
          </table:table-cell>
        </table:table-row>
        <table:table-row table:style-name="Table1.115">
          <table:table-cell table:style-name="Table1.A2" office:value-type="string">
            <text:p text:style-name="P210">9217</text:p>
          </table:table-cell>
          <table:table-cell table:style-name="Table1.A2" office:value-type="string">
            <text:p text:style-name="P212">N’est mervelle se il ama</text:p>
          </table:table-cell>
          <table:table-cell table:style-name="Table1.C101" office:value-type="string">
            <text:p text:style-name="P36">D] ---</text:p>
            <text:p text:style-name="P45"><text:span text:style-name="T416">A</text:span>E<text:span text:style-name="T338">GIK</text:span>] ...pas merueille <text:span text:style-name="T338">(G merueilles)</text:span> sil <text:span text:style-name="T350">(AK seil)</text:span>...</text:p>
          </table:table-cell>
        </table:table-row>
        <table:table-row table:style-name="Table1.115">
          <table:table-cell table:style-name="Table1.A2" office:value-type="string">
            <text:p text:style-name="P207">9218</text:p>
          </table:table-cell>
          <table:table-cell table:style-name="Table1.A2" office:value-type="string">
            <text:p text:style-name="P212">Car amors le li (<text:span text:style-name="T48">H si li</text:span>) comanda</text:p>
          </table:table-cell>
          <table:table-cell table:style-name="Table1.C101" office:value-type="string">
            <text:p text:style-name="P36">D] ---</text:p>
            <text:p text:style-name="P25"><text:span text:style-name="T174">B] Car vraie amor…</text:span> ; <text:span text:style-name="T190">EH</text:span><text:span text:style-name="T267">2</text:span><text:span text:style-name="T190">W] ...si li…</text:span><text:span text:style-name="T335"> ; </text:span><text:span text:style-name="T190">L] ...conseilla</text:span><text:span text:style-name="T335"> ; </text:span><text:span text:style-name="T118">M] ...</text:span><text:span text:style-name="T147">par</text:span><text:span text:style-name="T152"> amors li.</text:span><text:span text:style-name="T16">..</text:span></text:p>
          </table:table-cell>
        </table:table-row>
        <table:table-row table:style-name="Table1.115">
          <table:table-cell table:style-name="Table1.A2" office:value-type="string">
            <text:p text:style-name="P210">9219</text:p>
          </table:table-cell>
          <table:table-cell table:style-name="Table1.A2" office:value-type="string">
            <text:p text:style-name="P212">A hicel tens que il fut neiz</text:p>
          </table:table-cell>
          <table:table-cell table:style-name="Table1.C101" office:value-type="string">
            <text:p text:style-name="P57">T] Aicest… ; <text:span text:style-name="T352">W] A celui...</text:span></text:p>
          </table:table-cell>
        </table:table-row>
        <table:table-row table:style-name="Table1.115">
          <table:table-cell table:style-name="Table1.A2" office:value-type="string">
            <text:p text:style-name="P195">9220</text:p>
          </table:table-cell>
          <table:table-cell table:style-name="Table1.A2" office:value-type="string">
            <text:p text:style-name="P212">Si fut Aymes d’amor nomez</text:p>
            <text:p text:style-name="P8">QUI È UNO DEI PASSAGGI PIÙ CRITICI </text:p>
          </table:table-cell>
          <table:table-cell table:style-name="Table1.C101" office:value-type="string">
            <text:p text:style-name="P36"><text:span text:style-name="T174">D</text:span><text:span text:style-name="T192">LW</text:span><text:span text:style-name="T174">] Si fu amo</text:span> <text:span text:style-name="T352">(W fut aymo, L Se fu aymo)</text:span>… ; <text:span text:style-name="T416">AIM] Ce (I Se) fu...</text:span></text:p>
          </table:table-cell>
        </table:table-row>
        <table:table-row table:style-name="Table1.115">
          <table:table-cell table:style-name="Table1.A2" office:value-type="string">
            <text:p text:style-name="P194">9221</text:p>
          </table:table-cell>
          <table:table-cell table:style-name="Table1.A2" office:value-type="string">
            <text:p text:style-name="P212">Que (<text:span text:style-name="T48">H Qui</text:span>) l’i aprés l’a notera</text:p>
          </table:table-cell>
          <table:table-cell table:style-name="Table1.C101" office:value-type="string">
            <text:p text:style-name="P36">D<text:span text:style-name="T342">H</text:span><text:span text:style-name="T364">2</text:span>] --- </text:p>
            <text:p text:style-name="P29">B] Qui apres y en <text:span text:style-name="T174">ostera</text:span> ; </text:p>
            <text:p text:style-name="P29"><text:soft-page-break/><text:span text:style-name="T335">ET] Qui...(T enpres)...</text:span><text:span text:style-name="T174">ostera</text:span><text:span text:style-name="T335"> ; </text:span></text:p>
            <text:p text:style-name="P29"><text:span text:style-name="T335">M] Qui liemprist en </text:span><text:span text:style-name="T174">ostera</text:span><text:span text:style-name="T335"> ; </text:span></text:p>
            <text:p text:style-name="P29"><text:span text:style-name="T335">L] Quili enpres </text:span><text:span text:style-name="T174">linostera</text:span></text:p>
            <text:p text:style-name="P29"><text:span text:style-name="T335">W] Qui lit apres </text:span><text:span text:style-name="T174">la notera</text:span><text:span text:style-name="T335"> ; </text:span></text:p>
            <text:p text:style-name="P71">A<text:span text:style-name="T419">IG</text:span>] Qui enpres <text:span text:style-name="T205">la li </text:span><text:span text:style-name="T209">(G li la)</text:span><text:span text:style-name="T205"> tornera</text:span> ;</text:p>
            <text:p text:style-name="P46">K] Qe enpres l...ILL. ; </text:p>
          </table:table-cell>
        </table:table-row>
        <table:table-row table:style-name="Table1.115">
          <table:table-cell table:style-name="Table1.A2" office:value-type="string">
            <text:p text:style-name="P194">9222</text:p>
          </table:table-cell>
          <table:table-cell table:style-name="Table1.A2" office:value-type="string">
            <text:p text:style-name="P212">Amo tot droit i trovera</text:p>
          </table:table-cell>
          <table:table-cell table:style-name="Table1.C101" office:value-type="string">
            <text:p text:style-name="P36">D<text:span text:style-name="T342">H</text:span><text:span text:style-name="T364">2</text:span>] ---</text:p>
            <text:p text:style-name="P168"><text:span text:style-name="T205">A] Aime</text:span>...</text:p>
            <text:p text:style-name="P29"><text:span text:style-name="T174">BGK] Amors</text:span> <text:span text:style-name="T338">(GK Amor)… </text:span><text:span text:style-name="T48">!!!</text:span> <text:span text:style-name="T174">I] Amor</text:span><text:span text:style-name="T419"> CON R espunta </text:span><text:span text:style-name="T66">!!!!</text:span></text:p>
            <text:p text:style-name="P29"><text:span text:style-name="T174">T] Ames</text:span><text:span text:style-name="T345"> </text:span><text:span text:style-name="T126">toz dis…</text:span><text:span text:style-name="T345"> </text:span></text:p>
            <text:p text:style-name="P65">(L] Amo SEMBRA CHE CI SIA UNA LETTERA ERASA DOPO Amo) </text:p>
          </table:table-cell>
        </table:table-row>
        <table:table-row table:style-name="Table1.115">
          <table:table-cell table:style-name="Table1.A2" office:value-type="string">
            <text:p text:style-name="P223">a</text:p>
          </table:table-cell>
          <table:table-cell table:style-name="Table1.A2" office:value-type="string">
            <text:p text:style-name="P212"/>
          </table:table-cell>
          <table:table-cell table:style-name="Table1.C101" office:value-type="string">
            <text:p text:style-name="P47"><text:span text:style-name="T417">A</text:span>E<text:span text:style-name="T338">GIKL</text:span>] Se li ostez <text:span text:style-name="T338">(GIK Se i ni est, AL Se i nostez)</text:span> la letre sonne ; <text:span text:style-name="T355">W] Ce i notez lettre sonne</text:span></text:p>
          </table:table-cell>
        </table:table-row>
        <table:table-row table:style-name="Table1.115">
          <table:table-cell table:style-name="Table1.A2" office:value-type="string">
            <text:p text:style-name="P223">b</text:p>
          </table:table-cell>
          <table:table-cell table:style-name="Table1.A2" office:value-type="string">
            <text:p text:style-name="P212"/>
          </table:table-cell>
          <table:table-cell table:style-name="Table1.C101" office:value-type="string">
            <text:p text:style-name="P47">E<text:span text:style-name="T398">GIKLW</text:span>] Amo la primiere <text:span text:style-name="T352">(IW premiere)</text:span> personne <text:span text:style-name="T419">(I persone)</text:span> ; <text:span text:style-name="T417">A] Aime la premiere sone</text:span></text:p>
          </table:table-cell>
        </table:table-row>
        <table:table-row table:style-name="Table1.115">
          <table:table-cell table:style-name="Table1.A2" office:value-type="string">
            <text:p text:style-name="P195">9223</text:p>
          </table:table-cell>
          <table:table-cell table:style-name="Table1.A2" office:value-type="string">
            <text:p text:style-name="P212">Et la seconde asiment</text:p>
          </table:table-cell>
          <table:table-cell table:style-name="Table1.C101" office:value-type="string">
            <text:p text:style-name="P36">D<text:span text:style-name="T342">H</text:span><text:span text:style-name="T364">2</text:span>] ---</text:p>
            <text:p text:style-name="P47">E] ...ensement ; <text:span text:style-name="T419">I] ...ense met</text:span> ; <text:span text:style-name="T193">T] Et de la seconde ostez i</text:span><text:span text:style-name="T345"> ; M] ...en la… </text:span></text:p>
          </table:table-cell>
        </table:table-row>
        <table:table-row table:style-name="Table1.115">
          <table:table-cell table:style-name="Table1.A2" office:value-type="string">
            <text:p text:style-name="P195">9224</text:p>
          </table:table-cell>
          <table:table-cell table:style-name="Table1.A2" office:value-type="string">
            <text:p text:style-name="P212">Ames se i ne le deffent</text:p>
          </table:table-cell>
          <table:table-cell table:style-name="Table1.C101" office:value-type="string">
            <text:p text:style-name="P36">D<text:span text:style-name="T342">H</text:span><text:span text:style-name="T364">2</text:span><text:span text:style-name="T342">T</text:span>] ---</text:p>
            <text:p text:style-name="P30">B] ...se il (ESP l) ne la <text:span text:style-name="T174">desment</text:span> ; </text:p>
            <text:p text:style-name="P72">A<text:span text:style-name="T419">I</text:span>] Amez <text:span text:style-name="T419">(I Ames)</text:span>...li defent</text:p>
            <text:p text:style-name="P75">E] Ame//z\\...desfent ; </text:p>
            <text:p text:style-name="P75">G] Amez se noli… ; </text:p>
            <text:p text:style-name="P75">M] Amos se y ne se desfent ; </text:p>
            <text:p text:style-name="P75">L] ...desfent ; </text:p>
            <text:p text:style-name="P75">K] Amez ILL. ; </text:p>
            <text:p text:style-name="P75">W] Amez...</text:p>
          </table:table-cell>
        </table:table-row>
        <table:table-row table:style-name="Table1.115">
          <table:table-cell table:style-name="Table1.A2" office:value-type="string">
            <text:p text:style-name="P194">9225</text:p>
          </table:table-cell>
          <table:table-cell table:style-name="Table1.A2" office:value-type="string">
            <text:p text:style-name="P212">Et de la tierce ostez i</text:p>
          </table:table-cell>
          <table:table-cell table:style-name="Table1.C101" office:value-type="string">
            <text:p text:style-name="P36">BD<text:span text:style-name="T342">H</text:span><text:span text:style-name="T364">2</text:span><text:span text:style-name="T342">T</text:span>] ---</text:p>
            <text:p text:style-name="P62">K] De la...</text:p>
          </table:table-cell>
        </table:table-row>
        <table:table-row table:style-name="Table1.115">
          <table:table-cell table:style-name="Table1.A2" office:value-type="string">
            <text:p text:style-name="P194">9226</text:p>
          </table:table-cell>
          <table:table-cell table:style-name="Table1.A2" office:value-type="string">
            <text:p text:style-name="P212">Amez (H Ameis) trovereis atresi</text:p>
          </table:table-cell>
          <table:table-cell table:style-name="Table1.C101" office:value-type="string">
            <text:p text:style-name="P27">B<text:span text:style-name="T332">DH</text:span><text:span text:style-name="T358">2</text:span>] ---</text:p>
            <text:p text:style-name="P72">A] Aime troueras...</text:p>
            <text:p text:style-name="P49">E<text:span text:style-name="T352">W</text:span>] Amet… ; <text:span text:style-name="T61">EW QUINDI PENSANO ALLA CONIUGAZIONE LATINA</text:span></text:p>
            <text:p text:style-name="P49"><text:span text:style-name="T348">M] Aymes y trouueire </text:span><text:span text:style-name="T194">ainsi</text:span><text:span text:style-name="T348"> ;</text:span></text:p>
            <text:p text:style-name="P60">L] Ame... </text:p>
            <text:p text:style-name="P73"><text:soft-page-break/>I] Ames...</text:p>
            <text:p text:style-name="P49"><text:span text:style-name="T348">K] </text:span><text:span text:style-name="T194">...ausi</text:span><text:span text:style-name="T348"> </text:span></text:p>
          </table:table-cell>
        </table:table-row>
        <table:table-row table:style-name="Table1.115">
          <table:table-cell table:style-name="Table1.A2" office:value-type="string">
            <text:p text:style-name="P194">9227</text:p>
          </table:table-cell>
          <table:table-cell table:style-name="Table1.A2" office:value-type="string">
            <text:p text:style-name="P212">Et se Aygme le nomet on</text:p>
          </table:table-cell>
          <table:table-cell table:style-name="Table1.C101" office:value-type="string">
            <text:p text:style-name="P36">D<text:span text:style-name="T342">H</text:span><text:span text:style-name="T364">2</text:span>] ---</text:p>
            <text:p text:style-name="P72"><text:span text:style-name="T106">A] Et se amie</text:span> trouerois le nomme lon</text:p>
            <text:p text:style-name="P27">B<text:span text:style-name="T336">EGIKLTW</text:span>] Et se <text:span text:style-name="T345">(</text:span><text:span text:style-name="T193">T Ainsi</text:span><text:span text:style-name="T345">)</text:span> ayme <text:span text:style-name="T336">(ET aime, M aymes, I aimes)</text:span> le <text:span text:style-name="T350">(K li)</text:span> noume <text:span text:style-name="T336">(EMW nomme, GILT nome, K noma)</text:span> lon <text:span text:style-name="T338">(</text:span><text:span text:style-name="T116">G nom</text:span><text:span text:style-name="T338">, L om)</text:span></text:p>
          </table:table-cell>
        </table:table-row>
        <table:table-row table:style-name="Table1.115">
          <table:table-cell table:style-name="Table1.A2" office:value-type="string">
            <text:p text:style-name="P194">9228</text:p>
          </table:table-cell>
          <table:table-cell table:style-name="Table1.A2" office:value-type="string">
            <text:p text:style-name="P212">De (H Que) l’i ait conronpu le non</text:p>
          </table:table-cell>
          <table:table-cell table:style-name="Table1.C101" office:value-type="string">
            <text:p text:style-name="P36">D<text:span text:style-name="T338">GH</text:span><text:span text:style-name="T362">2</text:span>] ---</text:p>
            <text:p text:style-name="P28"><text:span text:style-name="T417">A</text:span>B<text:span text:style-name="T336">EKlLMTW</text:span>] Li <text:span text:style-name="T348">(AIM Le)</text:span> y <text:span text:style-name="T336">(AELK i, W il)</text:span> a… </text:p>
          </table:table-cell>
        </table:table-row>
        <table:table-row table:style-name="Table1.115">
          <table:table-cell table:style-name="Table1.A2" office:value-type="string">
            <text:p text:style-name="P194">9229</text:p>
          </table:table-cell>
          <table:table-cell table:style-name="Table1.A2" office:value-type="string">
            <text:p text:style-name="P212">De l’i est li nons conronpus</text:p>
          </table:table-cell>
          <table:table-cell table:style-name="Table1.C101" office:value-type="string">
            <text:p text:style-name="P36">D] ---</text:p>
            <text:p text:style-name="P47">E<text:span text:style-name="T350">KW</text:span>] De i… ;<text:span text:style-name="T338"> </text:span><text:span text:style-name="T195">H</text:span><text:span text:style-name="T268">2</text:span><text:span text:style-name="T195">] De lui si fu le non creus</text:span></text:p>
          </table:table-cell>
        </table:table-row>
        <table:table-row table:style-name="Table1.115">
          <table:table-cell table:style-name="Table1.A2" office:value-type="string">
            <text:p text:style-name="P208">9230</text:p>
          </table:table-cell>
          <table:table-cell table:style-name="Table1.A2" office:value-type="string">
            <text:p text:style-name="P212">N’est mie li nons coneus</text:p>
          </table:table-cell>
          <table:table-cell table:style-name="Table1.C101" office:value-type="string">
            <text:p text:style-name="P36">D] ---</text:p>
            <text:p text:style-name="P27"><text:span text:style-name="T206">A</text:span><text:span text:style-name="T174">B</text:span><text:span text:style-name="T196">EG</text:span><text:span text:style-name="T209">I</text:span><text:span text:style-name="T196">KLTMW</text:span><text:span text:style-name="T174">] Nest mie de tous</text:span> <text:span text:style-name="T338">(W de touz, GIL de toz, A de tout, K del toz, T del tot, M du tout)</text:span> conneus <text:span text:style-name="T348">(I coneus, MW congneuz)</text:span></text:p>
          </table:table-cell>
        </table:table-row>
        <table:table-row table:style-name="Table1.115">
          <table:table-cell table:style-name="Table1.A2" office:value-type="string">
            <text:p text:style-name="P210">9231</text:p>
          </table:table-cell>
          <table:table-cell table:style-name="Table1.A2" office:value-type="string">
            <text:p text:style-name="P212">Et se Aigmes (H Aymes) ait nom d’amor</text:p>
          </table:table-cell>
          <table:table-cell table:style-name="Table1.C101" office:value-type="string">
            <text:p text:style-name="P47">E]...aimes...non amor ; <text:span text:style-name="T339">GT] ...si aimes (T Aymes)… ; H</text:span><text:span text:style-name="T371">2</text:span><text:span text:style-name="T339">] Aymes a anon…</text:span></text:p>
          </table:table-cell>
        </table:table-row>
        <table:table-row table:style-name="Table1.115">
          <table:table-cell table:style-name="Table1.A2" office:value-type="string">
            <text:p text:style-name="P208">9232</text:p>
          </table:table-cell>
          <table:table-cell table:style-name="Table1.A2" office:value-type="string">
            <text:p text:style-name="P212">Dont doit il servir son signor</text:p>
          </table:table-cell>
          <table:table-cell table:style-name="Table1.C101" office:value-type="string">
            <text:p text:style-name="P31"><text:span text:style-name="T197">DH</text:span><text:span text:style-name="T269">2</text:span><text:span text:style-name="T174">] </text:span><text:span text:style-name="T197">Dont </text:span><text:span text:style-name="T256">doit bien</text:span><text:span text:style-name="T1"> seruir… ; </text:span><text:span text:style-name="T257">B</text:span><text:span text:style-name="T258">]</text:span><text:span text:style-name="T257"> </text:span><text:span text:style-name="T251">Mlt</text:span><text:span text:style-name="T256"> doit bien</text:span><text:span text:style-name="T1"> seruir… ; </text:span><text:span text:style-name="T26">A</text:span><text:span text:style-name="T11">G</text:span><text:span text:style-name="T18">K</text:span><text:span text:style-name="T15">T</text:span><text:span text:style-name="T11">] Donc… ; </text:span><text:span text:style-name="T153">L] Dont il seruir...</text:span></text:p>
          </table:table-cell>
        </table:table-row>
        <table:table-row table:style-name="Table1.115">
          <table:table-cell table:style-name="Table1.A2" office:value-type="string">
            <text:p text:style-name="P208">9233</text:p>
          </table:table-cell>
          <table:table-cell table:style-name="Table1.A2" office:value-type="string">
            <text:p text:style-name="P212">De boen cuer et de son pooir</text:p>
          </table:table-cell>
          <table:table-cell table:style-name="Table1.C101" office:value-type="string">
            <text:p text:style-name="P59">M] ---</text:p>
            <text:p text:style-name="P52">INV G<text:span text:style-name="T351">K</text:span>] Et doit toz ior <text:span text:style-name="T351">(K iorn)</text:span> fere son uoloir</text:p>
            <text:p text:style-name="P27"><text:span text:style-name="T106">B</text:span><text:span text:style-name="T119">H</text:span><text:span text:style-name="T161">2</text:span><text:span text:style-name="T106">] ...de bon voloir</text:span> <text:span text:style-name="T342">(H</text:span><text:span text:style-name="T364">2</text:span><text:span text:style-name="T342"> vouloir)</text:span> ; <text:span text:style-name="T196">E] …fin cuer… </text:span><text:span text:style-name="T316">;</text:span><text:span text:style-name="T196"> </text:span><text:span text:style-name="T210">I] ...de tot sum...</text:span></text:p>
          </table:table-cell>
        </table:table-row>
        <table:table-row table:style-name="Table1.115">
          <table:table-cell table:style-name="Table1.A2" office:value-type="string">
            <text:p text:style-name="P208">9234</text:p>
          </table:table-cell>
          <table:table-cell table:style-name="Table1.A2" office:value-type="string">
            <text:p text:style-name="P212">Doit toz jors faire son voloir</text:p>
          </table:table-cell>
          <table:table-cell table:style-name="Table1.C101" office:value-type="string">
            <text:p text:style-name="P59">M] ---</text:p>
            <text:p text:style-name="P52">INV G<text:span text:style-name="T351">K</text:span>] De buen cuer et de tot son <text:span text:style-name="T351">(K de son)</text:span> pooir</text:p>
            <text:p text:style-name="P27">B] <text:span text:style-name="T174">...tous dis</text:span>…pooir ; <text:span text:style-name="T336">E] Et… ; </text:span><text:span text:style-name="T196">H2] Asi doit fere...</text:span></text:p>
          </table:table-cell>
        </table:table-row>
        <table:table-row table:style-name="Table1.115">
          <table:table-cell table:style-name="Table1.A2" office:value-type="string">
            <text:p text:style-name="P210">9235</text:p>
          </table:table-cell>
          <table:table-cell table:style-name="Table1.A2" office:value-type="string">
            <text:p text:style-name="P212">Ne doit pas son nom desmentir</text:p>
          </table:table-cell>
          <table:table-cell table:style-name="Table1.C101" office:value-type="string">
            <text:p text:style-name="P39"><text:span text:style-name="T174">D</text:span><text:span text:style-name="T198">H</text:span><text:span text:style-name="T270">2</text:span><text:span text:style-name="T198">T</text:span><text:span text:style-name="T174">] ...pas amors… </text:span>; <text:span text:style-name="T351">K] Ni...</text:span></text:p>
          </table:table-cell>
        </table:table-row>
        <table:table-row table:style-name="Table1.115">
          <table:table-cell table:style-name="Table1.A2" office:value-type="string">
            <text:p text:style-name="P209">9236</text:p>
          </table:table-cell>
          <table:table-cell table:style-name="Table1.A2" office:value-type="string">
            <text:p text:style-name="P212">Per (H Par) le nom doit amor servir</text:p>
          </table:table-cell>
          <table:table-cell table:style-name="Table1.C101" office:value-type="string">
            <text:p text:style-name="P32"><text:span text:style-name="T417">A</text:span>B<text:span text:style-name="T333">DGIKH</text:span><text:span text:style-name="T365">2</text:span><text:span text:style-name="T333">TW</text:span>] Por <text:span text:style-name="T339">(GK Por li, W Pour)</text:span>… <text:span text:style-name="T196">E] </text:span><text:span text:style-name="T252">P</text:span><text:span text:style-name="T253">o</text:span><text:span text:style-name="T252">r </text:span><text:span text:style-name="T259">son non...</text:span></text:p>
          </table:table-cell>
        </table:table-row>
        <table:table-row table:style-name="Table1.115">
          <table:table-cell table:style-name="Table1.A2" office:value-type="string">
            <text:p text:style-name="P209">9237</text:p>
          </table:table-cell>
          <table:table-cell table:style-name="Table1.A2" office:value-type="string">
            <text:p text:style-name="P212">Puels que il ait nom amiable</text:p>
          </table:table-cell>
          <table:table-cell table:style-name="Table1.C101" office:value-type="string">
            <text:p text:style-name="P32">B] Et...</text:p>
          </table:table-cell>
        </table:table-row>
        <table:table-row table:style-name="Table1.115">
          <table:table-cell table:style-name="Table1.A2" office:value-type="string">
            <text:p text:style-name="P210">9238</text:p>
          </table:table-cell>
          <table:table-cell table:style-name="Table1.A2" office:value-type="string">
            <text:p text:style-name="P212">Bien doit avoir amor durable</text:p>
          </table:table-cell>
          <table:table-cell table:style-name="Table1.C101" office:value-type="string">
            <text:p text:style-name="P59"><text:span text:style-name="T106">M] Bien doit amis amor uerable</text:span> ; <text:span text:style-name="T351">K] ...deuoit… ; </text:span><text:span text:style-name="T199">L] Siendoit amor auoir...</text:span></text:p>
          </table:table-cell>
        </table:table-row>
        <table:table-row table:style-name="Table1.115">
          <table:table-cell table:style-name="Table1.A2" office:value-type="string">
            <text:p text:style-name="P209">9239</text:p>
          </table:table-cell>
          <table:table-cell table:style-name="Table1.A2" office:value-type="string">
            <text:p text:style-name="P212">Tel que en vellant ne en songe</text:p>
          </table:table-cell>
          <table:table-cell table:style-name="Table1.C101" office:value-type="string">
            <text:p text:style-name="P41">D] Por que… ; G] ...et en songe ; <text:span text:style-name="T417">A] ...qui...ou en… ; L] ...qui...ni… ;</text:span> <text:span text:style-name="T106">H</text:span><text:span text:style-name="T159">2</text:span><text:span text:style-name="T106">] Puis que en vilain ne en conte</text:span></text:p>
          </table:table-cell>
        </table:table-row>
        <text:soft-page-break/>
        <table:table-row table:style-name="Table1.115">
          <table:table-cell table:style-name="Table1.A2" office:value-type="string">
            <text:p text:style-name="P209">9240</text:p>
          </table:table-cell>
          <table:table-cell table:style-name="Table1.A2" office:value-type="string">
            <text:p text:style-name="P212">N’i ait fauceté ne mensonge</text:p>
          </table:table-cell>
          <table:table-cell table:style-name="Table1.C101" office:value-type="string">
            <text:p text:style-name="P32"><text:span text:style-name="T174">B] Ni doit auoir mot de menconge</text:span> ; <text:span text:style-name="T198">H</text:span><text:span text:style-name="T270">2</text:span><text:span text:style-name="T198">] Ne doit auoir anui ne honte</text:span><text:span text:style-name="T342"> ;</text:span> <text:span text:style-name="T417">AGIK] Ni ert...ni (A ne)… ; </text:span></text:p>
          </table:table-cell>
        </table:table-row>
        <table:table-row table:style-name="Table1.115">
          <table:table-cell table:style-name="Table1.A2" office:value-type="string">
            <text:p text:style-name="P210">9241</text:p>
          </table:table-cell>
          <table:table-cell table:style-name="Table1.A2" office:value-type="string">
            <text:p text:style-name="P212">Cil sires qui est rois de glore</text:p>
          </table:table-cell>
          <table:table-cell table:style-name="Table1.C101" office:value-type="string">
            <text:p text:style-name="P59">M] Lj...</text:p>
          </table:table-cell>
        </table:table-row>
        <table:table-row table:style-name="Table1.115">
          <table:table-cell table:style-name="Table1.A2" office:value-type="string">
            <text:p text:style-name="P209">9242</text:p>
          </table:table-cell>
          <table:table-cell table:style-name="Table1.A2" office:value-type="string">
            <text:p text:style-name="P212">Li donst en s’amor tel victore</text:p>
          </table:table-cell>
          <table:table-cell table:style-name="Table1.C101" office:value-type="string">
            <text:p text:style-name="P34">B<text:span text:style-name="T339">GI</text:span>] ...doinst <text:span text:style-name="T339">(G doint, I dont)</text:span>…<text:span text:style-name="T339">(GI en amor)...</text:span> ; </text:p>
            <text:p text:style-name="P34"><text:span text:style-name="T417">ADEH</text:span><text:span text:style-name="T365">2</text:span><text:span text:style-name="T333">LTMW] Li (T Nos, W Ly) doint (EH</text:span><text:span text:style-name="T365">2</text:span><text:span text:style-name="T333"> doinst, L done, W dont) en amors (A en amor, ET en samor, </text:span><text:span text:style-name="T120">M asamort</text:span><text:span text:style-name="T333">, </text:span><text:span text:style-name="T120">LW en sa vie</text:span><text:span text:style-name="T333">) tel </text:span><text:span text:style-name="T197">memoire</text:span><text:span text:style-name="T333"> (W memoire); </text:span></text:p>
            <text:p text:style-name="P42">K] ?</text:p>
          </table:table-cell>
        </table:table-row>
        <table:table-row table:style-name="Table1.115">
          <table:table-cell table:style-name="Table1.A2" office:value-type="string">
            <text:p text:style-name="P210">9243</text:p>
          </table:table-cell>
          <table:table-cell table:style-name="Table1.A2" office:value-type="string">
            <text:p text:style-name="P212">Qu’amprés sa mort ne en sa vie</text:p>
          </table:table-cell>
          <table:table-cell table:style-name="Table1.C101" office:value-type="string">
            <text:p text:style-name="P40">D<text:span text:style-name="T342">H</text:span><text:span text:style-name="T364">2</text:span><text:span text:style-name="T342">MT</text:span>] ...ne a <text:span text:style-name="T346">(MT en)</text:span> sa… ; <text:span text:style-name="T210">I] Que pres</text:span><text:span text:style-name="T420">… ; </text:span>K] ?</text:p>
            <text:p text:style-name="P63">INV W] <text:span text:style-name="T106">Dont ne perde</text:span> sa compaignie ; <text:span text:style-name="T356">L] Ne soit fors de sa compaignie</text:span></text:p>
          </table:table-cell>
        </table:table-row>
        <table:table-row table:style-name="Table1.115">
          <table:table-cell table:style-name="Table1.A2" office:value-type="string">
            <text:p text:style-name="P210">9244</text:p>
          </table:table-cell>
          <table:table-cell table:style-name="Table1.A2" office:value-type="string">
            <text:p text:style-name="P212">Ne soit fors de sa compaignie</text:p>
          </table:table-cell>
          <table:table-cell table:style-name="Table1.C101" office:value-type="string">
            <text:p text:style-name="P53">G] Ni… ; <text:span text:style-name="T342">H</text:span><text:span text:style-name="T364">2</text:span><text:span text:style-name="T342">M] ...hors… ; K] ?</text:span></text:p>
            <text:p text:style-name="P64">INV W] Apres sa mort ne a sa vie ;<text:span text:style-name="T356"> L] Apres </text:span><text:span text:style-name="T121">samor</text:span><text:span text:style-name="T356"> ni en sa uie</text:span></text:p>
          </table:table-cell>
        </table:table-row>
        <table:table-row table:style-name="Table1.115">
          <table:table-cell table:style-name="Table1.A2" office:value-type="string">
            <text:p text:style-name="P209">9245</text:p>
          </table:table-cell>
          <table:table-cell table:style-name="Table1.A2" office:value-type="string">
            <text:p text:style-name="P212">Ne perset por (<text:span text:style-name="T42">H Ne parce par)</text:span> charnel amor</text:p>
          </table:table-cell>
          <table:table-cell table:style-name="Table1.C101" office:value-type="string">
            <text:p text:style-name="P32"><text:span text:style-name="T300">A</text:span><text:span text:style-name="T294">B</text:span><text:span text:style-name="T298">DEGKH</text:span><text:span text:style-name="T304">2</text:span><text:span text:style-name="T301">IL</text:span><text:span text:style-name="T298">MTW</text:span><text:span text:style-name="T294">] Ne </text:span><text:span text:style-name="T299">(HK Ni)</text:span><text:span text:style-name="T294"> perde </text:span><text:span text:style-name="T299">(G perte) por</text:span><text:span text:style-name="T294"> </text:span><text:span text:style-name="T399">(B </text:span>par<text:span text:style-name="T333">, W pour, ELMT </text:span><text:span text:style-name="T81">par</text:span><text:span text:style-name="T9">)</text:span><text:span text:style-name="T81">…</text:span> <text:span text:style-name="T339"><text:s/></text:span></text:p>
          </table:table-cell>
        </table:table-row>
        <table:table-row table:style-name="Table1.115">
          <table:table-cell table:style-name="Table1.A2" office:value-type="string">
            <text:p text:style-name="P210">9246</text:p>
          </table:table-cell>
          <table:table-cell table:style-name="Table1.A2" office:value-type="string">
            <text:p text:style-name="P212">La joie de son Criator</text:p>
          </table:table-cell>
          <table:table-cell table:style-name="Table1.C101" office:value-type="string">
            <text:p text:style-name="P48"><text:span text:style-name="T174">E] Lamistie…</text:span> ; <text:span text:style-name="T198">H</text:span><text:span text:style-name="T270">2</text:span><text:span text:style-name="T198">] Layde…</text:span><text:span text:style-name="T342"> ; K] ?</text:span></text:p>
          </table:table-cell>
        </table:table-row>
        <table:table-row table:style-name="Table1.115">
          <table:table-cell table:style-name="Table1.A2" office:value-type="string">
            <text:p text:style-name="P209">9247</text:p>
          </table:table-cell>
          <table:table-cell table:style-name="Table1.A2" office:value-type="string">
            <text:p text:style-name="P212">De l’istore me covient dire</text:p>
          </table:table-cell>
          <table:table-cell table:style-name="Table1.C101" office:value-type="string">
            <text:p text:style-name="P33">B<text:span text:style-name="T342">H</text:span><text:span text:style-name="T364">2</text:span>] Ceste <text:span text:style-name="T342">(H</text:span><text:span text:style-name="T364">2</text:span><text:span text:style-name="T342"> Celle)</text:span> estoire… ; <text:span text:style-name="T210">I] En </text:span><text:span text:style-name="T420">lestoire… ; K] ?</text:span></text:p>
          </table:table-cell>
        </table:table-row>
        <table:table-row table:style-name="Table1.115">
          <table:table-cell table:style-name="Table1.A2" office:value-type="string">
            <text:p text:style-name="P9">9248</text:p>
          </table:table-cell>
          <table:table-cell table:style-name="Table1.A2" office:value-type="string">
            <text:p text:style-name="P212">Mai del trover (<text:span text:style-name="T48">F del doner)</text:span> et de l’escrire</text:p>
          </table:table-cell>
          <table:table-cell table:style-name="Table1.C101" office:value-type="string">
            <text:p text:style-name="P35"><text:span text:style-name="T206">A</text:span><text:span text:style-name="T196">BE</text:span><text:span text:style-name="T210">I</text:span><text:span text:style-name="T196">W]</text:span> Mais dou <text:span text:style-name="T353">(AI del, W de)</text:span> <text:span text:style-name="T196">diter</text:span> <text:span text:style-name="T336">(E ditier, I detier)</text:span>…<text:span text:style-name="T353">(W ne de)</text:span> ; </text:p>
            <text:p text:style-name="P35"><text:span text:style-name="T196">DH</text:span><text:span text:style-name="T271">2</text:span><text:span text:style-name="T196">T]</text:span><text:span text:style-name="T333"> Mais (H</text:span><text:span text:style-name="T365">2</text:span><text:span text:style-name="T333"> Mez) dou (H</text:span><text:span text:style-name="T365">2</text:span><text:span text:style-name="T333"> du, T del) </text:span><text:span text:style-name="T196">noter</text:span><text:span text:style-name="T333">… ; </text:span></text:p>
            <text:p text:style-name="P35"><text:span text:style-name="T196">GL]</text:span><text:span text:style-name="T333"> Mes de </text:span><text:span text:style-name="T196">dotier</text:span><text:span text:style-name="T333"> (L dou doitier)… ; K] ?</text:span></text:p>
          </table:table-cell>
        </table:table-row>
        <table:table-row table:style-name="Table1.115">
          <table:table-cell table:style-name="Table1.A2" office:value-type="string">
            <text:p text:style-name="P9">9249</text:p>
          </table:table-cell>
          <table:table-cell table:style-name="Table1.A2" office:value-type="string">
            <text:p text:style-name="P212"><text:span text:style-name="T48">Ayme ait mout</text:span> grant poengne et grant faix</text:p>
          </table:table-cell>
          <table:table-cell table:style-name="Table1.C101" office:value-type="string">
            <text:p text:style-name="P35"><text:span text:style-name="T400">B] A il</text:span> et grant painne… ; </text:p>
            <text:p text:style-name="P35"><text:span text:style-name="T406">A</text:span><text:span text:style-name="T400">DGH</text:span><text:span text:style-name="T409">2</text:span><text:span text:style-name="T408">IK</text:span><text:span text:style-name="T400">LTW] Ai </text:span><text:span text:style-name="T333">(G A, TW Ay) </text:span><text:span text:style-name="T80">mlt</text:span><text:span text:style-name="T7"> </text:span><text:span text:style-name="T15">(</text:span><text:span text:style-name="T28">I molt, </text:span><text:span text:style-name="T15">T mout, </text:span><text:span text:style-name="T20">W moult</text:span><text:span text:style-name="T15">) </text:span><text:span text:style-name="T7">grant poinne </text:span><text:span text:style-name="T11">(G peine, </text:span><text:span text:style-name="T12">H</text:span><text:span text:style-name="T367">2</text:span><text:span text:style-name="T12"> painne, </text:span><text:span text:style-name="T26">A</text:span><text:span text:style-name="T28">I</text:span><text:span text:style-name="T23">L</text:span><text:span text:style-name="T15">T poine, </text:span><text:span text:style-name="T20">W paine</text:span><text:span text:style-name="T11">)</text:span><text:span text:style-name="T7"> et grant </text:span><text:span text:style-name="T12">(H</text:span><text:span text:style-name="T367">2</text:span><text:span text:style-name="T12"> </text:span><text:span text:style-name="T83">mlt</text:span><text:span text:style-name="T12"> grant)</text:span><text:span text:style-name="T7"> f</text:span><text:span text:style-name="T24">ai</text:span><text:span text:style-name="T7">s </text:span><text:span text:style-name="T11">(</text:span><text:span text:style-name="T26">A feis, </text:span><text:span text:style-name="T24">DH2 fes</text:span><text:span text:style-name="T11">)</text:span><text:span text:style-name="T7"> ; </text:span></text:p>
            <text:p text:style-name="P35"><text:span text:style-name="T412">M] Ay</text:span><text:span text:style-name="T17"> eu grant paine et grant fes ; </text:span></text:p>
            <text:p text:style-name="P35"><text:span text:style-name="T412">E] Ai</text:span><text:span text:style-name="T9"> </text:span><text:span text:style-name="T81">mlt</text:span><text:span text:style-name="T9"> de paine et </text:span><text:span text:style-name="T81">mlt</text:span><text:span text:style-name="T9"> de fais</text:span></text:p>
          </table:table-cell>
        </table:table-row>
        <table:table-row table:style-name="Table1.115">
          <table:table-cell table:style-name="Table1.A2" office:value-type="string">
            <text:p text:style-name="P210">9250</text:p>
          </table:table-cell>
          <table:table-cell table:style-name="Table1.A2" office:value-type="string">
            <text:p text:style-name="P212">De Florimont orez hui mais</text:p>
          </table:table-cell>
          <table:table-cell table:style-name="Table1.C101" office:value-type="string">
            <text:p text:style-name="P32"/>
          </table:table-cell>
        </table:table-row>
        <table:table-row table:style-name="Table1.115">
          <table:table-cell table:style-name="Table1.A2" office:value-type="string">
            <text:p text:style-name="P210">9251</text:p>
          </table:table-cell>
          <table:table-cell table:style-name="Table1.A2" office:value-type="string">
            <text:p text:style-name="P212">Que (<text:span text:style-name="T48">H Qui</text:span>) fut nomez Povres Perdus</text:p>
          </table:table-cell>
          <table:table-cell table:style-name="Table1.C101" office:value-type="string">
            <text:p text:style-name="P39"><text:span text:style-name="T417">A</text:span>D<text:span text:style-name="T336">EGKH</text:span><text:span text:style-name="T369">2</text:span><text:span text:style-name="T336">ILW</text:span>] Qui… ; <text:span text:style-name="T346">T] Questoit nommez… ; M] Qui nommez ert...</text:span></text:p>
          </table:table-cell>
        </table:table-row>
        <table:table-row table:style-name="Table1.115">
          <table:table-cell table:style-name="Table1.A2" office:value-type="string">
            <text:p text:style-name="P210">9252</text:p>
          </table:table-cell>
          <table:table-cell table:style-name="Table1.A2" office:value-type="string">
            <text:p text:style-name="P212">Ancor n’estoit il coneus</text:p>
          </table:table-cell>
          <table:table-cell table:style-name="Table1.C101" office:value-type="string">
            <text:p text:style-name="P177"><text:span text:style-name="T417">A</text:span>H<text:span text:style-name="T357">2</text:span>] ...nest il pas...</text:p>
          </table:table-cell>
        </table:table-row>
        <table:table-row table:style-name="Table1.115">
          <table:table-cell table:style-name="Table1.A2" office:value-type="string">
            <text:p text:style-name="P209">9253</text:p>
          </table:table-cell>
          <table:table-cell table:style-name="Table1.A2" office:value-type="string">
            <text:p text:style-name="P212">Si com cil arbres de dousor</text:p>
          </table:table-cell>
          <table:table-cell table:style-name="Table1.C101" office:value-type="string">
            <text:p text:style-name="P32"><text:span text:style-name="T406">A</text:span><text:span text:style-name="T400">B</text:span><text:span text:style-name="T401">DEGKH</text:span><text:span text:style-name="T410">2</text:span><text:span text:style-name="T408">ILM</text:span><text:span text:style-name="T401">TW</text:span><text:span text:style-name="T400">] ...li </text:span><text:span text:style-name="T402">(W ly)…</text:span><text:span text:style-name="T406">(A del)...</text:span> <text:span text:style-name="T62">NON RICONOSCIUTO DA HILKA</text:span></text:p>
          </table:table-cell>
        </table:table-row>
        <table:table-row table:style-name="Table1.115">
          <table:table-cell table:style-name="Table1.A2" office:value-type="string">
            <text:p text:style-name="P209">9254</text:p>
          </table:table-cell>
          <table:table-cell table:style-name="Table1.A2" office:value-type="string">
            <text:p text:style-name="P212">Moustrent davant le frut la flor</text:p>
          </table:table-cell>
          <table:table-cell table:style-name="Table1.C101" office:value-type="string">
            <text:p text:style-name="P39"><text:span text:style-name="T174">D</text:span><text:span text:style-name="T200">H</text:span><text:span text:style-name="T272">2</text:span><text:span text:style-name="T174">] Portoit </text:span><text:span text:style-name="T200">(H</text:span><text:span text:style-name="T272">2</text:span><text:span text:style-name="T200"> Porte)</text:span> deuant… ; <text:span text:style-name="T201">A] Moustra </text:span><text:span text:style-name="T207">deuant le fruit </text:span><text:span text:style-name="T127">sa</text:span><text:span text:style-name="T417">; </text:span><text:span text:style-name="T201">BEG</text:span><text:span text:style-name="T210">I</text:span><text:span text:style-name="T201">KLMW] Moustre</text:span><text:span text:style-name="T413"> (W </text:span><text:soft-page-break/><text:span text:style-name="T413">Montre, L Mostre)… ; </text:span><text:span text:style-name="T201">T] Mostroit...</text:span></text:p>
          </table:table-cell>
        </table:table-row>
        <table:table-row table:style-name="Table1.115">
          <table:table-cell table:style-name="Table1.A2" office:value-type="string">
            <text:p text:style-name="P209">9255</text:p>
          </table:table-cell>
          <table:table-cell table:style-name="Table1.A2" office:value-type="string">
            <text:p text:style-name="P212">Si (<text:span text:style-name="T48">H Se</text:span>) moustroit il flor (<text:span text:style-name="T48">H fruit</text:span>) de proesce</text:p>
          </table:table-cell>
          <table:table-cell table:style-name="Table1.C101" office:value-type="string">
            <text:p text:style-name="P32"><text:span text:style-name="T174">B] Moustroit florimont sa prouesce</text:span> ; <text:span text:style-name="T122">H</text:span><text:span text:style-name="T162">2</text:span><text:span text:style-name="T122">] ...monstra il fruit…</text:span><text:span text:style-name="T343"> ; W] Cil… ; I] SE...</text:span></text:p>
          </table:table-cell>
        </table:table-row>
        <table:table-row table:style-name="Table1.115">
          <table:table-cell table:style-name="Table1.A2" office:value-type="string">
            <text:p text:style-name="P210">9256</text:p>
          </table:table-cell>
          <table:table-cell table:style-name="Table1.A2" office:value-type="string">
            <text:p text:style-name="P212">Puels fist le fruit de grant hatesce</text:p>
          </table:table-cell>
          <table:table-cell table:style-name="Table1.C101" office:value-type="string">
            <text:p text:style-name="P50"><text:span text:style-name="T207">A] ...fist effors…</text:span><text:span text:style-name="T315"> ;</text:span><text:span text:style-name="T207"> </text:span><text:span text:style-name="T174">E] Puis moustra fruit…</text:span> ; <text:span text:style-name="T343">H2] Puis fu… ; </text:span><text:span text:style-name="T200">T] De bon cuer et...</text:span></text:p>
          </table:table-cell>
        </table:table-row>
        <table:table-row table:style-name="Table1.115">
          <table:table-cell table:style-name="Table1.A2" office:value-type="string">
            <text:p text:style-name="P210">9257</text:p>
          </table:table-cell>
          <table:table-cell table:style-name="Table1.A2" office:value-type="string">
            <text:p text:style-name="P212">Se dist Aymes que a nul fuer</text:p>
          </table:table-cell>
          <table:table-cell table:style-name="Table1.C101" office:value-type="string">
            <text:p text:style-name="P39">D] ...dit… ; <text:span text:style-name="T418">AGIKLMTW] Ce dit (IL dist)...(A qui)...</text:span></text:p>
          </table:table-cell>
        </table:table-row>
        <table:table-row table:style-name="Table1.115">
          <table:table-cell table:style-name="Table1.A2" office:value-type="string">
            <text:p text:style-name="P210">9258</text:p>
          </table:table-cell>
          <table:table-cell table:style-name="Table1.A2" office:value-type="string">
            <text:p text:style-name="P212">Ne puet on celer riche cuer</text:p>
          </table:table-cell>
          <table:table-cell table:style-name="Table1.C101" office:value-type="string">
            <text:p text:style-name="P39"><text:span text:style-name="T256">D</text:span><text:span text:style-name="T260">H</text:span><text:span text:style-name="T290">2</text:span><text:span text:style-name="T256">] Ne pooit </text:span><text:span text:style-name="T260">(H</text:span><text:span text:style-name="T290">2</text:span><text:span text:style-name="T260"> porroit)</text:span><text:span text:style-name="T256"> auoir mauuais </text:span><text:span text:style-name="T260">(H</text:span><text:span text:style-name="T290">2</text:span><text:span text:style-name="T260"> mauuez)</text:span><text:span text:style-name="T256"> cuer</text:span> ; <text:span text:style-name="T337">E] ..len… ; L] ...puet celer...</text:span></text:p>
          </table:table-cell>
        </table:table-row>
        <table:table-row table:style-name="Table1.115">
          <table:table-cell table:style-name="Table1.A2" office:value-type="string">
            <text:p text:style-name="P209">9259</text:p>
          </table:table-cell>
          <table:table-cell table:style-name="Table1.A2" office:value-type="string">
            <text:p text:style-name="P212">Ne li mavais ne puet covrir</text:p>
          </table:table-cell>
          <table:table-cell table:style-name="Table1.C101" office:value-type="string">
            <text:p text:style-name="P32">B] ...nel… ; <text:span text:style-name="T197">D] Que li…</text:span><text:span text:style-name="T333"> ; ELT] ...le… ; K] Ni hom ILL.</text:span></text:p>
          </table:table-cell>
        </table:table-row>
        <table:table-row table:style-name="Table1.115">
          <table:table-cell table:style-name="Table1.A2" office:value-type="string">
            <text:p text:style-name="P210">9260</text:p>
          </table:table-cell>
          <table:table-cell table:style-name="Table1.A2" office:value-type="string">
            <text:p text:style-name="P212">Chascun se moustret a pertir <text:span text:style-name="T331">(H </text:span><text:span text:style-name="T64">monstre au partir</text:span><text:span text:style-name="T331">)</text:span></text:p>
          </table:table-cell>
          <table:table-cell table:style-name="Table1.C101" office:value-type="string">
            <text:p text:style-name="P40"><text:span text:style-name="T418">AB</text:span>D<text:span text:style-name="T343">H</text:span><text:span text:style-name="T370">2</text:span><text:span text:style-name="T343">LMTW</text:span>] ...se <text:span text:style-name="T414">mostre (D </text:span>demostre, <text:span text:style-name="T418">A se monstre, H</text:span><text:span text:style-name="T370">2</text:span><text:span text:style-name="T343"> le monstre, M si se moustre, BW se moustre)</text:span> au <text:span text:style-name="T346">(BLT al)</text:span> partir ; <text:span text:style-name="T202">EG</text:span><text:span text:style-name="T210">I</text:span><text:span text:style-name="T202">K] ...moustre (G</text:span><text:span text:style-name="T210">I</text:span><text:span text:style-name="T202"> mostre) au departir</text:span></text:p>
          </table:table-cell>
        </table:table-row>
        <table:table-row table:style-name="Table1.115">
          <table:table-cell table:style-name="Table1.A2" office:value-type="string">
            <text:p text:style-name="P210">9261</text:p>
          </table:table-cell>
          <table:table-cell table:style-name="Table1.A2" office:value-type="string">
            <text:p text:style-name="P212">Salemons dist c’a <text:span text:style-name="T331">(H au) </text:span>finement</text:p>
          </table:table-cell>
          <table:table-cell table:style-name="Table1.C101" office:value-type="string">
            <text:p text:style-name="P39">D] ---</text:p>
            <text:p text:style-name="P69"><text:span text:style-name="T207">A] ...quau partemen</text:span><text:span text:style-name="T418">t ; </text:span>B<text:span text:style-name="T339">GH</text:span><text:span text:style-name="T371">2</text:span><text:span text:style-name="T339">IT</text:span>] ...al <text:span text:style-name="T337">(E au)</text:span> finement ; </text:p>
            <text:p text:style-name="P67"><text:span text:style-name="T203">M] ...quen fin amant</text:span><text:span text:style-name="T349"> ; K] ? ; W] ...que en finement ; L] </text:span><text:span text:style-name="T85">...</text:span><text:span text:style-name="T86">que</text:span><text:span text:style-name="T23"> finement </text:span></text:p>
            <text:p text:style-name="P67"><text:span text:style-name="T25">!</text:span><text:span text:style-name="T44">!!! ERRORE M derivato da un modello WL !!!</text:span></text:p>
          </table:table-cell>
        </table:table-row>
        <table:table-row table:style-name="Table1.115">
          <table:table-cell table:style-name="Table1.A2" office:value-type="string">
            <text:p text:style-name="P210">9262</text:p>
          </table:table-cell>
          <table:table-cell table:style-name="Table1.A2" office:value-type="string">
            <text:p text:style-name="P212">Voit on le los de tote gent</text:p>
          </table:table-cell>
          <table:table-cell table:style-name="Table1.C101" office:value-type="string">
            <text:p text:style-name="P39">D] ---</text:p>
            <text:p text:style-name="P50"><text:span text:style-name="T106">E] ...lieu… </text:span>; <text:span text:style-name="T121">L] ...om bes de...</text:span></text:p>
          </table:table-cell>
        </table:table-row>
        <table:table-row table:style-name="Table1.115">
          <table:table-cell table:style-name="Table1.A2" office:value-type="string">
            <text:p text:style-name="P210">9263</text:p>
          </table:table-cell>
          <table:table-cell table:style-name="Table1.A2" office:value-type="string">
            <text:p text:style-name="P213">Et qui welt oir ceste istore</text:p>
          </table:table-cell>
          <table:table-cell table:style-name="Table1.C101" office:value-type="string">
            <text:p text:style-name="P52">G] ...uealt… ; <text:span text:style-name="T354">W] Qui veult...</text:span></text:p>
          </table:table-cell>
        </table:table-row>
        <table:table-row table:style-name="Table1.115">
          <table:table-cell table:style-name="Table1.A2" office:value-type="string">
            <text:p text:style-name="P210">9264</text:p>
          </table:table-cell>
          <table:table-cell table:style-name="Table1.A2" office:value-type="string">
            <text:p text:style-name="P213">Et retenir en sa memore</text:p>
          </table:table-cell>
          <table:table-cell table:style-name="Table1.C101" office:value-type="string">
            <text:p text:style-name="P55">H<text:span text:style-name="T357">2</text:span>] ...en son...</text:p>
          </table:table-cell>
        </table:table-row>
        <table:table-row table:style-name="Table1.115">
          <table:table-cell table:style-name="Table1.A2" office:value-type="string">
            <text:p text:style-name="P210">9265</text:p>
          </table:table-cell>
          <table:table-cell table:style-name="Table1.A2" office:value-type="string">
            <text:p text:style-name="P213">Se em boen poent i welt antand<text:span text:style-name="T351">r</text:span>e</text:p>
          </table:table-cell>
          <table:table-cell table:style-name="Table1.C101" office:value-type="string">
            <text:p text:style-name="P69"><text:span text:style-name="T207">A</text:span><text:span text:style-name="T174">B</text:span><text:span text:style-name="T204">DEGKH</text:span><text:span text:style-name="T273">2</text:span><text:span text:style-name="T211">IL</text:span><text:span text:style-name="T204">TW</text:span><text:span text:style-name="T174">]</text:span> Se em <text:span text:style-name="T337">(E </text:span><text:span text:style-name="T82">Et</text:span><text:span text:style-name="T337"> sen, DH</text:span><text:span text:style-name="T373">2</text:span><text:span text:style-name="T337">I Se a, AGL Se en, </text:span><text:span text:style-name="T202">T Se il a</text:span><text:span text:style-name="T337">, W Ce en)</text:span> bon <text:span text:style-name="T339">(G buen)</text:span> <text:span text:style-name="T174">pris se</text:span> welt <text:span text:style-name="T334">(D uuet, A uelt, EH</text:span><text:span text:style-name="T372">2</text:span><text:span text:style-name="T334">T veut, I sen ueut, G uealt, W veult, L uuelz)</text:span> entendre <text:span text:style-name="T334">(D atendre, T entandre, L atandre) ; </text:span></text:p>
            <text:p text:style-name="P69"><text:span text:style-name="T63">!!!! SOLO</text:span><text:span text:style-name="T334"> M] ...se veult...</text:span></text:p>
          </table:table-cell>
        </table:table-row>
        <table:table-row table:style-name="Table1.115">
          <table:table-cell table:style-name="Table1.A2" office:value-type="string">
            <text:p text:style-name="P210">9266</text:p>
          </table:table-cell>
          <table:table-cell table:style-name="Table1.A2" office:value-type="string">
            <text:p text:style-name="P213">Assez puet oir et aprendre</text:p>
          </table:table-cell>
          <table:table-cell table:style-name="Table1.C101" office:value-type="string">
            <text:p text:style-name="P43"><text:span text:style-name="T174">D</text:span><text:span text:style-name="T200">H</text:span><text:span text:style-name="T272">2</text:span><text:span text:style-name="T174">] …ipuet de bien </text:span><text:span text:style-name="T200">(H</text:span><text:span text:style-name="T272">2</text:span><text:span text:style-name="T200"> de biens y puet)</text:span><text:span text:style-name="T174"> aprendre</text:span> ; <text:span text:style-name="T123">K] ...entendre</text:span></text:p>
          </table:table-cell>
        </table:table-row>
        <table:table-row table:style-name="Table1.115">
          <table:table-cell table:style-name="Table1.A2" office:value-type="string">
            <text:p text:style-name="P210">9267</text:p>
          </table:table-cell>
          <table:table-cell table:style-name="Table1.A2" office:value-type="string">
            <text:p text:style-name="P213">D’umelité et de largesce</text:p>
          </table:table-cell>
          <table:table-cell table:style-name="Table1.C101" office:value-type="string">
            <text:p text:style-name="P178">B<text:span text:style-name="T337">E</text:span>] ...de prouesce <text:span text:style-name="T337">(E proesce)</text:span></text:p>
          </table:table-cell>
        </table:table-row>
        <table:table-row table:style-name="Table1.115">
          <table:table-cell table:style-name="Table1.A2" office:value-type="string">
            <text:p text:style-name="P210">9268</text:p>
          </table:table-cell>
          <table:table-cell table:style-name="Table1.A2" office:value-type="string">
            <text:p text:style-name="P213">De richeté et de <text:span text:style-name="T42">povresce</text:span></text:p>
          </table:table-cell>
          <table:table-cell table:style-name="Table1.C101" office:value-type="string">
            <text:p text:style-name="P68"><text:span text:style-name="T174">B] ...de largesce ; </text:span><text:span text:style-name="T202">E] Et de larguesce et de richece</text:span><text:span text:style-name="T337"> ; </text:span></text:p>
            <text:p text:style-name="P68"><text:span text:style-name="T202">DGH</text:span><text:span text:style-name="T274">2</text:span><text:span text:style-name="T211">IK</text:span><text:span text:style-name="T202">MTW] (M </text:span><text:span text:style-name="T254">Et</text:span><text:span text:style-name="T261">)</text:span><text:span text:style-name="T202">...proece</text:span><text:span text:style-name="T337"> (H</text:span><text:span text:style-name="T373">2</text:span><text:span text:style-name="T337"> proesse, T prohece, MW prouesse, K proeçe)</text:span></text:p>
            <text:p text:style-name="P10">!!! <text:span text:style-name="T418">A</text:span>L] ...pourece !!!</text:p>
          </table:table-cell>
        </table:table-row>
        <table:table-row table:style-name="Table1.115">
          <table:table-cell table:style-name="Table1.A2" office:value-type="string">
            <text:p text:style-name="P210">9269</text:p>
          </table:table-cell>
          <table:table-cell table:style-name="Table1.A2" office:value-type="string">
            <text:p text:style-name="P213">D’amor et de chevelerie</text:p>
          </table:table-cell>
          <table:table-cell table:style-name="Table1.C101" office:value-type="string">
            <text:p text:style-name="P43"><text:span text:style-name="T418">A</text:span>D<text:span text:style-name="T337">EGH</text:span><text:span text:style-name="T373">2</text:span><text:span text:style-name="T337">IKLMTW</text:span>] <text:span text:style-name="T349">Damors (A Damor, MW Damours)</text:span>...che<text:span text:style-name="T337">u</text:span>aleries <text:span text:style-name="T343">(H</text:span><text:span text:style-name="T370">2</text:span><text:span text:style-name="T343"> cheualerie, T chiualeries, L cheualerie, I caualeries)</text:span></text:p>
            <text:p text:style-name="P10"><text:soft-page-break/>NON È BETA COME SOSTENEVA HILKA</text:p>
          </table:table-cell>
        </table:table-row>
        <table:table-row table:style-name="Table1.115">
          <table:table-cell table:style-name="Table1.A2" office:value-type="string">
            <text:p text:style-name="P210">9270</text:p>
          </table:table-cell>
          <table:table-cell table:style-name="Table1.A2" office:value-type="string">
            <text:p text:style-name="P213">De<text:span text:style-name="T48"> largesce </text:span>de cortesie</text:p>
          </table:table-cell>
          <table:table-cell table:style-name="Table1.C101" office:value-type="string">
            <text:p text:style-name="P214"><text:span text:style-name="T418">AB</text:span>DEGH<text:span text:style-name="T357">2</text:span><text:span text:style-name="T351">IKLM</text:span>T<text:span text:style-name="T354">W] Dauentures (B Dauenture W Dauenturez) de cortoisies (GK et decortesies, AI et de cortoisies, B et de cortoisie, LH</text:span><text:span text:style-name="T372">2</text:span><text:span text:style-name="T334"> de courtoisie, W courtoysies)</text:span></text:p>
          </table:table-cell>
        </table:table-row>
        <table:table-row table:style-name="Table1.115">
          <table:table-cell table:style-name="Table1.A2" office:value-type="string">
            <text:p text:style-name="P210">9271</text:p>
          </table:table-cell>
          <table:table-cell table:style-name="Table1.A2" office:value-type="string">
            <text:p text:style-name="P213">Et de conquerement sens honte</text:p>
          </table:table-cell>
          <table:table-cell table:style-name="Table1.C101" office:value-type="string">
            <text:p text:style-name="P55">H<text:span text:style-name="T357">2</text:span>] ----</text:p>
            <text:p text:style-name="P178"><text:span text:style-name="T166">A] E</text:span><text:span text:style-name="T168">t</text:span><text:span text:style-name="T166"> ce conqueremes…</text:span><text:span text:style-name="T418"> </text:span><text:span text:style-name="T311">;</text:span><text:span text:style-name="T418"> </text:span><text:span text:style-name="T166">I] ...ses…</text:span><text:span text:style-name="T418"> </text:span><text:span text:style-name="T311">;</text:span><text:span text:style-name="T418"> </text:span>B] ...conquestement…</text:p>
          </table:table-cell>
        </table:table-row>
        <table:table-row table:style-name="Table1.311">
          <table:table-cell table:style-name="Table1.A2" office:value-type="string">
            <text:p text:style-name="P213">9272</text:p>
          </table:table-cell>
          <table:table-cell table:style-name="Table1.A2" office:value-type="string">
            <text:p text:style-name="P213">Si com l’estoire le reconte</text:p>
          </table:table-cell>
          <table:table-cell table:style-name="Table1.C101" office:value-type="string">
            <text:p text:style-name="P55">H<text:span text:style-name="T357">2</text:span>] ---</text:p>
            <text:p text:style-name="P43"><text:span text:style-name="T174">D] ...nos reconte</text:span> ; <text:span text:style-name="T349">M] ...le conte</text:span></text:p>
          </table:table-cell>
        </table:table-row>
        <table:table-row table:style-name="Table1.115">
          <table:table-cell table:style-name="Table1.A2" office:value-type="string">
            <text:p text:style-name="P213"/>
          </table:table-cell>
          <table:table-cell table:style-name="Table1.A2" office:value-type="string">
            <text:p text:style-name="P213"/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13"/>
          </table:table-cell>
          <table:table-cell table:style-name="Table1.A2" office:value-type="string">
            <text:p text:style-name="P213"/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13"/>
          </table:table-cell>
          <table:table-cell table:style-name="Table1.A2" office:value-type="string">
            <text:p text:style-name="P213"/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13"/>
          </table:table-cell>
          <table:table-cell table:style-name="Table1.A2" office:value-type="string">
            <text:p text:style-name="P213"/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13"/>
          </table:table-cell>
          <table:table-cell table:style-name="Table1.A2" office:value-type="string">
            <text:p text:style-name="P213"/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07</text:p>
          </table:table-cell>
          <table:table-cell table:style-name="Table1.A2" office:value-type="string">
            <text:p text:style-name="P239">Or pri a cels que sont el mont</text:p>
          </table:table-cell>
          <table:table-cell table:style-name="Table1.C101" office:value-type="string">
            <text:p text:style-name="P118">G] ...que oi lont</text:p>
          </table:table-cell>
        </table:table-row>
        <table:table-row table:style-name="Table1.115">
          <table:table-cell table:style-name="Table1.A2" office:value-type="string">
            <text:p text:style-name="P237">13608</text:p>
          </table:table-cell>
          <table:table-cell table:style-name="Table1.A2" office:value-type="string">
            <text:p text:style-name="P239">Et az bontz troveors qui sont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09</text:p>
          </table:table-cell>
          <table:table-cell table:style-name="Table1.A2" office:value-type="string">
            <text:p text:style-name="P239">Et az Fransois pri per amor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10</text:p>
          </table:table-cell>
          <table:table-cell table:style-name="Table1.A2" office:value-type="string">
            <text:p text:style-name="P239">Que ne blaiment ceu qu’il doit loeir</text:p>
          </table:table-cell>
          <table:table-cell table:style-name="Table1.C101" office:value-type="string">
            <text:p text:style-name="P118">G] Quil ne blasment mon labor</text:p>
          </table:table-cell>
        </table:table-row>
        <table:table-row table:style-name="Table1.115">
          <table:table-cell table:style-name="Table1.A2" office:value-type="string">
            <text:p text:style-name="P240">13611</text:p>
          </table:table-cell>
          <table:table-cell table:style-name="Table1.A2" office:value-type="string">
            <text:p text:style-name="P240">Qui blaiment ceu qu’il doit loeir</text:p>
          </table:table-cell>
          <table:table-cell table:style-name="Table1.C101" office:value-type="string">
            <text:p text:style-name="P118">G] ...ce qui...</text:p>
          </table:table-cell>
        </table:table-row>
        <table:table-row table:style-name="Table1.115">
          <table:table-cell table:style-name="Table1.A2" office:value-type="string">
            <text:p text:style-name="P237">1361<text:span text:style-name="T501">2</text:span></text:p>
          </table:table-cell>
          <table:table-cell table:style-name="Table1.A2" office:value-type="string">
            <text:p text:style-name="P239">Et loet ceu qu’il doit blaimeir</text:p>
          </table:table-cell>
          <table:table-cell table:style-name="Table1.C101" office:value-type="string">
            <text:p text:style-name="P118">G] ...ce qui...</text:p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3</text:span></text:p>
          </table:table-cell>
          <table:table-cell table:style-name="Table1.A2" office:value-type="string">
            <text:p text:style-name="P239">Il ne se puet pas mues honi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4</text:span></text:p>
          </table:table-cell>
          <table:table-cell table:style-name="Table1.A2" office:value-type="string">
            <text:p text:style-name="P239">As Fransois wel de tant servi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5</text:span></text:p>
          </table:table-cell>
          <table:table-cell table:style-name="Table1.A2" office:value-type="string">
            <text:p text:style-name="P239">Que ma langue lor est salvaige</text:p>
          </table:table-cell>
          <table:table-cell table:style-name="Table1.C101" office:value-type="string">
            <text:p text:style-name="P118">G] Quar...li...</text:p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6</text:span></text:p>
          </table:table-cell>
          <table:table-cell table:style-name="Table1.A2" office:value-type="string">
            <text:p text:style-name="P239">Car ju ait dit en mon langaige</text:p>
          </table:table-cell>
          <table:table-cell table:style-name="Table1.C101" office:value-type="string">
            <text:p text:style-name="P118">G] Que...</text:p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7</text:span></text:p>
          </table:table-cell>
          <table:table-cell table:style-name="Table1.A2" office:value-type="string">
            <text:p text:style-name="P239">Az muels que ju ai seu dir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8</text:span></text:p>
          </table:table-cell>
          <table:table-cell table:style-name="Table1.A2" office:value-type="string">
            <text:p text:style-name="P239">Se ma langue la lor empir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1<text:span text:style-name="T502">9</text:span></text:p>
          </table:table-cell>
          <table:table-cell table:style-name="Table1.A2" office:value-type="string">
            <text:p text:style-name="P239">Por ce ne m’en dissent anui</text:p>
          </table:table-cell>
          <table:table-cell table:style-name="Table1.C101" office:value-type="string">
            <text:p text:style-name="P118">G] ...ne me...</text:p>
          </table:table-cell>
        </table:table-row>
        <text:soft-page-break/>
        <table:table-row table:style-name="Table1.115">
          <table:table-cell table:style-name="Table1.A2" office:value-type="string">
            <text:p text:style-name="P237">136<text:span text:style-name="T502">20</text:span></text:p>
          </table:table-cell>
          <table:table-cell table:style-name="Table1.A2" office:value-type="string">
            <text:p text:style-name="P239">Mues ainz ma langue que l’autrui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1</text:span></text:p>
          </table:table-cell>
          <table:table-cell table:style-name="Table1.A2" office:value-type="string">
            <text:p text:style-name="P239">Romans ne estoire ne plet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2</text:span></text:p>
          </table:table-cell>
          <table:table-cell table:style-name="Table1.A2" office:value-type="string">
            <text:p text:style-name="P239">As Fransois se il ne l’ont fet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3</text:span></text:p>
          </table:table-cell>
          <table:table-cell table:style-name="Table1.A2" office:value-type="string">
            <text:p text:style-name="P239">N’est mervelles car el boucaige</text:p>
          </table:table-cell>
          <table:table-cell table:style-name="Table1.C101" office:value-type="string">
            <text:p text:style-name="P118">G] …il bescaige</text:p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4</text:span></text:p>
          </table:table-cell>
          <table:table-cell table:style-name="Table1.A2" office:value-type="string">
            <text:p text:style-name="P239">Nen est si lais oisiaux salvaige</text:p>
          </table:table-cell>
          <table:table-cell table:style-name="Table1.C101" office:value-type="string">
            <text:p text:style-name="P118">G] Nen a...</text:p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5</text:span></text:p>
          </table:table-cell>
          <table:table-cell table:style-name="Table1.A2" office:value-type="string">
            <text:p text:style-name="P239">Que ses nif ne li soit plus beaus</text:p>
          </table:table-cell>
          <table:table-cell table:style-name="Table1.C101" office:value-type="string">
            <text:p text:style-name="P118">G] Qui son osieus...</text:p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6</text:span></text:p>
          </table:table-cell>
          <table:table-cell table:style-name="Table1.A2" office:value-type="string">
            <text:p text:style-name="P239">Que toz li meudres des oisiaus</text:p>
          </table:table-cell>
          <table:table-cell table:style-name="Table1.C101" office:value-type="string">
            <text:p text:style-name="P118">G] ..tot li meudre...</text:p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7</text:span></text:p>
          </table:table-cell>
          <table:table-cell table:style-name="Table1.A2" office:value-type="string">
            <text:p text:style-name="P239">Et li estre de mon pa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8</text:span></text:p>
          </table:table-cell>
          <table:table-cell table:style-name="Table1.A2" office:value-type="string">
            <text:p text:style-name="P239">Me sont plus belz se m’est av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2<text:span text:style-name="T502">9</text:span></text:p>
          </table:table-cell>
          <table:table-cell table:style-name="Table1.A2" office:value-type="string">
            <text:p text:style-name="P239">Endroit de boin pris et d’ono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<text:span text:style-name="T502">30</text:span></text:p>
          </table:table-cell>
          <table:table-cell table:style-name="Table1.A2" office:value-type="string">
            <text:p text:style-name="P239">Et de servixe que li lor</text:p>
          </table:table-cell>
          <table:table-cell table:style-name="Table1.C101" office:value-type="string">
            <text:p text:style-name="P119">G] ...que de lor</text:p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1</text:span></text:p>
          </table:table-cell>
          <table:table-cell table:style-name="Table1.A2" office:value-type="string">
            <text:p text:style-name="P239">Voirs est qu’il i ait de Franso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2</text:span></text:p>
          </table:table-cell>
          <table:table-cell table:style-name="Table1.A2" office:value-type="string">
            <text:p text:style-name="P239">Et de villains et de courto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3</text:span></text:p>
          </table:table-cell>
          <table:table-cell table:style-name="Table1.A2" office:value-type="string">
            <text:p text:style-name="P239">Ensi est il de toutes gens</text:p>
          </table:table-cell>
          <table:table-cell table:style-name="Table1.C101" office:value-type="string">
            <text:p text:style-name="P119">G] ...est de tote...</text:p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4</text:span></text:p>
          </table:table-cell>
          <table:table-cell table:style-name="Table1.A2" office:value-type="string">
            <text:p text:style-name="P239">Et quil vora en mon romens</text:p>
          </table:table-cell>
          <table:table-cell table:style-name="Table1.C101" office:value-type="string">
            <text:p text:style-name="P119">G] Qui uoudra...</text:p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5</text:span></text:p>
          </table:table-cell>
          <table:table-cell table:style-name="Table1.A2" office:value-type="string">
            <text:p text:style-name="P239">De ce qu’il i ait amandeir</text:p>
          </table:table-cell>
          <table:table-cell table:style-name="Table1.C101" office:value-type="string">
            <text:p text:style-name="P119">G] ...que i a esmender</text:p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6</text:span></text:p>
          </table:table-cell>
          <table:table-cell table:style-name="Table1.A2" office:value-type="string">
            <text:p text:style-name="P239">Por ce nel doit il pas blasmei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7</text:span></text:p>
          </table:table-cell>
          <table:table-cell table:style-name="Table1.A2" office:value-type="string">
            <text:p text:style-name="P239">Tant en ait dit selonc l’estoire</text:p>
          </table:table-cell>
          <table:table-cell table:style-name="Table1.C101" office:value-type="string">
            <text:p text:style-name="P119">G] ...segont...</text:p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8</text:span></text:p>
          </table:table-cell>
          <table:table-cell table:style-name="Table1.A2" office:value-type="string">
            <text:p text:style-name="P239">Con j’en avoie en memoir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3<text:span text:style-name="T503">9</text:span></text:p>
          </table:table-cell>
          <table:table-cell table:style-name="Table1.A2" office:value-type="string">
            <text:p text:style-name="P239">Tout ensi con per Vialine</text:p>
          </table:table-cell>
          <table:table-cell table:style-name="Table1.C101" office:value-type="string">
            <text:p text:style-name="P119">G] ...por Analina</text:p>
          </table:table-cell>
        </table:table-row>
        <table:table-row table:style-name="Table1.115">
          <table:table-cell table:style-name="Table1.A2" office:value-type="string">
            <text:p text:style-name="P237">136<text:span text:style-name="T503">40</text:span></text:p>
          </table:table-cell>
          <table:table-cell table:style-name="Table1.A2" office:value-type="string">
            <text:p text:style-name="P239">Trais del greu l’estoire latine</text:p>
          </table:table-cell>
          <table:table-cell table:style-name="Table1.C101" office:value-type="string">
            <text:p text:style-name="P119">G] ...grecois estoire...</text:p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1</text:span></text:p>
          </table:table-cell>
          <table:table-cell table:style-name="Table1.A2" office:value-type="string">
            <text:p text:style-name="P239">Sen i a que per osn plaisir</text:p>
          </table:table-cell>
          <table:table-cell table:style-name="Table1.C101" office:value-type="string">
            <text:p text:style-name="P119">G] Et sachiez que...</text:p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2</text:span></text:p>
          </table:table-cell>
          <table:table-cell table:style-name="Table1.A2" office:value-type="string">
            <text:p text:style-name="P239">Le fist el plus por li servir</text:p>
          </table:table-cell>
          <table:table-cell table:style-name="Table1.C101" office:value-type="string">
            <text:p text:style-name="P55"/>
          </table:table-cell>
        </table:table-row>
        <text:soft-page-break/>
        <table:table-row table:style-name="Table1.115">
          <table:table-cell table:style-name="Table1.A2" office:value-type="string">
            <text:p text:style-name="P237">1364<text:span text:style-name="T503">3</text:span></text:p>
          </table:table-cell>
          <table:table-cell table:style-name="Table1.A2" office:value-type="string">
            <text:p text:style-name="P239">D’Eleonos oi aveis</text:p>
          </table:table-cell>
          <table:table-cell table:style-name="Table1.C101" office:value-type="string">
            <text:p text:style-name="P119">G] Delionois...</text:p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4</text:span></text:p>
          </table:table-cell>
          <table:table-cell table:style-name="Table1.A2" office:value-type="string">
            <text:p text:style-name="P239">Que Florimons fut apele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5</text:span></text:p>
          </table:table-cell>
          <table:table-cell table:style-name="Table1.A2" office:value-type="string">
            <text:p text:style-name="P239">Pus fut tant por amor vaincu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6</text:span></text:p>
          </table:table-cell>
          <table:table-cell table:style-name="Table1.A2" office:value-type="string">
            <text:p text:style-name="P239">Qu’il fut nommeis Povre Perdu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7</text:span></text:p>
          </table:table-cell>
          <table:table-cell table:style-name="Table1.A2" office:value-type="string">
            <text:p text:style-name="P239">Et por amor et por lairgess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8</text:span></text:p>
          </table:table-cell>
          <table:table-cell table:style-name="Table1.A2" office:value-type="string">
            <text:p text:style-name="P239">Ot mout d’anui et de p<text:span text:style-name="T501">ovresse</text:span>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4<text:span text:style-name="T503">9</text:span></text:p>
          </table:table-cell>
          <table:table-cell table:style-name="Table1.A2" office:value-type="string">
            <text:p text:style-name="P240">Por largesse et por amou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<text:span text:style-name="T503">50</text:span></text:p>
          </table:table-cell>
          <table:table-cell table:style-name="Table1.A2" office:value-type="string">
            <text:p text:style-name="P240">Refut il puis a grant honou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1</text:span></text:p>
          </table:table-cell>
          <table:table-cell table:style-name="Table1.A2" office:value-type="string">
            <text:p text:style-name="P240">Ensi avient a mainte gent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2</text:span></text:p>
          </table:table-cell>
          <table:table-cell table:style-name="Table1.A2" office:value-type="string">
            <text:p text:style-name="P240">Que en loial amour s’entent</text:p>
          </table:table-cell>
          <table:table-cell table:style-name="Table1.C101" office:value-type="string">
            <text:p text:style-name="P119">G] Qui...</text:p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3</text:span></text:p>
          </table:table-cell>
          <table:table-cell table:style-name="Table1.A2" office:value-type="string">
            <text:p text:style-name="P240">Se tost a anui por largesse</text:p>
          </table:table-cell>
          <table:table-cell table:style-name="Table1.C101" office:value-type="string">
            <text:p text:style-name="P119">G] ...tot...</text:p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4</text:span></text:p>
          </table:table-cell>
          <table:table-cell table:style-name="Table1.A2" office:value-type="string">
            <text:p text:style-name="P240">Ne puet remenoir en povresc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5</text:span></text:p>
          </table:table-cell>
          <table:table-cell table:style-name="Table1.A2" office:value-type="string">
            <text:p text:style-name="P240">Maix cil que se repant d’amour</text:p>
          </table:table-cell>
          <table:table-cell table:style-name="Table1.C101" office:value-type="string">
            <text:p text:style-name="P119">G] ...donor</text:p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6</text:span></text:p>
          </table:table-cell>
          <table:table-cell table:style-name="Table1.A2" office:value-type="string">
            <text:p text:style-name="P240">Tourne sa joie en errour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7</text:span></text:p>
          </table:table-cell>
          <table:table-cell table:style-name="Table1.A2" office:value-type="string">
            <text:p text:style-name="P240">Car on ne vient en grant haltesce</text:p>
          </table:table-cell>
          <table:table-cell table:style-name="Table1.C101" office:value-type="string">
            <text:p text:style-name="P119">G] ...a...</text:p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8</text:span></text:p>
          </table:table-cell>
          <table:table-cell table:style-name="Table1.A2" office:value-type="string">
            <text:p text:style-name="P240">Ne a grant honour sans largec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7">1365<text:span text:style-name="T503">9</text:span></text:p>
          </table:table-cell>
          <table:table-cell table:style-name="Table1.A2" office:value-type="string">
            <text:p text:style-name="P240">Et cil qui se repant de ien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3">60</text:span></text:p>
          </table:table-cell>
          <table:table-cell table:style-name="Table1.A2" office:value-type="string">
            <text:p text:style-name="P240">Semble le serf que vers lez chiens</text:p>
          </table:table-cell>
          <table:table-cell table:style-name="Table1.C101" office:value-type="string">
            <text:p text:style-name="P119">G] ...queners le chien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1</text:span></text:p>
          </table:table-cell>
          <table:table-cell table:style-name="Table1.A2" office:value-type="string">
            <text:p text:style-name="P240">Tourne quant a corrut asse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2</text:span></text:p>
          </table:table-cell>
          <table:table-cell table:style-name="Table1.A2" office:value-type="string">
            <text:p text:style-name="P240">Por ce est mors et afole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3</text:span></text:p>
          </table:table-cell>
          <table:table-cell table:style-name="Table1.A2" office:value-type="string">
            <text:p text:style-name="P240">Ja nel prandra sens grant anui</text:p>
          </table:table-cell>
          <table:table-cell table:style-name="Table1.C101" office:value-type="string">
            <text:p text:style-name="P119">G] ...nel prendroit...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4</text:span></text:p>
          </table:table-cell>
          <table:table-cell table:style-name="Table1.A2" office:value-type="string">
            <text:p text:style-name="P240">Li chien s’il ne torne vers lui</text:p>
          </table:table-cell>
          <table:table-cell table:style-name="Table1.C101" office:value-type="string">
            <text:p text:style-name="P119">G] ...si sen tornoit alui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5</text:span></text:p>
          </table:table-cell>
          <table:table-cell table:style-name="Table1.A2" office:value-type="string">
            <text:p text:style-name="P240">Por le retour pert il son loz</text:p>
          </table:table-cell>
          <table:table-cell table:style-name="Table1.C101" office:value-type="string">
            <text:p text:style-name="P55"/>
          </table:table-cell>
        </table:table-row>
        <text:soft-page-break/>
        <table:table-row table:style-name="Table1.115">
          <table:table-cell table:style-name="Table1.A2" office:value-type="string">
            <text:p text:style-name="P238">136<text:span text:style-name="T500">66</text:span></text:p>
          </table:table-cell>
          <table:table-cell table:style-name="Table1.A2" office:value-type="string">
            <text:p text:style-name="P240">Ce ne fist pas Eleonos</text:p>
          </table:table-cell>
          <table:table-cell table:style-name="Table1.C101" office:value-type="string">
            <text:p text:style-name="P119">G] ...en leonois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7</text:span></text:p>
          </table:table-cell>
          <table:table-cell table:style-name="Table1.A2" office:value-type="string">
            <text:p text:style-name="P240">Il ne retorna tant ne quant</text:p>
          </table:table-cell>
          <table:table-cell table:style-name="Table1.C101" office:value-type="string">
            <text:p text:style-name="P119">G] ...retornoit ne tant...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8</text:span></text:p>
          </table:table-cell>
          <table:table-cell table:style-name="Table1.A2" office:value-type="string">
            <text:p text:style-name="P240">Maiz a toz jors aloit avant</text:p>
          </table:table-cell>
          <table:table-cell table:style-name="Table1.C101" office:value-type="string">
            <text:p text:style-name="P119">G] ...coroit...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69</text:span></text:p>
          </table:table-cell>
          <table:table-cell table:style-name="Table1.A2" office:value-type="string">
            <text:p text:style-name="P240">Ains jours ne fut por avaric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3">70</text:span></text:p>
          </table:table-cell>
          <table:table-cell table:style-name="Table1.A2" office:value-type="string">
            <text:p text:style-name="P240">Ne en prixon ne en justice</text:p>
          </table:table-cell>
          <table:table-cell table:style-name="Table1.C101" office:value-type="string">
            <text:p text:style-name="P119">G] ...en destrece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1</text:span></text:p>
          </table:table-cell>
          <table:table-cell table:style-name="Table1.A2" office:value-type="string">
            <text:p text:style-name="P240">Cil que elle tient en prison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2</text:span></text:p>
          </table:table-cell>
          <table:table-cell table:style-name="Table1.A2" office:value-type="string">
            <text:p text:style-name="P240">N’oze faire conduit ne don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3</text:span></text:p>
          </table:table-cell>
          <table:table-cell table:style-name="Table1.A2" office:value-type="string">
            <text:p text:style-name="P240">Florimont ne prist elle mi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4</text:span></text:p>
          </table:table-cell>
          <table:table-cell table:style-name="Table1.A2" office:value-type="string">
            <text:p text:style-name="P240">Toz jors menoit mout bele vie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5</text:span></text:p>
          </table:table-cell>
          <table:table-cell table:style-name="Table1.A2" office:value-type="string">
            <text:p text:style-name="P240">Per largesce conquist asse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6</text:span></text:p>
          </table:table-cell>
          <table:table-cell table:style-name="Table1.A2" office:value-type="string">
            <text:p text:style-name="P240">De plusors rois fut rois clameis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7</text:span></text:p>
          </table:table-cell>
          <table:table-cell table:style-name="Table1.A2" office:value-type="string">
            <text:p text:style-name="P240">Quant Aymes en fist le roment</text:p>
          </table:table-cell>
          <table:table-cell table:style-name="Table1.C101" office:value-type="string">
            <text:p text:style-name="P119">G] ...len fist...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8</text:span></text:p>
          </table:table-cell>
          <table:table-cell table:style-name="Table1.A2" office:value-type="string">
            <text:p text:style-name="P240">M et C IIIXX et VIII ans</text:p>
          </table:table-cell>
          <table:table-cell table:style-name="Table1.C101" office:value-type="string">
            <text:p text:style-name="P119">G] Mil.C.quatrouint <text:span text:style-name="T79">7</text:span><text:span text:style-name="T1">VIIII ans</text:span></text:p>
          </table:table-cell>
        </table:table-row>
        <table:table-row table:style-name="Table1.115">
          <table:table-cell table:style-name="Table1.A2" office:value-type="string">
            <text:p text:style-name="P238">136<text:span text:style-name="T500">79</text:span></text:p>
          </table:table-cell>
          <table:table-cell table:style-name="Table1.A2" office:value-type="string">
            <text:p text:style-name="P240">Avoit de l’Incarnacio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>136<text:span text:style-name="T503">80</text:span></text:p>
          </table:table-cell>
          <table:table-cell table:style-name="Table1.A2" office:value-type="string">
            <text:p text:style-name="P240">Adont fut retrai per Aymon</text:p>
          </table:table-cell>
          <table:table-cell table:style-name="Table1.C101" office:value-type="string">
            <text:p text:style-name="P55"/>
          </table:table-cell>
        </table:table-row>
        <table:table-row table:style-name="Table1.115">
          <table:table-cell table:style-name="Table1.A2" office:value-type="string">
            <text:p text:style-name="P238"/>
          </table:table-cell>
          <table:table-cell table:style-name="Table1.A2" office:value-type="string">
            <text:p text:style-name="P213"/>
          </table:table-cell>
          <table:table-cell table:style-name="Table1.C101" office:value-type="string">
            <text:p text:style-name="P119">G]</text:p>
            <text:p text:style-name="P119">Cist romainz est defloriemont</text:p>
            <text:p text:style-name="P119">Qui fu flor de trastuit lemont</text:p>
            <text:p text:style-name="P119">Delaquel flor silesauit</text:p>
            <text:p text:style-name="P119">Que romadanaple conquit</text:p>
            <text:p text:style-name="P119">Dont alixandres fu engendrez</text:p>
            <text:p text:style-name="P119">Que toz iors sera renomez</text:p>
          </table:table-cell>
        </table:table-row>
      </table:table>
      <text:p text:style-name="P253"><text:tab/><text:tab/> <text:tab/><text:tab/><text:tab/><text:tab/><text:tab/><text:tab/><text:tab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6T20:02:08.547521349</meta:creation-date>
    <dc:date>2022-10-10T17:46:13.440311956</dc:date>
    <meta:editing-duration>P1DT4H29M15S</meta:editing-duration>
    <meta:editing-cycles>124</meta:editing-cycles>
    <meta:generator>LibreOffice/6.4.7.2$Linux_X86_64 LibreOffice_project/40$Build-2</meta:generator>
    <meta:document-statistic meta:table-count="1" meta:image-count="0" meta:object-count="0" meta:page-count="24" meta:paragraph-count="1204" meta:word-count="7362" meta:character-count="36588" meta:non-whitespace-character-count="30262"/>
  </office:meta>
</office:document-meta>
</file>